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37"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38"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108"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109"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110"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27"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8"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9"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30"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1"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2"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3"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4"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3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37"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38"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39" style:family="paragraph" style:parent-style-name="Standard">
      <style:paragraph-properties fo:line-height="11pt"/>
      <style:text-properties style:font-name="メイリオ" fo:font-size="9pt" officeooo:paragraph-rsid="01c23b7f" style:font-name-asian="メイリオ"/>
    </style:style>
    <style:style style:name="P140"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41"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42"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43"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44"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5"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6"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47"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48" style:family="paragraph" style:parent-style-name="Standard">
      <style:paragraph-properties fo:line-height="11pt"/>
      <style:text-properties style:font-name="メイリオ" officeooo:paragraph-rsid="01cb967c" style:font-name-asian="メイリオ"/>
    </style:style>
    <style:style style:name="P149" style:family="paragraph" style:parent-style-name="Standard">
      <style:paragraph-properties fo:line-height="11pt"/>
      <style:text-properties style:font-name="メイリオ" officeooo:paragraph-rsid="01ccc986" style:font-name-asian="メイリオ"/>
    </style:style>
    <style:style style:name="P150" style:family="paragraph" style:parent-style-name="Standard">
      <style:paragraph-properties fo:line-height="11pt"/>
      <style:text-properties style:font-name="メイリオ" officeooo:paragraph-rsid="01d1b971" style:font-name-asian="メイリオ"/>
    </style:style>
    <style:style style:name="P151" style:family="paragraph" style:parent-style-name="Standard">
      <style:paragraph-properties fo:line-height="11pt"/>
      <style:text-properties style:font-name="メイリオ" officeooo:paragraph-rsid="01d4b012" style:font-name-asian="メイリオ"/>
    </style:style>
    <style:style style:name="P152" style:family="paragraph" style:parent-style-name="Standard">
      <style:paragraph-properties fo:line-height="11pt"/>
      <style:text-properties style:font-name="メイリオ" officeooo:paragraph-rsid="01d0a54e" style:font-name-asian="メイリオ"/>
    </style:style>
    <style:style style:name="P153" style:family="paragraph" style:parent-style-name="Standard">
      <style:paragraph-properties fo:line-height="11pt"/>
      <style:text-properties style:font-name="メイリオ" officeooo:paragraph-rsid="01c23b7f" style:font-name-asian="メイリオ"/>
    </style:style>
    <style:style style:name="P154" style:family="paragraph" style:parent-style-name="Standard">
      <style:paragraph-properties fo:line-height="11pt"/>
      <style:text-properties style:font-name="メイリオ" officeooo:paragraph-rsid="01d6e2d9" style:font-name-asian="メイリオ"/>
    </style:style>
    <style:style style:name="P155" style:family="paragraph" style:parent-style-name="Standard">
      <style:paragraph-properties fo:line-height="11pt"/>
      <style:text-properties style:font-name="メイリオ" officeooo:paragraph-rsid="01d758e3" style:font-name-asian="メイリオ"/>
    </style:style>
    <style:style style:name="P156" style:family="paragraph" style:parent-style-name="Standard">
      <style:paragraph-properties fo:line-height="11pt"/>
      <style:text-properties style:font-name="メイリオ" officeooo:paragraph-rsid="01ccc986" style:font-name-asian="メイリオ" style:language-asian="ja" style:country-asian="JP"/>
    </style:style>
    <style:style style:name="P157" style:family="paragraph" style:parent-style-name="Standard">
      <style:paragraph-properties fo:line-height="11pt"/>
      <style:text-properties style:font-name="メイリオ" officeooo:paragraph-rsid="01dbb5ab" style:font-name-asian="メイリオ" style:language-asian="ja" style:country-asian="JP"/>
    </style:style>
    <style:style style:name="P158" style:family="paragraph" style:parent-style-name="Standard">
      <style:paragraph-properties fo:line-height="11pt"/>
      <style:text-properties style:font-name="メイリオ" officeooo:paragraph-rsid="01de3d3c" style:font-name-asian="メイリオ" style:language-asian="ja" style:country-asian="JP"/>
    </style:style>
    <style:style style:name="P159" style:family="paragraph" style:parent-style-name="Standard">
      <style:paragraph-properties fo:line-height="11pt"/>
      <style:text-properties style:font-name="メイリオ" officeooo:paragraph-rsid="01f2741c" style:font-name-asian="メイリオ" style:language-asian="ja" style:country-asian="JP"/>
    </style:style>
    <style:style style:name="P160" style:family="paragraph" style:parent-style-name="Standard">
      <style:paragraph-properties fo:line-height="11pt"/>
      <style:text-properties style:font-name="メイリオ" officeooo:paragraph-rsid="01e20956" style:font-name-asian="メイリオ" style:language-asian="ja" style:country-asian="JP"/>
    </style:style>
    <style:style style:name="P161" style:family="paragraph" style:parent-style-name="Standard">
      <style:paragraph-properties fo:line-height="11pt"/>
      <style:text-properties style:font-name="メイリオ" officeooo:paragraph-rsid="01f92eda" style:font-name-asian="メイリオ" style:language-asian="ja" style:country-asian="JP"/>
    </style:style>
    <style:style style:name="P162" style:family="paragraph" style:parent-style-name="Standard">
      <style:paragraph-properties fo:line-height="11pt"/>
      <style:text-properties style:font-name="メイリオ" officeooo:paragraph-rsid="02271273" style:font-name-asian="メイリオ" style:language-asian="ja" style:country-asian="JP"/>
    </style:style>
    <style:style style:name="P163" style:family="paragraph" style:parent-style-name="Standard">
      <style:paragraph-properties fo:line-height="11pt"/>
      <style:text-properties style:font-name="メイリオ" officeooo:paragraph-rsid="01fb2346" style:font-name-asian="メイリオ" style:language-asian="ja" style:country-asian="JP"/>
    </style:style>
    <style:style style:name="P164" style:family="paragraph" style:parent-style-name="Standard">
      <style:paragraph-properties fo:line-height="11pt"/>
      <style:text-properties style:font-name="メイリオ" officeooo:paragraph-rsid="01fcdd13" style:font-name-asian="メイリオ" style:language-asian="ja" style:country-asian="JP"/>
    </style:style>
    <style:style style:name="P165" style:family="paragraph" style:parent-style-name="Standard">
      <style:paragraph-properties fo:line-height="11pt"/>
      <style:text-properties style:font-name="メイリオ" officeooo:paragraph-rsid="02033144" style:font-name-asian="メイリオ" style:language-asian="ja" style:country-asian="JP"/>
    </style:style>
    <style:style style:name="P166" style:family="paragraph" style:parent-style-name="Standard">
      <style:paragraph-properties fo:line-height="11pt"/>
      <style:text-properties style:font-name="メイリオ" officeooo:paragraph-rsid="01fe6624" style:font-name-asian="メイリオ" style:language-asian="ja" style:country-asian="JP"/>
    </style:style>
    <style:style style:name="P167" style:family="paragraph" style:parent-style-name="Standard">
      <style:paragraph-properties fo:line-height="11pt"/>
      <style:text-properties style:font-name="メイリオ" officeooo:paragraph-rsid="0201c433" style:font-name-asian="メイリオ" style:language-asian="ja" style:country-asian="JP"/>
    </style:style>
    <style:style style:name="P168" style:family="paragraph" style:parent-style-name="Standard">
      <style:paragraph-properties fo:line-height="11pt"/>
      <style:text-properties style:font-name="メイリオ" officeooo:paragraph-rsid="020043be" style:font-name-asian="メイリオ" style:language-asian="ja" style:country-asian="JP"/>
    </style:style>
    <style:style style:name="P169" style:family="paragraph" style:parent-style-name="Standard">
      <style:paragraph-properties fo:line-height="11pt"/>
      <style:text-properties style:font-name="メイリオ" officeooo:paragraph-rsid="0204b830" style:font-name-asian="メイリオ" style:language-asian="ja" style:country-asian="JP"/>
    </style:style>
    <style:style style:name="P170" style:family="paragraph" style:parent-style-name="Standard">
      <style:paragraph-properties fo:line-height="11pt"/>
      <style:text-properties style:font-name="メイリオ" officeooo:paragraph-rsid="02057ac1" style:font-name-asian="メイリオ" style:language-asian="ja" style:country-asian="JP"/>
    </style:style>
    <style:style style:name="P171" style:family="paragraph" style:parent-style-name="Standard">
      <style:paragraph-properties fo:line-height="11pt"/>
      <style:text-properties style:font-name="メイリオ" officeooo:paragraph-rsid="01e3ae2a" style:font-name-asian="メイリオ" style:language-asian="ja" style:country-asian="JP"/>
    </style:style>
    <style:style style:name="P172" style:family="paragraph" style:parent-style-name="Standard">
      <style:paragraph-properties fo:line-height="11pt"/>
      <style:text-properties style:font-name="メイリオ" officeooo:paragraph-rsid="02223ed2" style:font-name-asian="メイリオ" style:language-asian="ja" style:country-asian="JP"/>
    </style:style>
    <style:style style:name="P173" style:family="paragraph" style:parent-style-name="Standard">
      <style:paragraph-properties fo:line-height="11pt"/>
      <style:text-properties style:font-name="メイリオ" officeooo:paragraph-rsid="02254300" style:font-name-asian="メイリオ" style:language-asian="ja" style:country-asian="JP"/>
    </style:style>
    <style:style style:name="P174" style:family="paragraph" style:parent-style-name="Standard">
      <style:paragraph-properties fo:line-height="11pt"/>
      <style:text-properties style:font-name="メイリオ" officeooo:paragraph-rsid="01eb9fe4" style:font-name-asian="メイリオ" style:language-asian="ja" style:country-asian="JP"/>
    </style:style>
    <style:style style:name="P175" style:family="paragraph" style:parent-style-name="Standard">
      <style:paragraph-properties fo:line-height="11pt"/>
      <style:text-properties style:font-name="メイリオ" officeooo:paragraph-rsid="023090df" style:font-name-asian="メイリオ" style:language-asian="ja" style:country-asian="JP"/>
    </style:style>
    <style:style style:name="P176" style:family="paragraph" style:parent-style-name="Standard">
      <style:paragraph-properties fo:line-height="11pt"/>
      <style:text-properties style:font-name="メイリオ" officeooo:paragraph-rsid="01f7ce6a" style:font-name-asian="メイリオ" style:language-asian="ja" style:country-asian="JP"/>
    </style:style>
    <style:style style:name="P177" style:family="paragraph" style:parent-style-name="Standard">
      <style:paragraph-properties fo:line-height="11pt"/>
      <style:text-properties style:font-name="メイリオ" officeooo:paragraph-rsid="01ec4e6b" style:font-name-asian="メイリオ" style:language-asian="ja" style:country-asian="JP"/>
    </style:style>
    <style:style style:name="P178" style:family="paragraph" style:parent-style-name="Standard">
      <style:paragraph-properties fo:line-height="11pt"/>
      <style:text-properties style:font-name="メイリオ" officeooo:paragraph-rsid="01ec7293" style:font-name-asian="メイリオ" style:language-asian="ja" style:country-asian="JP"/>
    </style:style>
    <style:style style:name="P179" style:family="paragraph" style:parent-style-name="Standard">
      <style:paragraph-properties fo:line-height="11pt"/>
      <style:text-properties style:font-name="メイリオ" officeooo:paragraph-rsid="02761bb3" style:font-name-asian="メイリオ" style:language-asian="ja" style:country-asian="JP"/>
    </style:style>
    <style:style style:name="P180" style:family="paragraph" style:parent-style-name="Standard">
      <style:paragraph-properties fo:line-height="11pt"/>
      <style:text-properties style:font-name="メイリオ" officeooo:paragraph-rsid="0282c6e6" style:font-name-asian="メイリオ" style:language-asian="ja" style:country-asian="JP"/>
    </style:style>
    <style:style style:name="P181" style:family="paragraph" style:parent-style-name="Standard">
      <style:paragraph-properties fo:line-height="11pt"/>
      <style:text-properties style:font-name="メイリオ" officeooo:paragraph-rsid="028d7e2f" style:font-name-asian="メイリオ" style:language-asian="ja" style:country-asian="JP"/>
    </style:style>
    <style:style style:name="P182" style:family="paragraph" style:parent-style-name="Standard">
      <style:paragraph-properties fo:line-height="11pt"/>
      <style:text-properties style:font-name="メイリオ" officeooo:paragraph-rsid="0291ff3d" style:font-name-asian="メイリオ" style:language-asian="ja" style:country-asian="JP"/>
    </style:style>
    <style:style style:name="P183" style:family="paragraph" style:parent-style-name="Standard">
      <style:paragraph-properties fo:line-height="11pt"/>
      <style:text-properties style:font-name="メイリオ" officeooo:paragraph-rsid="02927a8c" style:font-name-asian="メイリオ" style:language-asian="ja" style:country-asian="JP"/>
    </style:style>
    <style:style style:name="P184" style:family="paragraph" style:parent-style-name="Standard">
      <style:paragraph-properties fo:line-height="11pt"/>
      <style:text-properties style:font-name="メイリオ" officeooo:paragraph-rsid="02c839e7" style:font-name-asian="メイリオ" style:language-asian="ja" style:country-asian="JP"/>
    </style:style>
    <style:style style:name="P185" style:family="paragraph" style:parent-style-name="Standard">
      <style:paragraph-properties fo:line-height="11pt"/>
      <style:text-properties style:font-name="メイリオ" officeooo:paragraph-rsid="02d18bd7" style:font-name-asian="メイリオ" style:language-asian="ja" style:country-asian="JP"/>
    </style:style>
    <style:style style:name="P186" style:family="paragraph" style:parent-style-name="Standard">
      <style:paragraph-properties fo:line-height="11pt"/>
      <style:text-properties style:font-name="メイリオ" officeooo:paragraph-rsid="02d77094" style:font-name-asian="メイリオ" style:language-asian="ja" style:country-asian="JP"/>
    </style:style>
    <style:style style:name="P187" style:family="paragraph" style:parent-style-name="Standard">
      <style:paragraph-properties fo:line-height="11pt"/>
      <style:text-properties style:font-name="メイリオ" officeooo:paragraph-rsid="02daabe5" style:font-name-asian="メイリオ" style:language-asian="ja" style:country-asian="JP"/>
    </style:style>
    <style:style style:name="P188" style:family="paragraph" style:parent-style-name="Standard">
      <style:text-properties style:font-name="メイリオ" officeooo:paragraph-rsid="01c23b7f" style:font-name-asian="メイリオ"/>
    </style:style>
    <style:style style:name="P189"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90"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91"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92"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194"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5"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96"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197"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46"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47"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48"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49"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251"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52"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253"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59"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60"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61"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62"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63"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64"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65"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6"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67"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8"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9"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7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29d81be"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27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6e9474" style:font-name-asian="メイリオ1"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16f1b" style:font-name-asian="メイリオ1"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2d7281" style:font-name-asian="メイリオ" style:font-size-asian="9pt" style:language-asian="ja" style:country-asian="JP" style:font-size-complex="9pt"/>
    </style:style>
    <style:style style:name="P27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393a71" style:font-name-asian="メイリオ" style:font-size-asian="9pt" style:language-asian="ja" style:country-asian="JP" style:font-size-complex="9pt"/>
    </style:style>
    <style:style style:name="P27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d7281" style:font-name-asian="メイリオ" style:font-size-asian="9pt" style:language-asian="ja" style:country-asian="JP" style:font-size-complex="9pt"/>
    </style:style>
    <style:style style:name="P27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33708e1" style:font-name-asian="メイリオ" style:font-size-asian="9pt" style:language-asian="ja" style:country-asian="JP" style:font-size-complex="9pt"/>
    </style:style>
    <style:style style:name="P27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71763" style:font-name-asian="メイリオ" style:font-size-asian="9pt" style:language-asian="ja" style:country-asian="JP" style:font-size-complex="9pt"/>
    </style:style>
    <style:style style:name="P27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6a54" style:font-name-asian="メイリオ" style:font-size-asian="9pt" style:language-asian="ja" style:country-asian="JP" style:font-size-complex="9pt"/>
    </style:style>
    <style:style style:name="P28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a9da" style:font-name-asian="メイリオ" style:font-size-asian="9pt" style:language-asian="ja" style:country-asian="JP" style:font-size-complex="9pt"/>
    </style:style>
    <style:style style:name="P28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d7281" style:font-name-asian="メイリオ" style:font-size-asian="9pt" style:language-asian="ja" style:country-asian="JP" style:font-size-complex="9pt"/>
    </style:style>
    <style:style style:name="P28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32a2f0" style:font-name-asian="メイリオ" style:font-size-asian="9pt" style:language-asian="ja" style:country-asian="JP" style:font-size-complex="9pt"/>
    </style:style>
    <style:style style:name="P28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2d7281" style:font-name-asian="メイリオ" style:font-size-asian="9pt" style:language-asian="ja" style:country-asian="JP" style:font-size-complex="9pt"/>
    </style:style>
    <style:style style:name="P28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61874b" style:font-name-asian="メイリオ" style:font-size-asian="9pt" style:language-asian="ja" style:country-asian="JP" style:font-size-complex="9pt"/>
    </style:style>
    <style:style style:name="P28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32d7281" style:font-name-asian="メイリオ" style:font-size-asian="9pt" style:language-asian="ja" style:country-asian="JP" style:font-size-complex="9pt"/>
    </style:style>
    <style:style style:name="P28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363150d" style:font-name-asian="メイリオ" style:font-size-asian="9pt" style:language-asian="ja" style:country-asian="JP" style:font-size-complex="9pt"/>
    </style:style>
    <style:style style:name="P287" style:family="paragraph" style:parent-style-name="Standard">
      <style:paragraph-properties fo:line-height="11pt"/>
      <style:text-properties style:font-name="メイリオ" fo:font-size="9pt" fo:font-style="normal" officeooo:rsid="030e4a87" officeooo:paragraph-rsid="030e4a87"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9ebc6"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fcbd6"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19897" style:font-name-asian="メイリオ" style:font-size-asian="9pt" style:language-asian="ja" style:country-asian="JP" style:font-style-asian="normal" style:font-size-complex="9pt" style:font-style-complex="normal"/>
    </style:style>
    <style:style style:name="P29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29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3bcda" style:font-name-asian="メイリオ" style:font-size-asian="9pt" style:language-asian="ja" style:country-asian="JP" style:font-style-asian="normal" style:font-size-complex="9pt" style:font-style-complex="normal"/>
    </style:style>
    <style:style style:name="P29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0316" style:font-name-asian="メイリオ" style:font-size-asian="9pt" style:language-asian="ja" style:country-asian="JP" style:font-style-asian="normal" style:font-size-complex="9pt" style:font-style-complex="normal"/>
    </style:style>
    <style:style style:name="P29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29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0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0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0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30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30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30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30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30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d47cc" style:font-name-asian="メイリオ" style:font-size-asian="9pt" style:language-asian="ja" style:country-asian="JP" style:font-style-asian="normal" style:font-size-complex="9pt" style:font-style-complex="normal"/>
    </style:style>
    <style:style style:name="P30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804611" style:font-name-asian="メイリオ" style:font-size-asian="9pt" style:language-asian="ja" style:country-asian="JP" style:font-style-asian="normal" style:font-size-complex="9pt" style:font-style-complex="normal"/>
    </style:style>
    <style:style style:name="P310" style:family="paragraph" style:parent-style-name="Standard">
      <style:paragraph-properties fo:line-height="11pt"/>
      <style:text-properties style:font-name="メイリオ" fo:font-size="9pt" fo:font-style="normal" officeooo:rsid="000f9db4" officeooo:paragraph-rsid="03286a54" style:font-name-asian="メイリオ" style:font-size-asian="9pt" style:language-asian="ja" style:country-asian="JP" style:font-style-asian="normal" style:font-size-complex="9pt" style:font-style-complex="normal"/>
    </style:style>
    <style:style style:name="P311" style:family="paragraph" style:parent-style-name="Standard">
      <style:paragraph-properties fo:line-height="11pt"/>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312" style:family="paragraph" style:parent-style-name="Standard">
      <style:paragraph-properties fo:line-height="11pt"/>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313" style:family="paragraph" style:parent-style-name="Standard">
      <style:paragraph-properties fo:line-height="11pt"/>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314" style:family="paragraph" style:parent-style-name="Standard">
      <style:paragraph-properties fo:line-height="11pt"/>
      <style:text-properties style:font-name="メイリオ" fo:font-size="9pt" fo:font-style="normal" officeooo:rsid="000f9db4" officeooo:paragraph-rsid="032d0ba8" style:font-name-asian="メイリオ" style:font-size-asian="9pt" style:language-asian="ja" style:country-asian="JP" style:font-style-asian="normal" style:font-size-complex="9pt" style:font-style-complex="normal"/>
    </style:style>
    <style:style style:name="P315" style:family="paragraph" style:parent-style-name="Standard">
      <style:paragraph-properties fo:line-height="11pt"/>
      <style:text-properties style:font-name="メイリオ" fo:font-size="9pt" fo:font-style="normal" officeooo:rsid="000f9db4" officeooo:paragraph-rsid="032f49e0" style:font-name-asian="メイリオ"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317" style:family="paragraph" style:parent-style-name="Standard">
      <style:paragraph-properties fo:line-height="11pt"/>
      <style:text-properties style:font-name="メイリオ" fo:font-size="9pt" fo:font-style="normal" officeooo:rsid="000f9db4" officeooo:paragraph-rsid="03409e39" style:font-name-asian="メイリオ" style:font-size-asian="9pt" style:language-asian="ja" style:country-asian="JP" style:font-style-asian="normal" style:font-size-complex="9pt" style:font-style-complex="normal"/>
    </style:style>
    <style:style style:name="P318" style:family="paragraph" style:parent-style-name="Standard">
      <style:paragraph-properties fo:line-height="11pt"/>
      <style:text-properties style:font-name="メイリオ" fo:font-size="9pt" fo:font-style="normal" officeooo:rsid="000f9db4" officeooo:paragraph-rsid="034269f9" style:font-name-asian="メイリオ" style:font-size-asian="9pt" style:language-asian="ja" style:country-asian="JP" style:font-style-asian="normal" style:font-size-complex="9pt" style:font-style-complex="normal"/>
    </style:style>
    <style:style style:name="P319" style:family="paragraph" style:parent-style-name="Standard">
      <style:paragraph-properties fo:line-height="11pt"/>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320" style:family="paragraph" style:parent-style-name="Standard">
      <style:paragraph-properties fo:line-height="11pt"/>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21"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322" style:family="paragraph" style:parent-style-name="Standard">
      <style:paragraph-properties fo:line-height="11pt"/>
      <style:text-properties style:font-name="メイリオ" fo:font-size="9pt" fo:font-style="normal" officeooo:rsid="000f9db4" officeooo:paragraph-rsid="035afdb9" style:font-name-asian="メイリオ" style:font-size-asian="9pt" style:language-asian="ja" style:country-asian="JP" style:font-style-asian="normal" style:font-size-complex="9pt" style:font-style-complex="normal"/>
    </style:style>
    <style:style style:name="P323" style:family="paragraph" style:parent-style-name="Standard">
      <style:paragraph-properties fo:line-height="11pt"/>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24" style:family="paragraph" style:parent-style-name="Standard">
      <style:paragraph-properties fo:line-height="11pt"/>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25" style:family="paragraph" style:parent-style-name="Standard">
      <style:paragraph-properties fo:line-height="11pt"/>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26"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327" style:family="paragraph" style:parent-style-name="Standard">
      <style:paragraph-properties fo:line-height="11pt"/>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328"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329" style:family="paragraph" style:parent-style-name="Standard">
      <style:paragraph-properties fo:line-height="11pt"/>
      <style:text-properties style:font-name="メイリオ" fo:font-size="9pt" fo:font-style="normal" officeooo:rsid="000f9db4" officeooo:paragraph-rsid="03675b1e" style:font-name-asian="メイリオ" style:font-size-asian="9pt" style:language-asian="ja" style:country-asian="JP" style:font-style-asian="normal" style:font-size-complex="9pt" style:font-style-complex="normal"/>
    </style:style>
    <style:style style:name="P330"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331" style:family="paragraph" style:parent-style-name="Standard">
      <style:paragraph-properties fo:line-height="11pt"/>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332" style:family="paragraph" style:parent-style-name="Standard">
      <style:paragraph-properties fo:line-height="11pt"/>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333" style:family="paragraph" style:parent-style-name="Standard">
      <style:paragraph-properties fo:line-height="11pt"/>
      <style:text-properties style:font-name="メイリオ" fo:font-size="9pt" fo:font-style="normal" officeooo:rsid="000f9db4" officeooo:paragraph-rsid="0377506d" style:font-name-asian="メイリオ" style:font-size-asian="9pt" style:language-asian="ja" style:country-asian="JP" style:font-style-asian="normal" style:font-size-complex="9pt" style:font-style-complex="normal"/>
    </style:style>
    <style:style style:name="P334" style:family="paragraph" style:parent-style-name="Standard">
      <style:paragraph-properties fo:line-height="11pt"/>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335" style:family="paragraph" style:parent-style-name="Standard">
      <style:paragraph-properties fo:line-height="11pt"/>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336"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337" style:family="paragraph" style:parent-style-name="Standard">
      <style:paragraph-properties fo:line-height="11pt"/>
      <style:text-properties style:font-name="メイリオ" fo:font-size="9pt" fo:font-style="normal" officeooo:rsid="023ff922" officeooo:paragraph-rsid="03730c72" style:font-name-asian="メイリオ" style:font-size-asian="9pt" style:language-asian="ja" style:country-asian="JP" style:font-style-asian="normal" style:font-size-complex="9pt" style:font-style-complex="normal"/>
    </style:style>
    <style:style style:name="P338" style:family="paragraph" style:parent-style-name="Standard">
      <style:paragraph-properties fo:line-height="11pt"/>
      <style:text-properties style:font-name="メイリオ" fo:font-size="9pt" fo:font-style="normal" officeooo:rsid="01d8d91c" officeooo:paragraph-rsid="03473d13" style:font-name-asian="メイリオ" style:font-size-asian="9pt" style:language-asian="ja" style:country-asian="JP" style:font-size-complex="9pt"/>
    </style:style>
    <style:style style:name="P339" style:family="paragraph" style:parent-style-name="Standard">
      <style:paragraph-properties fo:line-height="11pt"/>
      <style:text-properties style:font-name="メイリオ" fo:font-size="9pt" fo:font-style="normal" officeooo:rsid="01d8d91c" officeooo:paragraph-rsid="035cb636" style:font-name-asian="メイリオ" style:font-size-asian="9pt" style:language-asian="ja" style:country-asian="JP" style:font-size-complex="9pt"/>
    </style:style>
    <style:style style:name="P340" style:family="paragraph" style:parent-style-name="Standard">
      <style:paragraph-properties fo:line-height="11pt"/>
      <style:text-properties style:font-name="メイリオ" fo:font-size="9pt" fo:font-style="normal" fo:font-weight="normal" officeooo:rsid="000f9db4" officeooo:paragraph-rsid="03705ac2" style:font-name-asian="メイリオ" style:font-size-asian="9pt" style:language-asian="ja" style:country-asian="JP" style:font-style-asian="normal" style:font-weight-asian="normal" style:font-size-complex="9pt" style:font-style-complex="normal" style:font-weight-complex="normal"/>
    </style:style>
    <style:style style:name="P341" style:family="paragraph" style:parent-style-name="Standard">
      <style:paragraph-properties fo:line-height="11pt"/>
      <style:text-properties style:font-name="メイリオ" fo:font-size="9pt" fo:font-style="normal" fo:font-weight="normal" officeooo:rsid="000f9db4" officeooo:paragraph-rsid="03730c72" style:font-name-asian="メイリオ" style:font-size-asian="9pt" style:language-asian="ja" style:country-asian="JP" style:font-style-asian="normal" style:font-weight-asian="normal" style:font-size-complex="9pt" style:font-style-complex="normal" style:font-weight-complex="normal"/>
    </style:style>
    <style:style style:name="P342" style:family="paragraph" style:parent-style-name="Standard">
      <style:paragraph-properties fo:line-height="11pt"/>
      <style:text-properties style:font-name="メイリオ" fo:font-size="9pt" fo:font-style="normal" fo:font-weight="normal" officeooo:rsid="000f9db4" officeooo:paragraph-rsid="0377506d" style:font-name-asian="メイリオ" style:font-size-asian="9pt" style:language-asian="ja" style:country-asian="JP" style:font-style-asian="normal" style:font-weight-asian="normal" style:font-size-complex="9pt" style:font-style-complex="normal" style:font-weight-complex="normal"/>
    </style:style>
    <style:style style:name="P343" style:family="paragraph" style:parent-style-name="Standard">
      <style:paragraph-properties fo:line-height="11pt"/>
      <style:text-properties style:font-name="メイリオ" fo:font-size="9pt" fo:font-style="normal" fo:font-weight="normal" officeooo:rsid="000f9db4" officeooo:paragraph-rsid="0378b405" style:font-name-asian="メイリオ" style:font-size-asian="9pt" style:language-asian="ja" style:country-asian="JP" style:font-style-asian="normal" style:font-weight-asian="normal" style:font-size-complex="9pt" style:font-style-complex="normal" style:font-weight-complex="normal"/>
    </style:style>
    <style:style style:name="P344" style:family="paragraph" style:parent-style-name="Standard">
      <style:paragraph-properties fo:line-height="11pt"/>
      <style:text-properties style:font-name="メイリオ" officeooo:paragraph-rsid="01ccc986" style:font-name-asian="メイリオ" style:language-asian="ja" style:country-asian="JP"/>
    </style:style>
    <style:style style:name="P345" style:family="paragraph" style:parent-style-name="Standard">
      <style:paragraph-properties fo:line-height="11pt"/>
      <style:text-properties style:font-name="メイリオ" officeooo:paragraph-rsid="01fa0cf7" style:font-name-asian="メイリオ" style:language-asian="ja" style:country-asian="JP"/>
    </style:style>
    <style:style style:name="P346" style:family="paragraph" style:parent-style-name="Standard">
      <style:paragraph-properties fo:line-height="11pt"/>
      <style:text-properties style:font-name="メイリオ" officeooo:paragraph-rsid="03271763" style:font-name-asian="メイリオ" style:language-asian="ja" style:country-asian="JP"/>
    </style:style>
    <style:style style:name="P347" style:family="paragraph" style:parent-style-name="Standard">
      <style:paragraph-properties fo:line-height="11pt"/>
      <style:text-properties style:font-name="メイリオ" officeooo:paragraph-rsid="02223ed2" style:font-name-asian="メイリオ" style:language-asian="ja" style:country-asian="JP"/>
    </style:style>
    <style:style style:name="P348" style:family="paragraph" style:parent-style-name="Standard">
      <style:paragraph-properties fo:line-height="11pt"/>
      <style:text-properties style:font-name="メイリオ" officeooo:paragraph-rsid="0328a9da" style:font-name-asian="メイリオ" style:language-asian="ja" style:country-asian="JP"/>
    </style:style>
    <style:style style:name="P349" style:family="paragraph" style:parent-style-name="Standard">
      <style:paragraph-properties fo:line-height="11pt"/>
      <style:text-properties style:font-name="メイリオ" officeooo:paragraph-rsid="032ad907" style:font-name-asian="メイリオ" style:language-asian="ja" style:country-asian="JP"/>
    </style:style>
    <style:style style:name="P350" style:family="paragraph" style:parent-style-name="Standard">
      <style:paragraph-properties fo:line-height="11pt"/>
      <style:text-properties style:font-name="メイリオ" officeooo:paragraph-rsid="032cb707" style:font-name-asian="メイリオ" style:language-asian="ja" style:country-asian="JP"/>
    </style:style>
    <style:style style:name="P351" style:family="paragraph" style:parent-style-name="Standard">
      <style:paragraph-properties fo:line-height="11pt"/>
      <style:text-properties style:font-name="メイリオ" officeooo:paragraph-rsid="032d0ba8" style:font-name-asian="メイリオ" style:language-asian="ja" style:country-asian="JP"/>
    </style:style>
    <style:style style:name="P352" style:family="paragraph" style:parent-style-name="Standard">
      <style:paragraph-properties fo:line-height="11pt"/>
      <style:text-properties style:font-name="メイリオ" officeooo:paragraph-rsid="032d7281" style:font-name-asian="メイリオ" style:language-asian="ja" style:country-asian="JP"/>
    </style:style>
    <style:style style:name="P353" style:family="paragraph" style:parent-style-name="Standard">
      <style:paragraph-properties fo:line-height="11pt"/>
      <style:text-properties style:font-name="メイリオ" officeooo:paragraph-rsid="032f49e0" style:font-name-asian="メイリオ" style:language-asian="ja" style:country-asian="JP"/>
    </style:style>
    <style:style style:name="P354" style:family="paragraph" style:parent-style-name="Standard">
      <style:paragraph-properties fo:line-height="11pt"/>
      <style:text-properties style:font-name="メイリオ" officeooo:paragraph-rsid="0332a2f0" style:font-name-asian="メイリオ" style:language-asian="ja" style:country-asian="JP"/>
    </style:style>
    <style:style style:name="P355" style:family="paragraph" style:parent-style-name="Standard">
      <style:paragraph-properties fo:line-height="11pt"/>
      <style:text-properties style:font-name="メイリオ" officeooo:paragraph-rsid="03393a71" style:font-name-asian="メイリオ" style:language-asian="ja" style:country-asian="JP"/>
    </style:style>
    <style:style style:name="P356" style:family="paragraph" style:parent-style-name="Standard">
      <style:paragraph-properties fo:line-height="11pt"/>
      <style:text-properties style:font-name="メイリオ" officeooo:paragraph-rsid="033a277b" style:font-name-asian="メイリオ" style:language-asian="ja" style:country-asian="JP"/>
    </style:style>
    <style:style style:name="P357" style:family="paragraph" style:parent-style-name="Standard">
      <style:paragraph-properties fo:line-height="11pt"/>
      <style:text-properties style:font-name="メイリオ" officeooo:paragraph-rsid="02254300" style:font-name-asian="メイリオ" style:language-asian="ja" style:country-asian="JP"/>
    </style:style>
    <style:style style:name="P358" style:family="paragraph" style:parent-style-name="Standard">
      <style:paragraph-properties fo:line-height="11pt"/>
      <style:text-properties style:font-name="メイリオ" officeooo:paragraph-rsid="03473d13" style:font-name-asian="メイリオ" style:language-asian="ja" style:country-asian="JP"/>
    </style:style>
    <style:style style:name="P359" style:family="paragraph" style:parent-style-name="Standard">
      <style:paragraph-properties fo:line-height="11pt"/>
      <style:text-properties style:font-name="メイリオ" officeooo:paragraph-rsid="0349dd03" style:font-name-asian="メイリオ" style:language-asian="ja" style:country-asian="JP"/>
    </style:style>
    <style:style style:name="P360" style:family="paragraph" style:parent-style-name="Standard">
      <style:paragraph-properties fo:line-height="11pt"/>
      <style:text-properties style:font-name="メイリオ" officeooo:paragraph-rsid="034c84ff" style:font-name-asian="メイリオ" style:language-asian="ja" style:country-asian="JP"/>
    </style:style>
    <style:style style:name="P361" style:family="paragraph" style:parent-style-name="Standard">
      <style:paragraph-properties fo:line-height="11pt"/>
      <style:text-properties style:font-name="メイリオ" officeooo:paragraph-rsid="035cb636" style:font-name-asian="メイリオ" style:language-asian="ja" style:country-asian="JP"/>
    </style:style>
    <style:style style:name="P362" style:family="paragraph" style:parent-style-name="Standard">
      <style:paragraph-properties fo:line-height="11pt"/>
      <style:text-properties style:font-name="メイリオ" officeooo:paragraph-rsid="036082d5" style:font-name-asian="メイリオ" style:language-asian="ja" style:country-asian="JP"/>
    </style:style>
    <style:style style:name="P363" style:family="paragraph" style:parent-style-name="Standard">
      <style:paragraph-properties fo:line-height="11pt"/>
      <style:text-properties style:font-name="メイリオ" officeooo:paragraph-rsid="0361874b" style:font-name-asian="メイリオ" style:language-asian="ja" style:country-asian="JP"/>
    </style:style>
    <style:style style:name="P364" style:family="paragraph" style:parent-style-name="Standard">
      <style:paragraph-properties fo:line-height="11pt"/>
      <style:text-properties style:font-name="メイリオ" officeooo:paragraph-rsid="01de3d3c" style:font-name-asian="メイリオ" style:language-asian="ja" style:country-asian="JP"/>
    </style:style>
    <style:style style:name="P365" style:family="paragraph" style:parent-style-name="Standard">
      <style:paragraph-properties fo:line-height="11pt"/>
      <style:text-properties style:font-name="メイリオ" officeooo:paragraph-rsid="0363150d" style:font-name-asian="メイリオ" style:language-asian="ja" style:country-asian="JP"/>
    </style:style>
    <style:style style:name="P366" style:family="paragraph" style:parent-style-name="Standard">
      <style:paragraph-properties fo:line-height="11pt"/>
      <style:text-properties style:font-name="メイリオ" officeooo:paragraph-rsid="01fcdd13" style:font-name-asian="メイリオ" style:language-asian="ja" style:country-asian="JP"/>
    </style:style>
    <style:style style:name="P367" style:family="paragraph" style:parent-style-name="Standard">
      <style:paragraph-properties fo:line-height="11pt"/>
      <style:text-properties style:font-name="メイリオ" officeooo:paragraph-rsid="0364b291" style:font-name-asian="メイリオ" style:language-asian="ja" style:country-asian="JP"/>
    </style:style>
    <style:style style:name="P368" style:family="paragraph" style:parent-style-name="Standard">
      <style:paragraph-properties fo:line-height="11pt"/>
      <style:text-properties style:font-name="メイリオ" officeooo:paragraph-rsid="0366877e" style:font-name-asian="メイリオ" style:language-asian="ja" style:country-asian="JP"/>
    </style:style>
    <style:style style:name="P369" style:family="paragraph" style:parent-style-name="Standard">
      <style:paragraph-properties fo:line-height="11pt"/>
      <style:text-properties style:font-name="メイリオ" officeooo:paragraph-rsid="01ec4e6b" style:font-name-asian="メイリオ" style:language-asian="ja" style:country-asian="JP"/>
    </style:style>
    <style:style style:name="P370" style:family="paragraph" style:parent-style-name="Standard">
      <style:paragraph-properties fo:line-height="11pt"/>
      <style:text-properties style:font-name="メイリオ" officeooo:paragraph-rsid="01ec7293" style:font-name-asian="メイリオ" style:language-asian="ja" style:country-asian="JP"/>
    </style:style>
    <style:style style:name="P371" style:family="paragraph" style:parent-style-name="Standard">
      <style:paragraph-properties fo:line-height="11pt"/>
      <style:text-properties style:font-name="メイリオ" officeooo:paragraph-rsid="03730c72" style:font-name-asian="メイリオ" style:language-asian="ja" style:country-asian="JP"/>
    </style:style>
    <style:style style:name="P372" style:family="paragraph" style:parent-style-name="Standard">
      <style:paragraph-properties fo:line-height="11pt"/>
      <style:text-properties style:font-name="メイリオ" officeooo:paragraph-rsid="0378b405" style:font-name-asian="メイリオ" style:language-asian="ja" style:country-asian="JP"/>
    </style:style>
    <style:style style:name="P373" style:family="paragraph" style:parent-style-name="Standard">
      <style:paragraph-properties fo:line-height="11pt"/>
      <style:text-properties style:font-name="メイリオ" officeooo:paragraph-rsid="037973f2" style:font-name-asian="メイリオ" style:language-asian="ja" style:country-asian="JP"/>
    </style:style>
    <style:style style:name="P374" style:family="paragraph" style:parent-style-name="Standard">
      <style:paragraph-properties fo:line-height="11pt"/>
      <style:text-properties style:font-name="メイリオ" officeooo:rsid="0361874b" officeooo:paragraph-rsid="0361874b" style:font-name-asian="メイリオ" style:language-asian="ja" style:country-asian="JP"/>
    </style:style>
    <style:style style:name="P375"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376" style:family="paragraph" style:parent-style-name="Standard">
      <style:paragraph-properties fo:line-height="11pt"/>
      <style:text-properties style:font-name="メイリオ" style:text-underline-style="none" officeooo:paragraph-rsid="03483d7f" style:font-name-asian="メイリオ" style:language-asian="ja" style:country-asian="JP"/>
    </style:style>
    <style:style style:name="P377" style:family="paragraph" style:parent-style-name="Standard">
      <style:paragraph-properties fo:line-height="11pt"/>
      <style:text-properties style:font-name="メイリオ1" fo:font-size="9pt" fo:font-style="normal" fo:font-weight="normal" officeooo:rsid="000f9db4" officeooo:paragraph-rsid="031ac3e8" style:font-name-asian="メイリオ1" style:font-size-asian="9pt" style:language-asian="ja" style:country-asian="JP" style:font-style-asian="normal" style:font-weight-asian="normal" style:font-size-complex="9pt" style:font-style-complex="normal" style:font-weight-complex="normal"/>
    </style:style>
    <style:style style:name="P378" style:family="paragraph" style:parent-style-name="Standard">
      <style:paragraph-properties fo:line-height="11pt"/>
      <style:text-properties style:font-name="メイリオ1" fo:font-size="9pt" fo:font-style="normal" fo:font-weight="normal" officeooo:rsid="000f9db4" officeooo:paragraph-rsid="031ff64f" style:font-name-asian="メイリオ1" style:font-size-asian="9pt" style:language-asian="ja" style:country-asian="JP" style:font-style-asian="normal" style:font-weight-asian="normal" style:font-size-complex="9pt" style:font-style-complex="normal" style:font-weight-complex="normal"/>
    </style:style>
    <style:style style:name="P379"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380" style:family="paragraph" style:parent-style-name="Standard">
      <style:paragraph-properties fo:line-height="11pt"/>
      <style:text-properties style:font-name="メイリオ1" fo:font-size="9pt" fo:font-style="normal" fo:font-weight="normal" officeooo:rsid="000f9db4" officeooo:paragraph-rsid="036f7289" style:font-name-asian="メイリオ1" style:font-size-asian="9pt" style:language-asian="ja" style:country-asian="JP" style:font-style-asian="normal" style:font-weight-asian="normal" style:font-size-complex="9pt" style:font-style-complex="normal" style:font-weight-complex="normal"/>
    </style:style>
    <style:style style:name="P381" style:family="paragraph" style:parent-style-name="Standard">
      <style:paragraph-properties fo:line-height="11pt"/>
      <style:text-properties style:font-name="メイリオ1" fo:font-size="9pt" fo:font-style="normal" fo:font-weight="normal" officeooo:rsid="000f9db4" officeooo:paragraph-rsid="0377506d" style:font-name-asian="メイリオ1" style:font-size-asian="9pt" style:language-asian="ja" style:country-asian="JP" style:font-style-asian="normal" style:font-weight-asian="normal" style:font-size-complex="9pt" style:font-style-complex="normal" style:font-weight-complex="normal"/>
    </style:style>
    <style:style style:name="P382" style:family="paragraph" style:parent-style-name="Standard">
      <style:paragraph-properties fo:line-height="11pt"/>
      <style:text-properties style:font-name="メイリオ1" fo:font-size="9pt" fo:font-style="normal" fo:font-weight="normal" officeooo:rsid="000f9db4" officeooo:paragraph-rsid="0382d1f0" style:font-name-asian="メイリオ1" style:font-size-asian="9pt" style:language-asian="ja" style:country-asian="JP" style:font-style-asian="normal" style:font-weight-asian="normal" style:font-size-complex="9pt" style:font-style-complex="normal" style:font-weight-complex="normal"/>
    </style:style>
    <style:style style:name="P383" style:family="paragraph" style:parent-style-name="Standard">
      <style:paragraph-properties fo:line-height="11pt"/>
      <style:text-properties style:font-name="メイリオ1" fo:font-size="9pt" fo:font-style="normal" officeooo:rsid="000f9db4" officeooo:paragraph-rsid="03705ac2" style:font-name-asian="メイリオ1" style:font-size-asian="9pt" style:language-asian="ja" style:country-asian="JP" style:font-style-asian="normal" style:font-size-complex="9pt" style:font-style-complex="normal"/>
    </style:style>
    <style:style style:name="P384" style:family="paragraph" style:parent-style-name="Standard">
      <style:paragraph-properties fo:line-height="11pt"/>
      <style:text-properties style:font-name="メイリオ1" fo:font-size="9pt" fo:font-style="normal" officeooo:rsid="000f9db4" officeooo:paragraph-rsid="0370b9b5" style:font-name-asian="メイリオ1" style:font-size-asian="9pt" style:language-asian="ja" style:country-asian="JP" style:font-style-asian="normal" style:font-size-complex="9pt" style:font-style-complex="normal"/>
    </style:style>
    <style:style style:name="P385" style:family="paragraph" style:parent-style-name="Standard">
      <style:paragraph-properties fo:line-height="11pt"/>
      <style:text-properties style:font-name="メイリオ1" fo:font-size="9pt" fo:font-style="normal" officeooo:rsid="000f9db4" officeooo:paragraph-rsid="0378b405" style:font-name-asian="メイリオ1" style:font-size-asian="9pt" style:language-asian="ja" style:country-asian="JP" style:font-style-asian="normal" style:font-size-complex="9pt" style:font-style-complex="normal"/>
    </style:style>
    <style:style style:name="P386" style:family="paragraph" style:parent-style-name="Standard">
      <style:paragraph-properties fo:line-height="11pt"/>
      <style:text-properties style:font-name="メイリオ1" fo:font-size="9pt" fo:font-style="normal" officeooo:rsid="000f9db4" officeooo:paragraph-rsid="037c9f38" style:font-name-asian="メイリオ1"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style:text-underline-style="none" style:font-weight-asian="normal" style:font-weight-complex="normal"/>
    </style:style>
    <style:style style:name="T69" style:family="text">
      <style:text-properties style:text-underline-style="none" officeooo:rsid="004d1858" style:font-weight-asian="normal" style:font-weight-complex="normal"/>
    </style:style>
    <style:style style:name="T70" style:family="text">
      <style:text-properties style:text-underline-style="none" officeooo:rsid="036ae8a4" style:font-weight-asian="normal" style:font-weight-complex="normal"/>
    </style:style>
    <style:style style:name="T71" style:family="text">
      <style:text-properties style:text-underline-style="none" officeooo:rsid="03816f1b" style:font-weight-asian="normal" style:font-weight-complex="normal"/>
    </style:style>
    <style:style style:name="T72" style:family="text">
      <style:text-properties officeooo:rsid="00276a3d"/>
    </style:style>
    <style:style style:name="T73" style:family="text">
      <style:text-properties officeooo:rsid="003d087f"/>
    </style:style>
    <style:style style:name="T74" style:family="text">
      <style:text-properties officeooo:rsid="0051d0bd"/>
    </style:style>
    <style:style style:name="T75" style:family="text">
      <style:text-properties officeooo:rsid="0051ee7a"/>
    </style:style>
    <style:style style:name="T76" style:family="text">
      <style:text-properties officeooo:rsid="0059aa7b"/>
    </style:style>
    <style:style style:name="T77" style:family="text">
      <style:text-properties fo:color="#000000" fo:font-size="9pt" fo:background-color="transparent" loext:char-shading-value="0" style:font-size-asian="9pt" style:font-size-complex="9pt"/>
    </style:style>
    <style:style style:name="T78" style:family="text">
      <style:text-properties fo:color="#000000" fo:font-size="9pt" officeooo:rsid="0171cbf5" fo:background-color="transparent" loext:char-shading-value="0" style:font-size-asian="9pt" style:font-size-complex="9pt"/>
    </style:style>
    <style:style style:name="T79" style:family="text">
      <style:text-properties fo:color="#000000" fo:font-size="9pt" fo:font-style="italic" fo:background-color="transparent" loext:char-shading-value="0" style:font-size-asian="9pt" style:font-style-asian="italic" style:font-size-complex="9pt"/>
    </style:style>
    <style:style style:name="T80" style:family="text">
      <style:text-properties officeooo:rsid="00859b4f"/>
    </style:style>
    <style:style style:name="T81" style:family="text">
      <style:text-properties officeooo:rsid="0088a849"/>
    </style:style>
    <style:style style:name="T82" style:family="text">
      <style:text-properties fo:font-variant="normal" fo:text-transform="none" fo:color="#222222" fo:font-size="9pt" fo:letter-spacing="normal" fo:font-style="normal" fo:font-weight="normal"/>
    </style:style>
    <style:style style:name="T83" style:family="text">
      <style:text-properties fo:font-variant="normal" fo:text-transform="none" fo:color="#222222" fo:font-size="9pt" fo:letter-spacing="normal" fo:font-style="normal" fo:font-weight="normal" style:language-asian="ja" style:country-asian="JP"/>
    </style:style>
    <style:style style:name="T84" style:family="text">
      <style:text-properties fo:font-variant="normal" fo:text-transform="none" fo:color="#222222" fo:font-size="9pt" fo:letter-spacing="normal" fo:font-style="normal" fo:font-weight="normal" style:font-size-asian="9pt" style:font-size-complex="9pt"/>
    </style:style>
    <style:style style:name="T85" style:family="text">
      <style:text-properties fo:font-variant="normal" fo:text-transform="none" fo:color="#222222" fo:font-size="9pt" fo:letter-spacing="normal" fo:font-style="normal" fo:font-weight="normal" officeooo:rsid="01d878f1" style:font-size-asian="9pt" style:font-size-complex="9pt"/>
    </style:style>
    <style:style style:name="T86" style:family="text">
      <style:text-properties fo:font-variant="normal" fo:text-transform="none" fo:color="#222222" fo:font-size="9pt" fo:letter-spacing="normal" fo:font-style="normal" fo:font-weight="normal" officeooo:rsid="01d8d91c" style:font-size-asian="9pt" style:font-size-complex="9pt"/>
    </style:style>
    <style:style style:name="T87" style:family="text">
      <style:text-properties fo:font-variant="normal" fo:text-transform="none" fo:color="#222222" fo:font-size="9pt" fo:letter-spacing="normal" fo:font-style="normal" fo:font-weight="normal" officeooo:rsid="01da1bdc" style:font-size-asian="9pt" style:font-size-complex="9pt"/>
    </style:style>
    <style:style style:name="T88" style:family="text">
      <style:text-properties fo:font-variant="normal" fo:text-transform="none" fo:color="#222222" fo:font-size="9pt" fo:letter-spacing="normal" fo:font-style="normal" fo:font-weight="normal" officeooo:rsid="01db11bb" style:font-size-asian="9pt" style:font-size-complex="9pt"/>
    </style:style>
    <style:style style:name="T89" style:family="text">
      <style:text-properties fo:font-variant="normal" fo:text-transform="none" fo:color="#222222" fo:font-size="9pt" fo:letter-spacing="normal" fo:font-style="normal" fo:font-weight="normal" officeooo:rsid="01db8ebe" style:font-size-asian="9pt" style:font-size-complex="9pt"/>
    </style:style>
    <style:style style:name="T90" style:family="text">
      <style:text-properties fo:font-variant="normal" fo:text-transform="none" fo:color="#222222" fo:font-size="9pt" fo:letter-spacing="normal" fo:font-style="normal" fo:font-weight="normal" officeooo:rsid="01dbb5ab" style:font-size-asian="9pt" style:font-size-complex="9pt"/>
    </style:style>
    <style:style style:name="T91" style:family="text">
      <style:text-properties fo:font-variant="normal" fo:text-transform="none" fo:color="#222222" fo:font-size="9pt" fo:letter-spacing="normal" fo:font-style="normal" fo:font-weight="normal" officeooo:rsid="01dcb073" style:font-size-asian="9pt" style:font-size-complex="9pt"/>
    </style:style>
    <style:style style:name="T92" style:family="text">
      <style:text-properties fo:font-variant="normal" fo:text-transform="none" fo:color="#222222" fo:font-size="9pt" fo:letter-spacing="normal" fo:font-style="normal" fo:font-weight="normal" officeooo:rsid="01dd99c9" style:font-size-asian="9pt" style:font-size-complex="9pt"/>
    </style:style>
    <style:style style:name="T93" style:family="text">
      <style:text-properties fo:font-variant="normal" fo:text-transform="none" fo:color="#222222" fo:font-size="9pt" fo:letter-spacing="normal" fo:font-style="normal" fo:font-weight="normal" officeooo:rsid="01de3d3c" style:font-size-asian="9pt" style:font-size-complex="9pt"/>
    </style:style>
    <style:style style:name="T94" style:family="text">
      <style:text-properties fo:font-variant="normal" fo:text-transform="none" fo:color="#222222" fo:font-size="9pt" fo:letter-spacing="normal" fo:font-style="normal" fo:font-weight="normal" officeooo:rsid="01df724f" style:font-size-asian="9pt" style:font-size-complex="9pt"/>
    </style:style>
    <style:style style:name="T95" style:family="text">
      <style:text-properties fo:font-variant="normal" fo:text-transform="none" fo:color="#222222" fo:font-size="9pt" fo:letter-spacing="normal" fo:font-style="normal" fo:font-weight="normal" officeooo:rsid="01e08838" style:font-size-asian="9pt" style:font-size-complex="9pt"/>
    </style:style>
    <style:style style:name="T96" style:family="text">
      <style:text-properties fo:font-variant="normal" fo:text-transform="none" fo:color="#222222" fo:font-size="9pt" fo:letter-spacing="normal" fo:font-style="normal" fo:font-weight="normal" officeooo:rsid="01e20956" style:font-size-asian="9pt" style:font-size-complex="9pt"/>
    </style:style>
    <style:style style:name="T97" style:family="text">
      <style:text-properties fo:font-variant="normal" fo:text-transform="none" fo:color="#222222" fo:font-size="9pt" fo:letter-spacing="normal" fo:font-style="normal" fo:font-weight="normal" officeooo:rsid="01f2741c" style:font-size-asian="9pt" style:font-size-complex="9pt"/>
    </style:style>
    <style:style style:name="T98" style:family="text">
      <style:text-properties fo:font-variant="normal" fo:text-transform="none" fo:color="#222222" fo:font-size="9pt" fo:letter-spacing="normal" fo:font-style="normal" fo:font-weight="normal" officeooo:rsid="01f73e82" style:font-size-asian="9pt" style:font-size-complex="9pt"/>
    </style:style>
    <style:style style:name="T99" style:family="text">
      <style:text-properties fo:font-variant="normal" fo:text-transform="none" fo:color="#222222" fo:font-size="9pt" fo:letter-spacing="normal" fo:font-style="normal" fo:font-weight="normal" officeooo:rsid="01f9d3cf" style:font-size-asian="9pt" style:font-size-complex="9pt"/>
    </style:style>
    <style:style style:name="T100" style:family="text">
      <style:text-properties fo:font-variant="normal" fo:text-transform="none" fo:color="#222222" fo:font-size="9pt" fo:letter-spacing="normal" fo:font-style="normal" fo:font-weight="normal" officeooo:rsid="01fa0cf7" style:font-size-asian="9pt" style:font-size-complex="9pt"/>
    </style:style>
    <style:style style:name="T101" style:family="text">
      <style:text-properties fo:font-variant="normal" fo:text-transform="none" fo:color="#222222" fo:font-size="9pt" fo:letter-spacing="normal" fo:font-style="normal" fo:font-weight="normal" officeooo:rsid="02003f6c" style:font-size-asian="9pt" style:font-size-complex="9pt"/>
    </style:style>
    <style:style style:name="T102" style:family="text">
      <style:text-properties fo:font-variant="normal" fo:text-transform="none" fo:color="#222222" fo:font-size="9pt" fo:letter-spacing="normal" fo:font-style="normal" fo:font-weight="normal" officeooo:rsid="02223ed2" style:font-size-asian="9pt" style:font-size-complex="9pt"/>
    </style:style>
    <style:style style:name="T103" style:family="text">
      <style:text-properties fo:font-variant="normal" fo:text-transform="none" fo:color="#222222" fo:font-size="9pt" fo:letter-spacing="normal" fo:font-style="normal" fo:font-weight="normal" officeooo:rsid="0234345f" style:font-size-asian="9pt" style:font-size-complex="9pt"/>
    </style:style>
    <style:style style:name="T104" style:family="text">
      <style:text-properties fo:font-variant="normal" fo:text-transform="none" fo:color="#222222" fo:font-size="9pt" fo:letter-spacing="normal" fo:font-style="normal" fo:font-weight="normal" officeooo:rsid="0254ad44" style:font-size-asian="9pt" style:font-size-complex="9pt"/>
    </style:style>
    <style:style style:name="T105" style:family="text">
      <style:text-properties fo:font-variant="normal" fo:text-transform="none" fo:color="#222222" fo:font-size="9pt" fo:letter-spacing="normal" fo:font-style="normal" fo:font-weight="normal" officeooo:rsid="026c875c" style:font-size-asian="9pt" style:font-size-complex="9pt"/>
    </style:style>
    <style:style style:name="T106" style:family="text">
      <style:text-properties fo:font-variant="normal" fo:text-transform="none" fo:color="#222222" fo:font-size="9pt" fo:letter-spacing="normal" fo:font-style="normal" fo:font-weight="normal" officeooo:rsid="03218910" style:font-size-asian="9pt" style:font-size-complex="9pt"/>
    </style:style>
    <style:style style:name="T107" style:family="text">
      <style:text-properties fo:font-variant="normal" fo:text-transform="none" fo:color="#222222" fo:font-size="9pt" fo:letter-spacing="normal" fo:font-style="normal" fo:font-weight="normal" officeooo:rsid="032383a6" style:font-size-asian="9pt" style:font-size-complex="9pt"/>
    </style:style>
    <style:style style:name="T108" style:family="text">
      <style:text-properties fo:font-variant="normal" fo:text-transform="none" fo:color="#222222" fo:font-size="9pt" fo:letter-spacing="normal" fo:font-style="normal" fo:font-weight="normal" officeooo:rsid="0325798d" style:font-size-asian="9pt" style:font-size-complex="9pt"/>
    </style:style>
    <style:style style:name="T109" style:family="text">
      <style:text-properties fo:font-variant="normal" fo:text-transform="none" fo:color="#222222" fo:font-size="9pt" fo:letter-spacing="normal" fo:font-style="normal" fo:font-weight="normal" officeooo:rsid="03266abb" style:font-size-asian="9pt" style:font-size-complex="9pt"/>
    </style:style>
    <style:style style:name="T110" style:family="text">
      <style:text-properties fo:font-variant="normal" fo:text-transform="none" fo:color="#222222" fo:font-size="9pt" fo:letter-spacing="normal" fo:font-style="normal" fo:font-weight="normal" officeooo:rsid="03271763" style:font-size-asian="9pt" style:font-size-complex="9pt"/>
    </style:style>
    <style:style style:name="T111" style:family="text">
      <style:text-properties fo:font-variant="normal" fo:text-transform="none" fo:color="#222222" fo:font-size="9pt" fo:letter-spacing="normal" fo:font-style="normal" fo:font-weight="normal" officeooo:rsid="02c0d6d2" style:font-size-asian="9pt" style:font-size-complex="9pt"/>
    </style:style>
    <style:style style:name="T112" style:family="text">
      <style:text-properties fo:font-variant="normal" fo:text-transform="none" fo:color="#222222" fo:font-size="9pt" fo:letter-spacing="normal" fo:font-style="normal" fo:font-weight="normal" officeooo:rsid="02bfcf98" style:font-size-asian="9pt" style:font-size-complex="9pt"/>
    </style:style>
    <style:style style:name="T113" style:family="text">
      <style:text-properties fo:font-variant="normal" fo:text-transform="none" fo:color="#222222" fo:font-size="9pt" fo:letter-spacing="normal" fo:font-style="normal" fo:font-weight="normal" officeooo:rsid="032eeb51" style:font-size-asian="9pt" style:font-size-complex="9pt"/>
    </style:style>
    <style:style style:name="T114" style:family="text">
      <style:text-properties fo:font-variant="normal" fo:text-transform="none" fo:color="#222222" fo:font-size="9pt" fo:letter-spacing="normal" fo:font-style="normal" fo:font-weight="normal" officeooo:rsid="0363150d" style:font-size-asian="9pt" style:font-size-complex="9pt"/>
    </style:style>
    <style:style style:name="T115" style:family="text">
      <style:text-properties fo:font-variant="normal" fo:text-transform="none" fo:color="#222222" fo:font-size="9pt" fo:letter-spacing="normal" fo:font-style="normal" fo:font-weight="normal" officeooo:rsid="0364b291" style:font-size-asian="9pt" style:font-size-complex="9pt"/>
    </style:style>
    <style:style style:name="T116"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17"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18"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19"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20"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21"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22"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23"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24"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25"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26"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27"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28" style:family="text">
      <style:text-properties fo:font-variant="normal" fo:text-transform="none" fo:color="#222222" fo:font-size="9pt" fo:letter-spacing="normal" fo:font-style="normal" fo:font-weight="normal" officeooo:rsid="02c0d6d2" style:font-size-asian="9pt" style:font-style-asian="normal" style:font-size-complex="9pt" style:font-style-complex="normal"/>
    </style:style>
    <style:style style:name="T129" style:family="text">
      <style:text-properties fo:font-variant="normal" fo:text-transform="none" fo:color="#222222" fo:font-size="9pt" fo:letter-spacing="normal" fo:font-style="normal" fo:font-weight="normal" officeooo:rsid="032eeb51" style:font-size-asian="9pt" style:font-style-asian="normal" style:font-size-complex="9pt" style:font-style-complex="normal"/>
    </style:style>
    <style:style style:name="T130" style:family="text">
      <style:text-properties fo:font-variant="normal" fo:text-transform="none" fo:color="#222222" fo:font-size="9pt" fo:letter-spacing="normal" fo:font-style="normal" fo:font-weight="normal" officeooo:rsid="01d1b971"/>
    </style:style>
    <style:style style:name="T131"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40"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41"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42"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43"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44"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45"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46"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47"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48"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49"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50"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51"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52"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53" style:family="text">
      <style:text-properties fo:font-variant="normal" fo:text-transform="none" fo:color="#222222" fo:font-size="9pt" fo:letter-spacing="normal" fo:font-style="normal" fo:text-shadow="none" style:text-underline-style="none" fo:font-weight="normal" officeooo:rsid="03266abb" style:font-size-asian="9pt" style:font-style-asian="normal" style:font-weight-asian="normal" style:font-size-complex="9pt" style:font-style-complex="normal" style:font-weight-complex="normal"/>
    </style:style>
    <style:style style:name="T154" style:family="text">
      <style:text-properties fo:font-variant="normal" fo:text-transform="none" fo:color="#222222" fo:font-size="9pt" fo:letter-spacing="normal" fo:font-style="normal" fo:text-shadow="none" style:text-underline-style="none" fo:font-weight="normal" officeooo:rsid="03218910" style:font-size-asian="9pt" style:font-style-asian="normal" style:font-weight-asian="normal" style:font-size-complex="9pt" style:font-style-complex="normal" style:font-weight-complex="normal"/>
    </style:style>
    <style:style style:name="T155" style:family="text">
      <style:text-properties fo:font-variant="normal" fo:text-transform="none" fo:color="#222222" fo:font-size="9pt" fo:letter-spacing="normal" fo:font-style="normal" fo:text-shadow="none" style:text-underline-style="none" fo:font-weight="normal" officeooo:rsid="032281f5" style:font-size-asian="9pt" style:font-style-asian="normal" style:font-weight-asian="normal" style:font-size-complex="9pt" style:font-style-complex="normal" style:font-weight-complex="normal"/>
    </style:style>
    <style:style style:name="T156" style:family="text">
      <style:text-properties fo:font-variant="normal" fo:text-transform="none" fo:color="#222222" fo:font-size="9pt" fo:letter-spacing="normal" fo:font-style="normal" fo:text-shadow="none" style:text-underline-style="none" fo:font-weight="normal" officeooo:rsid="032383a6" style:font-size-asian="9pt" style:font-style-asian="normal" style:font-weight-asian="normal" style:font-size-complex="9pt" style:font-style-complex="normal" style:font-weight-complex="normal"/>
    </style:style>
    <style:style style:name="T157" style:family="text">
      <style:text-properties fo:font-variant="normal" fo:text-transform="none" fo:color="#222222" fo:font-size="9pt" fo:letter-spacing="normal" fo:font-style="normal" fo:text-shadow="none" style:text-underline-style="none" fo:font-weight="normal" officeooo:rsid="02c0d6d2" style:font-size-asian="9pt" style:font-style-asian="normal" style:font-weight-asian="normal" style:font-size-complex="9pt" style:font-style-complex="normal" style:font-weight-complex="normal"/>
    </style:style>
    <style:style style:name="T158" style:family="text">
      <style:text-properties fo:font-variant="normal" fo:text-transform="none" fo:color="#222222" fo:font-size="9pt" fo:letter-spacing="normal" fo:font-style="normal" fo:text-shadow="none" style:text-underline-style="none" fo:font-weight="normal" officeooo:rsid="032eeb51" style:font-size-asian="9pt" style:font-style-asian="normal" style:font-weight-asian="normal" style:font-size-complex="9pt" style:font-style-complex="normal" style:font-weight-complex="normal"/>
    </style:style>
    <style:style style:name="T159" style:family="text">
      <style:text-properties fo:font-variant="normal" fo:text-transform="none" fo:color="#222222" fo:font-size="9pt" fo:letter-spacing="normal" fo:font-style="normal" fo:text-shadow="none" style:text-underline-style="none" fo:font-weight="normal" officeooo:rsid="02bfcf98" style:font-size-asian="9pt" style:font-style-asian="normal" style:font-weight-asian="normal" style:font-size-complex="9pt" style:font-style-complex="normal" style:font-weight-complex="normal"/>
    </style:style>
    <style:style style:name="T160" style:family="text">
      <style:text-properties fo:font-variant="normal" fo:text-transform="none" fo:color="#222222" fo:font-size="9pt" fo:letter-spacing="normal" fo:font-style="normal" fo:text-shadow="none" style:text-underline-style="none" fo:font-weight="normal" officeooo:rsid="0325798d" style:font-size-asian="9pt" style:font-style-asian="normal" style:font-weight-asian="normal" style:font-size-complex="9pt" style:font-style-complex="normal" style:font-weight-complex="normal"/>
    </style:style>
    <style:style style:name="T161" style:family="text">
      <style:text-properties fo:font-variant="normal" fo:text-transform="none" fo:color="#222222" fo:font-size="9pt" fo:letter-spacing="normal" fo:font-style="normal" fo:text-shadow="none" style:text-underline-style="none" fo:font-weight="normal" officeooo:rsid="032f49e0" style:font-size-asian="9pt" style:font-style-asian="normal" style:font-weight-asian="normal" style:font-size-complex="9pt" style:font-style-complex="normal" style:font-weight-complex="normal"/>
    </style:style>
    <style:style style:name="T162" style:family="text">
      <style:text-properties fo:font-variant="normal" fo:text-transform="none" fo:color="#222222" fo:font-size="9pt" fo:letter-spacing="normal" fo:font-style="normal" fo:text-shadow="none" style:text-underline-style="none" fo:font-weight="normal" officeooo:rsid="03473d13" style:font-size-asian="9pt" style:font-style-asian="normal" style:font-weight-asian="normal" style:font-size-complex="9pt" style:font-style-complex="normal" style:font-weight-complex="normal"/>
    </style:style>
    <style:style style:name="T163" style:family="text">
      <style:text-properties fo:font-variant="normal" fo:text-transform="none" fo:color="#222222" fo:font-size="9pt" fo:letter-spacing="normal" fo:font-style="normal" fo:text-shadow="none" style:text-underline-style="none" fo:font-weight="normal" officeooo:rsid="035ea817" style:font-size-asian="9pt" style:font-style-asian="normal" style:font-weight-asian="normal" style:font-size-complex="9pt" style:font-style-complex="normal" style:font-weight-complex="normal"/>
    </style:style>
    <style:style style:name="T164" style:family="text">
      <style:text-properties fo:font-variant="normal" fo:text-transform="none" fo:color="#222222" fo:font-size="9pt" fo:letter-spacing="normal" fo:font-style="normal" fo:text-shadow="none" style:text-underline-style="none" fo:font-weight="normal" officeooo:rsid="0366877e" style:font-size-asian="9pt" style:font-style-asian="normal" style:font-weight-asian="normal" style:font-size-complex="9pt" style:font-style-complex="normal" style:font-weight-complex="normal"/>
    </style:style>
    <style:style style:name="T165"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66"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67" style:family="text">
      <style:text-properties fo:font-variant="normal" fo:text-transform="none" fo:color="#222222" fo:font-size="9pt" fo:letter-spacing="normal" fo:font-style="normal" fo:text-shadow="none" fo:font-weight="normal" officeooo:rsid="03473d13" style:font-size-asian="9pt" style:font-style-asian="normal" style:font-weight-asian="normal" style:font-size-complex="9pt" style:font-style-complex="normal" style:font-weight-complex="normal"/>
    </style:style>
    <style:style style:name="T168" style:family="text">
      <style:text-properties fo:font-variant="normal" fo:text-transform="none" fo:color="#222222" fo:font-size="9pt" fo:letter-spacing="normal" fo:font-style="normal" fo:text-shadow="none" fo:font-weight="normal" officeooo:rsid="01d878f1" style:font-size-asian="9pt" style:font-style-asian="normal" style:font-weight-asian="normal" style:font-size-complex="9pt" style:font-style-complex="normal" style:font-weight-complex="normal"/>
    </style:style>
    <style:style style:name="T169"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70"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71"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72" style:family="text">
      <style:text-properties fo:font-variant="normal" fo:text-transform="none" fo:color="#222222" fo:letter-spacing="normal"/>
    </style:style>
    <style:style style:name="T173" style:family="text">
      <style:text-properties fo:font-variant="normal" fo:text-transform="none" fo:color="#222222" fo:letter-spacing="normal" fo:font-weight="normal"/>
    </style:style>
    <style:style style:name="T174" style:family="text">
      <style:text-properties fo:font-variant="normal" fo:text-transform="none" fo:color="#222222" fo:letter-spacing="normal" fo:font-weight="normal" officeooo:rsid="01e20956"/>
    </style:style>
    <style:style style:name="T175" style:family="text">
      <style:text-properties fo:font-variant="normal" fo:text-transform="none" fo:color="#222222" fo:letter-spacing="normal" fo:font-weight="normal" officeooo:rsid="01d878f1"/>
    </style:style>
    <style:style style:name="T176" style:family="text">
      <style:text-properties fo:font-variant="normal" fo:text-transform="none" fo:color="#222222" fo:letter-spacing="normal" fo:font-weight="normal" officeooo:rsid="01d8d91c"/>
    </style:style>
    <style:style style:name="T177" style:family="text">
      <style:text-properties fo:font-variant="normal" fo:text-transform="none" fo:color="#222222" fo:letter-spacing="normal" fo:font-weight="normal" officeooo:rsid="01db11bb"/>
    </style:style>
    <style:style style:name="T178" style:family="text">
      <style:text-properties fo:font-variant="normal" fo:text-transform="none" fo:color="#222222" fo:letter-spacing="normal" fo:font-weight="normal" officeooo:rsid="01db8ebe"/>
    </style:style>
    <style:style style:name="T179" style:family="text">
      <style:text-properties fo:font-variant="normal" fo:text-transform="none" fo:color="#222222" fo:letter-spacing="normal" fo:font-weight="normal" officeooo:rsid="01dbb5ab"/>
    </style:style>
    <style:style style:name="T180" style:family="text">
      <style:text-properties fo:font-variant="normal" fo:text-transform="none" fo:color="#222222" fo:letter-spacing="normal" fo:font-weight="normal" officeooo:rsid="01dd99c9"/>
    </style:style>
    <style:style style:name="T181" style:family="text">
      <style:text-properties fo:font-variant="normal" fo:text-transform="none" fo:color="#222222" fo:letter-spacing="normal" fo:font-weight="normal" officeooo:rsid="01de3d3c"/>
    </style:style>
    <style:style style:name="T182" style:family="text">
      <style:text-properties fo:font-variant="normal" fo:text-transform="none" fo:color="#222222" fo:letter-spacing="normal" fo:font-weight="normal" officeooo:rsid="01df724f"/>
    </style:style>
    <style:style style:name="T183" style:family="text">
      <style:text-properties fo:font-variant="normal" fo:text-transform="none" fo:color="#222222" fo:letter-spacing="normal" fo:font-weight="normal" officeooo:rsid="028586dc"/>
    </style:style>
    <style:style style:name="T184" style:family="text">
      <style:text-properties fo:font-variant="normal" fo:text-transform="none" fo:color="#222222" fo:letter-spacing="normal" fo:font-weight="normal" officeooo:rsid="03218910"/>
    </style:style>
    <style:style style:name="T185" style:family="text">
      <style:text-properties fo:font-variant="normal" fo:text-transform="none" fo:color="#222222" fo:letter-spacing="normal" fo:font-weight="normal" officeooo:rsid="032281f5"/>
    </style:style>
    <style:style style:name="T186" style:family="text">
      <style:text-properties fo:font-variant="normal" fo:text-transform="none" fo:color="#222222" fo:letter-spacing="normal" fo:font-weight="normal" officeooo:rsid="032ad907"/>
    </style:style>
    <style:style style:name="T187" style:family="text">
      <style:text-properties fo:font-variant="normal" fo:text-transform="none" fo:color="#222222" fo:letter-spacing="normal" fo:font-weight="normal" officeooo:rsid="032383a6"/>
    </style:style>
    <style:style style:name="T188" style:family="text">
      <style:text-properties fo:font-variant="normal" fo:text-transform="none" fo:color="#222222" fo:letter-spacing="normal" fo:font-weight="normal" officeooo:rsid="032bf2e2"/>
    </style:style>
    <style:style style:name="T189" style:family="text">
      <style:text-properties fo:font-variant="normal" fo:text-transform="none" fo:color="#222222" fo:letter-spacing="normal" fo:font-weight="normal" officeooo:rsid="03675b1e"/>
    </style:style>
    <style:style style:name="T190" style:family="text">
      <style:text-properties fo:font-variant="normal" fo:text-transform="none" fo:color="#222222" fo:letter-spacing="normal" fo:text-shadow="none" style:text-underline-style="none"/>
    </style:style>
    <style:style style:name="T191" style:family="text">
      <style:text-properties fo:font-variant="normal" fo:text-transform="none" fo:color="#222222" fo:letter-spacing="normal" fo:text-shadow="none" style:text-underline-style="none" fo:font-weight="normal" style:font-weight-asian="normal" style:font-weight-complex="normal"/>
    </style:style>
    <style:style style:name="T192"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93"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94"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95"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96"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97"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98"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99"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200"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201"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202"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203"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204"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205"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206"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207"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208"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209"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210"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211"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212"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213" style:family="text">
      <style:text-properties fo:font-variant="normal" fo:text-transform="none" fo:color="#222222" fo:letter-spacing="normal" fo:text-shadow="none" style:text-underline-style="none" fo:font-weight="normal" officeooo:rsid="03218910" style:font-weight-asian="normal" style:font-weight-complex="normal"/>
    </style:style>
    <style:style style:name="T214" style:family="text">
      <style:text-properties fo:font-variant="normal" fo:text-transform="none" fo:color="#222222" fo:letter-spacing="normal" fo:text-shadow="none" style:text-underline-style="none" fo:font-weight="normal" officeooo:rsid="01db11bb" style:font-weight-asian="normal" style:font-weight-complex="normal"/>
    </style:style>
    <style:style style:name="T215" style:family="text">
      <style:text-properties fo:font-variant="normal" fo:text-transform="none" fo:color="#222222" fo:letter-spacing="normal" fo:text-shadow="none" style:text-underline-style="none" fo:font-weight="normal" officeooo:rsid="032281f5" style:font-weight-asian="normal" style:font-weight-complex="normal"/>
    </style:style>
    <style:style style:name="T216" style:family="text">
      <style:text-properties fo:font-variant="normal" fo:text-transform="none" fo:color="#222222" fo:letter-spacing="normal" fo:text-shadow="none" style:text-underline-style="none" fo:font-weight="normal" officeooo:rsid="032383a6" style:font-weight-asian="normal" style:font-weight-complex="normal"/>
    </style:style>
    <style:style style:name="T217" style:family="text">
      <style:text-properties fo:font-variant="normal" fo:text-transform="none" fo:color="#222222" fo:letter-spacing="normal" fo:text-shadow="none" style:text-underline-style="none" fo:font-weight="normal" officeooo:rsid="032fcbd6" style:font-weight-asian="normal" style:font-weight-complex="normal"/>
    </style:style>
    <style:style style:name="T218" style:family="text">
      <style:text-properties fo:font-variant="normal" fo:text-transform="none" fo:color="#222222" fo:letter-spacing="normal" fo:text-shadow="none" style:text-underline-style="none" fo:font-weight="normal" officeooo:rsid="032bf2e2" style:font-weight-asian="normal" style:font-weight-complex="normal"/>
    </style:style>
    <style:style style:name="T219" style:family="text">
      <style:text-properties fo:font-variant="normal" fo:text-transform="none" fo:color="#222222" fo:letter-spacing="normal" fo:text-shadow="none" style:text-underline-style="none" fo:font-weight="normal" officeooo:rsid="02bfcf98" style:font-weight-asian="normal" style:font-weight-complex="normal"/>
    </style:style>
    <style:style style:name="T220" style:family="text">
      <style:text-properties fo:font-variant="normal" fo:text-transform="none" fo:color="#222222" fo:letter-spacing="normal" fo:text-shadow="none" style:text-underline-style="none" fo:font-weight="normal" officeooo:rsid="036ae8a4" style:font-weight-asian="normal" style:font-weight-complex="normal"/>
    </style:style>
    <style:style style:name="T221" style:family="text">
      <style:text-properties fo:font-variant="normal" fo:text-transform="none" fo:color="#222222" fo:letter-spacing="normal" fo:text-shadow="none" style:text-underline-style="none" fo:font-weight="normal" officeooo:rsid="036c6dbc" style:font-weight-asian="normal" style:font-weight-complex="normal"/>
    </style:style>
    <style:style style:name="T222" style:family="text">
      <style:text-properties fo:font-variant="normal" fo:text-transform="none" fo:color="#222222" fo:letter-spacing="normal" fo:text-shadow="none" style:text-underline-style="none" fo:font-weight="normal" officeooo:rsid="037c9f38" style:font-weight-asian="normal" style:font-weight-complex="normal"/>
    </style:style>
    <style:style style:name="T223" style:family="text">
      <style:text-properties fo:font-variant="normal" fo:text-transform="none" fo:color="#222222" fo:letter-spacing="normal" fo:text-shadow="none" style:text-underline-style="none" officeooo:rsid="0377506d"/>
    </style:style>
    <style:style style:name="T224"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225"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226"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227" style:family="text">
      <style:text-properties fo:font-variant="normal" fo:text-transform="none" fo:color="#222222" fo:letter-spacing="normal" style:text-underline-style="none"/>
    </style:style>
    <style:style style:name="T228" style:family="text">
      <style:text-properties fo:font-variant="normal" fo:text-transform="none" fo:color="#222222" fo:letter-spacing="normal" officeooo:rsid="036ae8a4"/>
    </style:style>
    <style:style style:name="T229" style:family="text">
      <style:text-properties fo:font-variant="normal" fo:text-transform="none" fo:color="#222222" fo:letter-spacing="normal" officeooo:rsid="0382d1f0"/>
    </style:style>
    <style:style style:name="T230" style:family="text">
      <style:text-properties fo:font-variant="normal" fo:text-transform="none" fo:color="#222222" fo:font-size="10.25pt" fo:letter-spacing="normal" fo:font-style="normal" fo:font-weight="normal" style:font-size-asian="9pt" style:font-size-complex="10.25pt"/>
    </style:style>
    <style:style style:name="T231"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232"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233"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234"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235"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236" style:family="text">
      <style:text-properties fo:font-variant="normal" fo:text-transform="none" fo:color="#222222" style:font-name="メイリオ" fo:letter-spacing="normal" fo:text-shadow="none" style:text-underline-style="none" fo:font-weight="normal" officeooo:rsid="03705ac2" style:font-name-asian="メイリオ" style:font-weight-asian="normal" style:font-weight-complex="normal"/>
    </style:style>
    <style:style style:name="T237" style:family="text">
      <style:text-properties fo:font-variant="normal" fo:text-transform="none" fo:color="#222222" style:font-name="メイリオ" fo:letter-spacing="normal" style:text-underline-style="none" fo:font-weight="normal" officeooo:rsid="01fa0cf7" style:font-name-asian="メイリオ"/>
    </style:style>
    <style:style style:name="T238" style:family="text">
      <style:text-properties fo:font-variant="normal" fo:text-transform="none" fo:color="#222222" style:font-name="メイリオ" fo:font-size="9pt" fo:letter-spacing="normal" fo:font-style="normal" fo:font-weight="normal" officeooo:rsid="01d878f1" style:font-name-asian="メイリオ" style:font-size-asian="9pt" style:language-asian="ja" style:country-asian="JP" style:font-size-complex="9pt"/>
    </style:style>
    <style:style style:name="T239" style:family="text">
      <style:text-properties fo:font-variant="normal" fo:text-transform="none" fo:color="#222222" style:font-name="メイリオ1" fo:letter-spacing="normal" fo:font-weight="normal" style:font-name-asian="メイリオ1"/>
    </style:style>
    <style:style style:name="T240" style:family="text">
      <style:text-properties fo:font-variant="normal" fo:text-transform="none" fo:color="#222222" style:font-name="メイリオ1" fo:letter-spacing="normal" fo:font-weight="normal" officeooo:rsid="029d81be" style:font-name-asian="メイリオ1"/>
    </style:style>
    <style:style style:name="T241" style:family="text">
      <style:text-properties fo:font-variant="normal" fo:text-transform="none" fo:color="#222222" style:font-name="メイリオ1" fo:letter-spacing="normal" fo:font-weight="normal" style:font-name-asian="メイリオ1" style:font-weight-asian="normal" style:font-weight-complex="normal"/>
    </style:style>
    <style:style style:name="T242"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243"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244" style:family="text">
      <style:text-properties fo:font-variant="normal" fo:text-transform="none" fo:color="#222222" style:font-name="メイリオ1" fo:letter-spacing="normal" fo:font-weight="normal" officeooo:rsid="036ae8a4" style:font-name-asian="メイリオ1" style:font-weight-asian="normal" style:font-weight-complex="normal"/>
    </style:style>
    <style:style style:name="T245" style:family="text">
      <style:text-properties fo:font-variant="normal" fo:text-transform="none" fo:color="#222222" style:font-name="メイリオ1" fo:letter-spacing="normal" fo:font-weight="normal" officeooo:rsid="037c9f38" style:font-name-asian="メイリオ1" style:font-weight-asian="normal" style:font-weight-complex="normal"/>
    </style:style>
    <style:style style:name="T246"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247"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248"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249"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250"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251"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252" style:family="text">
      <style:text-properties fo:font-variant="normal" fo:text-transform="none" fo:color="#222222" style:font-name="メイリオ1" fo:letter-spacing="normal" fo:text-shadow="none" style:text-underline-style="none" fo:font-weight="normal" officeooo:rsid="036ae8a4" style:font-name-asian="メイリオ1" style:font-weight-asian="normal" style:font-weight-complex="normal"/>
    </style:style>
    <style:style style:name="T253"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254"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255"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256"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257"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258"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259"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260" style:family="text">
      <style:text-properties fo:font-variant="normal" fo:text-transform="none" fo:color="#000000" fo:font-size="9pt" fo:letter-spacing="normal" fo:font-style="normal" fo:font-weight="normal" officeooo:rsid="033b82d7" style:font-size-asian="9pt" style:font-style-asian="normal" style:font-size-complex="9pt" style:font-style-complex="normal"/>
    </style:style>
    <style:style style:name="T261"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262"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263" style:family="text">
      <style:text-properties fo:font-variant="normal" fo:text-transform="none" fo:color="#000000" fo:font-size="10.1000003814697pt" fo:letter-spacing="normal" fo:font-style="normal" fo:font-weight="normal" officeooo:rsid="033b82d7" style:font-size-asian="9pt" style:font-style-asian="normal" style:font-size-complex="9pt" style:font-style-complex="normal"/>
    </style:style>
    <style:style style:name="T264" style:family="text">
      <style:text-properties fo:font-variant="normal" fo:text-transform="none" fo:color="#000000" fo:font-size="10.1000003814697pt" fo:letter-spacing="normal" fo:font-style="normal" fo:font-weight="normal" officeooo:rsid="0353a65f" style:font-size-asian="9pt" style:font-style-asian="normal" style:font-size-complex="9pt" style:font-style-complex="normal"/>
    </style:style>
    <style:style style:name="T265" style:family="text">
      <style:text-properties fo:font-variant="normal" fo:text-transform="none" fo:color="#000000" fo:font-size="10.1000003814697pt" fo:letter-spacing="normal" fo:font-weight="normal" officeooo:rsid="02321194"/>
    </style:style>
    <style:style style:name="T266" style:family="text">
      <style:text-properties fo:font-variant="normal" fo:text-transform="none" fo:color="#000000" fo:letter-spacing="normal" fo:font-weight="normal" officeooo:rsid="02321194"/>
    </style:style>
    <style:style style:name="T267" style:family="text">
      <style:text-properties fo:font-variant="normal" fo:text-transform="none" fo:color="#000000" fo:letter-spacing="normal" fo:font-weight="normal" officeooo:rsid="03675b1e"/>
    </style:style>
    <style:style style:name="T268" style:family="text">
      <style:text-properties officeooo:rsid="00b415fd"/>
    </style:style>
    <style:style style:name="T269" style:family="text">
      <style:text-properties officeooo:rsid="00d127b1"/>
    </style:style>
    <style:style style:name="T270" style:family="text">
      <style:text-properties officeooo:rsid="000f9db4"/>
    </style:style>
    <style:style style:name="T271" style:family="text">
      <style:text-properties officeooo:rsid="01427558"/>
    </style:style>
    <style:style style:name="T272" style:family="text">
      <style:text-properties style:use-window-font-color="true" fo:background-color="transparent" loext:char-shading-value="0"/>
    </style:style>
    <style:style style:name="T273" style:family="text">
      <style:text-properties style:use-window-font-color="true" officeooo:rsid="0187c678" fo:background-color="transparent" loext:char-shading-value="0"/>
    </style:style>
    <style:style style:name="T274" style:family="text">
      <style:text-properties style:use-window-font-color="true" officeooo:rsid="01886fc0" fo:background-color="transparent" loext:char-shading-value="0"/>
    </style:style>
    <style:style style:name="T275" style:family="text">
      <style:text-properties style:use-window-font-color="true" officeooo:rsid="00311632" fo:background-color="transparent" loext:char-shading-value="0"/>
    </style:style>
    <style:style style:name="T276" style:family="text">
      <style:text-properties style:use-window-font-color="true" officeooo:rsid="018a094a" fo:background-color="transparent" loext:char-shading-value="0"/>
    </style:style>
    <style:style style:name="T277" style:family="text">
      <style:text-properties style:use-window-font-color="true" officeooo:rsid="018b47ea" fo:background-color="transparent" loext:char-shading-value="0"/>
    </style:style>
    <style:style style:name="T278" style:family="text">
      <style:text-properties style:use-window-font-color="true" officeooo:rsid="018cb785" fo:background-color="transparent" loext:char-shading-value="0"/>
    </style:style>
    <style:style style:name="T279" style:family="text">
      <style:text-properties style:use-window-font-color="true" officeooo:rsid="0180ba63" fo:background-color="transparent" loext:char-shading-value="0"/>
    </style:style>
    <style:style style:name="T280" style:family="text">
      <style:text-properties style:use-window-font-color="true" fo:font-size="9pt" fo:background-color="transparent" loext:char-shading-value="0" style:font-size-asian="9pt" style:font-size-complex="9pt"/>
    </style:style>
    <style:style style:name="T281" style:family="text">
      <style:text-properties style:use-window-font-color="true" fo:font-size="9pt" officeooo:rsid="016d1348" fo:background-color="transparent" loext:char-shading-value="0" style:font-size-asian="9pt" style:font-size-complex="9pt"/>
    </style:style>
    <style:style style:name="T282" style:family="text">
      <style:text-properties style:use-window-font-color="true" fo:font-size="9pt" officeooo:rsid="016e3703" fo:background-color="transparent" loext:char-shading-value="0" style:font-size-asian="9pt" style:font-size-complex="9pt"/>
    </style:style>
    <style:style style:name="T283" style:family="text">
      <style:text-properties style:use-window-font-color="true" fo:font-size="9pt" style:text-underline-style="none" fo:background-color="transparent" loext:char-shading-value="0" style:font-size-asian="9pt" style:font-size-complex="9pt"/>
    </style:style>
    <style:style style:name="T284" style:family="text">
      <style:text-properties style:use-window-font-color="true" fo:font-size="9pt" style:text-underline-style="none" officeooo:rsid="016b3f47" fo:background-color="transparent" loext:char-shading-value="0" style:font-size-asian="9pt" style:font-size-complex="9pt"/>
    </style:style>
    <style:style style:name="T285" style:family="text">
      <style:text-properties officeooo:rsid="01860d4e"/>
    </style:style>
    <style:style style:name="T286" style:family="text">
      <style:text-properties officeooo:rsid="0187c678"/>
    </style:style>
    <style:style style:name="T287" style:family="text">
      <style:text-properties officeooo:rsid="01886fc0"/>
    </style:style>
    <style:style style:name="T288" style:family="text">
      <style:text-properties officeooo:rsid="0189d8ef"/>
    </style:style>
    <style:style style:name="T289" style:family="text">
      <style:text-properties officeooo:rsid="018a094a"/>
    </style:style>
    <style:style style:name="T290" style:family="text">
      <style:text-properties officeooo:rsid="018a39b0"/>
    </style:style>
    <style:style style:name="T291" style:family="text">
      <style:text-properties officeooo:rsid="018cb785"/>
    </style:style>
    <style:style style:name="T292" style:family="text">
      <style:text-properties officeooo:rsid="018db2bd"/>
    </style:style>
    <style:style style:name="T293" style:family="text">
      <style:text-properties officeooo:rsid="018ee22d"/>
    </style:style>
    <style:style style:name="T294" style:family="text">
      <style:text-properties officeooo:rsid="018f60e6"/>
    </style:style>
    <style:style style:name="T295" style:family="text">
      <style:text-properties officeooo:rsid="0192cbb7"/>
    </style:style>
    <style:style style:name="T296" style:family="text">
      <style:text-properties officeooo:rsid="01944f82"/>
    </style:style>
    <style:style style:name="T297" style:family="text">
      <style:text-properties officeooo:rsid="01970d52"/>
    </style:style>
    <style:style style:name="T298" style:family="text">
      <style:text-properties officeooo:rsid="00311632"/>
    </style:style>
    <style:style style:name="T299" style:family="text">
      <style:text-properties fo:font-weight="normal" style:font-weight-asian="normal" style:font-weight-complex="normal"/>
    </style:style>
    <style:style style:name="T300" style:family="text">
      <style:text-properties fo:font-weight="normal" officeooo:rsid="0034547f" style:font-weight-asian="normal" style:font-weight-complex="normal"/>
    </style:style>
    <style:style style:name="T301" style:family="text">
      <style:text-properties fo:font-weight="normal" officeooo:rsid="00490498" style:font-weight-asian="normal" style:font-weight-complex="normal"/>
    </style:style>
    <style:style style:name="T302" style:family="text">
      <style:text-properties fo:font-weight="normal" officeooo:rsid="01c42e93" style:font-weight-asian="normal" style:font-weight-complex="normal"/>
    </style:style>
    <style:style style:name="T303" style:family="text">
      <style:text-properties fo:font-weight="normal" officeooo:rsid="01c7d4ca" style:font-weight-asian="normal" style:font-weight-complex="normal"/>
    </style:style>
    <style:style style:name="T304" style:family="text">
      <style:text-properties fo:font-weight="normal" officeooo:rsid="01cabacf" style:font-weight-asian="normal" style:font-weight-complex="normal"/>
    </style:style>
    <style:style style:name="T305" style:family="text">
      <style:text-properties fo:font-weight="normal" officeooo:rsid="02a76f89" style:font-weight-asian="normal" style:font-weight-complex="normal"/>
    </style:style>
    <style:style style:name="T306" style:family="text">
      <style:text-properties fo:font-weight="normal" officeooo:rsid="02b72ef2" style:font-weight-asian="normal" style:font-weight-complex="normal"/>
    </style:style>
    <style:style style:name="T307" style:family="text">
      <style:text-properties fo:font-weight="normal" officeooo:rsid="00490498" style:font-size-asian="9pt" style:language-asian="ja" style:country-asian="JP" style:font-weight-asian="normal" style:font-size-complex="9pt" style:font-weight-complex="normal"/>
    </style:style>
    <style:style style:name="T308" style:family="text">
      <style:text-properties fo:font-weight="normal" officeooo:rsid="00490498" style:font-size-asian="9pt" style:font-weight-asian="normal" style:font-size-complex="9pt" style:font-weight-complex="normal"/>
    </style:style>
    <style:style style:name="T309" style:family="text">
      <style:text-properties fo:font-weight="normal" officeooo:rsid="01cb967c" style:font-size-asian="9pt" style:font-weight-asian="normal" style:font-size-complex="9pt" style:font-weight-complex="normal"/>
    </style:style>
    <style:style style:name="T310" style:family="text">
      <style:text-properties fo:font-weight="normal" officeooo:rsid="01ccc986" style:font-size-asian="9pt" style:font-weight-asian="normal" style:font-size-complex="9pt" style:font-weight-complex="normal"/>
    </style:style>
    <style:style style:name="T311" style:family="text">
      <style:text-properties fo:text-shadow="none" style:text-underline-style="solid" style:text-underline-width="auto" style:text-underline-color="font-color" fo:font-weight="normal" style:font-weight-asian="normal" style:font-weight-complex="normal"/>
    </style:style>
    <style:style style:name="T312" style:family="text">
      <style:text-properties fo:text-shadow="none" style:text-underline-style="solid" style:text-underline-width="auto" style:text-underline-color="font-color" fo:font-weight="normal" officeooo:rsid="001baff5" style:font-weight-asian="normal" style:font-weight-complex="normal"/>
    </style:style>
    <style:style style:name="T313" style:family="text">
      <style:text-properties fo:text-shadow="none" style:text-underline-style="solid" style:text-underline-width="auto" style:text-underline-color="font-color" fo:font-weight="normal" officeooo:rsid="01d09409" style:font-weight-asian="normal" style:font-weight-complex="normal"/>
    </style:style>
    <style:style style:name="T314" style:family="text">
      <style:text-properties fo:text-shadow="none" style:text-underline-style="solid" style:text-underline-width="auto" style:text-underline-color="font-color" fo:font-weight="normal" officeooo:rsid="01d178e3" style:font-weight-asian="normal" style:font-weight-complex="normal"/>
    </style:style>
    <style:style style:name="T315" style:family="text">
      <style:text-properties fo:text-shadow="none" style:text-underline-style="solid" style:text-underline-width="auto" style:text-underline-color="font-color" fo:font-weight="normal" officeooo:rsid="01d9ba45" style:font-weight-asian="normal" style:font-weight-complex="normal"/>
    </style:style>
    <style:style style:name="T316" style:family="text">
      <style:text-properties fo:text-shadow="none" style:text-underline-style="solid" style:text-underline-width="auto" style:text-underline-color="font-color" fo:font-weight="normal" officeooo:rsid="00663041" style:font-weight-asian="normal" style:font-weight-complex="normal"/>
    </style:style>
    <style:style style:name="T317" style:family="text">
      <style:text-properties fo:text-shadow="none" style:text-underline-style="solid" style:text-underline-width="auto" style:text-underline-color="font-color" fo:font-weight="normal" officeooo:rsid="00311632" style:font-weight-asian="normal" style:font-weight-complex="normal"/>
    </style:style>
    <style:style style:name="T318" style:family="text">
      <style:text-properties fo:text-shadow="none" style:text-underline-style="solid" style:text-underline-width="auto" style:text-underline-color="font-color" fo:font-weight="normal" officeooo:rsid="0034547f" style:font-weight-asian="normal" style:font-weight-complex="normal"/>
    </style:style>
    <style:style style:name="T319" style:family="text">
      <style:text-properties fo:text-shadow="none" style:text-underline-style="solid" style:text-underline-width="auto" style:text-underline-color="font-color" fo:font-weight="normal" officeooo:rsid="02a76f89" style:font-weight-asian="normal" style:font-weight-complex="normal"/>
    </style:style>
    <style:style style:name="T320" style:family="text">
      <style:text-properties fo:text-shadow="none" style:text-underline-style="none" fo:font-weight="normal" style:font-weight-asian="normal" style:font-weight-complex="normal"/>
    </style:style>
    <style:style style:name="T321" style:family="text">
      <style:text-properties fo:text-shadow="none" style:text-underline-style="none" fo:font-weight="normal" officeooo:rsid="02aa558e" style:font-weight-asian="normal" style:font-weight-complex="normal"/>
    </style:style>
    <style:style style:name="T322" style:family="text">
      <style:text-properties fo:text-shadow="none" style:text-underline-style="none" fo:font-weight="normal" officeooo:rsid="001baff5" style:font-weight-asian="normal" style:font-weight-complex="normal"/>
    </style:style>
    <style:style style:name="T323" style:family="text">
      <style:text-properties fo:text-shadow="none" style:text-underline-style="none" fo:font-weight="normal" officeooo:rsid="00663041" style:font-weight-asian="normal" style:font-weight-complex="normal"/>
    </style:style>
    <style:style style:name="T324" style:family="text">
      <style:text-properties fo:text-shadow="none" style:text-underline-style="none" fo:font-weight="normal" officeooo:rsid="00311632" style:font-weight-asian="normal" style:font-weight-complex="normal"/>
    </style:style>
    <style:style style:name="T325" style:family="text">
      <style:text-properties fo:text-shadow="none" style:text-underline-style="none" fo:font-weight="normal" officeooo:rsid="0034547f" style:font-weight-asian="normal" style:font-weight-complex="normal"/>
    </style:style>
    <style:style style:name="T326" style:family="text">
      <style:text-properties fo:text-shadow="none" style:text-underline-style="none" fo:font-weight="normal" officeooo:rsid="02a76f89" style:font-weight-asian="normal" style:font-weight-complex="normal"/>
    </style:style>
    <style:style style:name="T327" style:family="text">
      <style:text-properties fo:text-shadow="none" style:text-underline-style="none" fo:font-weight="normal" officeooo:rsid="0051ee7a" style:font-weight-asian="normal" style:font-weight-complex="normal"/>
    </style:style>
    <style:style style:name="T328" style:family="text">
      <style:text-properties officeooo:rsid="01bcf577"/>
    </style:style>
    <style:style style:name="T329" style:family="text">
      <style:text-properties officeooo:rsid="01c23f74"/>
    </style:style>
    <style:style style:name="T330" style:family="text">
      <style:text-properties officeooo:rsid="01c40fa9"/>
    </style:style>
    <style:style style:name="T331" style:family="text">
      <style:text-properties officeooo:rsid="01d09409"/>
    </style:style>
    <style:style style:name="T332" style:family="text">
      <style:text-properties officeooo:rsid="01d178e3"/>
    </style:style>
    <style:style style:name="T333" style:family="text">
      <style:text-properties officeooo:rsid="01c7de0e"/>
    </style:style>
    <style:style style:name="T334" style:family="text">
      <style:text-properties officeooo:rsid="01d5c8ce"/>
    </style:style>
    <style:style style:name="T335" style:family="text">
      <style:text-properties officeooo:rsid="01d61e4e"/>
    </style:style>
    <style:style style:name="T336" style:family="text">
      <style:text-properties officeooo:rsid="01d75e29"/>
    </style:style>
    <style:style style:name="T337" style:family="text">
      <style:text-properties officeooo:rsid="01d9ba45"/>
    </style:style>
    <style:style style:name="T338" style:family="text">
      <style:text-properties officeooo:rsid="01ca8bc7"/>
    </style:style>
    <style:style style:name="T339" style:family="text">
      <style:text-properties officeooo:rsid="01cc397c"/>
    </style:style>
    <style:style style:name="T340" style:family="text">
      <style:text-properties officeooo:rsid="01cf056e"/>
    </style:style>
    <style:style style:name="T341" style:family="text">
      <style:text-properties officeooo:rsid="01ccb6e9"/>
    </style:style>
    <style:style style:name="T342" style:family="text">
      <style:text-properties style:language-asian="ja" style:country-asian="JP"/>
    </style:style>
    <style:style style:name="T343" style:family="text">
      <style:text-properties officeooo:rsid="01cabacf" style:language-asian="ja" style:country-asian="JP"/>
    </style:style>
    <style:style style:name="T344" style:family="text">
      <style:text-properties officeooo:rsid="01d758e3" style:language-asian="ja" style:country-asian="JP"/>
    </style:style>
    <style:style style:name="T345" style:family="text">
      <style:text-properties officeooo:rsid="01ccc986" style:language-asian="ja" style:country-asian="JP"/>
    </style:style>
    <style:style style:name="T346" style:family="text">
      <style:text-properties officeooo:rsid="01c7d4ca"/>
    </style:style>
    <style:style style:name="T347" style:family="text">
      <style:text-properties officeooo:rsid="01c95641"/>
    </style:style>
    <style:style style:name="T348" style:family="text">
      <style:text-properties officeooo:rsid="01cabacf"/>
    </style:style>
    <style:style style:name="T349" style:family="text">
      <style:text-properties officeooo:rsid="01ccc986"/>
    </style:style>
    <style:style style:name="T350" style:family="text">
      <style:text-properties fo:font-size="9pt" officeooo:rsid="000f9db4" style:font-size-asian="9pt" style:language-asian="ja" style:country-asian="JP" style:font-size-complex="9pt"/>
    </style:style>
    <style:style style:name="T351" style:family="text">
      <style:text-properties fo:font-size="9pt" officeooo:rsid="01ccc986" style:font-size-asian="9pt" style:language-asian="ja" style:country-asian="JP" style:font-size-complex="9pt"/>
    </style:style>
    <style:style style:name="T352" style:family="text">
      <style:text-properties fo:font-size="9pt" officeooo:rsid="00293834" style:font-size-asian="9pt" style:language-asian="ja" style:country-asian="JP" style:font-size-complex="9pt"/>
    </style:style>
    <style:style style:name="T353" style:family="text">
      <style:text-properties fo:font-size="9pt" officeooo:rsid="0171cbf5" style:font-size-asian="9pt" style:language-asian="ja" style:country-asian="JP" style:font-size-complex="9pt"/>
    </style:style>
    <style:style style:name="T354" style:family="text">
      <style:text-properties fo:font-size="9pt" officeooo:rsid="00790367" style:font-size-asian="9pt" style:language-asian="ja" style:country-asian="JP" style:font-size-complex="9pt"/>
    </style:style>
    <style:style style:name="T355" style:family="text">
      <style:text-properties fo:font-size="9pt" style:font-size-asian="9pt" style:font-size-complex="9pt"/>
    </style:style>
    <style:style style:name="T356" style:family="text">
      <style:text-properties fo:font-size="9pt" fo:font-style="normal" style:font-size-asian="9pt" style:font-style-asian="normal" style:font-size-complex="9pt" style:font-style-complex="normal"/>
    </style:style>
    <style:style style:name="T357" style:family="text">
      <style:text-properties fo:font-size="9pt" fo:font-style="normal" officeooo:rsid="000f9db4" style:font-size-asian="9pt" style:font-style-asian="normal" style:font-size-complex="9pt" style:font-style-complex="normal"/>
    </style:style>
    <style:style style:name="T358" style:family="text">
      <style:text-properties fo:font-size="9pt" fo:font-style="normal" officeooo:rsid="01d5c8ce" style:font-size-asian="9pt" style:font-style-asian="normal" style:font-size-complex="9pt" style:font-style-complex="normal"/>
    </style:style>
    <style:style style:name="T359" style:family="text">
      <style:text-properties fo:font-size="9pt" fo:font-style="normal" officeooo:rsid="0051ee7a" style:font-size-asian="9pt" style:font-style-asian="normal" style:font-size-complex="9pt" style:font-style-complex="normal"/>
    </style:style>
    <style:style style:name="T360" style:family="text">
      <style:text-properties fo:font-size="9pt" fo:font-style="normal" officeooo:rsid="01d61e4e" style:font-size-asian="9pt" style:font-style-asian="normal" style:font-size-complex="9pt" style:font-style-complex="normal"/>
    </style:style>
    <style:style style:name="T361" style:family="text">
      <style:text-properties fo:font-size="9pt" fo:font-style="normal" officeooo:rsid="01f7ce6a" style:font-size-asian="9pt" style:font-style-asian="normal" style:font-size-complex="9pt" style:font-style-complex="normal"/>
    </style:style>
    <style:style style:name="T362" style:family="text">
      <style:text-properties fo:font-size="9pt" fo:font-style="normal" officeooo:rsid="023ff922" style:font-size-asian="9pt" style:font-style-asian="normal" style:font-size-complex="9pt" style:font-style-complex="normal"/>
    </style:style>
    <style:style style:name="T363" style:family="text">
      <style:text-properties fo:font-size="9pt" fo:font-style="normal" officeooo:rsid="024c3def" style:font-size-asian="9pt" style:font-style-asian="normal" style:font-size-complex="9pt" style:font-style-complex="normal"/>
    </style:style>
    <style:style style:name="T364" style:family="text">
      <style:text-properties fo:font-size="9pt" fo:font-style="normal" officeooo:rsid="024ddcbb" style:font-size-asian="9pt" style:font-style-asian="normal" style:font-size-complex="9pt" style:font-style-complex="normal"/>
    </style:style>
    <style:style style:name="T365" style:family="text">
      <style:text-properties fo:font-size="9pt" fo:font-style="normal" officeooo:rsid="024f41de" style:font-size-asian="9pt" style:font-style-asian="normal" style:font-size-complex="9pt" style:font-style-complex="normal"/>
    </style:style>
    <style:style style:name="T366" style:family="text">
      <style:text-properties fo:font-size="9pt" fo:font-style="normal" officeooo:rsid="02761bb3" style:font-size-asian="9pt" style:font-style-asian="normal" style:font-size-complex="9pt" style:font-style-complex="normal"/>
    </style:style>
    <style:style style:name="T367" style:family="text">
      <style:text-properties fo:font-size="9pt" fo:font-style="normal" officeooo:rsid="027c2266" style:font-size-asian="9pt" style:font-style-asian="normal" style:font-size-complex="9pt" style:font-style-complex="normal"/>
    </style:style>
    <style:style style:name="T368" style:family="text">
      <style:text-properties fo:font-size="9pt" fo:font-style="normal" officeooo:rsid="02909f9e" style:font-size-asian="9pt" style:font-style-asian="normal" style:font-size-complex="9pt" style:font-style-complex="normal"/>
    </style:style>
    <style:style style:name="T369" style:family="text">
      <style:text-properties fo:font-size="9pt" fo:font-style="normal" officeooo:rsid="02927a8c" style:font-size-asian="9pt" style:font-style-asian="normal" style:font-size-complex="9pt" style:font-style-complex="normal"/>
    </style:style>
    <style:style style:name="T370" style:family="text">
      <style:text-properties fo:font-size="9pt" fo:font-style="normal" officeooo:rsid="0294317c" style:font-size-asian="9pt" style:font-style-asian="normal" style:font-size-complex="9pt" style:font-style-complex="normal"/>
    </style:style>
    <style:style style:name="T371" style:family="text">
      <style:text-properties fo:font-size="9pt" fo:font-style="normal" officeooo:rsid="02d77094" style:font-size-asian="9pt" style:font-style-asian="normal" style:font-size-complex="9pt" style:font-style-complex="normal"/>
    </style:style>
    <style:style style:name="T372" style:family="text">
      <style:text-properties fo:font-size="9pt" fo:font-style="normal" officeooo:rsid="03473d13" style:font-size-asian="9pt" style:font-style-asian="normal" style:font-size-complex="9pt" style:font-style-complex="normal"/>
    </style:style>
    <style:style style:name="T373" style:family="text">
      <style:text-properties fo:font-size="9pt" fo:font-style="normal" officeooo:rsid="0205b224" style:font-size-asian="9pt" style:font-style-asian="normal" style:font-size-complex="9pt" style:font-style-complex="normal"/>
    </style:style>
    <style:style style:name="T374" style:family="text">
      <style:text-properties fo:font-size="9pt" fo:font-style="normal" officeooo:rsid="0368426a" style:font-size-asian="9pt" style:font-style-asian="normal" style:font-size-complex="9pt" style:font-style-complex="normal"/>
    </style:style>
    <style:style style:name="T375" style:family="text">
      <style:text-properties fo:font-size="9pt" fo:font-style="normal" officeooo:rsid="03730c72" style:font-size-asian="9pt" style:font-style-asian="normal" style:font-size-complex="9pt" style:font-style-complex="normal"/>
    </style:style>
    <style:style style:name="T376" style:family="text">
      <style:text-properties fo:font-size="9pt" fo:font-style="normal" officeooo:rsid="0378b405" style:font-size-asian="9pt" style:font-style-asian="normal" style:font-size-complex="9pt" style:font-style-complex="normal"/>
    </style:style>
    <style:style style:name="T377" style:family="text">
      <style:text-properties fo:font-size="9pt" fo:font-style="normal" officeooo:rsid="037973f2" style:font-size-asian="9pt" style:font-style-asian="normal" style:font-size-complex="9pt" style:font-style-complex="normal"/>
    </style:style>
    <style:style style:name="T378" style:family="text">
      <style:text-properties fo:font-size="9pt" fo:font-style="normal" officeooo:rsid="000f9db4" style:font-size-asian="9pt" style:language-asian="ja" style:country-asian="JP" style:font-style-asian="normal" style:font-size-complex="9pt" style:font-style-complex="normal"/>
    </style:style>
    <style:style style:name="T379" style:family="text">
      <style:text-properties fo:font-size="9pt" fo:font-style="normal" officeooo:rsid="01d61e4e" style:font-size-asian="9pt" style:language-asian="ja" style:country-asian="JP" style:font-style-asian="normal" style:font-size-complex="9pt" style:font-style-complex="normal"/>
    </style:style>
    <style:style style:name="T380" style:family="text">
      <style:text-properties fo:font-size="9pt" fo:font-style="normal" officeooo:rsid="01d93e65" style:font-size-asian="9pt" style:language-asian="ja" style:country-asian="JP" style:font-style-asian="normal" style:font-size-complex="9pt" style:font-style-complex="normal"/>
    </style:style>
    <style:style style:name="T381"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382"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383"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384"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385"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386"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387"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388" style:family="text">
      <style:text-properties fo:font-size="9pt" fo:font-style="italic" officeooo:rsid="00311632" style:font-size-asian="9pt" style:language-asian="ja" style:country-asian="JP" style:font-style-asian="italic" style:font-size-complex="9pt" style:font-style-complex="italic"/>
    </style:style>
    <style:style style:name="T389" style:family="text">
      <style:text-properties fo:font-size="9pt" fo:font-style="italic" officeooo:rsid="01427558" style:font-size-asian="9pt" style:language-asian="ja" style:country-asian="JP" style:font-style-asian="italic" style:font-size-complex="9pt" style:font-style-complex="italic"/>
    </style:style>
    <style:style style:name="T390" style:family="text">
      <style:text-properties fo:font-size="9pt" fo:font-style="italic" officeooo:rsid="01bda485" style:font-size-asian="9pt" style:language-asian="ja" style:country-asian="JP" style:font-style-asian="italic" style:font-size-complex="9pt" style:font-style-complex="italic"/>
    </style:style>
    <style:style style:name="T391" style:family="text">
      <style:text-properties officeooo:rsid="01cf2b90"/>
    </style:style>
    <style:style style:name="T392" style:family="text">
      <style:text-properties fo:font-size="10.25pt" style:font-size-asian="9pt" style:font-size-complex="10.25pt"/>
    </style:style>
    <style:style style:name="T393" style:family="text">
      <style:text-properties fo:font-size="10.25pt" style:font-size-asian="9pt" style:language-asian="ja" style:country-asian="JP" style:font-size-complex="10.25pt"/>
    </style:style>
    <style:style style:name="T394" style:family="text">
      <style:text-properties officeooo:rsid="01d4b012"/>
    </style:style>
    <style:style style:name="T395" style:family="text">
      <style:text-properties officeooo:rsid="0205b224"/>
    </style:style>
    <style:style style:name="T396" style:family="text">
      <style:text-properties officeooo:rsid="02060071"/>
    </style:style>
    <style:style style:name="T397" style:family="text">
      <style:text-properties officeooo:rsid="0208c091"/>
    </style:style>
    <style:style style:name="T398" style:family="text">
      <style:text-properties officeooo:rsid="0209addb"/>
    </style:style>
    <style:style style:name="T399" style:family="text">
      <style:text-properties officeooo:rsid="020c67c1"/>
    </style:style>
    <style:style style:name="T400" style:family="text">
      <style:text-properties officeooo:rsid="020e4a4d"/>
    </style:style>
    <style:style style:name="T401" style:family="text">
      <style:text-properties officeooo:rsid="020e814e"/>
    </style:style>
    <style:style style:name="T402" style:family="text">
      <style:text-properties officeooo:rsid="020ff7f4"/>
    </style:style>
    <style:style style:name="T403" style:family="text">
      <style:text-properties officeooo:rsid="02115198"/>
    </style:style>
    <style:style style:name="T404" style:family="text">
      <style:text-properties officeooo:rsid="0211afe0"/>
    </style:style>
    <style:style style:name="T405" style:family="text">
      <style:text-properties officeooo:rsid="0215b9ae"/>
    </style:style>
    <style:style style:name="T406" style:family="text">
      <style:text-properties officeooo:rsid="021683f9"/>
    </style:style>
    <style:style style:name="T407" style:family="text">
      <style:text-properties officeooo:rsid="0219061c"/>
    </style:style>
    <style:style style:name="T408" style:family="text">
      <style:text-properties officeooo:rsid="021a2907"/>
    </style:style>
    <style:style style:name="T409" style:family="text">
      <style:text-properties officeooo:rsid="021ba67c"/>
    </style:style>
    <style:style style:name="T410" style:family="text">
      <style:text-properties officeooo:rsid="021d46fe"/>
    </style:style>
    <style:style style:name="T411" style:family="text">
      <style:text-properties officeooo:rsid="022b9186"/>
    </style:style>
    <style:style style:name="T412" style:family="text">
      <style:text-properties officeooo:rsid="023090df"/>
    </style:style>
    <style:style style:name="T413" style:family="text">
      <style:text-properties officeooo:rsid="02321194"/>
    </style:style>
    <style:style style:name="T414" style:family="text">
      <style:text-properties officeooo:rsid="023267bb"/>
    </style:style>
    <style:style style:name="T415" style:family="text">
      <style:text-properties officeooo:rsid="0233524f"/>
    </style:style>
    <style:style style:name="T416" style:family="text">
      <style:text-properties officeooo:rsid="023964c2"/>
    </style:style>
    <style:style style:name="T417" style:family="text">
      <style:text-properties officeooo:rsid="023c30dd"/>
    </style:style>
    <style:style style:name="T418" style:family="text">
      <style:text-properties officeooo:rsid="023e9ac5"/>
    </style:style>
    <style:style style:name="T419" style:family="text">
      <style:text-properties officeooo:rsid="0242bc81"/>
    </style:style>
    <style:style style:name="T420" style:family="text">
      <style:text-properties officeooo:rsid="024506ce"/>
    </style:style>
    <style:style style:name="T421" style:family="text">
      <style:text-properties officeooo:rsid="0248fe0c"/>
    </style:style>
    <style:style style:name="T422" style:family="text">
      <style:text-properties officeooo:rsid="024a9daf"/>
    </style:style>
    <style:style style:name="T423" style:family="text">
      <style:text-properties officeooo:rsid="024c3def"/>
    </style:style>
    <style:style style:name="T424" style:family="text">
      <style:text-properties officeooo:rsid="0251510f"/>
    </style:style>
    <style:style style:name="T425" style:family="text">
      <style:text-properties officeooo:rsid="0252d59a"/>
    </style:style>
    <style:style style:name="T426" style:family="text">
      <style:text-properties officeooo:rsid="0255e216"/>
    </style:style>
    <style:style style:name="T427" style:family="text">
      <style:text-properties officeooo:rsid="02587c66"/>
    </style:style>
    <style:style style:name="T428" style:family="text">
      <style:text-properties officeooo:rsid="025a21c8"/>
    </style:style>
    <style:style style:name="T429" style:family="text">
      <style:text-properties officeooo:rsid="025d4063"/>
    </style:style>
    <style:style style:name="T430" style:family="text">
      <style:text-properties officeooo:rsid="025d6ef5"/>
    </style:style>
    <style:style style:name="T431" style:family="text">
      <style:text-properties officeooo:rsid="025ed6a6"/>
    </style:style>
    <style:style style:name="T432" style:family="text">
      <style:text-properties officeooo:rsid="026293ba"/>
    </style:style>
    <style:style style:name="T433" style:family="text">
      <style:text-properties officeooo:rsid="02663402"/>
    </style:style>
    <style:style style:name="T434" style:family="text">
      <style:text-properties officeooo:rsid="0266a79a"/>
    </style:style>
    <style:style style:name="T435" style:family="text">
      <style:text-properties officeooo:rsid="02687dae"/>
    </style:style>
    <style:style style:name="T436" style:family="text">
      <style:text-properties officeooo:rsid="026933a7"/>
    </style:style>
    <style:style style:name="T437" style:family="text">
      <style:text-properties officeooo:rsid="026ae05c"/>
    </style:style>
    <style:style style:name="T438" style:family="text">
      <style:text-properties officeooo:rsid="026e2880"/>
    </style:style>
    <style:style style:name="T439" style:family="text">
      <style:text-properties officeooo:rsid="0270aec4"/>
    </style:style>
    <style:style style:name="T440" style:family="text">
      <style:text-properties officeooo:rsid="02737f02"/>
    </style:style>
    <style:style style:name="T441" style:family="text">
      <style:text-properties officeooo:rsid="02761bb3"/>
    </style:style>
    <style:style style:name="T442" style:family="text">
      <style:text-properties officeooo:rsid="0279c2e0"/>
    </style:style>
    <style:style style:name="T443" style:family="text">
      <style:text-properties officeooo:rsid="027a6aed"/>
    </style:style>
    <style:style style:name="T444" style:family="text">
      <style:text-properties officeooo:rsid="00311632" style:font-size-asian="9pt" style:language-asian="ja" style:country-asian="JP" style:font-size-complex="9pt"/>
    </style:style>
    <style:style style:name="T445" style:family="text">
      <style:text-properties officeooo:rsid="01cabacf" style:font-size-asian="9pt" style:language-asian="ja" style:country-asian="JP" style:font-size-complex="9pt"/>
    </style:style>
    <style:style style:name="T446" style:family="text">
      <style:text-properties officeooo:rsid="003baa60" style:font-size-asian="9pt" style:language-asian="ja" style:country-asian="JP" style:font-size-complex="9pt"/>
    </style:style>
    <style:style style:name="T447" style:family="text">
      <style:text-properties officeooo:rsid="0282c6e6"/>
    </style:style>
    <style:style style:name="T448" style:family="text">
      <style:text-properties officeooo:rsid="02845eb2"/>
    </style:style>
    <style:style style:name="T449" style:family="text">
      <style:text-properties officeooo:rsid="028fccd9"/>
    </style:style>
    <style:style style:name="T450" style:family="text">
      <style:text-properties officeooo:rsid="02965db6"/>
    </style:style>
    <style:style style:name="T451" style:family="text">
      <style:text-properties officeooo:rsid="0297872d"/>
    </style:style>
    <style:style style:name="T452" style:family="text">
      <style:text-properties officeooo:rsid="00cc9878"/>
    </style:style>
    <style:style style:name="T453" style:family="text">
      <style:text-properties officeooo:rsid="00c9dfd4"/>
    </style:style>
    <style:style style:name="T454" style:family="text">
      <style:text-properties officeooo:rsid="007e10a3"/>
    </style:style>
    <style:style style:name="T455" style:family="text">
      <style:text-properties officeooo:rsid="006e3f6a"/>
    </style:style>
    <style:style style:name="T456" style:family="text">
      <style:text-properties style:font-name="メイリオ1" fo:font-size="9pt" officeooo:rsid="000f9db4" style:font-name-asian="メイリオ1" style:font-size-asian="9pt" style:language-asian="ja" style:country-asian="JP" style:font-size-complex="9pt"/>
    </style:style>
    <style:style style:name="T457" style:family="text">
      <style:text-properties style:font-name="メイリオ1" fo:font-size="9pt" officeooo:rsid="006f3a2d" style:font-name-asian="メイリオ1" style:font-size-asian="9pt" style:language-asian="ja" style:country-asian="JP" style:font-size-complex="9pt"/>
    </style:style>
    <style:style style:name="T458" style:family="text">
      <style:text-properties style:font-name="メイリオ1" fo:font-size="9pt" officeooo:rsid="006f2739" style:font-name-asian="メイリオ1" style:font-size-asian="9pt" style:language-asian="ja" style:country-asian="JP" style:font-size-complex="9pt"/>
    </style:style>
    <style:style style:name="T459"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460"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461" style:family="text">
      <style:text-properties style:font-name="メイリオ1" style:font-name-asian="メイリオ1"/>
    </style:style>
    <style:style style:name="T462" style:family="text">
      <style:text-properties style:font-name="メイリオ1" officeooo:rsid="0051ee7a" style:font-name-asian="メイリオ1"/>
    </style:style>
    <style:style style:name="T463" style:family="text">
      <style:text-properties style:font-name="メイリオ1" officeooo:rsid="02e5ecde" style:font-name-asian="メイリオ1"/>
    </style:style>
    <style:style style:name="T464" style:family="text">
      <style:text-properties style:font-name="メイリオ1" fo:text-shadow="none" style:text-underline-style="none" fo:font-weight="normal" style:font-name-asian="メイリオ1" style:font-weight-asian="normal" style:font-weight-complex="normal"/>
    </style:style>
    <style:style style:name="T465" style:family="text">
      <style:text-properties style:font-name="メイリオ1" fo:text-shadow="none" style:text-underline-style="none" fo:font-weight="normal" officeooo:rsid="02a76f89" style:font-name-asian="メイリオ1" style:font-weight-asian="normal" style:font-weight-complex="normal"/>
    </style:style>
    <style:style style:name="T466" style:family="text">
      <style:text-properties style:font-name="メイリオ1" fo:text-shadow="none" style:text-underline-style="none" fo:font-weight="normal" officeooo:rsid="00663041" style:font-name-asian="メイリオ1" style:font-weight-asian="normal" style:font-weight-complex="normal"/>
    </style:style>
    <style:style style:name="T467" style:family="text">
      <style:text-properties style:font-name="メイリオ1" fo:text-shadow="none" style:text-underline-style="none" fo:font-weight="normal" officeooo:rsid="00311632" style:font-name-asian="メイリオ1" style:font-weight-asian="normal" style:font-weight-complex="normal"/>
    </style:style>
    <style:style style:name="T468" style:family="text">
      <style:text-properties style:font-name="メイリオ1" fo:text-shadow="none" style:text-underline-style="none" fo:font-weight="normal" officeooo:rsid="0034547f" style:font-name-asian="メイリオ1" style:font-weight-asian="normal" style:font-weight-complex="normal"/>
    </style:style>
    <style:style style:name="T469" style:family="text">
      <style:text-properties style:font-name="メイリオ1" fo:text-shadow="none" style:text-underline-style="none" fo:font-weight="normal" officeooo:rsid="02aa558e" style:font-name-asian="メイリオ1" style:font-weight-asian="normal" style:font-weight-complex="normal"/>
    </style:style>
    <style:style style:name="T470" style:family="text">
      <style:text-properties officeooo:rsid="00701c56"/>
    </style:style>
    <style:style style:name="T471" style:family="text">
      <style:text-properties officeooo:rsid="0074ccba"/>
    </style:style>
    <style:style style:name="T472" style:family="text">
      <style:text-properties officeooo:rsid="00724487"/>
    </style:style>
    <style:style style:name="T473" style:family="text">
      <style:text-properties officeooo:rsid="0074471e"/>
    </style:style>
    <style:style style:name="T474" style:family="text">
      <style:text-properties officeooo:rsid="0034547f"/>
    </style:style>
    <style:style style:name="T475" style:family="text">
      <style:text-properties officeooo:rsid="0298ef3e"/>
    </style:style>
    <style:style style:name="T476" style:family="text">
      <style:text-properties officeooo:rsid="029d81be"/>
    </style:style>
    <style:style style:name="T477" style:family="text">
      <style:text-properties officeooo:rsid="02a1af38"/>
    </style:style>
    <style:style style:name="T478" style:family="text">
      <style:text-properties style:font-name="メイリオ" style:font-name-asian="メイリオ"/>
    </style:style>
    <style:style style:name="T479" style:family="text">
      <style:text-properties style:font-name="メイリオ" officeooo:rsid="02d77094" style:font-name-asian="メイリオ"/>
    </style:style>
    <style:style style:name="T480"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481" style:family="text">
      <style:text-properties officeooo:rsid="02a76f89"/>
    </style:style>
    <style:style style:name="T482" style:family="text">
      <style:text-properties officeooo:rsid="02b75d39"/>
    </style:style>
    <style:style style:name="T483" style:family="text">
      <style:text-properties officeooo:rsid="02c85a25"/>
    </style:style>
    <style:style style:name="T484" style:family="text">
      <style:text-properties officeooo:rsid="02c8c472"/>
    </style:style>
    <style:style style:name="T485" style:family="text">
      <style:text-properties officeooo:rsid="02cca640"/>
    </style:style>
    <style:style style:name="T486" style:family="text">
      <style:text-properties officeooo:rsid="02cd83d6"/>
    </style:style>
    <style:style style:name="T487" style:family="text">
      <style:text-properties officeooo:rsid="02cf0def"/>
    </style:style>
    <style:style style:name="T488" style:family="text">
      <style:text-properties officeooo:rsid="02cfb363"/>
    </style:style>
    <style:style style:name="T489" style:family="text">
      <style:text-properties officeooo:rsid="02d18bd7"/>
    </style:style>
    <style:style style:name="T490" style:family="text">
      <style:text-properties officeooo:rsid="02d26178"/>
    </style:style>
    <style:style style:name="T491" style:family="text">
      <style:text-properties officeooo:rsid="02dc2dcd"/>
    </style:style>
    <style:style style:name="T492" style:family="text">
      <style:text-properties officeooo:rsid="02dd35c8"/>
    </style:style>
    <style:style style:name="T493" style:family="text">
      <style:text-properties officeooo:rsid="02decad1"/>
    </style:style>
    <style:style style:name="T494" style:family="text">
      <style:text-properties officeooo:rsid="02e5ecde"/>
    </style:style>
    <style:style style:name="T495" style:family="text">
      <style:text-properties officeooo:rsid="02e707ab"/>
    </style:style>
    <style:style style:name="T496" style:family="text">
      <style:text-properties officeooo:rsid="02f223ba"/>
    </style:style>
    <style:style style:name="T497" style:family="text">
      <style:text-properties officeooo:rsid="02f366c3"/>
    </style:style>
    <style:style style:name="T498" style:family="text">
      <style:text-properties officeooo:rsid="02fa6d50"/>
    </style:style>
    <style:style style:name="T499" style:family="text">
      <style:text-properties officeooo:rsid="0306ff7e"/>
    </style:style>
    <style:style style:name="T500" style:family="text">
      <style:text-properties officeooo:rsid="03088b7a"/>
    </style:style>
    <style:style style:name="T501" style:family="text">
      <style:text-properties officeooo:rsid="030930ba"/>
    </style:style>
    <style:style style:name="T502" style:family="text">
      <style:text-properties officeooo:rsid="030b9170"/>
    </style:style>
    <style:style style:name="T503" style:family="text">
      <style:text-properties officeooo:rsid="030d1dd9"/>
    </style:style>
    <style:style style:name="T504" style:family="text">
      <style:text-properties officeooo:rsid="030e4a87"/>
    </style:style>
    <style:style style:name="T505" style:family="text">
      <style:text-properties officeooo:rsid="0310f7ec"/>
    </style:style>
    <style:style style:name="T506" style:family="text">
      <style:text-properties officeooo:rsid="0312a361"/>
    </style:style>
    <style:style style:name="T507" style:family="text">
      <style:text-properties officeooo:rsid="031436e6"/>
    </style:style>
    <style:style style:name="T508" style:family="text">
      <style:text-properties officeooo:rsid="03176eda"/>
    </style:style>
    <style:style style:name="T509" style:family="text">
      <style:text-properties officeooo:rsid="031ab9f6"/>
    </style:style>
    <style:style style:name="T510" style:family="text">
      <style:text-properties officeooo:rsid="031df83f"/>
    </style:style>
    <style:style style:name="T511" style:family="text">
      <style:text-properties officeooo:rsid="031ff64f"/>
    </style:style>
    <style:style style:name="T512" style:family="text">
      <style:text-properties officeooo:rsid="03207597"/>
    </style:style>
    <style:style style:name="T513" style:family="text">
      <style:text-properties officeooo:rsid="0320924c"/>
    </style:style>
    <style:style style:name="T514" style:family="text">
      <style:text-properties officeooo:rsid="032281f5"/>
    </style:style>
    <style:style style:name="T515" style:family="text">
      <style:text-properties officeooo:rsid="032383a6"/>
    </style:style>
    <style:style style:name="T516" style:family="text">
      <style:text-properties officeooo:rsid="01db11bb"/>
    </style:style>
    <style:style style:name="T517" style:family="text">
      <style:text-properties officeooo:rsid="03271763"/>
    </style:style>
    <style:style style:name="T518" style:family="text">
      <style:text-properties officeooo:rsid="01fa0cf7"/>
    </style:style>
    <style:style style:name="T519" style:family="text">
      <style:text-properties officeooo:rsid="033b82d7"/>
    </style:style>
    <style:style style:name="T520" style:family="text">
      <style:text-properties officeooo:rsid="033c7311"/>
    </style:style>
    <style:style style:name="T521" style:family="text">
      <style:text-properties officeooo:rsid="033c8921"/>
    </style:style>
    <style:style style:name="T522" style:family="text">
      <style:text-properties officeooo:rsid="033d0ed3"/>
    </style:style>
    <style:style style:name="T523" style:family="text">
      <style:text-properties officeooo:rsid="033ef38f"/>
    </style:style>
    <style:style style:name="T524" style:family="text">
      <style:text-properties officeooo:rsid="0341f846"/>
    </style:style>
    <style:style style:name="T525" style:family="text">
      <style:text-properties officeooo:rsid="034269f9"/>
    </style:style>
    <style:style style:name="T526" style:family="text">
      <style:text-properties officeooo:rsid="03441c5d"/>
    </style:style>
    <style:style style:name="T527" style:family="text">
      <style:text-properties officeooo:rsid="03470096"/>
    </style:style>
    <style:style style:name="T528" style:family="text">
      <style:text-properties officeooo:rsid="03473d13"/>
    </style:style>
    <style:style style:name="T529" style:family="text">
      <style:text-properties officeooo:rsid="034c84ff"/>
    </style:style>
    <style:style style:name="T530" style:family="text">
      <style:text-properties officeooo:rsid="034df355"/>
    </style:style>
    <style:style style:name="T531" style:family="text">
      <style:text-properties officeooo:rsid="0350cb5e"/>
    </style:style>
    <style:style style:name="T532" style:family="text">
      <style:text-properties officeooo:rsid="03552c15"/>
    </style:style>
    <style:style style:name="T533" style:family="text">
      <style:text-properties officeooo:rsid="0357d15d"/>
    </style:style>
    <style:style style:name="T534" style:family="text">
      <style:text-properties officeooo:rsid="035afdb9"/>
    </style:style>
    <style:style style:name="T535" style:family="text">
      <style:text-properties officeooo:rsid="035f92c4"/>
    </style:style>
    <style:style style:name="T536" style:family="text">
      <style:text-properties officeooo:rsid="036082d5"/>
    </style:style>
    <style:style style:name="T537" style:family="text">
      <style:text-properties officeooo:rsid="0361874b"/>
    </style:style>
    <style:style style:name="T538" style:family="text">
      <style:text-properties officeooo:rsid="03669a98"/>
    </style:style>
    <style:style style:name="T539" style:family="text">
      <style:text-properties officeooo:rsid="03675b1e"/>
    </style:style>
    <style:style style:name="T540" style:family="text">
      <style:text-properties officeooo:rsid="0368426a"/>
    </style:style>
    <style:style style:name="T541" style:family="text">
      <style:text-properties officeooo:rsid="03694c99"/>
    </style:style>
    <style:style style:name="T542" style:family="text">
      <style:text-properties officeooo:rsid="036ae8a4"/>
    </style:style>
    <style:style style:name="T543" style:family="text">
      <style:text-properties officeooo:rsid="036c6dbc"/>
    </style:style>
    <style:style style:name="T544" style:family="text">
      <style:text-properties officeooo:rsid="036e9474"/>
    </style:style>
    <style:style style:name="T545" style:family="text">
      <style:text-properties style:font-weight-asian="normal" style:font-weight-complex="normal"/>
    </style:style>
    <style:style style:name="T546" style:family="text">
      <style:text-properties officeooo:rsid="036c6dbc" style:font-weight-asian="normal" style:font-weight-complex="normal"/>
    </style:style>
    <style:style style:name="T547" style:family="text">
      <style:text-properties officeooo:rsid="036ae8a4" style:font-weight-asian="normal" style:font-weight-complex="normal"/>
    </style:style>
    <style:style style:name="T548" style:family="text">
      <style:text-properties officeooo:rsid="03705ac2"/>
    </style:style>
    <style:style style:name="T549" style:family="text">
      <style:text-properties officeooo:rsid="0371ea7c"/>
    </style:style>
    <style:style style:name="T550" style:family="text">
      <style:text-properties officeooo:rsid="0375f6e0"/>
    </style:style>
    <style:style style:name="T551" style:family="text">
      <style:text-properties officeooo:rsid="0378b405"/>
    </style:style>
    <style:style style:name="T552" style:family="text">
      <style:text-properties officeooo:rsid="037eadb0"/>
    </style:style>
    <style:style style:name="T553" style:family="text">
      <style:text-properties officeooo:rsid="03801c84"/>
    </style:style>
    <style:style style:name="T554" style:family="text">
      <style:text-properties officeooo:rsid="0382d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44">スタイルシート設計書</text:p>
      <text:p text:style-name="P145"/>
      <text:p text:style-name="P145"/>
      <text:p text:style-name="P146">１．スタイルシート概要</text:p>
      <text:p text:style-name="P147"/>
      <text:p text:style-name="P38">ａ）レイアウト群</text:p>
      <text:p text:style-name="P38">　１）基本レイアウト</text:p>
      <text:p text:style-name="P110">　　① <text:span text:style-name="T80">#container</text:span></text:p>
      <text:p text:style-name="P110">　　　 <text:span text:style-name="T300">ウェブページ表示領域全体。</text:span></text:p>
      <text:p text:style-name="P110">　　② .<text:span text:style-name="T329">main</text:span></text:p>
      <text:p text:style-name="P38">　　　ウェブのグリッドレイアウトのコンテンツの領域<text:span text:style-name="T299">。</text:span></text:p>
      <text:p text:style-name="P110">　　③ .<text:span text:style-name="T329">header</text:span></text:p>
      <text:p text:style-name="P110">　　　 ウェブのコンテンツ全体の領域<text:span text:style-name="T300">。</text:span></text:p>
      <text:p text:style-name="P118">　　④.guide </text:p>
      <text:p text:style-name="P110">　　　 ウェブのコンテンツ全体の領域<text:span text:style-name="T300">。</text:span></text:p>
      <text:p text:style-name="P118">　　⑤.topmenu </text:p>
      <text:p text:style-name="P110">　　　ウェブのナビゲーションの領域<text:span text:style-name="T300">。</text:span></text:p>
      <text:p text:style-name="P110">　　⑥.<text:span text:style-name="T330">headImage</text:span></text:p>
      <text:p text:style-name="P38">　　　</text:p>
      <text:p text:style-name="P110">　　⑦.<text:span text:style-name="T330">footImage</text:span></text:p>
      <text:p text:style-name="P38">　　　</text:p>
      <text:p text:style-name="P110">　　⑧.<text:span text:style-name="T330">footer</text:span></text:p>
      <text:p text:style-name="P38">　　　</text:p>
      <text:p text:style-name="P111"><text:span text:style-name="T299">　　</text:span><text:span text:style-name="T302">⑨.loading</text:span></text:p>
      <text:p text:style-name="P126">　　　ページの読み込み時に画像やテキストが表示される領域。</text:p>
      <text:p text:style-name="P112"><text:span text:style-name="T302">　2</text:span><text:span text:style-name="T299">）ご入会メリット、ご予約までの流れレイアウト(共通)</text:span></text:p>
      <text:p text:style-name="P113"><text:span text:style-name="T299">　　①.</text:span><text:span text:style-name="T303">merit</text:span></text:p>
      <text:p text:style-name="P127">　　　ご入会メリット全体表示部分領域。</text:p>
      <text:p text:style-name="P112"><text:span text:style-name="T302">　　②.</text:span><text:span text:style-name="T303">meritTitle</text:span></text:p>
      <text:p text:style-name="P128">　　　ご入会メリットタイトル部分。</text:p>
      <text:p text:style-name="P119"><text:span text:style-name="T303">　　③.</text:span><text:span text:style-name="T299">meritTitleText</text:span></text:p>
      <text:p text:style-name="P129">　　　ご入会メリットタイトルテキスト部分。</text:p>
      <text:p text:style-name="P129">　　④.meritToExperience</text:p>
      <text:p text:style-name="P129">　　　体験レッスンへのリンク画像を表示する領域。</text:p>
      <text:p text:style-name="P129">　　⑤.merit dt</text:p>
      <text:p text:style-name="P129">　　　ご入会メリット帯の部分領域。</text:p>
      <text:p text:style-name="P129">　　⑥.merit dd</text:p>
      <text:p text:style-name="P129">　　　ご入会メリット本文領域</text:p>
      <text:p text:style-name="P39">　<text:span text:style-name="T346">3</text:span>）ギャラリー画像タイトルレイアウト</text:p>
      <text:p text:style-name="P39">　　① .photo<text:span text:style-name="T347">Gallery</text:span></text:p>
      <text:p text:style-name="P39">　　　 写真ギャラリータイトル部分全体領域<text:span text:style-name="T300">。</text:span></text:p>
      <text:p text:style-name="P39">　　② .<text:span text:style-name="T347">galleryImgLeft</text:span></text:p>
      <text:p text:style-name="P39">　　　 <text:span text:style-name="T300">ギャラリー画像タイトル部分の左の画像。</text:span></text:p>
      <text:p text:style-name="P39">　　③ .<text:span text:style-name="T348">galleryTitleText </text:span></text:p>
      <text:p text:style-name="P114"><text:span text:style-name="T302">　　　 </text:span><text:span text:style-name="T300">ギャラリー画像タイトル部分のタイトルテキスト。</text:span></text:p>
      <text:p text:style-name="P40">　　③ .<text:span text:style-name="T348">galleryImgRight </text:span></text:p>
      <text:p text:style-name="P115"><text:span text:style-name="T302">　　　 </text:span><text:span text:style-name="T300">ギャラリー画像タイトル部分の右の画像。</text:span></text:p>
      <text:p text:style-name="P41">　<text:span text:style-name="T348">4</text:span>）ギャラリー画像レイアウト</text:p>
      <text:p text:style-name="P41">　　① .<text:span text:style-name="T331">footGallery</text:span>（<text:span text:style-name="T332">SmoothDivScroll, fancybox</text:span>）</text:p>
      <text:p text:style-name="P41">　　　 コース案内のギャラリー<text:span text:style-name="T300">。</text:span></text:p>
      <text:p text:style-name="P41">　　② .<text:span text:style-name="T331">footGallery a</text:span>（<text:span text:style-name="T332">SmoothDivScroll,fancybox</text:span>）</text:p>
      <text:p text:style-name="P41">　　　 コース案内のギャラリーの画像をラップするタグ<text:span text:style-name="T300">。</text:span></text:p>
      <text:p text:style-name="P41">　　③ .<text:span text:style-name="T331">footGallery img</text:span>（<text:span text:style-name="T332">SmoothDivScroll,fancybox</text:span>）</text:p>
      <text:p text:style-name="P113"><text:span text:style-name="T302">　　　 コース案内のギャラリーの画像</text:span><text:span text:style-name="T300">。</text:span></text:p>
      <text:p text:style-name="P38">　<text:span text:style-name="T348">5</text:span>）コース案内、レッスンスケジュールテーブルレイアウト</text:p>
      <text:p text:style-name="P38">　　① .guideTable</text:p>
      <text:p text:style-name="P40">　　　 コース案内、レッスンスケジュールテーブル<text:span text:style-name="T304">テーブル全体領域。</text:span></text:p>
      <text:p text:style-name="P38">　　② .<text:span text:style-name="T348">guideTable .summary</text:span></text:p>
      <text:p text:style-name="P40">　　　 コース案内、レッスンスケジュールテーブルテーブルの概要領域。</text:p>
      <text:p text:style-name="P40">　　③.<text:span text:style-name="T348">guideTable th</text:span></text:p>
      <text:p text:style-name="P40">　　　 コース案内、レッスンスケジュールテーブルテーブルの見出し領域。</text:p>
      <text:p text:style-name="P40">　　④.<text:span text:style-name="T348">guideTable td</text:span></text:p>
      <text:p text:style-name="P40"><text:soft-page-break/>　　　 コース案内、レッスンスケジュールテーブルテーブルの本文領域。</text:p>
      <text:p text:style-name="P40">　　⑤.<text:span text:style-name="T348">guideTable .price</text:span></text:p>
      <text:p text:style-name="P40">　　　 コース案内、レッスンスケジュールテーブルテーブルの本文で価格の領域。</text:p>
      <text:p text:style-name="P41"><text:span text:style-name="T299">　</text:span><text:span text:style-name="T304">6</text:span><text:span text:style-name="T301">）体験レッスン案内テーブルレイアウト</text:span></text:p>
      <text:p text:style-name="P130">　　<text:span text:style-name="T298">① .specialGuide</text:span></text:p>
      <text:p text:style-name="P38">　　　体験レッスン案内テーブル全体領域。</text:p>
      <text:p text:style-name="P107"><text:span text:style-name="T444">　　② .</text:span><text:span text:style-name="T445">specialGuide .summary</text:span></text:p>
      <text:p text:style-name="P95">　　　体験レッスン案内テーブル概要領域 (5の②と同じスタイル)。</text:p>
      <text:p text:style-name="P95">　　③.specialGuide th</text:p>
      <text:p text:style-name="P95">　　　体験レッスン案内テーブル見出し領域。(文字が左寄りになっただけ)。</text:p>
      <text:p text:style-name="P95">　　④specialGiuide td</text:p>
      <text:p text:style-name="P95">　　　体験レッスン案内テーブル本文領域。(5の④と同じスタイル)。</text:p>
      <text:p text:style-name="P108">　 <text:span text:style-name="T343">7</text:span><text:span text:style-name="T307">）箇条書きリストレイアウト</text:span></text:p>
      <text:p text:style-name="P109"><text:span text:style-name="T308">　　①.l</text:span><text:span text:style-name="T309">ist</text:span></text:p>
      <text:p text:style-name="P131">　　　箇条書き全体領域。</text:p>
      <text:p text:style-name="P131">　　②.listHead</text:p>
      <text:p text:style-name="P131">　　　箇条書きの概要領域。</text:p>
      <text:p text:style-name="P131">　　③.listText</text:p>
      <text:p text:style-name="P131">　　　箇条書きの本文領域。</text:p>
      <text:p text:style-name="P131">　８｝お問い合わせフォーム</text:p>
      <text:p text:style-name="P131">　　①.contact dl</text:p>
      <text:p text:style-name="P131">　　　お問い合わせフォーム全体領域。</text:p>
      <text:p text:style-name="P131">　　②.contactForm dt</text:p>
      <text:p text:style-name="P131">　　　お問い合わせフォーム見出し領域。</text:p>
      <text:p text:style-name="P131">　　③.textRed</text:p>
      <text:p text:style-name="P131">　　　必須事項アイテム領域。</text:p>
      <text:p text:style-name="P131">　　④.formRuby</text:p>
      <text:p text:style-name="P131">　　　見出しのルビ領域。</text:p>
      <text:p text:style-name="P131">　　⑤.contactForm input[type=”text”], .contactForm input[type=”email”]</text:p>
      <text:p text:style-name="P131">　　　お問い合わせフォームテキストボックス領域</text:p>
      <text:p text:style-name="P131">　　⑥.contactForm input</text:p>
      <text:p text:style-name="P131">　　　お問い合わせフォームアイテム群</text:p>
      <text:p text:style-name="P131">　　⑦.contctForm .submitButton</text:p>
      <text:p text:style-name="P131">　　　送信ボタン領域。</text:p>
      <text:p text:style-name="P131">　９｝ダイアログ領域</text:p>
      <text:p text:style-name="P109"><text:span text:style-name="T309">　　①.</text:span><text:span text:style-name="T310">reservedSummary</text:span></text:p>
      <text:p text:style-name="P132">　　　ダイアログ全体領域。</text:p>
      <text:p text:style-name="P132">　　②.reservesSummary</text:p>
      <text:p text:style-name="P132">　　　ダイアログ概要領域。</text:p>
      <text:p text:style-name="P148"><text:span text:style-name="T385">　　③.</text:span><text:span text:style-name="T82">radioButtonSpecialConstruct</text:span></text:p>
      <text:p text:style-name="P149"><text:span text:style-name="T83">　　　</text:span><text:span text:style-name="T116">ダイアログ作品領域。</text:span></text:p>
      <text:p text:style-name="P149"><text:span text:style-name="T116">　　④</text:span><text:span text:style-name="T83">.</text:span><text:span text:style-name="T82">radioButtonSpecialSchedule</text:span></text:p>
      <text:p text:style-name="P149"><text:span text:style-name="T83">　　　</text:span><text:span text:style-name="T116">ダイアログ時限領域。</text:span></text:p>
      <text:p text:style-name="P149"><text:span text:style-name="T116">　　⑤</text:span><text:span text:style-name="T83">.subInfo</text:span></text:p>
      <text:p text:style-name="P156"><text:span text:style-name="T82">　　　</text:span><text:span text:style-name="T84">ダイアログ予備情報領域</text:span></text:p>
      <text:p text:style-name="P156"><text:span text:style-name="T84">　</text:span><text:span text:style-name="T85">10）ブログレイアウト</text:span></text:p>
      <text:p text:style-name="P356"><text:span text:style-name="T106">　　</text:span><text:span text:style-name="T85">①</text:span><text:span text:style-name="T106">.blogRightContent</text:span></text:p>
      <text:p text:style-name="P352"><text:span text:style-name="T106">　　　ブログ記事右側。</text:span></text:p>
      <text:p text:style-name="P356"><text:span text:style-name="T85">　　</text:span><text:span text:style-name="T106">②</text:span><text:span text:style-name="T85">.</text:span><text:span text:style-name="T106">blog</text:span></text:p>
      <text:p text:style-name="P355"><text:span text:style-name="T106">　　　ブログ記事を囲む枠。</text:span></text:p>
      <text:p text:style-name="P352"><text:span text:style-name="T85">　　③.blogArticle</text:span></text:p>
      <text:p text:style-name="P281">　　　ブログ記事本体。</text:p>
      <text:p text:style-name="P352"><text:span text:style-name="T85">　　④.blogArticle</text:span><text:span text:style-name="T86">Title</text:span></text:p>
      <text:p text:style-name="P283">　　　ブログ記事のタイトル領域。</text:p>
      <text:p text:style-name="P352"><text:span text:style-name="T85">　　</text:span><text:span text:style-name="T86">⑤</text:span><text:span text:style-name="T85">.blogArticle</text:span><text:span text:style-name="T86">Title </text:span><text:span text:style-name="T111">&gt; *</text:span></text:p>
      <text:p text:style-name="P283">　　　ブログ記事のタイトル領域直下の要素。</text:p>
      <text:p text:style-name="P352"><text:span text:style-name="T86">　　⑥.</text:span><text:span text:style-name="T85">blogArticle</text:span><text:span text:style-name="T86">TitleText</text:span></text:p>
      <text:p text:style-name="P283">　　　ブログ記事のタイトル。</text:p>
      <text:p text:style-name="P352"><text:span text:style-name="T86">　　⑦.</text:span><text:span text:style-name="T85">blogArticle</text:span><text:span text:style-name="T86">Date</text:span></text:p>
      <text:p text:style-name="P283">　　　ブログ記事の日付。</text:p>
      <text:p text:style-name="P352"><text:span text:style-name="T86">　　⑧.</text:span><text:span text:style-name="T85">blogArticl</text:span><text:span text:style-name="T87">e</text:span><text:span text:style-name="T86">UserName</text:span></text:p>
      <text:p text:style-name="P283">　　　ブログ記事のユーザ名。</text:p>
      <text:p text:style-name="P281">　　⑨.blogArticleImages</text:p>
      <text:p text:style-name="P281"><text:soft-page-break/>　　　ブログ記事の画像の領域。</text:p>
      <text:p text:style-name="P281">　　⑩.blogArticleImage</text:p>
      <text:p text:style-name="P281">　　　ブログ記事の画像。</text:p>
      <text:p text:style-name="P352"><text:span text:style-name="T86">　　⑪.</text:span><text:span text:style-name="T85">blogArticl</text:span><text:span text:style-name="T87">e</text:span><text:span text:style-name="T86">.</text:span><text:span text:style-name="T85">blogArticl</text:span><text:span text:style-name="T87">e</text:span><text:span text:style-name="T88">Text</text:span></text:p>
      <text:p text:style-name="P274">　　　ブログ記事の本文。</text:p>
      <text:p text:style-name="P355"><text:span text:style-name="T106">　　⑫.blogLeftContent</text:span></text:p>
      <text:p text:style-name="P355"><text:span text:style-name="T106">　　　ブログ記事左側。</text:span></text:p>
      <text:p text:style-name="P275">　　⑬.<text:span text:style-name="T514">calendar</text:span></text:p>
      <text:p text:style-name="P274">　　　ブログ記事を日付で選択するためのカレンダー。<text:span text:style-name="T514">Datepickerによるカレンダーを置く枠となる。</text:span></text:p>
      <text:p text:style-name="P274">　　⑭.<text:span text:style-name="T514">calendar &gt; div</text:span></text:p>
      <text:p text:style-name="P274">　　　ブログページ用の<text:span text:style-name="T515">Datepickerによる</text:span>カレンダー<text:span text:style-name="T514">。</text:span></text:p>
      <text:p text:style-name="P274">　　⑮.<text:span text:style-name="T515">currentArticleList</text:span></text:p>
      <text:p text:style-name="P274">　　　最新記事一覧。</text:p>
      <text:p text:style-name="P352"><text:span text:style-name="T89">　　</text:span><text:span text:style-name="T90">⑯</text:span><text:span text:style-name="T86">.</text:span><text:span text:style-name="T107">currentArticleList</text:span><text:span text:style-name="T90">Title</text:span></text:p>
      <text:p text:style-name="P276">　　　<text:span text:style-name="T516">最新記事一覧 </text:span>のタイトル部分。</text:p>
      <text:p text:style-name="P352"><text:span text:style-name="T90">　　⑰</text:span><text:span text:style-name="T86">.</text:span><text:span text:style-name="T107">currentArticleList</text:span><text:span text:style-name="T90">Content</text:span></text:p>
      <text:p text:style-name="P276">　　　<text:span text:style-name="T516">最新記事一覧 </text:span>の項目。</text:p>
      <text:p text:style-name="P352"><text:span text:style-name="T90">　　⑱</text:span><text:span text:style-name="T86">.</text:span><text:span text:style-name="T107">currentArticleList</text:span><text:span text:style-name="T90">Content</text:span><text:span text:style-name="T112">Link</text:span></text:p>
      <text:p text:style-name="P276">　　　<text:span text:style-name="T516">最新記事一覧 </text:span>の項目のリンク。</text:p>
      <text:p text:style-name="P352"><text:span text:style-name="T90">　　⑲</text:span><text:span text:style-name="T86">.</text:span><text:span text:style-name="T107">currentArticleList</text:span><text:span text:style-name="T90">ContentDate</text:span></text:p>
      <text:p text:style-name="P276">　　　<text:span text:style-name="T516">最新記事一覧 </text:span>の項目の日付部分。</text:p>
      <text:p text:style-name="P352"><text:span text:style-name="T90">　　</text:span><text:span text:style-name="T111">⑳</text:span><text:span text:style-name="T86">.</text:span><text:span text:style-name="T107">currentArticleList</text:span><text:span text:style-name="T90">Content</text:span><text:span text:style-name="T108">User</text:span></text:p>
      <text:p text:style-name="P276">　　　<text:span text:style-name="T516">最新記事一覧 </text:span>の項目のユーザ名。</text:p>
      <text:p text:style-name="P352"><text:span text:style-name="T90">　　</text:span><text:span text:style-name="T111">2</text:span><text:span text:style-name="T113">1</text:span><text:span text:style-name="T86">.</text:span><text:span text:style-name="T107">currentArticleList</text:span><text:span text:style-name="T88"> </text:span><text:span text:style-name="T90">ContentTitle</text:span></text:p>
      <text:p text:style-name="P276">　　　<text:span text:style-name="T516">最新記事一覧 </text:span>の項目の記事タイトル。</text:p>
      <text:p text:style-name="P352"><text:span text:style-name="T88">　　</text:span><text:span text:style-name="T111">2</text:span><text:span text:style-name="T113">2</text:span><text:span text:style-name="T86">.</text:span><text:span text:style-name="T85">blogArticl</text:span><text:span text:style-name="T87">e</text:span><text:span text:style-name="T89">ListButton</text:span></text:p>
      <text:p text:style-name="P285">　　　ブログ画面でのブログリストを呼び出すボタン。</text:p>
      <text:p text:style-name="P352"><text:span text:style-name="T89">　　</text:span><text:span text:style-name="T110">2</text:span><text:span text:style-name="T113">3</text:span><text:span text:style-name="T86">.</text:span><text:span text:style-name="T85">blog</text:span><text:span text:style-name="T89">ArticleList</text:span></text:p>
      <text:p text:style-name="P285">　　　ブログリスト。</text:p>
      <text:p text:style-name="P352"><text:span text:style-name="T89">　　</text:span><text:span text:style-name="T110">2</text:span><text:span text:style-name="T113">4</text:span><text:span text:style-name="T86">.</text:span><text:span text:style-name="T85">blog</text:span><text:span text:style-name="T89">ArticleList</text:span><text:span text:style-name="T90">Title</text:span></text:p>
      <text:p text:style-name="P276">　　　ブログリストのタイトル部分。</text:p>
      <text:p text:style-name="P352"><text:span text:style-name="T90">　　2</text:span><text:span text:style-name="T113">5</text:span><text:span text:style-name="T86">.</text:span><text:span text:style-name="T85">blog</text:span><text:span text:style-name="T89">ArticleList</text:span><text:span text:style-name="T90">Content</text:span></text:p>
      <text:p text:style-name="P276">　　　ブログリストの項目。</text:p>
      <text:p text:style-name="P352"><text:span text:style-name="T90">　　</text:span><text:span text:style-name="T109">2</text:span><text:span text:style-name="T113">6</text:span><text:span text:style-name="T86">.</text:span><text:span text:style-name="T85">blog</text:span><text:span text:style-name="T89">ArticleList</text:span><text:span text:style-name="T90">ContentDate</text:span></text:p>
      <text:p text:style-name="P276">　　　ブログリストの項目の日付部分。</text:p>
      <text:p text:style-name="P352"><text:span text:style-name="T90">　　</text:span><text:span text:style-name="T109">2</text:span><text:span text:style-name="T113">7</text:span><text:span text:style-name="T86">.</text:span><text:span text:style-name="T85">blog</text:span><text:span text:style-name="T89">ArticleList</text:span><text:span text:style-name="T90">ContentTitle</text:span></text:p>
      <text:p text:style-name="P276">　　　ブログリストの項目の記事タイトル。</text:p>
      <text:p text:style-name="P352"><text:span text:style-name="T90">　　</text:span><text:span text:style-name="T153">2</text:span><text:span text:style-name="T158">8</text:span><text:span text:style-name="T132">#pageslide(pageslide)</text:span></text:p>
      <text:p text:style-name="P375"><text:span text:style-name="T165">　　　</text:span><text:span text:style-name="T166">jQueryプラグイン「pageslide」で指定するタグのID。</text:span></text:p>
      <text:p text:style-name="P376"><text:span text:style-name="T167">　　29</text:span><text:span text:style-name="T168">.blogArticleImage</text:span><text:span text:style-name="T167">[src=””]</text:span></text:p>
      <text:p text:style-name="P376"><text:span text:style-name="T167">　　　ブログ記事の空画像。</text:span></text:p>
      <text:p text:style-name="P12">11）トップページトピックレイアウト</text:p>
      <text:p text:style-name="P157"><text:span text:style-name="T91">　　①.</text:span><text:span text:style-name="T92">topic</text:span></text:p>
      <text:p text:style-name="P13">　　　トップページで最新の記事見出しを表示する小ウィンドウ。</text:p>
      <text:p text:style-name="P158"><text:span text:style-name="T92">　　②</text:span><text:span text:style-name="T91">.</text:span><text:span text:style-name="T92">topic</text:span><text:span text:style-name="T93">Title</text:span></text:p>
      <text:p text:style-name="P14">　　　トピックのタイトル部分。</text:p>
      <text:p text:style-name="P158"><text:span text:style-name="T93">　　③</text:span><text:span text:style-name="T91">.</text:span><text:span text:style-name="T92">topic</text:span><text:span text:style-name="T93">TitleDeco</text:span></text:p>
      <text:p text:style-name="P158"><text:span text:style-name="T93">　　　トピックのタイトル部分の「New」の文字。</text:span></text:p>
      <text:p text:style-name="P365"><text:span text:style-name="T93">　　④</text:span><text:span text:style-name="T91">.</text:span><text:span text:style-name="T92">topic</text:span><text:span text:style-name="T114">Border</text:span></text:p>
      <text:p text:style-name="P286">　　　トピックの境界線。</text:p>
      <text:p text:style-name="P365"><text:span text:style-name="T93">　　⑤</text:span><text:span text:style-name="T91">.</text:span><text:span text:style-name="T92">topic</text:span><text:span text:style-name="T93">Content</text:span></text:p>
      <text:p text:style-name="P286">　　　トピックの最新記事見出しの一覧を表示する領域。</text:p>
      <text:p text:style-name="P365"><text:span text:style-name="T93">　　⑥</text:span><text:span text:style-name="T91">.</text:span><text:span text:style-name="T92">topic</text:span><text:span text:style-name="T93">contentImage</text:span></text:p>
      <text:p text:style-name="P14">　　　トピックの最新記事の画像。</text:p>
      <text:p text:style-name="P158"><text:span text:style-name="T93">　　⑦</text:span><text:span text:style-name="T91">.</text:span><text:span text:style-name="T92">topic</text:span><text:span text:style-name="T93">ContentDate</text:span></text:p>
      <text:p text:style-name="P14">　　　トピックの最新記事の日付。</text:p>
      <text:p text:style-name="P158"><text:span text:style-name="T93">　</text:span><text:span text:style-name="T94">12）マイページレイアウト</text:span></text:p>
      <text:p text:style-name="P16">　　①.myPageReserved</text:p>
      <text:p text:style-name="P16">　　　マイページの予約一覧の領域。</text:p>
      <text:p text:style-name="P159"><text:span text:style-name="T94">　　②.myPageReserved</text:span><text:span text:style-name="T97">Title</text:span></text:p>
      <text:p text:style-name="P16">　　　マイページの予約一覧の領域のタイトル。</text:p>
      <text:p text:style-name="P16">　　③.myPageReservedList</text:p>
      <text:p text:style-name="P17">　　　予約一覧。</text:p>
      <text:p text:style-name="P158"><text:soft-page-break/><text:span text:style-name="T94">　　④.</text:span><text:span text:style-name="T95">myPageReservedC</text:span><text:span text:style-name="T94">alendar</text:span></text:p>
      <text:p text:style-name="P18">　　　カレンダー。</text:p>
      <text:p text:style-name="P159"><text:span text:style-name="T94">　　⑤.</text:span><text:span text:style-name="T95">myPage</text:span><text:span text:style-name="T96">Blog</text:span></text:p>
      <text:p text:style-name="P22">　　　マイページのブログの領域。</text:p>
      <text:p text:style-name="P159"><text:span text:style-name="T94">　　⑥.</text:span><text:span text:style-name="T95">myPage</text:span><text:span text:style-name="T96">Blog</text:span><text:span text:style-name="T97">Title</text:span></text:p>
      <text:p text:style-name="P22">　　　マイページのブログの領域のタイトル。</text:p>
      <text:p text:style-name="P159"><text:span text:style-name="T96">　　⑦</text:span><text:span text:style-name="T94">.</text:span><text:span text:style-name="T95">myPage</text:span><text:span text:style-name="T96">BlogButton</text:span></text:p>
      <text:p text:style-name="P23">　　　ブログ関連のボタン。</text:p>
      <text:p text:style-name="P23">　13）ブログ記事作成ページレイアウト</text:p>
      <text:p text:style-name="P23">　　①.blogEditImages</text:p>
      <text:p text:style-name="P9">　　　ブログの画像編集領域。</text:p>
      <text:p text:style-name="P160"><text:span text:style-name="T89">　　②</text:span><text:span text:style-name="T96">.blogEditImagesSection</text:span></text:p>
      <text:p text:style-name="P23">　　　画像1つに対する編集領域。</text:p>
      <text:p text:style-name="P160"><text:span text:style-name="T96">　　③.blogEditImages</text:span><text:span text:style-name="T98">Section</text:span><text:span text:style-name="T96">Image</text:span></text:p>
      <text:p text:style-name="P23">　　　画像サムネイル。</text:p>
      <text:p text:style-name="P23">　　④.blogEditImagesSectionAddButton</text:p>
      <text:p text:style-name="P23">　　　画像の追加ボタン。</text:p>
      <text:p text:style-name="P23">　　⑤.blogEditImagesSectionDeleteButton</text:p>
      <text:p text:style-name="P23">　　　画像の削除ボタン。</text:p>
      <text:p text:style-name="P23">　　⑥.blogEditText</text:p>
      <text:p text:style-name="P23">　　　ブログの本文編集領域。</text:p>
      <text:p text:style-name="P23">　　⑦.blogEditTextarea</text:p>
      <text:p text:style-name="P23">　　　本文を編集するためのテキストエリア。</text:p>
      <text:p text:style-name="P23">　　⑧.blogEditButtons</text:p>
      <text:p text:style-name="P23">　　　ブログ記事作成の確定・キャンセルボタンの領域。</text:p>
      <text:p text:style-name="P23">　　⑨.blogEditButtonsOKButton</text:p>
      <text:p text:style-name="P23">　　　ブログ記事作成を確定するボタン。</text:p>
      <text:p text:style-name="P23">　　⑩.blogEditButtonsCancelButton</text:p>
      <text:p text:style-name="P23">　　　ブログ記事作成をキャンセルするボタン。</text:p>
      <text:p text:style-name="P192">　<text:span text:style-name="T451">14</text:span>）タブレイアウト</text:p>
      <text:p text:style-name="P192">　　① <text:span text:style-name="T37">.tabContainer</text:span><text:span text:style-name="T312"> </text:span><text:span text:style-name="T37">（</text:span><text:span text:style-name="T38">easytabs</text:span><text:span text:style-name="T37">）</text:span></text:p>
      <text:p text:style-name="P192">　　　 <text:span text:style-name="T300">タブ関連のアイテムを格納する領域。</text:span></text:p>
      <text:p text:style-name="P192">　　② <text:span text:style-name="T37">.tabContainer</text:span><text:span text:style-name="T38"> ul (easytabs)</text:span></text:p>
      <text:p text:style-name="P192">　　　 <text:span text:style-name="T300">タブのボタンをまとめる領域。</text:span></text:p>
      <text:p text:style-name="P192">　　③<text:span text:style-name="T37"> .tabContainer</text:span><text:span text:style-name="T38"> ul li (easytabs)</text:span></text:p>
      <text:p text:style-name="P192">　　　 <text:span text:style-name="T299">タブのボタン</text:span></text:p>
      <text:p text:style-name="P192">　　④ <text:span text:style-name="T37">.tabContainer</text:span><text:span text:style-name="T38"> ul li a (easytabs)</text:span></text:p>
      <text:p text:style-name="P192">　　　 <text:span text:style-name="T299">タブのボタンのテキスト</text:span></text:p>
      <text:p text:style-name="P192">　　⑤ <text:span text:style-name="T37">.tabContainer</text:span><text:span text:style-name="T38"> ul li active (easytabs)</text:span></text:p>
      <text:p text:style-name="P192">　　　 選択状態の<text:span text:style-name="T299">タブのボタン</text:span></text:p>
      <text:p text:style-name="P192">　　⑥ <text:span text:style-name="T37">.tabContainer</text:span><text:span text:style-name="T38"> ul li:</text:span><text:span text:style-name="T45">hover</text:span><text:span text:style-name="T38"> (easytabs)</text:span></text:p>
      <text:p text:style-name="P192">　　　 <text:span text:style-name="T299">タブのボタンにカーソルを合わせたときのスタイルシート</text:span></text:p>
      <text:p text:style-name="P205"><text:span text:style-name="T299">　　⑦</text:span><text:span text:style-name="T48">.</text:span><text:span text:style-name="T49">panelContainer</text:span></text:p>
      <text:p text:style-name="P245">　　　タブのコンテンツをまとめ、表示する領域。</text:p>
      <text:p text:style-name="P244"><text:span text:style-name="T305">　　⑧</text:span><text:span text:style-name="T49">.tabPanel</text:span></text:p>
      <text:p text:style-name="P246">　　　タブのコンテンツ。</text:p>
      <text:p text:style-name="P192">　<text:span text:style-name="T476">15）管理画面レイアウト</text:span></text:p>
      <text:p text:style-name="P203">　　①.<text:span text:style-name="T481">contentManagement</text:span></text:p>
      <text:p text:style-name="P203">　　　管理画面のコンテンツをまとめるタグ。<text:span text:style-name="T482">tabContainerに相当する。</text:span></text:p>
      <text:p text:style-name="P204">　　② <text:span text:style-name="T37">.tabContainer</text:span><text:span text:style-name="T38"> ul (easytabs)</text:span></text:p>
      <text:p text:style-name="P204">　　　 <text:span text:style-name="T300">タブのボタンをまとめる領域。</text:span></text:p>
      <text:p text:style-name="P204">　　③<text:span text:style-name="T37"> .tabContainer</text:span><text:span text:style-name="T38"> ul li (easytabs)</text:span></text:p>
      <text:p text:style-name="P204">　　　 <text:span text:style-name="T299">タブのボタン。</text:span></text:p>
      <text:p text:style-name="P204">　　④ <text:span text:style-name="T37">.tabContainer</text:span><text:span text:style-name="T38"> ul li a (easytabs)</text:span></text:p>
      <text:p text:style-name="P204">　　　 <text:span text:style-name="T299">タブのボタンのテキスト</text:span></text:p>
      <text:p text:style-name="P204">　　⑤ <text:span text:style-name="T37">.tabContainer</text:span><text:span text:style-name="T38"> ul li active (easytabs)</text:span></text:p>
      <text:p text:style-name="P204">　　　 選択状態の<text:span text:style-name="T299">タブのボタン</text:span></text:p>
      <text:p text:style-name="P204">　　⑥ <text:span text:style-name="T37">.tabContainer</text:span><text:span text:style-name="T38"> ul li:</text:span><text:span text:style-name="T45">hover</text:span><text:span text:style-name="T38"> (easytabs)</text:span></text:p>
      <text:p text:style-name="P204">　　　 <text:span text:style-name="T299">タブのボタンにカーソルを合わせたときのスタイルシート</text:span></text:p>
      <text:p text:style-name="P206"><text:span text:style-name="T299">　　⑦</text:span><text:span text:style-name="T48">.</text:span><text:span text:style-name="T50">editContent</text:span></text:p>
      <text:p text:style-name="P243"><text:span text:style-name="T305">　　　タブのコンテンツをまとめ、表示する領域。.</text:span><text:span text:style-name="T306">panelContainerに相当する。</text:span></text:p>
      <text:p text:style-name="P247">　　⑧.tabPanel</text:p>
      <text:p text:style-name="P247">　　　タブのコンテンツ。</text:p>
      <text:p text:style-name="P206"><text:soft-page-break/>　　⑨.<text:span text:style-name="T476">keyAndValue</text:span></text:p>
      <text:p text:style-name="P192">　　　<text:span text:style-name="T476">JSONのキー名のタグと値のテキストエリア1つずつを1組にしてまとめるタグのクラス。</text:span></text:p>
      <text:p text:style-name="P192">　　⑩.<text:span text:style-name="T476">keys</text:span></text:p>
      <text:p text:style-name="P192">　　　<text:span text:style-name="T476">JSONのキー名のタグを囲むタグのクラス。</text:span></text:p>
      <text:p text:style-name="P192">　　⑪.<text:span text:style-name="T476">key</text:span></text:p>
      <text:p text:style-name="P192">　　　<text:span text:style-name="T476">JSONのキー名のタグのクラス。</text:span></text:p>
      <text:p text:style-name="P192">　　⑫.<text:span text:style-name="T476">currentKey</text:span></text:p>
      <text:p text:style-name="P192">　　　.<text:span text:style-name="T476">keysの中の最後尾の要素のクラス。</text:span></text:p>
      <text:p text:style-name="P216">　　⑬.<text:span text:style-name="T476">values</text:span></text:p>
      <text:p text:style-name="P216">　　　<text:span text:style-name="T476">JSONのキーに対する値を編集するためのテキストエリアをまとめるタグのクラス。</text:span></text:p>
      <text:p text:style-name="P217">　　⑭.<text:span text:style-name="T476">value</text:span></text:p>
      <text:p text:style-name="P217">　　　<text:span text:style-name="T476">JSONのキーに対する値を編集するためのテキストエリアとラベルのペアをまとめるタグのクラス。</text:span></text:p>
      <text:p text:style-name="P217">　　⑮.<text:span text:style-name="T476">value label</text:span></text:p>
      <text:p text:style-name="P217">　　　プロパティ名<text:span text:style-name="T494">のラベル。</text:span></text:p>
      <text:p text:style-name="P217">　　⑯.<text:span text:style-name="T476">value textarea</text:span></text:p>
      <text:p text:style-name="P217">　　　プロパティの値を編集するテキストボックス<text:span text:style-name="T476">。</text:span></text:p>
      <text:p text:style-name="P227"><text:span text:style-name="T191">　　⑰.</text:span><text:span text:style-name="T207">value </text:span><text:span text:style-name="T210">input[type=”file”]</text:span></text:p>
      <text:p text:style-name="P227">　　　画像のパスを指定するボタン。非表示。</text:p>
      <text:p text:style-name="P228"><text:span text:style-name="T191">　　</text:span><text:span text:style-name="T207">⑱</text:span><text:span text:style-name="T191">.</text:span><text:span text:style-name="T207">value </text:span><text:span text:style-name="T211">button</text:span></text:p>
      <text:p text:style-name="P227">　　　画像のパスを指定するボタンの代わりのボタン。</text:p>
      <text:p text:style-name="P228"><text:span text:style-name="T207">　　⑲</text:span><text:span text:style-name="T191">.</text:span><text:span text:style-name="T208">key:after</text:span></text:p>
      <text:p text:style-name="P213"><text:span text:style-name="T208">　　　</text:span><text:span text:style-name="T233">keyの後に配置する矢印</text:span><text:span text:style-name="T207">。</text:span></text:p>
      <text:p text:style-name="P213"><text:span text:style-name="T207">　　⑳</text:span><text:span text:style-name="T191">.</text:span><text:span text:style-name="T208">key.</text:span><text:span text:style-name="T209">currentKey</text:span><text:span text:style-name="T208">:after</text:span></text:p>
      <text:p text:style-name="P213"><text:span text:style-name="T208">　　　</text:span><text:span text:style-name="T233">keyの後に配置する矢印を打ち消すスタイルシート</text:span><text:span text:style-name="T207">。</text:span></text:p>
      <text:p text:style-name="P250">　<text:span text:style-name="T476">16）テキスト編集ポップアップレイアウト</text:span></text:p>
      <text:p text:style-name="P250">　　①<text:span text:style-name="T37">.</text:span><text:span text:style-name="T51">textEditPopup</text:span></text:p>
      <text:p text:style-name="P250">　　　<text:span text:style-name="T499">jQueryプラグイン「SmalliPopup」によるテキスト編集のためのポップアップの外枠タグ。</text:span></text:p>
      <text:p text:style-name="P250">　　②<text:span text:style-name="T37">.</text:span><text:span text:style-name="T51">textEditPopupBody</text:span></text:p>
      <text:p text:style-name="P250">　　　ポップアップの本体のタグ。</text:p>
      <text:p text:style-name="P250">　　③<text:span text:style-name="T37">.</text:span><text:span text:style-name="T51">textEditPopupBody h4</text:span></text:p>
      <text:p text:style-name="P250">　　　ポップアップの前書きのタグ。</text:p>
      <text:p text:style-name="P250">　　④<text:span text:style-name="T37">.</text:span><text:span text:style-name="T51">textEditPopupBody textarea</text:span></text:p>
      <text:p text:style-name="P250">　　　テキスト編集用のテキストエリア。</text:p>
      <text:p text:style-name="P250">　　⑤<text:span text:style-name="T37">.</text:span><text:span text:style-name="T52">smallipopup-instance</text:span></text:p>
      <text:p text:style-name="P250">　　　<text:span text:style-name="T500">SmalliPopupによるポップアップの外枠のデフォルトのスタイルシート。</text:span></text:p>
      <text:p text:style-name="P250">　<text:span text:style-name="T542">17）ギャラリーレイアウト</text:span></text:p>
      <text:p text:style-name="P250">　　①.<text:span text:style-name="T542">gallery</text:span></text:p>
      <text:p text:style-name="P250">　　　ギャラリー本体。</text:p>
      <text:p text:style-name="P250">　　②.<text:span text:style-name="T543">photo</text:span></text:p>
      <text:p text:style-name="P250">　　　写真<text:span text:style-name="T542">1枚に対するボックス。</text:span></text:p>
      <text:p text:style-name="P250">　　③.<text:span text:style-name="T542">photoImage</text:span></text:p>
      <text:p text:style-name="P250">　　　写真。<text:span text:style-name="T554">fancyboxによる画像拡大表示用のaタグ。</text:span></text:p>
      <text:p text:style-name="P382">　　④<text:span text:style-name="T172">.</text:span><text:span text:style-name="T228">photoImage</text:span><text:span text:style-name="T229">Thumb</text:span></text:p>
      <text:p text:style-name="P382"><text:span text:style-name="T229">　　　写真のサムネイル。</text:span></text:p>
      <text:p text:style-name="P250">　　⑤.<text:span text:style-name="T542">photoDate</text:span></text:p>
      <text:p text:style-name="P250">　　　投稿日。</text:p>
      <text:p text:style-name="P250">　　⑥.<text:span text:style-name="T542">photoUserName</text:span></text:p>
      <text:p text:style-name="P250">　　　投稿者名。</text:p>
      <text:p text:style-name="P250">　　⑦.<text:span text:style-name="T542">photoTitle</text:span></text:p>
      <text:p text:style-name="P250">　　　写真のタイトル。</text:p>
      <text:p text:style-name="P250"/>
      <text:p text:style-name="P37"><text:span text:style-name="T345">b</text:span><text:span text:style-name="T342">）アイテム群</text:span></text:p>
      <text:p text:style-name="P38">　<text:span text:style-name="T72">1）ラジオボタンなどのイベント要素</text:span></text:p>
      <text:p text:style-name="P96">　　① input, select</text:p>
      <text:p text:style-name="P96">　　　入力、選択する要素のタグ。</text:p>
      <text:p text:style-name="P189">　<text:span text:style-name="T355">2｝ローディング</text:span></text:p>
      <text:p text:style-name="P190"><text:span text:style-name="T350">　　①.</text:span><text:span text:style-name="T351">loading image</text:span></text:p>
      <text:p text:style-name="P38">　　　ローディング画面の画像。</text:p>
      <text:p text:style-name="P38">　　②.<text:span text:style-name="T349">loading p</text:span></text:p>
      <text:p text:style-name="P38">　　　ローディング画面のテキスト領域。</text:p>
      <text:p text:style-name="P38">　3｝カレンダー</text:p>
      <text:p text:style-name="P38">　　①.<text:span text:style-name="T349">calendar　(date picker)</text:span></text:p>
      <text:p text:style-name="P38">　　　カレンダー領域</text:p>
      <text:p text:style-name="P238"><text:soft-page-break/>　<text:span text:style-name="T450">4</text:span>）タブ関連（easytabs）</text:p>
      <text:p text:style-name="P192"><text:span text:style-name="T298">　　① </text:span><text:span text:style-name="T41">.tabContainer</text:span></text:p>
      <text:p text:style-name="P239">　　　タブ関連のアイテムを格納する領域。</text:p>
      <text:p text:style-name="P192"><text:span text:style-name="T298">　　② </text:span><text:span text:style-name="T41">.tabContainer ul</text:span></text:p>
      <text:p text:style-name="P239">　　　タブのボタンをまとめる領域。</text:p>
      <text:p text:style-name="P192"><text:span text:style-name="T298">　　③ </text:span><text:span text:style-name="T41">.tabContainer ul li</text:span></text:p>
      <text:p text:style-name="P239">　　　タブのボタン。</text:p>
      <text:p text:style-name="P192"><text:span text:style-name="T298">　　④ </text:span><text:span text:style-name="T41">.tabContainer ul li.active</text:span></text:p>
      <text:p text:style-name="P239">　　　現在選択されているタブのボタン。</text:p>
      <text:p text:style-name="P192"><text:span text:style-name="T298">　　⑤ </text:span><text:span text:style-name="T41">.tabContainer ul li a</text:span></text:p>
      <text:p text:style-name="P239">　　　タブのボタンの文字。</text:p>
      <text:p text:style-name="P192"><text:span text:style-name="T298">　　⑥ </text:span><text:span text:style-name="T41">.tabContainer ul li a:hover</text:span></text:p>
      <text:p text:style-name="P239">　　　タブのボタンにマウスカーソルが乗ったときのスタイルシート。</text:p>
      <text:p text:style-name="P192"/>
      <text:p text:style-name="P38">c）リセットCSS</text:p>
      <text:p text:style-name="P258"><text:span text:style-name="T352">　１）</text:span><text:span text:style-name="T280">html5doctor.com Reset </text:span><text:span text:style-name="T283">Styleshee</text:span><text:span text:style-name="T284">t </text:span><text:span text:style-name="T280">v1.6.1</text:span></text:p>
      <text:p text:style-name="P258"><text:span text:style-name="T280">　　　作者：</text:span><text:span text:style-name="T283">Richard</text:span><text:span text:style-name="T280"> </text:span><text:span text:style-name="T283">Clark</text:span><text:span text:style-name="T280"> </text:span><text:span text:style-name="T281">URL：</text:span><text:span text:style-name="T282">http://html5doctor.com/html-5-reset-stylesheet/</text:span></text:p>
      <text:p text:style-name="P259">　　　ブラウザごとに各タグにデフォルトで指定されているスタイルをリセットする。</text:p>
      <text:p text:style-name="P264"><text:span text:style-name="T272">　　①</text:span><text:span text:style-name="T275"> </text:span><text:span text:style-name="T27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53">　　　スタイルの初期化の対象となるタグ。</text:p>
      <text:p text:style-name="P255"><text:span text:style-name="T279">　　② </text:span><text:span text:style-name="T273">body</text:span></text:p>
      <text:p text:style-name="P254">　　　bodyタグ。ページ全体に影響する。</text:p>
      <text:p text:style-name="P255"><text:span text:style-name="T273">　　③ </text:span><text:span text:style-name="T274">article,aside,details,figcaption,figure, footer,header,hgroup,menu,nav,section</text:span></text:p>
      <text:p text:style-name="P255"><text:span text:style-name="T274">　　　HTML5で追加された</text:span><text:span text:style-name="T273">タグ。</text:span></text:p>
      <text:p text:style-name="P255"><text:span text:style-name="T273">　　</text:span><text:span text:style-name="T272">④</text:span><text:span text:style-name="T275"> </text:span><text:span text:style-name="T276">nav ul</text:span></text:p>
      <text:p text:style-name="P255"><text:span text:style-name="T276">　　　navタグを親に持つリストのタグ</text:span><text:span text:style-name="T273">。</text:span></text:p>
      <text:p text:style-name="P255"><text:span text:style-name="T279">　　</text:span><text:span text:style-name="T272">⑤ </text:span><text:span text:style-name="T277">blockquote, q</text:span></text:p>
      <text:p text:style-name="P255"><text:span text:style-name="T277">　　　</text:span><text:span text:style-name="T272">転載・引用したテキストをマークアップするタグ</text:span></text:p>
      <text:p text:style-name="P255"><text:span text:style-name="T277">　　</text:span><text:span text:style-name="T272">⑥</text:span><text:span text:style-name="T275"> </text:span><text:span text:style-name="T278">blockquote:before, blockquote:after, q:before, q:after </text:span></text:p>
      <text:p text:style-name="P255"><text:span text:style-name="T277">　　　</text:span><text:span text:style-name="T278">blockquote、qのタグの前後に挿入する疑似要素</text:span></text:p>
      <text:p text:style-name="P255">　　<text:span text:style-name="T298">⑦a</text:span></text:p>
      <text:p text:style-name="P255"><text:span text:style-name="T292">　　　</text:span>リンク文字列のタグ</text:p>
      <text:p text:style-name="P255">　　<text:span text:style-name="T298">⑧ ins</text:span></text:p>
      <text:p text:style-name="P255"><text:span text:style-name="T293">　　　</text:span>後から挿入された要素であることを示すタグ</text:p>
      <text:p text:style-name="P256">　　⑨ mark</text:p>
      <text:p text:style-name="P255"><text:span text:style-name="T294">　　</text:span>文字をハイライトするタグ。</text:p>
      <text:p text:style-name="P255"><text:span text:style-name="T294">　　</text:span>⑩<text:span text:style-name="T294">del </text:span></text:p>
      <text:p text:style-name="P255"><text:span text:style-name="T298">　　　</text:span>削除された内容であることを示すタグ。</text:p>
      <text:p text:style-name="P255"><text:span text:style-name="T298">　　</text:span>⑪<text:span text:style-name="T295">abbr[title], dfn[title]</text:span></text:p>
      <text:p text:style-name="P255"><text:span text:style-name="T295">　　　title属性が設定してある</text:span>タイトル属性略語タグと用語定義タグ。</text:p>
      <text:p text:style-name="P255"><text:span text:style-name="T295">　　</text:span>⑫<text:span text:style-name="T296">table </text:span></text:p>
      <text:p text:style-name="P255">　　　テーブル（表）のタグ。　　　</text:p>
      <text:p text:style-name="P255"><text:span text:style-name="T298">　　</text:span>⑬<text:span text:style-name="T296">hr</text:span></text:p>
      <text:p text:style-name="P255"><text:span text:style-name="T296">　　　</text:span>水平の罫線のタグ。</text:p>
      <text:p text:style-name="P255"><text:span text:style-name="T296">　　</text:span>⑭<text:span text:style-name="T298"> input, select</text:span></text:p>
      <text:p text:style-name="P257">　　　フォームの入力要素とプルダウンメニュー</text:p>
      <text:p text:style-name="P255"/>
      <text:p text:style-name="P146">２．スタイルシート・ツリー構造</text:p>
      <text:p text:style-name="P146"/>
      <text:p text:style-name="P38">ａ）レイアウト群</text:p>
      <text:p text:style-name="P38">　１）基本レイアウト</text:p>
      <text:p text:style-name="P110">　　① 親子関係</text:p>
      <text:p text:style-name="P116">　　　概要：基本的なレイアウトはすべて一定にし、mainの下に子を作って</text:p>
      <text:p text:style-name="P116">　　　　　　それぞれのページの差別化をするための構成。</text:p>
      <text:p text:style-name="P116"><text:tab/>　　全てのページに共通するのがheaderと天地の画像、フッター。</text:p>
      <text:p text:style-name="P116">　　　　　　それぞれのページのコンテンツは天地の画像の間に作られる</text:p>
      <text:p text:style-name="P120">　　　.<text:span text:style-name="T391">loading</text:span></text:p>
      <text:p text:style-name="P121">　　　　<text:span text:style-name="T270">＋－－img</text:span></text:p>
      <text:p text:style-name="P121">　　　　　　　p</text:p>
      <text:p text:style-name="P121">　　　<text:span text:style-name="T391">#container</text:span></text:p>
      <text:p text:style-name="P121"><text:soft-page-break/>　　　　<text:span text:style-name="T270">＋－－.main</text:span></text:p>
      <text:p text:style-name="P122">　　　　　　　　<text:span text:style-name="T270">＋－－.header</text:span></text:p>
      <text:p text:style-name="P122">　　　　　　　　　　　　　<text:span text:style-name="T270">＋－－.guides</text:span></text:p>
      <text:p text:style-name="P123"><text:tab/><text:tab/><text:tab/><text:tab/><text:tab/><text:span text:style-name="T270">＋－－<text:tab/>.guideFASchool</text:span></text:p>
      <text:p text:style-name="P150"><text:span text:style-name="T386"><text:tab/><text:tab/><text:tab/><text:tab/><text:tab/><text:tab/></text:span><text:span text:style-name="T387">＋－－</text:span><text:span text:style-name="T386"><text:tab/>. </text:span><text:span text:style-name="T169">toppageLink</text:span></text:p>
      <text:p text:style-name="P150"><text:tab/><text:tab/><text:tab/><text:tab/><text:tab/><text:tab/><text:tab/><text:span text:style-name="T387">＋－－</text:span><text:span text:style-name="T392">.</text:span><text:span text:style-name="T82">flowerIcon</text:span> </text:p>
      <text:p text:style-name="P150"><text:tab/><text:tab/><text:tab/><text:tab/><text:tab/><text:tab/><text:tab/><text:span text:style-name="T342">　　　　</text:span><text:span text:style-name="T393">.</text:span><text:span text:style-name="T82">sideText</text:span> </text:p>
      <text:p text:style-name="P150"><text:tab/><text:tab/><text:tab/><text:tab/><text:tab/><text:tab/><text:tab/><text:span text:style-name="T342">　　　　</text:span><text:span text:style-name="T393">.</text:span><text:span text:style-name="T82">sideText</text:span></text:p>
      <text:p text:style-name="P150"><text:span text:style-name="T82"><text:tab/><text:tab/><text:tab/><text:tab/><text:tab/><text:tab/><text:tab/></text:span><text:span text:style-name="T83">　　　　</text:span><text:span text:style-name="T116">.</text:span><text:span text:style-name="T82">sideText</text:span></text:p>
      <text:p text:style-name="P1"><text:tab/><text:tab/><text:tab/><text:tab/><text:tab/><text:tab/>.guideTel</text:p>
      <text:p text:style-name="P150"><text:span text:style-name="T82"><text:tab/><text:tab/><text:tab/><text:tab/><text:tab/><text:tab/></text:span><text:span text:style-name="T170">＋－－<text:tab/></text:span><text:span text:style-name="T230">.</text:span><text:span text:style-name="T82">telIcon</text:span> </text:p>
      <text:p text:style-name="P150"><text:tab/><text:tab/><text:tab/><text:tab/><text:tab/><text:tab/><text:tab/><text:span text:style-name="T342">.</text:span><text:span text:style-name="T82">p1</text:span> </text:p>
      <text:p text:style-name="P150"><text:span text:style-name="T230"><text:tab/><text:tab/><text:tab/><text:tab/><text:tab/><text:tab/><text:tab/></text:span><text:span text:style-name="T231">.</text:span><text:span text:style-name="T117">callTell</text:span></text:p>
      <text:p text:style-name="P150"><text:span text:style-name="T117"><text:tab/><text:tab/><text:tab/><text:tab/><text:tab/><text:tab/><text:tab/></text:span><text:span text:style-name="T118">＋－－.p2</text:span></text:p>
      <text:p text:style-name="P3"><text:tab/><text:tab/><text:tab/><text:tab/><text:tab/><text:tab/><text:tab/>.p3</text:p>
      <text:p text:style-name="P3"><text:tab/><text:tab/><text:tab/><text:tab/><text:tab/><text:tab/>.guideMail</text:p>
      <text:p text:style-name="P150"><text:span text:style-name="T118"><text:tab/><text:tab/><text:tab/><text:tab/><text:tab/><text:tab/></text:span><text:span text:style-name="T170">＋－－<text:tab/>.</text:span><text:span text:style-name="T82">contactLink</text:span> </text:p>
      <text:p text:style-name="P150"><text:span text:style-name="T170"><text:tab/><text:tab/><text:tab/><text:tab/><text:tab/><text:tab/><text:tab/>＋－－<text:tab/>.</text:span><text:span text:style-name="T82">mailIcon</text:span></text:p>
      <text:p text:style-name="P150"><text:span text:style-name="T82"><text:tab/><text:tab/><text:tab/><text:tab/><text:tab/><text:tab/>.</text:span><text:span text:style-name="T130">guideAccess</text:span></text:p>
      <text:p text:style-name="P150"><text:span text:style-name="T130"><text:tab/><text:tab/><text:tab/><text:tab/><text:tab/><text:tab/></text:span><text:span text:style-name="T170">＋－－<text:tab/></text:span><text:span text:style-name="T130">.</text:span> <text:span text:style-name="T82">accessLink</text:span> </text:p>
      <text:p text:style-name="P150"><text:tab/><text:tab/><text:tab/><text:tab/><text:tab/><text:tab/><text:tab/><text:span text:style-name="T170">＋－－<text:tab/>.</text:span><text:span text:style-name="T171">access</text:span><text:span text:style-name="T82">Icon</text:span></text:p>
      <text:p text:style-name="P150"><text:span text:style-name="T82"><text:tab/><text:tab/><text:tab/><text:tab/><text:tab/><text:tab/>.</text:span><text:span text:style-name="T130">guide</text:span><text:span text:style-name="T82">Trial</text:span> </text:p>
      <text:p text:style-name="P150"><text:span text:style-name="T130"><text:tab/><text:tab/><text:tab/><text:tab/><text:tab/><text:tab/></text:span><text:span text:style-name="T170">＋－－<text:tab/></text:span><text:span text:style-name="T130">.</text:span> <text:span text:style-name="T82">experienceLink</text:span> <text:s/></text:p>
      <text:p text:style-name="P150"><text:span text:style-name="T82"><text:tab/><text:tab/><text:tab/><text:tab/><text:tab/><text:tab/><text:tab/></text:span><text:span text:style-name="T170">＋－－<text:tab/>.</text:span><text:span text:style-name="T82">experienceIcon</text:span></text:p>
      <text:p text:style-name="P150"><text:span text:style-name="T82"><text:tab/><text:tab/><text:tab/><text:tab/><text:tab/><text:tab/>.guideBlog</text:span> </text:p>
      <text:p text:style-name="P150"><text:span text:style-name="T130"><text:tab/><text:tab/><text:tab/><text:tab/><text:tab/><text:tab/></text:span><text:span text:style-name="T170">＋－－<text:tab/></text:span><text:span text:style-name="T130">.</text:span> <text:span text:style-name="T82">guideBlogLink</text:span> </text:p>
      <text:p text:style-name="P150"><text:span text:style-name="T82"><text:tab/><text:tab/><text:tab/><text:tab/><text:tab/><text:tab/><text:tab/></text:span><text:span text:style-name="T170">＋－－<text:tab/>.</text:span><text:span text:style-name="T82">guideBlogIcon</text:span> </text:p>
      <text:p text:style-name="P1"><text:tab/><text:tab/><text:tab/><text:tab/><text:tab/><text:tab/>.guideSns</text:p>
      <text:p text:style-name="P151"><text:span text:style-name="T82"><text:tab/><text:tab/><text:tab/><text:tab/><text:tab/><text:tab/><text:tab/></text:span><text:span text:style-name="T170">＋－－<text:tab/>.</text:span><text:span text:style-name="T82">facebookLink</text:span> </text:p>
      <text:p text:style-name="P151"><text:span text:style-name="T170"><text:tab/><text:tab/><text:tab/><text:tab/><text:tab/><text:tab/><text:tab/><text:tab/>＋－－<text:tab/>.</text:span><text:span text:style-name="T82">facebook</text:span> </text:p>
      <text:p text:style-name="P151"><text:tab/><text:tab/><text:tab/><text:tab/><text:tab/><text:tab/><text:tab/><text:tab/>.<text:span text:style-name="T82">twitterLink</text:span> </text:p>
      <text:p text:style-name="P151"><text:span text:style-name="T170"><text:tab/><text:tab/><text:tab/><text:tab/><text:tab/><text:tab/><text:tab/><text:tab/>＋－－<text:tab/>.</text:span><text:span text:style-name="T82">twitter</text:span> </text:p>
      <text:p text:style-name="P151"><text:tab/><text:tab/><text:tab/><text:tab/><text:tab/><text:tab/>.<text:span text:style-name="T82">guideLogin</text:span> </text:p>
      <text:p text:style-name="P151"><text:tab/><text:tab/><text:tab/><text:tab/><text:tab/><text:tab/><text:tab/><text:span text:style-name="T342">＋－－<text:tab/>.</text:span><text:span text:style-name="T82">login</text:span> </text:p>
      <text:p text:style-name="P122">　　　　　　　　　　　　　　　　<text:span text:style-name="T270">.topMenu</text:span></text:p>
      <text:p text:style-name="P152"><text:span text:style-name="T386"><text:tab/><text:tab/><text:tab/><text:tab/><text:tab/>＋－－<text:tab/>.</text:span><text:span text:style-name="T82">preservedButton</text:span> </text:p>
      <text:p text:style-name="P152"><text:tab/><text:tab/><text:tab/><text:tab/><text:tab/><text:tab/><text:span text:style-name="T342">＋－－<text:tab/>.</text:span><text:span text:style-name="T82">preservedLink</text:span> </text:p>
      <text:p text:style-name="P151"><text:span text:style-name="T342"><text:tab/><text:tab/><text:tab/><text:tab/><text:tab/><text:tab/><text:tab/>＋－－<text:tab/>.</text:span><text:span text:style-name="T82">preservedText</text:span> </text:p>
      <text:p text:style-name="P151"><text:span text:style-name="T386">　　　　　　　　<text:tab/><text:tab/><text:tab/><text:tab/>.</text:span><text:span text:style-name="T82">freshButton</text:span> <text:span text:style-name="T386"><text:s/></text:span></text:p>
      <text:p text:style-name="P151"><text:tab/><text:tab/><text:tab/><text:tab/><text:tab/><text:tab/><text:span text:style-name="T342">＋－－<text:tab/>.</text:span><text:span text:style-name="T82">freshLink</text:span> <text:s/></text:p>
      <text:p text:style-name="P151"><text:span text:style-name="T386"><text:tab/><text:tab/><text:tab/><text:tab/><text:tab/><text:tab/><text:tab/>＋－－<text:tab/>.</text:span><text:span text:style-name="T82">freshText</text:span> <text:span text:style-name="T386"><text:s/></text:span></text:p>
      <text:p text:style-name="P151"><text:span text:style-name="T386"><text:tab/><text:tab/><text:tab/><text:tab/><text:tab/><text:tab/>.</text:span><text:span text:style-name="T82">nfdButton</text:span> <text:span text:style-name="T386"><text:s/></text:span></text:p>
      <text:p text:style-name="P151"><text:tab/><text:tab/><text:tab/><text:tab/><text:tab/><text:tab/><text:span text:style-name="T342">＋－－<text:tab/>.</text:span><text:span text:style-name="T82">nfdLink</text:span> <text:s/></text:p>
      <text:p text:style-name="P151"><text:span text:style-name="T386"><text:tab/><text:tab/><text:tab/><text:tab/><text:tab/><text:tab/><text:tab/>＋－－<text:tab/>.</text:span><text:span text:style-name="T82">nfdText</text:span> <text:span text:style-name="T386"><text:s/></text:span></text:p>
      <text:p text:style-name="P151"><text:span text:style-name="T386"><text:tab/><text:tab/><text:tab/><text:tab/><text:tab/><text:tab/>.</text:span><text:span text:style-name="T82">nationalButton</text:span> <text:span text:style-name="T386"><text:s/></text:span></text:p>
      <text:p text:style-name="P151"><text:tab/><text:tab/><text:tab/><text:tab/><text:tab/><text:tab/><text:span text:style-name="T342">＋－－<text:tab/>.</text:span><text:span text:style-name="T82">nationalLink</text:span> <text:s/></text:p>
      <text:p text:style-name="P151"><text:span text:style-name="T386"><text:tab/><text:tab/><text:tab/><text:tab/><text:tab/><text:tab/><text:tab/>＋－－<text:tab/>.</text:span><text:span text:style-name="T82">nationalText</text:span> <text:span text:style-name="T386"><text:s/></text:span></text:p>
      <text:p text:style-name="P151"><text:span text:style-name="T386"><text:tab/><text:tab/><text:tab/><text:tab/><text:tab/><text:tab/>.</text:span><text:span text:style-name="T82">bridalButton</text:span> <text:span text:style-name="T386"><text:s/></text:span></text:p>
      <text:p text:style-name="P151"><text:tab/><text:tab/><text:tab/><text:tab/><text:tab/><text:tab/><text:span text:style-name="T342">＋－－<text:tab/>.</text:span><text:span text:style-name="T82">bridalLink</text:span> </text:p>
      <text:p text:style-name="P151"><text:span text:style-name="T386"><text:tab/><text:tab/><text:tab/><text:tab/><text:tab/><text:tab/><text:tab/>＋－－<text:tab/>.</text:span><text:span text:style-name="T82">bridalText</text:span> </text:p>
      <text:p text:style-name="P151"><text:span text:style-name="T386"><text:tab/><text:tab/><text:tab/><text:tab/><text:tab/><text:tab/>.</text:span><text:span text:style-name="T82">franchiseButton</text:span> <text:span text:style-name="T386"><text:s/></text:span></text:p>
      <text:p text:style-name="P151"><text:tab/><text:tab/><text:tab/><text:tab/><text:tab/><text:tab/><text:span text:style-name="T342">＋－－<text:tab/>.</text:span><text:span text:style-name="T82">franchiseLink</text:span> <text:s/></text:p>
      <text:p text:style-name="P151"><text:span text:style-name="T386"><text:tab/><text:tab/><text:tab/><text:tab/><text:tab/><text:tab/><text:tab/>＋－－<text:tab/>.</text:span><text:span text:style-name="T82">franchiseText</text:span> </text:p>
      <text:p text:style-name="P151"><text:span text:style-name="T386"><text:tab/><text:tab/><text:tab/><text:tab/><text:tab/><text:tab/>.</text:span><text:span text:style-name="T82">galleryButton</text:span> </text:p>
      <text:p text:style-name="P151"><text:tab/><text:tab/><text:tab/><text:tab/><text:tab/><text:tab/><text:span text:style-name="T342">＋－－<text:tab/>.</text:span><text:span text:style-name="T82">galleryLink</text:span> </text:p>
      <text:p text:style-name="P151"><text:span text:style-name="T386"><text:tab/><text:tab/><text:tab/><text:tab/><text:tab/><text:tab/><text:tab/>＋－－<text:tab/>.</text:span><text:span text:style-name="T82">galleryText</text:span> </text:p>
      <text:p text:style-name="P151"><text:span text:style-name="T386"><text:tab/><text:tab/><text:tab/><text:tab/><text:tab/><text:tab/>.</text:span><text:span text:style-name="T82">voiceButton</text:span> </text:p>
      <text:p text:style-name="P151"><text:tab/><text:tab/><text:tab/><text:tab/><text:tab/><text:tab/><text:span text:style-name="T342">＋－－<text:tab/>.</text:span><text:span text:style-name="T82">voiceLink</text:span> <text:s/></text:p>
      <text:p text:style-name="P151"><text:span text:style-name="T386"><text:tab/><text:tab/><text:tab/><text:tab/><text:tab/><text:tab/><text:tab/>＋－－<text:tab/>.</text:span><text:span text:style-name="T82">voiceText</text:span> </text:p>
      <text:p text:style-name="P124">　　　　　　　　　　　<text:span text:style-name="T270">.createImage(天の画像)</text:span></text:p>
      <text:p text:style-name="P151"><text:span text:style-name="T386"><text:tab/><text:tab/><text:tab/>＋－－ .</text:span><text:span text:style-name="T82">flowerImage</text:span> </text:p>
      <text:p text:style-name="P151"><text:tab/><text:tab/><text:span text:style-name="T342">　　　　.</text:span><text:span text:style-name="T387">.createImage(地の画像)</text:span></text:p>
      <text:p text:style-name="P151"><text:span text:style-name="T386"><text:tab/><text:tab/><text:tab/>＋－－ .</text:span><text:span text:style-name="T83">flowerImage</text:span></text:p>
      <text:p text:style-name="P117"><text:soft-page-break/><text:tab/><text:tab/>　　　.<text:span text:style-name="T394">footer</text:span></text:p>
      <text:p text:style-name="P151"><text:span text:style-name="T387"><text:tab/><text:tab/><text:tab/>＋－－ .</text:span><text:span text:style-name="T82">copyright</text:span> </text:p>
      <text:p text:style-name="P38">　<text:span text:style-name="T81">2</text:span>）トップページレイアウト</text:p>
      <text:p text:style-name="P38">　　①親子関係</text:p>
      <text:p text:style-name="P38">　　　概要：トップページはアイキャッチ画像を配置するのみ。</text:p>
      <text:p text:style-name="P153"><text:span text:style-name="T378">　　　</text:span><text:span text:style-name="T381">.</text:span><text:span text:style-name="T82">flowerBackground</text:span> </text:p>
      <text:p text:style-name="P153"><text:tab/><text:span text:style-name="T342">＋－－<text:tab/>.</text:span><text:span text:style-name="T82">flowerImage</text:span> </text:p>
      <text:p text:style-name="P38">　　　　　　　　　　　　　　　　</text:p>
      <text:p text:style-name="P38"/>
      <text:p text:style-name="P38">　<text:span text:style-name="T269">3</text:span>）プリザーブドフラワーアレンジメントスクールページ</text:p>
      <text:p text:style-name="P38">　　①親子関係</text:p>
      <text:p text:style-name="P42">　　　概要：アイコンと、ページタイトル、ページタイトルを親とするpageTitleを作り、</text:p>
      <text:p text:style-name="P42">　　　　　　pageTitleと兄弟でご入会メリット、photoGallery、コース案内テーブルなど</text:p>
      <text:p text:style-name="P42">　　　　　　を作っていく</text:p>
      <text:p text:style-name="P42"><text:span text:style-name="T57"><text:tab/>.</text:span><text:span text:style-name="T58">pageTitle</text:span></text:p>
      <text:p text:style-name="P153"><text:span text:style-name="T378">　　　　＋－－<text:tab/>.</text:span><text:span text:style-name="T82">image</text:span> </text:p>
      <text:p text:style-name="P154"><text:span text:style-name="T378"><text:tab/><text:tab/>.</text:span><text:span text:style-name="T82">title</text:span></text:p>
      <text:p text:style-name="P2"><text:tab/><text:tab/>.summary</text:p>
      <text:p text:style-name="P154"/>
      <text:p text:style-name="P154"><text:span text:style-name="T82"><text:tab/>.</text:span> <text:span text:style-name="T82">description</text:span> </text:p>
      <text:p text:style-name="P154"><text:tab/><text:span text:style-name="T342">＋－－<text:tab/>.</text:span><text:span text:style-name="T82">contentsTitleBack</text:span> </text:p>
      <text:p text:style-name="P154"><text:span text:style-name="T342"><text:tab/><text:tab/></text:span><text:span text:style-name="T344">＋－－<text:tab/>.</text:span><text:span text:style-name="T82">contentsTitle</text:span> </text:p>
      <text:p text:style-name="P155"><text:span text:style-name="T344"><text:tab/><text:tab/><text:tab/>＋－－<text:tab/>.</text:span><text:span text:style-name="T82">contentsImgLeft</text:span></text:p>
      <text:p text:style-name="P155"><text:span text:style-name="T82"><text:tab/><text:tab/><text:tab/><text:tab/>.contentsTitleText</text:span> </text:p>
      <text:p text:style-name="P155"><text:span text:style-name="T82"><text:tab/><text:tab/><text:tab/><text:tab/>.contentsImgRight</text:span> </text:p>
      <text:p text:style-name="P153"><text:span text:style-name="T378"><text:tab/><text:tab/>.</text:span><text:span text:style-name="T82">meritToExperience</text:span> </text:p>
      <text:p text:style-name="P153"><text:tab/><text:tab/><text:span text:style-name="T342">＋－－<text:tab/>.</text:span><text:span text:style-name="T82">meritImgToExperience</text:span> </text:p>
      <text:p text:style-name="P153"><text:tab/><text:tab/>.<text:span text:style-name="T82">contentsBorder1</text:span> </text:p>
      <text:p text:style-name="P153"><text:tab/><text:tab/>.<text:span text:style-name="T82">contentsBorderInText1</text:span> </text:p>
      <text:p text:style-name="P27">　</text:p>
      <text:p text:style-name="P4">　10）ブログレイアウト</text:p>
      <text:p text:style-name="P4">　　①親子関係</text:p>
      <text:p text:style-name="P161"><text:span text:style-name="T85">　　　概要：</text:span><text:span text:style-name="T99">pageTitleの後に.blogArticleを記事数分作成し、画面右端に空けた余白にブログ</text:span></text:p>
      <text:p text:style-name="P28">　　　　　　リストのボタンが配置される。</text:p>
      <text:p text:style-name="P28">　　　　　　.blogArticleとは別ツリーでブログリストも作られる。</text:p>
      <text:p text:style-name="P277"/>
      <text:p text:style-name="P277"><text:tab/><text:span text:style-name="T517">.blogRightContent</text:span></text:p>
      <text:p text:style-name="P277"><text:tab/><text:tab/><text:span text:style-name="T518">＋−−</text:span>.<text:span text:style-name="T517">blog</text:span><text:tab/></text:p>
      <text:p text:style-name="P278"><text:tab/><text:tab/><text:tab/><text:span text:style-name="T518">＋−−</text:span>.blogArticle</text:p>
      <text:p text:style-name="P162"><text:span text:style-name="T85"><text:tab/><text:tab/><text:tab/><text:tab/></text:span><text:span text:style-name="T100">＋−−</text:span><text:span text:style-name="T85">.blogArticle</text:span><text:span text:style-name="T86">Title</text:span></text:p>
      <text:p text:style-name="P162"><text:span text:style-name="T86"><text:tab/><text:tab/><text:tab/><text:tab/><text:tab/></text:span><text:span text:style-name="T100">＋−−</text:span><text:span text:style-name="T86">.</text:span><text:span text:style-name="T85">blogArticle</text:span><text:span text:style-name="T86">TitleText</text:span></text:p>
      <text:p text:style-name="P162"><text:span text:style-name="T86"><text:tab/><text:tab/><text:tab/><text:tab/><text:tab/>　　 <text:s/>.</text:span><text:span text:style-name="T85">blogArticle</text:span><text:span text:style-name="T86">Date</text:span></text:p>
      <text:p text:style-name="P162"><text:span text:style-name="T86"><text:tab/><text:tab/><text:tab/><text:tab/><text:tab/>　　 <text:s/>.</text:span><text:span text:style-name="T85">blogArticl</text:span><text:span text:style-name="T87">e</text:span><text:span text:style-name="T86">UserName</text:span></text:p>
      <text:p text:style-name="P162"><text:span text:style-name="T85"><text:tab/><text:tab/><text:tab/><text:tab/></text:span><text:span text:style-name="T86">　　 <text:s/></text:span><text:span text:style-name="T85">.blogArticleImages</text:span></text:p>
      <text:p text:style-name="P345"><text:span text:style-name="T85"><text:tab/><text:tab/><text:tab/><text:tab/><text:tab/></text:span><text:span text:style-name="T100">＋−−</text:span><text:span text:style-name="T85">.blogArticleImage</text:span></text:p>
      <text:p text:style-name="P359"><text:span text:style-name="T85"><text:tab/><text:tab/><text:tab/><text:tab/><text:tab/></text:span><text:span text:style-name="T86">　　 <text:s/></text:span><text:span text:style-name="T136">.blogArticleImage</text:span><text:span text:style-name="T162">[src=””]</text:span></text:p>
      <text:p text:style-name="P359"><text:span text:style-name="T85"><text:tab/><text:tab/><text:tab/><text:tab/></text:span><text:span text:style-name="T86">　　 <text:s/>.</text:span><text:span text:style-name="T85">blogArticl</text:span><text:span text:style-name="T87">e</text:span><text:span text:style-name="T86">.</text:span><text:span text:style-name="T85">blogArticl</text:span><text:span text:style-name="T87">e</text:span><text:span text:style-name="T88">Text</text:span></text:p>
      <text:p text:style-name="P346"><text:span text:style-name="T86"><text:tab/></text:span><text:span text:style-name="T106">.blogLeftContent</text:span></text:p>
      <text:p text:style-name="P346"><text:span text:style-name="T106"><text:tab/><text:tab/></text:span><text:span text:style-name="T100">＋−−.</text:span><text:span text:style-name="T110">calendar</text:span></text:p>
      <text:p text:style-name="P346"><text:span text:style-name="T110"><text:tab/><text:tab/><text:tab/></text:span><text:span text:style-name="T100">＋−−.</text:span><text:span text:style-name="T110">calendar &gt; div</text:span></text:p>
      <text:p text:style-name="P346"><text:span text:style-name="T110"><text:tab/><text:tab/></text:span><text:span text:style-name="T86">　　 <text:s/>.</text:span><text:span text:style-name="T107">currentArticleList</text:span></text:p>
      <text:p text:style-name="P346"><text:span text:style-name="T107"><text:tab/><text:tab/><text:tab/></text:span><text:span text:style-name="T100">＋−−</text:span><text:span text:style-name="T86">.</text:span><text:span text:style-name="T107">currentArticleList</text:span><text:span text:style-name="T90">Title</text:span></text:p>
      <text:p text:style-name="P346"><text:span text:style-name="T90"><text:tab/><text:tab/><text:tab/></text:span><text:span text:style-name="T86">　　 <text:s/>.</text:span><text:span text:style-name="T107">currentArticleList</text:span><text:span text:style-name="T90">Content</text:span></text:p>
      <text:p text:style-name="P346"><text:span text:style-name="T90"><text:tab/><text:tab/><text:tab/><text:tab/></text:span><text:span text:style-name="T100">＋−−</text:span><text:span text:style-name="T86">.</text:span><text:span text:style-name="T107">currentArticleList</text:span><text:span text:style-name="T90">ContentDate</text:span></text:p>
      <text:p text:style-name="P346"><text:tab/><text:tab/><text:tab/><text:tab/><text:span text:style-name="T86">　　 <text:s/>.</text:span><text:span text:style-name="T107">currentArticleList</text:span><text:span text:style-name="T90">Content</text:span><text:span text:style-name="T108">User</text:span></text:p>
      <text:p text:style-name="P346"><text:span text:style-name="T86"><text:tab/><text:tab/><text:tab/><text:tab/>　　 <text:s/>.</text:span><text:span text:style-name="T107">currentArticleList</text:span><text:span text:style-name="T88"> </text:span><text:span text:style-name="T90">ContentTitle</text:span></text:p>
      <text:p text:style-name="P346"><text:span text:style-name="T90"/></text:p>
      <text:p text:style-name="P163"><text:span text:style-name="T86"><text:tab/>.</text:span><text:span text:style-name="T85">blog</text:span><text:span text:style-name="T89">ArticleList</text:span></text:p>
      <text:p text:style-name="P162"><text:span text:style-name="T86"><text:tab/><text:tab/></text:span><text:span text:style-name="T100">＋−−</text:span><text:span text:style-name="T86">.</text:span><text:span text:style-name="T85">blog</text:span><text:span text:style-name="T89">ArticleList</text:span><text:span text:style-name="T90">Title</text:span></text:p>
      <text:p text:style-name="P163"><text:span text:style-name="T86"><text:tab/><text:tab/></text:span><text:span text:style-name="T100">　　 <text:s/></text:span><text:span text:style-name="T86">.</text:span><text:span text:style-name="T85">blog</text:span><text:span text:style-name="T89">ArticleList</text:span><text:span text:style-name="T90">Content</text:span></text:p>
      <text:p text:style-name="P163"><text:span text:style-name="T86"><text:tab/><text:tab/><text:tab/></text:span><text:span text:style-name="T100">＋−−</text:span><text:span text:style-name="T86">.</text:span><text:span text:style-name="T85">blog</text:span><text:span text:style-name="T89">ArticleList</text:span><text:span text:style-name="T90">ContentDate</text:span></text:p>
      <text:p text:style-name="P163"><text:span text:style-name="T86"><text:tab/><text:tab/><text:tab/></text:span><text:span text:style-name="T100">　　 <text:s/></text:span><text:span text:style-name="T86">.</text:span><text:span text:style-name="T85">blog</text:span><text:span text:style-name="T89">ArticleList</text:span><text:span text:style-name="T90">ContentTitle</text:span></text:p>
      <text:p text:style-name="P163"/>
      <text:p text:style-name="P164"><text:soft-page-break/><text:span text:style-name="T90">　</text:span><text:span text:style-name="T91">11）トップページトピックレイアウト</text:span></text:p>
      <text:p text:style-name="P5">　　①親子関係</text:p>
      <text:p text:style-name="P165"><text:span text:style-name="T85">　　　概要：</text:span><text:span text:style-name="T99">トップページの右上に配置される。</text:span></text:p>
      <text:p text:style-name="P164"><text:span text:style-name="T99">　　　　　　.</text:span><text:span text:style-name="T101">topicContentは場合によって1~3個配置される。</text:span></text:p>
      <text:p text:style-name="P30"/>
      <text:p text:style-name="P191"><text:span text:style-name="T382"><text:tab/>.</text:span><text:span text:style-name="T82">flowerBackground</text:span></text:p>
      <text:p text:style-name="P166"><text:span text:style-name="T91"><text:tab/><text:tab/></text:span><text:span text:style-name="T100">＋−−</text:span><text:span text:style-name="T91">.</text:span><text:span text:style-name="T92">topic</text:span></text:p>
      <text:p text:style-name="P164"><text:span text:style-name="T91"><text:tab/><text:tab/><text:tab/></text:span><text:span text:style-name="T100">＋−−</text:span><text:span text:style-name="T91">.</text:span><text:span text:style-name="T92">topic</text:span><text:span text:style-name="T93">Title</text:span></text:p>
      <text:p text:style-name="P164"><text:span text:style-name="T91"><text:tab/><text:tab/><text:tab/></text:span><text:span text:style-name="T100">　　 <text:s/></text:span><text:span text:style-name="T91">.</text:span><text:span text:style-name="T92">topic</text:span><text:span text:style-name="T93">TitleDeco</text:span></text:p>
      <text:p text:style-name="P367"><text:span text:style-name="T93"><text:tab/><text:tab/><text:tab/></text:span><text:span text:style-name="T100">　　 <text:s/>.</text:span><text:span text:style-name="T115">topicBorder</text:span></text:p>
      <text:p text:style-name="P164"><text:span text:style-name="T91"><text:tab/><text:tab/><text:tab/></text:span><text:span text:style-name="T100">　　 <text:s/></text:span><text:span text:style-name="T91">.</text:span><text:span text:style-name="T92">topic</text:span><text:span text:style-name="T93">Content</text:span></text:p>
      <text:p text:style-name="P164"><text:span text:style-name="T91"><text:tab/><text:tab/><text:tab/><text:tab/></text:span><text:span text:style-name="T100">＋−−</text:span><text:span text:style-name="T91">.</text:span><text:span text:style-name="T92">topic</text:span><text:span text:style-name="T93">contentImage</text:span></text:p>
      <text:p text:style-name="P164"><text:span text:style-name="T91"><text:tab/><text:tab/><text:tab/><text:tab/></text:span><text:span text:style-name="T100">　　 <text:s/></text:span><text:span text:style-name="T91">.</text:span><text:span text:style-name="T92">topic</text:span><text:span text:style-name="T93">ContentDate</text:span></text:p>
      <text:p text:style-name="P164"/>
      <text:p text:style-name="P167"><text:span text:style-name="T93">　</text:span><text:span text:style-name="T94">12）マイページレイアウト</text:span></text:p>
      <text:p text:style-name="P5">　　①親子関係</text:p>
      <text:p text:style-name="P165"><text:span text:style-name="T85">　　　概要：</text:span><text:span text:style-name="T99">様々な選択できるコンテンツが配置される。</text:span></text:p>
      <text:p text:style-name="P19"><text:tab/>.myPageReserved</text:p>
      <text:p text:style-name="P165"><text:span text:style-name="T94"><text:tab/><text:tab/></text:span><text:span text:style-name="T100">＋−−</text:span><text:span text:style-name="T94">.myPageReserved</text:span><text:span text:style-name="T97">Title</text:span></text:p>
      <text:p text:style-name="P165"><text:span text:style-name="T94"><text:tab/><text:tab/></text:span><text:span text:style-name="T100">　　 <text:s/></text:span><text:span text:style-name="T94">.myPageReservedList</text:span></text:p>
      <text:p text:style-name="P165"><text:span text:style-name="T94"><text:tab/><text:tab/></text:span><text:span text:style-name="T100">　　 <text:s/></text:span><text:span text:style-name="T94">.</text:span><text:span text:style-name="T95">myPageReservedC</text:span><text:span text:style-name="T94">alendar</text:span></text:p>
      <text:p text:style-name="P168"><text:span text:style-name="T94"><text:tab/>.</text:span><text:span text:style-name="T95">myPage</text:span><text:span text:style-name="T96">Blog</text:span></text:p>
      <text:p text:style-name="P165"><text:span text:style-name="T94"><text:tab/><text:tab/></text:span><text:span text:style-name="T100">＋−−</text:span><text:span text:style-name="T94">.</text:span><text:span text:style-name="T95">myPage</text:span><text:span text:style-name="T96">Blog</text:span><text:span text:style-name="T97">Title</text:span></text:p>
      <text:p text:style-name="P165"><text:span text:style-name="T94"><text:tab/><text:tab/></text:span><text:span text:style-name="T100">　　 <text:s/></text:span><text:span text:style-name="T94">.</text:span><text:span text:style-name="T95">myPage</text:span><text:span text:style-name="T96">BlogButton</text:span></text:p>
      <text:p text:style-name="P169"/>
      <text:p text:style-name="P24">　13）ブログ記事作成ページレイアウト</text:p>
      <text:p text:style-name="P6">　　①親子関係</text:p>
      <text:p text:style-name="P169"><text:span text:style-name="T85">　　　概要：</text:span><text:span text:style-name="T99">各編集要素にツリーが分かれている。</text:span></text:p>
      <text:p text:style-name="P29">　　　　　　画像なら画像編集のツリー、テキストならテキスト編集のツリーというふうになっている。</text:p>
      <text:p text:style-name="P29"/>
      <text:p text:style-name="P24"><text:tab/>.blogEditImages</text:p>
      <text:p text:style-name="P170"><text:span text:style-name="T96"><text:tab/><text:tab/></text:span><text:span text:style-name="T100">＋−−</text:span><text:span text:style-name="T96">.blogEditImagesSection</text:span></text:p>
      <text:p text:style-name="P170"><text:span text:style-name="T96"><text:tab/><text:tab/><text:tab/></text:span><text:span text:style-name="T100">＋−−</text:span><text:span text:style-name="T96">.blogEditImages</text:span><text:span text:style-name="T98">Section</text:span><text:span text:style-name="T96">Image</text:span></text:p>
      <text:p text:style-name="P170"><text:span text:style-name="T96"><text:tab/><text:tab/><text:tab/></text:span><text:span text:style-name="T100">　　 <text:s/></text:span><text:span text:style-name="T96">.blogEditImagesSectionAddButton</text:span></text:p>
      <text:p text:style-name="P170"><text:span text:style-name="T96"><text:tab/><text:tab/><text:tab/></text:span><text:span text:style-name="T100">　　 <text:s/></text:span><text:span text:style-name="T96">.blogEditImagesSectionDeleteButton</text:span></text:p>
      <text:p text:style-name="P24"><text:tab/>.blogEditText</text:p>
      <text:p text:style-name="P170"><text:span text:style-name="T96"><text:tab/><text:tab/></text:span><text:span text:style-name="T100">＋−−</text:span><text:span text:style-name="T96">.blogEditTextarea</text:span></text:p>
      <text:p text:style-name="P24"><text:tab/>.blogEditButtons</text:p>
      <text:p text:style-name="P170"><text:span text:style-name="T96"><text:tab/><text:tab/></text:span><text:span text:style-name="T100">＋−−</text:span><text:span text:style-name="T96">.blogEditButtonsOKButton</text:span></text:p>
      <text:p text:style-name="P170"><text:span text:style-name="T96"><text:tab/><text:tab/></text:span><text:span text:style-name="T100">　　 <text:s/></text:span><text:span text:style-name="T96">.blogEditButtonsCancelButton</text:span></text:p>
      <text:p text:style-name="P24"/>
      <text:p text:style-name="P193">　<text:span text:style-name="T451">14</text:span>）タブレイアウト</text:p>
      <text:p text:style-name="P193">　　①親子関係</text:p>
      <text:p text:style-name="P193">　　　概要：<text:span text:style-name="T452">jQueryプラグイン「easytabs」の</text:span>タブの親子関係のツリー。</text:p>
      <text:p text:style-name="P193">　　　　　　主にタブのボタン<text:span text:style-name="T453">(インデックス)とその構成要素を表す。</text:span></text:p>
      <text:p text:style-name="P193"><text:tab/><text:span text:style-name="T37">.tabContainer</text:span></text:p>
      <text:p text:style-name="P193"><text:tab/><text:tab/>＋－－<text:span text:style-name="T37">.tabContainer</text:span><text:span text:style-name="T38"> ul</text:span></text:p>
      <text:p text:style-name="P193"><text:tab/><text:tab/><text:tab/>＋－－<text:span text:style-name="T37">.tabContainer</text:span><text:span text:style-name="T38"> ul li</text:span></text:p>
      <text:p text:style-name="P201"><text:span text:style-name="T55"><text:tab/><text:tab/><text:tab/></text:span><text:span text:style-name="T237">　　 <text:s text:c="2"/></text:span><text:span text:style-name="T39">.tabContainer</text:span><text:span text:style-name="T38"> ul li.</text:span><text:span text:style-name="T40">active</text:span></text:p>
      <text:p text:style-name="P193"><text:tab/><text:tab/><text:tab/><text:tab/>＋－－.tabContainer<text:span text:style-name="T38"> ul li </text:span><text:span text:style-name="T39">a</text:span></text:p>
      <text:p text:style-name="P201"><text:span text:style-name="T64"><text:tab/><text:tab/><text:tab/><text:tab/></text:span><text:span text:style-name="T237">　　 <text:s text:c="2"/></text:span><text:span text:style-name="T41">.tabContainer</text:span><text:span text:style-name="T42"> ul li a:hover</text:span></text:p>
      <text:p text:style-name="P201"><text:span text:style-name="T55"><text:tab/><text:tab/></text:span><text:span text:style-name="T237">　　 <text:s text:c="2"/></text:span><text:span text:style-name="T37">.</text:span><text:span text:style-name="T46">panelContainer</text:span></text:p>
      <text:p text:style-name="P201"><text:tab/><text:tab/><text:tab/><text:tab/>＋－－.<text:span text:style-name="T46">tabPanel</text:span></text:p>
      <text:p text:style-name="P249"/>
      <text:p text:style-name="P201">　<text:span text:style-name="T476">15）管理画面レイアウト</text:span></text:p>
      <text:p text:style-name="P199">　　①親子関係</text:p>
      <text:p text:style-name="P199">　　　概要：管理画面の編集項目である、<text:span text:style-name="T477">JSONのキーと値のタグをセットにするレイアウト。</text:span></text:p>
      <text:p text:style-name="P201"><text:tab/>.<text:span text:style-name="T481">contentManagement</text:span></text:p>
      <text:p text:style-name="P201"><text:tab/><text:tab/>＋－－<text:span text:style-name="T37">.tabContainer</text:span><text:span text:style-name="T38"> ul </text:span></text:p>
      <text:p text:style-name="P201"><text:tab/><text:tab/><text:tab/>＋－－<text:span text:style-name="T37">.tabContainer</text:span><text:span text:style-name="T38"> ul li</text:span></text:p>
      <text:p text:style-name="P201"><text:span text:style-name="T55"><text:tab/><text:tab/><text:tab/></text:span><text:span text:style-name="T237">　　 <text:s text:c="2"/></text:span><text:span text:style-name="T39">.tabContainer</text:span><text:span text:style-name="T38"> ul li.</text:span><text:span text:style-name="T40">active</text:span></text:p>
      <text:p text:style-name="P201"><text:tab/><text:tab/><text:tab/><text:tab/>＋－－.tabContainer<text:span text:style-name="T38"> ul li </text:span><text:span text:style-name="T39">a</text:span></text:p>
      <text:p text:style-name="P201"><text:span text:style-name="T64"><text:tab/><text:tab/><text:tab/><text:tab/></text:span><text:span text:style-name="T237">　　 <text:s text:c="2"/></text:span><text:span text:style-name="T41">.tabContainer</text:span><text:span text:style-name="T42"> ul li a:hover</text:span></text:p>
      <text:p text:style-name="P201"><text:soft-page-break/><text:span text:style-name="T55"><text:tab/><text:tab/></text:span><text:span text:style-name="T237">　　 <text:s text:c="2"/></text:span><text:span text:style-name="T37">.</text:span><text:span text:style-name="T47">editContent</text:span></text:p>
      <text:p text:style-name="P201"><text:tab/><text:tab/><text:tab/><text:tab/>＋－－.<text:span text:style-name="T46">tabPanel</text:span></text:p>
      <text:p text:style-name="P202"><text:tab/><text:tab/><text:tab/><text:tab/><text:tab/>＋－－.<text:span text:style-name="T477">keyAndValue</text:span></text:p>
      <text:p text:style-name="P200"><text:tab/><text:tab/><text:tab/><text:tab/><text:tab/><text:tab/>＋－－.<text:span text:style-name="T476">keys</text:span></text:p>
      <text:p text:style-name="P200"><text:tab/><text:tab/><text:tab/><text:tab/><text:tab/><text:tab/><text:tab/>＋－－.<text:span text:style-name="T476">key</text:span></text:p>
      <text:p text:style-name="P200"><text:tab/><text:tab/><text:tab/><text:tab/><text:tab/><text:tab/><text:tab/><text:span text:style-name="T55">　　　</text:span>.<text:span text:style-name="T476">currentKey</text:span></text:p>
      <text:p text:style-name="P202"><text:tab/><text:tab/>　　<text:tab/><text:tab/><text:span text:style-name="T55">　　　<text:tab/></text:span><text:span text:style-name="T237">　　 <text:s text:c="2"/></text:span>.<text:span text:style-name="T476">value</text:span></text:p>
      <text:p text:style-name="P218"><text:tab/><text:tab/><text:tab/><text:tab/><text:tab/><text:tab/>＋－－.<text:span text:style-name="T495">value label</text:span></text:p>
      <text:p text:style-name="P218"><text:tab/><text:tab/><text:tab/><text:tab/><text:tab/><text:tab/><text:span text:style-name="T55">　　　.</text:span><text:span text:style-name="T67">value textarea</text:span></text:p>
      <text:p text:style-name="P229"><text:span text:style-name="T67"><text:tab/><text:tab/><text:tab/><text:tab/><text:tab/><text:tab/></text:span><text:span text:style-name="T55">　　　</text:span><text:span text:style-name="T191">.</text:span><text:span text:style-name="T207">value </text:span><text:span text:style-name="T210">input[type=”file”]</text:span></text:p>
      <text:p text:style-name="P230"><text:span text:style-name="T210"><text:tab/><text:tab/><text:tab/><text:tab/><text:tab/><text:tab/></text:span><text:span text:style-name="T212">　　　</text:span><text:span text:style-name="T191">.</text:span><text:span text:style-name="T207">value </text:span><text:span text:style-name="T211">button</text:span></text:p>
      <text:p text:style-name="P270">　16）テキスト編集ポップアップレイアウト</text:p>
      <text:p text:style-name="P231">　　①親子関係</text:p>
      <text:p text:style-name="P231">　　　概要：<text:span text:style-name="T501">jQueryプラグイン「SmalliPopup」によるポップアップのためのタグ構成。</text:span></text:p>
      <text:p text:style-name="P251"><text:span text:style-name="T227"><text:tab/></text:span><text:span text:style-name="T37">.</text:span><text:span text:style-name="T51">textEditPopup</text:span></text:p>
      <text:p text:style-name="P34"><text:span text:style-name="T54"><text:tab/><text:tab/>＋－－</text:span><text:span text:style-name="T37">.</text:span><text:span text:style-name="T51">textEditPopupBody</text:span></text:p>
      <text:p text:style-name="P34"><text:span text:style-name="T54"><text:tab/><text:tab/><text:tab/>＋－－</text:span><text:span text:style-name="T51">.textEditPopupBody h4</text:span></text:p>
      <text:p text:style-name="P34"><text:span text:style-name="T54"><text:tab/><text:tab/><text:tab/></text:span><text:span text:style-name="T55">　　　</text:span><text:span text:style-name="T51">.textEditPopupBody textarea</text:span></text:p>
      <text:p text:style-name="P271"/>
      <text:p text:style-name="P271">　<text:span text:style-name="T544">17）ギャラリーレイアウト</text:span></text:p>
      <text:p text:style-name="P271">　　①親子関係</text:p>
      <text:p text:style-name="P271">　　　概要：ギャラリーページで使うギャラリーのコンテンツのタグ構成。</text:p>
      <text:p text:style-name="P271"/>
      <text:p text:style-name="P271"><text:tab/>.<text:span text:style-name="T544">gallery</text:span></text:p>
      <text:p text:style-name="P272"><text:tab/><text:tab/><text:span text:style-name="T68">＋－－</text:span><text:span text:style-name="T545">.</text:span><text:span text:style-name="T546">photo</text:span></text:p>
      <text:p text:style-name="P272"><text:span text:style-name="T546"><text:tab/><text:tab/><text:tab/></text:span><text:span text:style-name="T68">＋－－</text:span><text:span text:style-name="T545">.</text:span><text:span text:style-name="T547">photoImage</text:span></text:p>
      <text:p text:style-name="P273"><text:span text:style-name="T547"><text:tab/><text:tab/><text:tab/><text:tab/></text:span><text:span text:style-name="T68">＋－－.</text:span><text:span text:style-name="T70">photoImage</text:span><text:span text:style-name="T71">Thumb</text:span></text:p>
      <text:p text:style-name="P272"><text:span text:style-name="T547"><text:tab/><text:tab/><text:tab/></text:span><text:span text:style-name="T69">　　　</text:span><text:span text:style-name="T545">.</text:span><text:span text:style-name="T547">photoDate</text:span></text:p>
      <text:p text:style-name="P272"><text:span text:style-name="T547"><text:tab/><text:tab/><text:tab/></text:span><text:span text:style-name="T69">　　　</text:span><text:span text:style-name="T545">.</text:span><text:span text:style-name="T547">photoUserName</text:span></text:p>
      <text:p text:style-name="P272"><text:span text:style-name="T547"><text:tab/><text:tab/><text:tab/></text:span><text:span text:style-name="T69">　　　</text:span><text:span text:style-name="T545">.</text:span><text:span text:style-name="T547">photoTitle</text:span></text:p>
      <text:p text:style-name="P272"/>
      <text:p text:style-name="P74">ｂ）アイテム群</text:p>
      <text:p text:style-name="P98">　1）表 (jqGrid)</text:p>
      <text:p text:style-name="P38"><text:span text:style-name="T73">　　</text:span>①親子関係</text:p>
      <text:p text:style-name="P99">　　　概要：a）3）①に同じ。</text:p>
      <text:p text:style-name="P38">　　　<text:span text:style-name="T57">.</text:span><text:span text:style-name="T56">wrap-list</text:span></text:p>
      <text:p text:style-name="P38">　　　　＋－－.list </text:p>
      <text:p text:style-name="P107"><text:span text:style-name="T444">　</text:span><text:span text:style-name="T446">2</text:span><text:span text:style-name="T444">）タブ関連</text:span></text:p>
      <text:p text:style-name="P38">　<text:span text:style-name="T73">　</text:span>①親子関係</text:p>
      <text:p text:style-name="P99">　　　概要：a）2）①に同じ。</text:p>
      <text:p text:style-name="P38">　　<text:span text:style-name="T37">.tabContainer</text:span><text:span text:style-name="T312"> </text:span></text:p>
      <text:p text:style-name="P38">　　　　＋－－<text:span text:style-name="T37">.tabContainer</text:span><text:span text:style-name="T38"> ul</text:span><text:span text:style-name="T53"> </text:span></text:p>
      <text:p text:style-name="P38">　　　　　　　　　　＋－－.<text:span text:style-name="T37">tabContainer</text:span><text:span text:style-name="T38"> ul li</text:span></text:p>
      <text:p text:style-name="P38"><text:span text:style-name="T55">　　　　　　　　　　　　　</text:span><text:span text:style-name="T39">.tabContainer</text:span><text:span text:style-name="T38"> ul li.</text:span><text:span text:style-name="T40">active</text:span></text:p>
      <text:p text:style-name="P38">　　　　　　　　　　　　　　　　＋－－.tabContainer<text:span text:style-name="T38"> ul li </text:span><text:span text:style-name="T39">a</text:span></text:p>
      <text:p text:style-name="P38"><text:span text:style-name="T54">　　　　　　　　　　　　　　　　　　　</text:span><text:span text:style-name="T41">.tabContainer</text:span><text:span text:style-name="T42"> ul li a:hover</text:span></text:p>
      <text:p text:style-name="P134"/>
      <text:p text:style-name="P266">３．スタイルシート詳細設計</text:p>
      <text:p text:style-name="P38">ａ）レイアウト群</text:p>
      <text:p text:style-name="P38"/>
      <text:p text:style-name="P38">　<text:span text:style-name="T81">2</text:span>）コース紹介レイアウト</text:p>
      <text:p text:style-name="P38">　　③ .<text:span text:style-name="T331">footGallery img</text:span>（<text:span text:style-name="T332">SmoothDivScroll,fancybox</text:span>）</text:p>
      <text:p text:style-name="P38">　　　 コース案内のギャラリーの画像<text:span text:style-name="T300">。</text:span></text:p>
      <text:p text:style-name="P133"/>
      <text:p text:style-name="P38">　　①<text:span text:style-name="T311"> .</text:span><text:span text:style-name="T313">footGallery</text:span><text:span text:style-name="T311">（</text:span><text:span text:style-name="T314">SmoothDivScroll, fancybox</text:span><text:span text:style-name="T311">）</text:span>：ＣＳＳファイル名（<text:span text:style-name="T334">courseguide</text:span>.css）</text:p>
      <text:p text:style-name="P38"><text:s text:c="6"/>概要<text:tab/>：コース案内のギャラリー<text:span text:style-name="T300">。</text:span></text:p>
      <text:p text:style-name="P38">　　種別<text:tab/>：クラス</text:p>
      <text:p text:style-name="P43">　　親<text:tab/><text:tab/>：.<text:span text:style-name="T334">main &gt; .photoGallery</text:span></text:p>
      <text:p text:style-name="P38">　　プロパティ<text:tab/>：</text:p>
      <text:p text:style-name="P38"><text:tab/><text:span text:style-name="T75">width</text:span><text:tab/><text:tab/>：<text:span text:style-name="T335">800px</text:span><text:tab/><text:tab/>：<text:span text:style-name="T335">photoGalleryの幅に合わせる</text:span>。</text:p>
      <text:p text:style-name="P38"><text:tab/><text:span text:style-name="T335">height</text:span><text:tab/><text:tab/>：<text:span text:style-name="T335">120px</text:span><text:tab/><text:tab/>：高さを画像に合わせる。</text:p>
      <text:p text:style-name="P153"><text:span text:style-name="T378"><text:tab/></text:span><text:span text:style-name="T379">margin</text:span><text:span text:style-name="T378"><text:tab/><text:tab/>：</text:span><text:span text:style-name="T379">0 auto </text:span><text:span text:style-name="T380">20px</text:span><text:span text:style-name="T378"><text:tab/><text:tab/>：中心に寄せる。下に余白を空ける。</text:span></text:p>
      <text:p text:style-name="P188"><text:span text:style-name="T378"><text:tab/></text:span><text:span text:style-name="T379">clear</text:span><text:span text:style-name="T378"><text:tab/><text:tab/>：</text:span><text:span text:style-name="T379">both</text:span><text:span text:style-name="T378"><text:tab/><text:tab/><text:tab/>：回り込みをさせない。</text:span></text:p>
      <text:p text:style-name="P38"><text:soft-page-break/><text:tab/><text:span text:style-name="T335">border</text:span><text:tab/><text:tab/>：<text:span text:style-name="T335">1px solid #D0D0AC</text:span><text:tab/>：黄緑の罫線で囲む。</text:p>
      <text:p text:style-name="P38"><text:tab/><text:span text:style-name="T335">position</text:span><text:tab/><text:tab/>：<text:span text:style-name="T335">relative</text:span><text:tab/><text:tab/>：絶対位置指定の子要素を持つので相対位置要素にする。</text:p>
      <text:p text:style-name="P38"><text:tab/><text:span text:style-name="T336">box-sizing</text:span><text:tab/>：<text:span text:style-name="T336">border-box</text:span><text:tab/><text:tab/>：サイズの計算に罫線と<text:span text:style-name="T336">paddingを勘定に入れる</text:span>。</text:p>
      <text:p text:style-name="P38">　　②<text:span text:style-name="T311"> .</text:span><text:span text:style-name="T313">footGallery </text:span><text:span text:style-name="T315">a</text:span><text:span text:style-name="T311">（</text:span><text:span text:style-name="T314">SmoothDivScroll, fancybox</text:span><text:span text:style-name="T311">）</text:span>：ＣＳＳファイル名（<text:span text:style-name="T334">courseguide</text:span>.css）</text:p>
      <text:p text:style-name="P38"><text:s text:c="6"/>概要<text:tab/>：コース案内のギャラリーのリンクのタグ<text:span text:style-name="T300">。</text:span></text:p>
      <text:p text:style-name="P38">　　種別<text:tab/>：クラス</text:p>
      <text:p text:style-name="P43">　　親<text:tab/><text:tab/>：.<text:span text:style-name="T334">main &gt; .photoGallery &gt; .footGallery</text:span></text:p>
      <text:p text:style-name="P38">　　プロパティ<text:tab/>：</text:p>
      <text:p text:style-name="P38"><text:tab/><text:span text:style-name="T337">font-size</text:span><text:tab/>： <text:span text:style-name="T337">0px</text:span><text:tab/>：インライン要素独自の空白を消す。</text:p>
      <text:p text:style-name="P38">　<text:span text:style-name="T81">3</text:span>）表レイアウト</text:p>
      <text:p text:style-name="P38"/>
      <text:p text:style-name="P38"><text:span text:style-name="T81">　4</text:span>）配置レイアウト</text:p>
      <text:p text:style-name="P38"/>
      <text:p text:style-name="P171"><text:span text:style-name="T84">　</text:span><text:span text:style-name="T85">10）ブログレイアウト</text:span></text:p>
      <text:p text:style-name="P172"><text:span text:style-name="T85">　　</text:span><text:span text:style-name="T102">10-1）PCレイアウト</text:span></text:p>
      <text:p text:style-name="P354"><text:span text:style-name="T357">　　　①</text:span><text:span text:style-name="T154">.blogRightContent</text:span><text:span text:style-name="T357">：ＣＳＳファイル名（</text:span><text:span text:style-name="T361">blog</text:span><text:span text:style-name="T357">.css）</text:span></text:p>
      <text:p text:style-name="P316"><text:s text:c="6"/>　概要<text:tab/>：<text:span text:style-name="T184">ブログ記事右側。</text:span></text:p>
      <text:p text:style-name="P316">　　　種別<text:tab/>：クラス</text:p>
      <text:p text:style-name="P295">　　　親<text:tab/><text:tab/>：.main</text:p>
      <text:p text:style-name="P316">　　　プロパティ<text:tab/>：</text:p>
      <text:p text:style-name="P316"><text:tab/><text:span text:style-name="T75">width</text:span><text:tab/><text:tab/>：<text:span text:style-name="T519">70%<text:tab/></text:span><text:tab/>：幅を<text:span text:style-name="T519">70%に設定し、左側のコンテンツと並べる</text:span>。</text:p>
      <text:p text:style-name="P316"><text:tab/><text:span text:style-name="T531">float<text:tab/><text:tab/>：right<text:tab/><text:tab/>：右に寄せる。</text:span></text:p>
      <text:p text:style-name="P282"/>
      <text:p text:style-name="P354"><text:span text:style-name="T357">　　　②</text:span><text:span text:style-name="T136">.</text:span><text:span text:style-name="T154">blog</text:span><text:span text:style-name="T357">：ＣＳＳファイル名（</text:span><text:span text:style-name="T361">blog</text:span><text:span text:style-name="T357">.css）</text:span></text:p>
      <text:p text:style-name="P310"><text:s text:c="6"/>　概要<text:tab/>：<text:span text:style-name="T184">ブログ記事を囲む枠。</text:span></text:p>
      <text:p text:style-name="P310">　　　種別<text:tab/>：クラス</text:p>
      <text:p text:style-name="P296">　　　親<text:tab/><text:tab/>：.<text:span text:style-name="T334">main &gt; </text:span><text:span text:style-name="T213">.blogRightContent</text:span></text:p>
      <text:p text:style-name="P310">　　　プロパティ<text:tab/>：</text:p>
      <text:p text:style-name="P279"/>
      <text:p text:style-name="P348"><text:span text:style-name="T357">　　　③</text:span><text:span text:style-name="T131">.</text:span><text:span text:style-name="T136">blogArticle</text:span><text:span text:style-name="T357">：ＣＳＳファイル名（</text:span><text:span text:style-name="T361">blog</text:span><text:span text:style-name="T357">.css）</text:span></text:p>
      <text:p text:style-name="P311"><text:s text:c="6"/>　概要<text:tab/>：<text:span text:style-name="T175">ブログ記事本体。</text:span></text:p>
      <text:p text:style-name="P311">　　　種別<text:tab/>：クラス</text:p>
      <text:p text:style-name="P289">　　　親<text:tab/><text:tab/>：.main &gt; .blogRightContent &gt; .blog</text:p>
      <text:p text:style-name="P311">　　　プロパティ<text:tab/>：</text:p>
      <text:p text:style-name="P311"><text:tab/><text:span text:style-name="T75">width</text:span><text:tab/><text:tab/>：<text:span text:style-name="T519">100%<text:tab/></text:span><text:tab/>：幅を右側コンテンツ領域一杯に広げる。</text:p>
      <text:p text:style-name="P311"><text:tab/><text:span text:style-name="T395">margin<text:tab/><text:tab/>：0 auto 20px<text:tab/>：水平位置を中央に合わせる。また、下に余白を入れる。</text:span></text:p>
      <text:p text:style-name="P348"><text:span text:style-name="T85">　　　　</text:span><text:span text:style-name="T124">background<text:tab/>：</text:span><text:span text:style-name="T258">#</text:span><text:span text:style-name="T260">FFCC99</text:span><text:span text:style-name="T261"><text:tab/>：背景色をベージュにする。</text:span></text:p>
      <text:p text:style-name="P348"><text:span text:style-name="T261"><text:tab/></text:span><text:span text:style-name="T259">border-radius</text:span><text:span text:style-name="T262"><text:tab/>：</text:span><text:span text:style-name="T263">10</text:span><text:span text:style-name="T262">px<text:tab/><text:tab/>：記事領域の角を丸くする。</text:span></text:p>
      <text:p text:style-name="P348"><text:span text:style-name="T262"><text:tab/></text:span><text:span text:style-name="T263">box-sizing<text:tab/>：border-box<text:tab/>：幅の計算にborderとpaddingを加える。</text:span></text:p>
      <text:p text:style-name="P348"><text:span text:style-name="T263"><text:tab/>padding<text:tab/>：</text:span><text:span text:style-name="T264">10px 2</text:span><text:span text:style-name="T263">%<text:tab/>：全体方向に内側の余白を入れる。</text:span></text:p>
      <text:p text:style-name="P280"/>
      <text:p text:style-name="P348"><text:span text:style-name="T357">　　　④</text:span><text:span text:style-name="T136">.blogArticle</text:span><text:span text:style-name="T137">Title</text:span><text:span text:style-name="T357">：ＣＳＳファイル名（</text:span><text:span text:style-name="T361">blog </text:span><text:span text:style-name="T357">.css）</text:span></text:p>
      <text:p text:style-name="P63">　 <text:s text:c="5"/>概要<text:tab/>：<text:span text:style-name="T176">ブログ記事のタイトル領域</text:span><text:span text:style-name="T175">。</text:span></text:p>
      <text:p text:style-name="P63">　　　種別<text:tab/>：クラス</text:p>
      <text:p text:style-name="P290">　　　親<text:tab/><text:tab/>：.main &gt; .blogRightContent &gt; .blog<text:span text:style-name="T334"> &gt; </text:span><text:span text:style-name="T192">.blogArticle</text:span></text:p>
      <text:p text:style-name="P63">　　　プロパティ<text:tab/>：</text:p>
      <text:p text:style-name="P63"><text:tab/><text:span text:style-name="T75">width</text:span><text:tab/><text:tab/>：<text:span text:style-name="T520">98%</text:span><text:tab/><text:tab/>：左右<text:span text:style-name="T520">marginの分を引いて領域一杯に幅を取る</text:span>。</text:p>
      <text:p text:style-name="P63"><text:tab/><text:span text:style-name="T398">font-size<text:tab/>：0px<text:tab/><text:tab/>：子要素をinline-blockで横並べにするため、余計な余白が出ないよう</text:span></text:p>
      <text:p text:style-name="P63"><text:tab/><text:tab/><text:tab/><text:tab/><text:tab/>　設定する。</text:p>
      <text:p text:style-name="P7"><text:tab/><text:span text:style-name="T521">display<text:tab/><text:tab/>：inline-block<text:tab/>：インラインブロックにする。</text:span>　　</text:p>
      <text:p text:style-name="P173"/>
      <text:p text:style-name="P173"><text:span text:style-name="T357">　　　⑤</text:span><text:span text:style-name="T137">.</text:span><text:span text:style-name="T136">blogArticle</text:span><text:span text:style-name="T137">Title </text:span><text:span text:style-name="T150">&gt; *</text:span><text:span text:style-name="T357">：ＣＳＳファイル名（</text:span><text:span text:style-name="T361">blog </text:span><text:span text:style-name="T357">.css）</text:span></text:p>
      <text:p text:style-name="P63"><text:s text:c="2"/>　 <text:s text:c="3"/>概要<text:tab/>：<text:span text:style-name="T176">ブログ記事のタイトル領域直下の要素。</text:span></text:p>
      <text:p text:style-name="P63">　　　種別<text:tab/>：クラス</text:p>
      <text:p text:style-name="P290">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63">　　　プロパティ<text:tab/>：</text:p>
      <text:p text:style-name="P63"><text:tab/><text:span text:style-name="T399">display</text:span><text:tab/><text:tab/>：<text:span text:style-name="T399">inline-block</text:span><text:tab/><text:tab/>：<text:span text:style-name="T399">floatを使わずに横並びにする</text:span>。</text:p>
      <text:p text:style-name="P63"><text:tab/><text:span text:style-name="T400">vertical-align<text:tab/>：bottom<text:tab/><text:tab/>：下端に合わせる。</text:span></text:p>
      <text:p text:style-name="P63"/>
      <text:p text:style-name="P173"><text:span text:style-name="T357">　　　⑥</text:span><text:span text:style-name="T137">.</text:span><text:span text:style-name="T136">blogArticle</text:span><text:span text:style-name="T137">TitleText</text:span><text:span text:style-name="T357">：ＣＳＳファイル名（</text:span><text:span text:style-name="T361">blog </text:span><text:span text:style-name="T357">.css）</text:span></text:p>
      <text:p text:style-name="P63"><text:s text:c="5"/>　 概要<text:tab/>：<text:span text:style-name="T176">ブログ記事のタイトル。</text:span></text:p>
      <text:p text:style-name="P63">　　　種別<text:tab/>：クラス</text:p>
      <text:p text:style-name="P290">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63"><text:soft-page-break/>　　　プロパティ<text:tab/>：</text:p>
      <text:p text:style-name="P63"><text:tab/><text:span text:style-name="T75">width</text:span><text:tab/><text:tab/>：<text:span text:style-name="T400">60%</text:span><text:tab/><text:tab/>：タイトルなので広く幅を取る。</text:p>
      <text:p text:style-name="P63"><text:tab/><text:span text:style-name="T401">font-size</text:span><text:tab/>：<text:span text:style-name="T401">20px</text:span><text:tab/><text:tab/>：大きめのフォント。</text:p>
      <text:p text:style-name="P63"><text:tab/><text:span text:style-name="T402">font-weight<text:tab/>：bold<text:tab/><text:tab/>：太字にする。</text:span></text:p>
      <text:p text:style-name="P63"><text:tab/><text:span text:style-name="T532">word-break<text:tab/>：break-all<text:tab/>：単語レベルでの改行をさせない。</text:span></text:p>
      <text:p text:style-name="P63"/>
      <text:p text:style-name="P173"><text:span text:style-name="T357">　　　⑦</text:span><text:span text:style-name="T137">.</text:span><text:span text:style-name="T136">blogArticle</text:span><text:span text:style-name="T137">Date</text:span><text:span text:style-name="T357">：ＣＳＳファイル名（</text:span><text:span text:style-name="T361">blog </text:span><text:span text:style-name="T357">.css）</text:span></text:p>
      <text:p text:style-name="P63"><text:s text:c="2"/>　 <text:s text:c="3"/>概要<text:tab/>：<text:span text:style-name="T176">ブログ記事の日付。</text:span></text:p>
      <text:p text:style-name="P63">　　　種別<text:tab/>：クラス</text:p>
      <text:p text:style-name="P290">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63">　　　プロパティ<text:tab/>：</text:p>
      <text:p text:style-name="P63"><text:tab/><text:span text:style-name="T75">width</text:span><text:tab/><text:tab/>：<text:span text:style-name="T403">20%</text:span><text:tab/><text:tab/>：補足情報という感のため、幅は狭くする。</text:p>
      <text:p text:style-name="P63"><text:tab/><text:span text:style-name="T404">font-size</text:span><text:tab/>：<text:span text:style-name="T404">12px</text:span><text:tab/><text:tab/>：小さめのフォントを使う。</text:p>
      <text:p text:style-name="P7">　　</text:p>
      <text:p text:style-name="P173"><text:span text:style-name="T357">　　　⑧</text:span><text:span text:style-name="T137">.</text:span><text:span text:style-name="T136">blogArticl</text:span><text:span text:style-name="T138">e</text:span><text:span text:style-name="T137">UserName</text:span><text:span text:style-name="T357">：ＣＳＳファイル名（</text:span><text:span text:style-name="T361">blog </text:span><text:span text:style-name="T357">.css）</text:span></text:p>
      <text:p text:style-name="P63"><text:s text:c="5"/>　 概要<text:tab/>：<text:span text:style-name="T176">ブログ記事のユーザ名。</text:span></text:p>
      <text:p text:style-name="P63">　　　種別<text:tab/>：クラス</text:p>
      <text:p text:style-name="P290">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63">　　　プロパティ<text:tab/>：</text:p>
      <text:p text:style-name="P63"><text:tab/><text:span text:style-name="T75">width</text:span><text:tab/><text:tab/>：<text:span text:style-name="T403">20%</text:span><text:tab/><text:tab/>：目立ちすぎないように幅は狭めにする。</text:p>
      <text:p text:style-name="P63"><text:tab/><text:span text:style-name="T404">font-size</text:span><text:tab/>：<text:span text:style-name="T404">14px</text:span><text:tab/><text:tab/>：小さめのフォントを使う。</text:p>
      <text:p text:style-name="P7">　　</text:p>
      <text:p text:style-name="P173"><text:span text:style-name="T357">　　　⑨</text:span><text:span text:style-name="T136">.blogArticleImages</text:span><text:span text:style-name="T357">：ＣＳＳファイル名（</text:span><text:span text:style-name="T361">blog </text:span><text:span text:style-name="T357">.css）</text:span></text:p>
      <text:p text:style-name="P62"><text:s text:c="3"/>　 <text:s text:c="2"/>概要<text:tab/>：<text:span text:style-name="T175">ブログ記事の画像の領域。</text:span></text:p>
      <text:p text:style-name="P62">　　　種別<text:tab/>：クラス</text:p>
      <text:p text:style-name="P290">　　　親<text:tab/><text:tab/>：.main &gt; .blogRightContent &gt; .blog<text:span text:style-name="T334"> &gt; </text:span><text:span text:style-name="T192">.blogArticle</text:span></text:p>
      <text:p text:style-name="P62">　　　プロパティ<text:tab/>：</text:p>
      <text:p text:style-name="P62"><text:tab/><text:span text:style-name="T75">width</text:span><text:tab/><text:tab/>：<text:span text:style-name="T395">25%</text:span><text:tab/><text:tab/>：記事領域の<text:span text:style-name="T524">1/4の幅を取る</text:span>。</text:p>
      <text:p text:style-name="P62"><text:tab/><text:span text:style-name="T395">float<text:tab/><text:tab/>：left<text:tab/><text:tab/>：左に寄せる。</text:span></text:p>
      <text:p text:style-name="P62"><text:tab/><text:span text:style-name="T522">margin-right<text:tab/>：5px<text:tab/><text:tab/>：テキスト部分との間に間隔を取る。</text:span></text:p>
      <text:p text:style-name="P172"/>
      <text:p text:style-name="P172"><text:span text:style-name="T357">　　　⑩</text:span><text:span text:style-name="T136">.blogArticleImage</text:span><text:span text:style-name="T357">：ＣＳＳファイル名（</text:span><text:span text:style-name="T361">blog </text:span><text:span text:style-name="T357">.css）</text:span></text:p>
      <text:p text:style-name="P62"><text:s text:c="2"/>　 <text:s text:c="3"/>概要<text:tab/>：<text:span text:style-name="T175">ブログ記事の画像。</text:span></text:p>
      <text:p text:style-name="P62">　　　種別<text:tab/>：クラス</text:p>
      <text:p text:style-name="P290">　　　親<text:tab/><text:tab/>：.main &gt; .blogRightContent &gt; .blog<text:span text:style-name="T334"> &gt; </text:span><text:span text:style-name="T192">.blogArticle </text:span><text:span text:style-name="T193">&gt; </text:span><text:span text:style-name="T192">.blogArticleImages</text:span></text:p>
      <text:p text:style-name="P62">　　　プロパティ<text:tab/>：</text:p>
      <text:p text:style-name="P62"><text:tab/><text:span text:style-name="T396">width<text:tab/><text:tab/>：100%</text:span><text:tab/><text:tab/>：幅を外枠に合わせる。</text:p>
      <text:p text:style-name="P62"><text:tab/><text:span text:style-name="T395">margin<text:tab/><text:tab/>：5px auto<text:tab/>：上下5pxの余白を配置し、水平位置を中央に合わせる。</text:span></text:p>
      <text:p text:style-name="P62"><text:tab/><text:span text:style-name="T397">display<text:tab/><text:tab/>：block<text:tab/><text:tab/>：marginによる中央寄せを有効にするための設定。</text:span></text:p>
      <text:p text:style-name="P62"><text:tab/><text:span text:style-name="T523">border-radius<text:tab/>：5px<text:tab/><text:tab/>：画像の角を丸くする。</text:span></text:p>
      <text:p text:style-name="P8">　　　</text:p>
      <text:p text:style-name="P349"><text:span text:style-name="T357">　　　⑪</text:span><text:span text:style-name="T136">blogArticl</text:span><text:span text:style-name="T138">e</text:span><text:span text:style-name="T139">Text</text:span><text:span text:style-name="T357">：ＣＳＳファイル名（</text:span><text:span text:style-name="T361">blog </text:span><text:span text:style-name="T357">.css）</text:span></text:p>
      <text:p text:style-name="P312"><text:s text:c="2"/>　 <text:s text:c="3"/>概要<text:tab/>：<text:span text:style-name="T177">ブログ記事の本文。</text:span></text:p>
      <text:p text:style-name="P312">　　　種別<text:tab/>：クラス</text:p>
      <text:p text:style-name="P291">　　　親<text:tab/><text:tab/>：.main &gt; .blogRightContent &gt; .blog<text:span text:style-name="T334"> &gt; </text:span><text:span text:style-name="T192">.blogArticle</text:span></text:p>
      <text:p text:style-name="P312">　　　プロパティ<text:tab/>：</text:p>
      <text:p text:style-name="P312"><text:tab/><text:span text:style-name="T75">width</text:span><text:tab/><text:tab/>：<text:span text:style-name="T533">95%</text:span><text:tab/><text:tab/>：画像と横並びにできてかつ、十分余白が取れる幅を設定する。</text:p>
      <text:p text:style-name="P312"><text:tab/><text:span text:style-name="T395">margin<text:tab/><text:tab/>：10px 5%<text:tab/>：上下10pxの余白を配置し、左右に同じだけの余白を取る。</text:span></text:p>
      <text:p text:style-name="P312"><text:tab/><text:span text:style-name="T398">font-size<text:tab/>：16px<text:tab/><text:tab/>：標準的なフォントサイズにする。</text:span></text:p>
      <text:p text:style-name="P312"/>
      <text:p text:style-name="P354"><text:span text:style-name="T357">　　　⑫</text:span><text:span text:style-name="T154">.blogLeftContent</text:span><text:span text:style-name="T357">：ＣＳＳファイル名（</text:span><text:span text:style-name="T361">blog</text:span><text:span text:style-name="T357">.css）</text:span></text:p>
      <text:p text:style-name="P316"><text:s text:c="6"/>　概要<text:tab/>：<text:span text:style-name="T175">ブログ記事本体。</text:span></text:p>
      <text:p text:style-name="P316">　　　種別<text:tab/>：クラス</text:p>
      <text:p text:style-name="P295">　　　親<text:tab/><text:tab/>：.main</text:p>
      <text:p text:style-name="P316">　　　プロパティ<text:tab/>：</text:p>
      <text:p text:style-name="P316"><text:tab/><text:span text:style-name="T75">width</text:span><text:tab/><text:tab/>：<text:span text:style-name="T523">30%<text:tab/></text:span><text:tab/>：幅を<text:span text:style-name="T523">30%に設定し、右側のコンテンツと並べる。</text:span></text:p>
      <text:p text:style-name="P316"><text:tab/><text:span text:style-name="T523">float<text:tab/><text:tab/>：left<text:tab/><text:tab/>：左に寄せる。</text:span></text:p>
      <text:p text:style-name="P282"/>
      <text:p text:style-name="P354"><text:span text:style-name="T357">　　　</text:span><text:span text:style-name="T139">⑬.</text:span><text:span text:style-name="T155">calendar</text:span><text:span text:style-name="T357">：ＣＳＳファイル名（</text:span><text:span text:style-name="T361">blog </text:span><text:span text:style-name="T357">.css）</text:span></text:p>
      <text:p text:style-name="P312"><text:s text:c="2"/>　 <text:s text:c="3"/>概要<text:tab/>：<text:span text:style-name="T177">ブログ記事を日付で選択するためのカレンダー。</text:span><text:span text:style-name="T185">Datepickerによるカレンダーを置く枠となる。</text:span></text:p>
      <text:p text:style-name="P312">　　　種別<text:tab/>：クラス</text:p>
      <text:p text:style-name="P291">　　　親<text:tab/><text:tab/>：.main &gt; .blogLeftContent</text:p>
      <text:p text:style-name="P312">　　　プロパティ<text:tab/>：</text:p>
      <text:p text:style-name="P317"><text:tab/><text:span text:style-name="T397">display<text:tab/><text:tab/>：inline-block<text:tab/>：インラインブロックにして幅を1行丸々使わないようにする。</text:span></text:p>
      <text:p text:style-name="P312"><text:soft-page-break/><text:tab/><text:span text:style-name="T398">font-size<text:tab/>：12px<text:tab/><text:tab/>：文字サイズを小さくし、カレンダーのサイズを小さくする。</text:span></text:p>
      <text:p text:style-name="P312"><text:tab/><text:span text:style-name="T527">margin-bottom<text:tab/>：10px<text:tab/><text:tab/>：最新記事一覧と間隔を取る。</text:span></text:p>
      <text:p text:style-name="P312"/>
      <text:p text:style-name="P350"><text:span text:style-name="T357">　　　</text:span><text:span text:style-name="T139">⑭.</text:span><text:span text:style-name="T155">calendar &gt; div</text:span><text:span text:style-name="T357">：ＣＳＳファイル名（</text:span><text:span text:style-name="T361">blog </text:span><text:span text:style-name="T357">.css）</text:span></text:p>
      <text:p text:style-name="P313"><text:s text:c="2"/>　 <text:s text:c="3"/>概要<text:tab/>：<text:span text:style-name="T177">ブログページ用の</text:span><text:span text:style-name="T187">Datepickerによる</text:span><text:span text:style-name="T177">カレンダー</text:span><text:span text:style-name="T185">。</text:span></text:p>
      <text:p text:style-name="P313">　　　種別<text:tab/>：クラス</text:p>
      <text:p text:style-name="P292">　　　親<text:tab/><text:tab/>：.main &gt; .blogLeftContent<text:span text:style-name="T184"> </text:span><text:span text:style-name="T188">&gt; </text:span><text:span text:style-name="T214">.</text:span><text:span text:style-name="T215">calendar</text:span></text:p>
      <text:p text:style-name="P313">　　　プロパティ<text:tab/>：</text:p>
      <text:p text:style-name="P317"><text:tab/><text:span text:style-name="T397">display<text:tab/><text:tab/>：inline-block!important<text:tab/>：必ずインラインブロックとして扱うように設定する。</text:span></text:p>
      <text:p text:style-name="P313"/>
      <text:p text:style-name="P350"><text:span text:style-name="T357">　　　</text:span><text:span text:style-name="T139">⑮.</text:span><text:span text:style-name="T156">currentArticleList</text:span><text:span text:style-name="T357">：ＣＳＳファイル名（</text:span><text:span text:style-name="T361">blog </text:span><text:span text:style-name="T357">.css）</text:span></text:p>
      <text:p text:style-name="P313"><text:s text:c="2"/>　 <text:s text:c="3"/>概要<text:tab/>：<text:span text:style-name="T177">最新記事一覧。</text:span></text:p>
      <text:p text:style-name="P313">　　　種別<text:tab/>：クラス</text:p>
      <text:p text:style-name="P292">　　　親<text:tab/><text:tab/>：.main &gt; .blogLeftContent</text:p>
      <text:p text:style-name="P313">　　　プロパティ<text:tab/>：</text:p>
      <text:p text:style-name="P313"/>
      <text:p text:style-name="P350"><text:span text:style-name="T357">　　　</text:span><text:span text:style-name="T141">⑯</text:span><text:span text:style-name="T137">.</text:span><text:span text:style-name="T156">currentArticleList</text:span><text:span text:style-name="T141">Title</text:span><text:span text:style-name="T357">：ＣＳＳファイル名（</text:span><text:span text:style-name="T361">blog </text:span><text:span text:style-name="T357">.css）</text:span></text:p>
      <text:p text:style-name="P313"><text:s text:c="2"/>　 <text:s text:c="3"/>概要<text:tab/>：<text:span text:style-name="T177">最新記事一覧 </text:span><text:span text:style-name="T179">のタイトル部分。</text:span></text:p>
      <text:p text:style-name="P313">　　　種別<text:tab/>：クラス</text:p>
      <text:p text:style-name="P293">　　　親<text:tab/><text:tab/>：.main &gt; .blogLeftContent<text:span text:style-name="T184"> </text:span><text:span text:style-name="T188">&gt; </text:span><text:span text:style-name="T214">.</text:span><text:span text:style-name="T216">currentArticleList</text:span></text:p>
      <text:p text:style-name="P313">　　　プロパティ<text:tab/>：</text:p>
      <text:p text:style-name="P313"><text:tab/><text:span text:style-name="T525">font-size</text:span><text:tab/>：<text:span text:style-name="T525">13px</text:span><text:tab/><text:tab/>：左側コンテンツの他の文字より大きめにする。</text:p>
      <text:p text:style-name="P313"/>
      <text:p text:style-name="P350"><text:span text:style-name="T357">　　　</text:span><text:span text:style-name="T141">⑰</text:span><text:span text:style-name="T137">.</text:span><text:span text:style-name="T156">currentArticleList</text:span><text:span text:style-name="T141">Content</text:span><text:span text:style-name="T357">：ＣＳＳファイル名（</text:span><text:span text:style-name="T361">blog </text:span><text:span text:style-name="T357">.css）</text:span></text:p>
      <text:p text:style-name="P313"><text:s text:c="2"/>　 <text:s text:c="3"/>概要<text:tab/>：<text:span text:style-name="T177">最新記事一覧 </text:span><text:span text:style-name="T179">の項目。</text:span></text:p>
      <text:p text:style-name="P313">　　　種別<text:tab/>：クラス</text:p>
      <text:p text:style-name="P293">　　　親<text:tab/>：.main &gt; .blogLeftContent<text:span text:style-name="T184"> </text:span><text:span text:style-name="T188">&gt; </text:span><text:span text:style-name="T214">.</text:span><text:span text:style-name="T216">currentArticleList</text:span></text:p>
      <text:p text:style-name="P313">　　　プロパティ<text:tab/>：</text:p>
      <text:p text:style-name="P313"><text:tab/><text:span text:style-name="T525">font-size</text:span><text:tab/>：<text:span text:style-name="T525">11px</text:span><text:tab/><text:tab/>：文字を小さめにして狭めの領域に対応する。</text:p>
      <text:p text:style-name="P313"><text:tab/><text:span text:style-name="T526">margin-bottom<text:tab/>：3px<text:tab/><text:tab/>：項目間で少し間隔をあける。</text:span></text:p>
      <text:p text:style-name="P313"/>
      <text:p text:style-name="P353"><text:span text:style-name="T357">　　　</text:span><text:span text:style-name="T139">⑱</text:span><text:span text:style-name="T137">.</text:span><text:span text:style-name="T156">currentArticleList</text:span><text:span text:style-name="T141">Content</text:span><text:span text:style-name="T159">Link</text:span><text:span text:style-name="T357">：ＣＳＳファイル名（</text:span><text:span text:style-name="T361">blog </text:span><text:span text:style-name="T357">.css）</text:span></text:p>
      <text:p text:style-name="P315"><text:s text:c="2"/>　 <text:s text:c="3"/>概要<text:tab/>：<text:span text:style-name="T177">最新記事一覧 </text:span><text:span text:style-name="T179">の項目のリンク。</text:span></text:p>
      <text:p text:style-name="P314">　　　種別<text:tab/>：クラス</text:p>
      <text:p text:style-name="P293">　　　親<text:tab/><text:tab/>：.main &gt; .blogLeftContent<text:span text:style-name="T184"> </text:span><text:span text:style-name="T188">&gt; </text:span><text:span text:style-name="T214">.</text:span><text:span text:style-name="T216">currentArticleList </text:span><text:span text:style-name="T217">&gt; </text:span><text:span text:style-name="T194">.</text:span><text:span text:style-name="T216">currentArticleList</text:span><text:span text:style-name="T197">Content</text:span></text:p>
      <text:p text:style-name="P314">　　　プロパティ<text:tab/>：</text:p>
      <text:p text:style-name="P314"/>
      <text:p text:style-name="P351"><text:span text:style-name="T357">　　　</text:span><text:span text:style-name="T139">⑲</text:span><text:span text:style-name="T137">.</text:span><text:span text:style-name="T156">currentArticleList</text:span><text:span text:style-name="T141">ContentDate</text:span><text:span text:style-name="T357">：ＣＳＳファイル名（</text:span><text:span text:style-name="T361">blog </text:span><text:span text:style-name="T357">.css）</text:span></text:p>
      <text:p text:style-name="P314"><text:s text:c="2"/>　 <text:s text:c="3"/>概要<text:tab/>：<text:span text:style-name="T177">最新記事一覧 </text:span><text:span text:style-name="T179">の項目の日付部分。</text:span></text:p>
      <text:p text:style-name="P314">　　　種別<text:tab/>：クラス</text:p>
      <text:p text:style-name="P293">　　　親<text:tab/>：.main &gt; .blogLeftContent<text:span text:style-name="T184"> </text:span><text:span text:style-name="T188">&gt; </text:span><text:span text:style-name="T214">.</text:span><text:span text:style-name="T216">currentArticleList </text:span><text:span text:style-name="T217">&gt; </text:span><text:span text:style-name="T194">.</text:span><text:span text:style-name="T216">currentArticleList</text:span><text:span text:style-name="T197">Content <text:tab/><text:tab/><text:tab/><text:tab/>：</text:span><text:span text:style-name="T217">&gt; </text:span><text:span text:style-name="T194">.</text:span><text:span text:style-name="T216">currentArticleList</text:span><text:span text:style-name="T197">Content</text:span><text:span text:style-name="T219">Link</text:span></text:p>
      <text:p text:style-name="P314">　　　プロパティ<text:tab/>：</text:p>
      <text:p text:style-name="P314"><text:tab/><text:span text:style-name="T75">width</text:span><text:tab/><text:tab/>：<text:span text:style-name="T534">auto</text:span><text:tab/><text:tab/>：日付を表示するための最低限の幅を取る。</text:p>
      <text:p text:style-name="P314"><text:tab/><text:span text:style-name="T525">float<text:tab/><text:tab/>：left<text:tab/><text:tab/>：左に詰める。</text:span></text:p>
      <text:p text:style-name="P314"><text:tab/><text:span text:style-name="T534">margin-right<text:tab/>：1em<text:tab/><text:tab/>：ユーザ名との間に1文字分の間隔をあける。</text:span></text:p>
      <text:p text:style-name="P314"/>
      <text:p text:style-name="P353"><text:span text:style-name="T357">　　　</text:span><text:span text:style-name="T157">⑳</text:span><text:span text:style-name="T137">.</text:span><text:span text:style-name="T156">currentArticleList</text:span><text:span text:style-name="T141">Content</text:span><text:span text:style-name="T160">User</text:span><text:span text:style-name="T357">：ＣＳＳファイル名（</text:span><text:span text:style-name="T361">blog </text:span><text:span text:style-name="T357">.css）</text:span></text:p>
      <text:p text:style-name="P315"><text:s text:c="2"/>　 <text:s text:c="3"/>概要<text:tab/>：<text:span text:style-name="T177">最新記事一覧 </text:span><text:span text:style-name="T179">の項目のユーザ名。</text:span></text:p>
      <text:p text:style-name="P315">　　　種別<text:tab/>：クラス</text:p>
      <text:p text:style-name="P297">　　　親<text:tab/>：<text:span text:style-name="T191">.main &gt; .blogLeftContent</text:span><text:span text:style-name="T213"> </text:span><text:span text:style-name="T218">&gt; </text:span><text:span text:style-name="T214">.</text:span><text:span text:style-name="T216">currentArticleList </text:span><text:span text:style-name="T217">&gt; </text:span><text:span text:style-name="T194">.</text:span><text:span text:style-name="T216">currentArticleList</text:span><text:span text:style-name="T197">Content <text:tab/><text:tab/><text:tab/><text:tab/>：</text:span><text:span text:style-name="T217">&gt; </text:span><text:span text:style-name="T194">.</text:span><text:span text:style-name="T216">currentArticleList</text:span><text:span text:style-name="T197">Content</text:span><text:span text:style-name="T219">Link</text:span></text:p>
      <text:p text:style-name="P315">　　　プロパティ<text:tab/>：</text:p>
      <text:p text:style-name="P315"><text:tab/><text:span text:style-name="T75">width</text:span><text:tab/><text:tab/>：<text:span text:style-name="T534">45%</text:span><text:tab/><text:tab/>：日付と横並びにできるサイズにする。</text:p>
      <text:p text:style-name="P318"><text:tab/><text:span text:style-name="T525">float<text:tab/><text:tab/>：left<text:tab/><text:tab/>：左に詰める。</text:span></text:p>
      <text:p text:style-name="P322"><text:tab/><text:span text:style-name="T534">overflow<text:tab/>：hidden<text:tab/>：はみ出した文字を隠す。</text:span></text:p>
      <text:p text:style-name="P322"><text:span text:style-name="T534"><text:tab/>white-space<text:tab/>：nowrap<text:tab/>：改行・連続するスペースを単一のスペースとして扱う。</text:span></text:p>
      <text:p text:style-name="P322"><text:span text:style-name="T534"><text:tab/>text-overflow<text:tab/>：ellipsis<text:tab/>：テキストがはみ出したら点を表示する。<text:tab/></text:span></text:p>
      <text:p text:style-name="P318"/>
      <text:p text:style-name="P353"><text:span text:style-name="T357">　　　</text:span><text:span text:style-name="T128">2</text:span><text:span text:style-name="T129">1</text:span><text:span text:style-name="T137">.</text:span><text:span text:style-name="T156">currentArticleList</text:span><text:span text:style-name="T139"> </text:span><text:span text:style-name="T141">ContentTitle</text:span><text:span text:style-name="T357">：ＣＳＳファイル名（</text:span><text:span text:style-name="T361">blog </text:span><text:span text:style-name="T357">.css）</text:span></text:p>
      <text:p text:style-name="P315"><text:s text:c="2"/>　 <text:s text:c="3"/>概要<text:tab/>：<text:span text:style-name="T177">最新記事一覧 </text:span><text:span text:style-name="T179">の項目の記事タイトル。</text:span></text:p>
      <text:p text:style-name="P315">　　　種別<text:tab/>：クラス</text:p>
      <text:p text:style-name="P294">　　　親<text:tab/>：<text:span text:style-name="T191">.main &gt; .blogLeftContent</text:span><text:span text:style-name="T213"> </text:span><text:span text:style-name="T218">&gt; </text:span><text:span text:style-name="T214">.</text:span><text:span text:style-name="T216">currentArticleList </text:span><text:span text:style-name="T217">&gt; </text:span><text:span text:style-name="T194">.</text:span><text:span text:style-name="T216">currentArticleList</text:span><text:span text:style-name="T197">Content <text:tab/><text:tab/></text:span><text:soft-page-break/><text:span text:style-name="T197"><text:tab/><text:tab/>：</text:span><text:span text:style-name="T217">&gt; </text:span><text:span text:style-name="T194">.</text:span><text:span text:style-name="T216">currentArticleList</text:span><text:span text:style-name="T197">Content</text:span><text:span text:style-name="T219">Link</text:span></text:p>
      <text:p text:style-name="P315">　　　プロパティ<text:tab/>：</text:p>
      <text:p text:style-name="P315"><text:tab/><text:span text:style-name="T525">padding-left</text:span><text:tab/>：<text:span text:style-name="T534">0.5em</text:span><text:tab/>：<text:span text:style-name="T525">1文字分インデントをかける。</text:span></text:p>
      <text:p text:style-name="P315"><text:tab/><text:span text:style-name="T534">clear<text:tab/><text:tab/>：both<text:tab/><text:tab/>：回り込みを防止する。</text:span></text:p>
      <text:p text:style-name="P315"><text:tab/><text:span text:style-name="T534">font-size<text:tab/>：12px<text:tab/><text:tab/>：フォントサイズを大きめにする。</text:span></text:p>
      <text:p text:style-name="P315"><text:tab/><text:span text:style-name="T534">width<text:tab/><text:tab/>：90%<text:tab/><text:tab/>：幅を左paddingを考慮した上で一杯に広げる。</text:span></text:p>
      <text:p text:style-name="P322"><text:tab/><text:span text:style-name="T534">overflow<text:tab/>：hidden<text:tab/>：はみ出した文字を隠す。</text:span></text:p>
      <text:p text:style-name="P322"><text:span text:style-name="T534"><text:tab/>white-space<text:tab/>：nowrap<text:tab/>：改行・連続するスペースを単一のスペースとして扱う。</text:span></text:p>
      <text:p text:style-name="P322"><text:span text:style-name="T534"><text:tab/>text-overflow<text:tab/>：ellipsis<text:tab/>：テキストがはみ出したら点を表示する。<text:tab/></text:span></text:p>
      <text:p text:style-name="P322"/>
      <text:p text:style-name="P353"><text:span text:style-name="T357">　　　</text:span><text:span text:style-name="T161">22</text:span><text:span text:style-name="T137">.</text:span><text:span text:style-name="T136">blogArticl</text:span><text:span text:style-name="T138">e</text:span><text:span text:style-name="T140">ListButton</text:span><text:span text:style-name="T357">：ＣＳＳファイル名（</text:span><text:span text:style-name="T361">blog </text:span><text:span text:style-name="T357">.css）</text:span></text:p>
      <text:p text:style-name="P62"><text:s text:c="2"/>　 <text:s text:c="3"/>概要<text:tab/>：<text:span text:style-name="T178">ブログ画面でのブログリストを呼び出すボタン。</text:span></text:p>
      <text:p text:style-name="P62">　　　種別<text:tab/>：クラス</text:p>
      <text:p text:style-name="P44">　　　親<text:tab/><text:tab/>：.<text:span text:style-name="T334">main</text:span></text:p>
      <text:p text:style-name="P62">　　　プロパティ<text:tab/>：</text:p>
      <text:p text:style-name="P62"><text:tab/><text:span text:style-name="T405">width</text:span><text:tab/><text:tab/>：<text:span text:style-name="T405">3%</text:span><text:tab/><text:tab/>：<text:span text:style-name="T406">1つのボタンという程度の幅を取る</text:span>。</text:p>
      <text:p text:style-name="P62"><text:tab/><text:span text:style-name="T405">transform<text:tab/>：lotate(270)<text:tab/>：文字を右に向ける。</text:span></text:p>
      <text:p text:style-name="P62"><text:tab/><text:span text:style-name="T398">font-size<text:tab/>：20px<text:tab/><text:tab/>：わかりやすい大きな文字にする。</text:span></text:p>
      <text:p text:style-name="P62"/>
      <text:p text:style-name="P172"><text:span text:style-name="T357">　　　</text:span><text:span text:style-name="T161">23</text:span><text:span text:style-name="T137">.</text:span><text:span text:style-name="T136">blog</text:span><text:span text:style-name="T140">ArticleList</text:span><text:span text:style-name="T357">：ＣＳＳファイル名（</text:span><text:span text:style-name="T361">blog </text:span><text:span text:style-name="T357">.css）</text:span></text:p>
      <text:p text:style-name="P62"><text:s text:c="2"/>　 <text:s text:c="3"/>概要<text:tab/>：<text:span text:style-name="T178">ブログリスト。</text:span></text:p>
      <text:p text:style-name="P62">　　　種別<text:tab/>：クラス</text:p>
      <text:p text:style-name="P44">　　　親<text:tab/><text:tab/>：.<text:span text:style-name="T334">main</text:span></text:p>
      <text:p text:style-name="P62">　　　プロパティ<text:tab/>：</text:p>
      <text:p text:style-name="P62"><text:span text:style-name="T407"><text:tab/>padding-left</text:span><text:tab/>：<text:span text:style-name="T409">2em</text:span><text:tab/><text:tab/>：左に<text:span text:style-name="T409">2文字分のインデントをつける</text:span>。</text:p>
      <text:p text:style-name="P62"><text:tab/><text:span text:style-name="T407">list-stye</text:span><text:tab/><text:tab/>：<text:span text:style-name="T407">none</text:span><text:tab/><text:tab/>：リストの項目の先頭に点をつけない。</text:p>
      <text:p text:style-name="P62"/>
      <text:p text:style-name="P172"><text:span text:style-name="T357">　　　</text:span><text:span text:style-name="T161">24</text:span><text:span text:style-name="T137">.</text:span><text:span text:style-name="T136">blog</text:span><text:span text:style-name="T140">ArticleList</text:span><text:span text:style-name="T141">Title</text:span><text:span text:style-name="T357">：ＣＳＳファイル名（</text:span><text:span text:style-name="T361">blog </text:span><text:span text:style-name="T357">.css）</text:span></text:p>
      <text:p text:style-name="P62"><text:s text:c="2"/>　 <text:s text:c="3"/>概要<text:tab/>：<text:span text:style-name="T179">ブログリストのタイトル部分。</text:span></text:p>
      <text:p text:style-name="P62">　　　種別<text:tab/>：クラス</text:p>
      <text:p text:style-name="P44">　　　親<text:tab/><text:tab/>：.<text:span text:style-name="T334">main &gt; </text:span><text:span text:style-name="T194">.</text:span><text:span text:style-name="T192">blog</text:span><text:span text:style-name="T195">ArticleList</text:span></text:p>
      <text:p text:style-name="P62">　　　プロパティ<text:tab/>：</text:p>
      <text:p text:style-name="P62"><text:tab/><text:span text:style-name="T408">font-size</text:span><text:tab/>：<text:span text:style-name="T408">20px</text:span><text:tab/><text:tab/>：見出しサイズのフォントサイズを指定する。</text:p>
      <text:p text:style-name="P172"/>
      <text:p text:style-name="P172"><text:span text:style-name="T357">　　　</text:span><text:span text:style-name="T161">25</text:span><text:span text:style-name="T137">.</text:span><text:span text:style-name="T136">blog</text:span><text:span text:style-name="T140">ArticleList</text:span><text:span text:style-name="T141">Content</text:span><text:span text:style-name="T357">：ＣＳＳファイル名（</text:span><text:span text:style-name="T361">blog </text:span><text:span text:style-name="T357">.css）</text:span></text:p>
      <text:p text:style-name="P62"><text:s text:c="2"/>　 <text:s text:c="3"/>概要<text:tab/>：<text:span text:style-name="T179">ブログリストの項目。</text:span></text:p>
      <text:p text:style-name="P62">　　　種別<text:tab/>：クラス</text:p>
      <text:p text:style-name="P44">　　　親<text:tab/><text:tab/>：.<text:span text:style-name="T334">main &gt; </text:span><text:span text:style-name="T194">.</text:span><text:span text:style-name="T192">blog</text:span><text:span text:style-name="T195">ArticleList</text:span></text:p>
      <text:p text:style-name="P62">　　　プロパティ<text:tab/>：</text:p>
      <text:p text:style-name="P62"><text:span text:style-name="T407"><text:tab/>padding-left</text:span><text:tab/>：<text:span text:style-name="T410">1em</text:span><text:tab/><text:tab/>：左に<text:span text:style-name="T410">1文字分のインデントをつける</text:span>。</text:p>
      <text:p text:style-name="P62"><text:tab/><text:span text:style-name="T408">font-size</text:span><text:tab/>：<text:span text:style-name="T410">18px</text:span><text:tab/><text:tab/>：項目サイズのフォントサイズを指定する。</text:p>
      <text:p text:style-name="P11">　　<text:tab/></text:p>
      <text:p text:style-name="P172"><text:span text:style-name="T357">　　　</text:span><text:span text:style-name="T161">26</text:span><text:span text:style-name="T137">.</text:span><text:span text:style-name="T136">blog</text:span><text:span text:style-name="T140">ArticleList</text:span><text:span text:style-name="T141">ContentDate</text:span><text:span text:style-name="T357">：ＣＳＳファイル名（</text:span><text:span text:style-name="T361">blog </text:span><text:span text:style-name="T357">.css）</text:span></text:p>
      <text:p text:style-name="P62"><text:s text:c="2"/>　 <text:s text:c="3"/>概要<text:tab/>：<text:span text:style-name="T179">ブログリストの項目の日付部分。</text:span></text:p>
      <text:p text:style-name="P62">　　　種別<text:tab/>：クラス</text:p>
      <text:p text:style-name="P44">　　　親<text:tab/><text:tab/>：.<text:span text:style-name="T334">main &gt; </text:span><text:span text:style-name="T194">.</text:span><text:span text:style-name="T192">blog</text:span><text:span text:style-name="T195">ArticleList </text:span><text:span text:style-name="T196">&gt; </text:span><text:span text:style-name="T194">.</text:span><text:span text:style-name="T192">blog</text:span><text:span text:style-name="T195">ArticleList</text:span><text:span text:style-name="T197">Content</text:span></text:p>
      <text:p text:style-name="P62">　　　プロパティ<text:tab/>：</text:p>
      <text:p text:style-name="P62"><text:span text:style-name="T407"><text:tab/>margin-right</text:span><text:tab/>：<text:span text:style-name="T410">1em</text:span><text:tab/><text:tab/>：右に<text:span text:style-name="T410">1文字分の余白をつける</text:span>。</text:p>
      <text:p text:style-name="P62"/>
      <text:p text:style-name="P180"><text:span text:style-name="T357">　　　</text:span><text:span text:style-name="T161">27</text:span><text:span text:style-name="T137">.</text:span><text:span text:style-name="T136">blog</text:span><text:span text:style-name="T140">ArticleList</text:span><text:span text:style-name="T141">ContentTitle</text:span><text:span text:style-name="T357">：ＣＳＳファイル名（</text:span><text:span text:style-name="T361">blog </text:span><text:span text:style-name="T357">.css）</text:span></text:p>
      <text:p text:style-name="P70"><text:s text:c="2"/>　 <text:s text:c="3"/>概要<text:tab/>：<text:span text:style-name="T179">ブログリストの項目の記事タイトル。</text:span></text:p>
      <text:p text:style-name="P70">　　　種別<text:tab/>：クラス</text:p>
      <text:p text:style-name="P49">　　　親<text:tab/><text:tab/>：.<text:span text:style-name="T334">main &gt; </text:span><text:span text:style-name="T194">.</text:span><text:span text:style-name="T192">blog</text:span><text:span text:style-name="T195">ArticleList </text:span><text:span text:style-name="T196">&gt; </text:span><text:span text:style-name="T194">.</text:span><text:span text:style-name="T192">blog</text:span><text:span text:style-name="T195">ArticleList</text:span><text:span text:style-name="T197">Content</text:span></text:p>
      <text:p text:style-name="P70">　　　プロパティ<text:tab/>：</text:p>
      <text:p text:style-name="P70"/>
      <text:p text:style-name="P180"><text:span text:style-name="T357">　　　</text:span><text:span text:style-name="T161">28</text:span><text:span text:style-name="T132">#pageslide(pageslide)</text:span><text:span text:style-name="T357">：ＣＳＳファイル名（</text:span><text:span text:style-name="T361">blog </text:span><text:span text:style-name="T357">.css）</text:span></text:p>
      <text:p text:style-name="P71"><text:s text:c="2"/>　 <text:s text:c="3"/>概要<text:tab/>：<text:span text:style-name="T448">jQueryプラグイン「pageslide」による画面にスライドインするリストの領域</text:span><text:span text:style-name="T179">。</text:span></text:p>
      <text:p text:style-name="P71"><text:span text:style-name="T179">　　　　　　　　　</text:span><text:span text:style-name="T183">.blogArticleListと同じタグにこのIDは付与される。</text:span></text:p>
      <text:p text:style-name="P70">　　　種別<text:tab/>：<text:span text:style-name="T447">ID</text:span></text:p>
      <text:p text:style-name="P49">　　　親<text:tab/><text:tab/>：.<text:span text:style-name="T334">main</text:span></text:p>
      <text:p text:style-name="P70">　　　プロパティ<text:tab/>：</text:p>
      <text:p text:style-name="P72"><text:tab/><text:span text:style-name="T413">background<text:tab/>：</text:span><text:span text:style-name="T266">#CEDC3A</text:span><text:span text:style-name="T265"><text:tab/><text:tab/>：サイトのメインで使っている背景色を適用する。</text:span></text:p>
      <text:p text:style-name="P35"/>
      <text:p text:style-name="P358"><text:soft-page-break/><text:span text:style-name="T357">　　　</text:span><text:span text:style-name="T372">29</text:span><text:span text:style-name="T136">.blogArticleImage</text:span><text:span text:style-name="T162">[src=””]</text:span><text:span text:style-name="T357">：ＣＳＳファイル名（</text:span><text:span text:style-name="T361">blog </text:span><text:span text:style-name="T357">.css）</text:span></text:p>
      <text:p text:style-name="P319"><text:s text:c="2"/>　 <text:s text:c="3"/>概要<text:tab/>：<text:span text:style-name="T175">ブログ記事の空画像。</text:span></text:p>
      <text:p text:style-name="P319">　　　種別<text:tab/>：クラス</text:p>
      <text:p text:style-name="P298">　　　親<text:tab/><text:tab/>：.main &gt; .blogRightContent &gt; .blog<text:span text:style-name="T334"> &gt; </text:span><text:span text:style-name="T192">.blogArticle </text:span><text:span text:style-name="T193">&gt; </text:span><text:span text:style-name="T192">.blogArticleImages</text:span></text:p>
      <text:p text:style-name="P319">　　　プロパティ<text:tab/>：</text:p>
      <text:p text:style-name="P319"><text:tab/><text:span text:style-name="T396">width<text:tab/><text:tab/>：0px</text:span><text:tab/><text:tab/>：幅を<text:span text:style-name="T528">0にする</text:span>。</text:p>
      <text:p text:style-name="P319"><text:tab/><text:span text:style-name="T528">height<text:tab/><text:tab/>：0px<text:tab/><text:tab/>：高さも0にする。</text:span></text:p>
      <text:p text:style-name="P319"><text:tab/><text:span text:style-name="T397">display<text:tab/><text:tab/>：none<text:tab/><text:tab/>：displayをnoneにして完全に見えなくする。</text:span></text:p>
      <text:p text:style-name="P338"><text:span text:style-name="T173">　　　</text:span></text:p>
      <text:p text:style-name="P358"><text:span text:style-name="T85">　　</text:span><text:span text:style-name="T102">10-2）スマホレイアウト</text:span></text:p>
      <text:p text:style-name="P360"><text:span text:style-name="T357">　　　①</text:span><text:span text:style-name="T154">.blogRightContent, </text:span><text:span text:style-name="T163">blogLeftContent</text:span><text:span text:style-name="T357">：ＣＳＳファイル名（</text:span><text:span text:style-name="T361">blog</text:span><text:span text:style-name="T357">.css）</text:span></text:p>
      <text:p text:style-name="P320"><text:s text:c="6"/>　概要<text:tab/>：<text:span text:style-name="T184">ブログページ左右のコンテンツ。</text:span></text:p>
      <text:p text:style-name="P320">　　　種別<text:tab/>：クラス</text:p>
      <text:p text:style-name="P299">　　　親<text:tab/><text:tab/>：.main</text:p>
      <text:p text:style-name="P320">　　　プロパティ<text:tab/>：</text:p>
      <text:p text:style-name="P320"><text:tab/><text:span text:style-name="T75">width</text:span><text:tab/><text:tab/>：<text:span text:style-name="T530">90%<text:tab/></text:span><text:tab/>：幅を<text:span text:style-name="T530">90%に設定し、段組みを崩す</text:span>。</text:p>
      <text:p text:style-name="P320"><text:tab/><text:span text:style-name="T529">margin<text:tab/><text:tab/>：0 auto 10px<text:tab/>：中央によせる。</text:span></text:p>
      <text:p text:style-name="P320"><text:tab/><text:span text:style-name="T529">display<text:tab/><text:tab/>：block<text:tab/><text:tab/>：ブロック要素にしてmarginによる中央寄せを有効にする。</text:span></text:p>
      <text:p text:style-name="P320"><text:tab/><text:span text:style-name="T529">float<text:tab/><text:tab/>：none<text:tab/><text:tab/>：floatを解除する。</text:span></text:p>
      <text:p text:style-name="P172"><text:span text:style-name="T85">　　　　　　</text:span></text:p>
      <text:p text:style-name="P361"><text:span text:style-name="T357">　　　②</text:span><text:span text:style-name="T136">.blogArticle</text:span><text:span text:style-name="T357">：ＣＳＳファイル名（</text:span><text:span text:style-name="T361">blog </text:span><text:span text:style-name="T357">.css）</text:span></text:p>
      <text:p text:style-name="P323">　 <text:s text:c="5"/>概要<text:tab/>：<text:span text:style-name="T176">ブログ記事本体</text:span><text:span text:style-name="T175">。</text:span></text:p>
      <text:p text:style-name="P323">　　　種別<text:tab/>：クラス</text:p>
      <text:p text:style-name="P300">　　　親<text:tab/><text:tab/>：.<text:span text:style-name="T334">main &gt; </text:span><text:span text:style-name="T213">.blogRightContent</text:span></text:p>
      <text:p text:style-name="P323">　　　プロパティ<text:tab/>：</text:p>
      <text:p text:style-name="P323"><text:tab/><text:span text:style-name="T535">padding</text:span><text:tab/><text:tab/>：<text:span text:style-name="T535">10px</text:span><text:tab/><text:span text:style-name="T535">5%</text:span><text:tab/>：スマホレイアウト時は<text:span text:style-name="T535">paddingを増やす</text:span>。</text:p>
      <text:p text:style-name="P339"><text:span text:style-name="T173">　　</text:span></text:p>
      <text:p text:style-name="P361"><text:span text:style-name="T357">　　　②</text:span><text:span text:style-name="T136">.blogArticle</text:span><text:span text:style-name="T137">Title</text:span><text:span text:style-name="T357">：ＣＳＳファイル名（</text:span><text:span text:style-name="T361">blog </text:span><text:span text:style-name="T357">.css）</text:span></text:p>
      <text:p text:style-name="P323">　 <text:s text:c="5"/>概要<text:tab/>：<text:span text:style-name="T176">ブログ記事のタイトル領域</text:span><text:span text:style-name="T175">。</text:span></text:p>
      <text:p text:style-name="P323">　　　種別<text:tab/>：クラス</text:p>
      <text:p text:style-name="P300">　　　親<text:tab/><text:tab/>：.<text:span text:style-name="T334">main &gt; </text:span><text:span text:style-name="T192">.blogArticle</text:span></text:p>
      <text:p text:style-name="P323">　　　プロパティ<text:tab/>：</text:p>
      <text:p text:style-name="P323"><text:tab/><text:span text:style-name="T75">width</text:span><text:tab/><text:tab/>：<text:span text:style-name="T535">100%</text:span><text:tab/><text:tab/>：画像と横並びにできてかつ、十分余白が取れる幅を設定する。</text:p>
      <text:p text:style-name="P323"><text:tab/><text:span text:style-name="T395">margin<text:tab/><text:tab/>：0<text:tab/><text:tab/>：marginを消す。</text:span></text:p>
      <text:p text:style-name="P323"><text:tab/><text:span text:style-name="T535">box-sizing<text:tab/>：border-box<text:tab/>：paddingを幅の計算に含む。</text:span></text:p>
      <text:p text:style-name="P361"><text:span text:style-name="T86">　　</text:span></text:p>
      <text:p text:style-name="P172"><text:span text:style-name="T357">　　　④</text:span><text:span text:style-name="T136">.blogArticleImage</text:span><text:span text:style-name="T357">：ＣＳＳファイル名（</text:span><text:span text:style-name="T361">blog </text:span><text:span text:style-name="T357">.css）</text:span></text:p>
      <text:p text:style-name="P62"><text:s text:c="2"/>　 <text:s text:c="3"/>概要<text:tab/>：<text:span text:style-name="T175">ブログ記事の画像。</text:span></text:p>
      <text:p text:style-name="P62">　　　種別<text:tab/>：クラス</text:p>
      <text:p text:style-name="P44">　　　親<text:tab/><text:tab/>：.<text:span text:style-name="T334">main &gt; </text:span><text:span text:style-name="T192">.blogArticle </text:span><text:span text:style-name="T193">&gt; </text:span><text:span text:style-name="T192">.blogArticleImages</text:span></text:p>
      <text:p text:style-name="P62">　　　プロパティ<text:tab/>：</text:p>
      <text:p text:style-name="P62"><text:tab/><text:span text:style-name="T395">margin<text:tab/><text:tab/>：10px auto<text:tab/>：PC時より画像同士の間隔を詰める。</text:span></text:p>
      <text:p text:style-name="P8">　　　</text:p>
      <text:p text:style-name="P362"><text:span text:style-name="T357">　　　⑥</text:span><text:span text:style-name="T137">.</text:span><text:span text:style-name="T136">blogArticle</text:span><text:span text:style-name="T137">TitleText</text:span><text:span text:style-name="T357">：ＣＳＳファイル名（</text:span><text:span text:style-name="T361">blog </text:span><text:span text:style-name="T357">.css）</text:span></text:p>
      <text:p text:style-name="P324"><text:s text:c="5"/>　 概要<text:tab/>：<text:span text:style-name="T176">ブログ記事のタイトル。</text:span></text:p>
      <text:p text:style-name="P324">　　　種別<text:tab/>：クラス</text:p>
      <text:p text:style-name="P301">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324">　　　プロパティ<text:tab/>：</text:p>
      <text:p text:style-name="P324"><text:tab/><text:span text:style-name="T401">font-size</text:span><text:tab/>：<text:span text:style-name="T536">16px</text:span><text:tab/><text:tab/>：スマホレイアウト時はフォントを小さくする。</text:p>
      <text:p text:style-name="P362"/>
      <text:p text:style-name="P363"><text:span text:style-name="T357">　　　⑧</text:span><text:span text:style-name="T137">.</text:span><text:span text:style-name="T136">blogArticl</text:span><text:span text:style-name="T138">e</text:span><text:span text:style-name="T137">UserName</text:span><text:span text:style-name="T357">：ＣＳＳファイル名（</text:span><text:span text:style-name="T361">blog </text:span><text:span text:style-name="T357">.css）</text:span></text:p>
      <text:p text:style-name="P325"><text:s text:c="5"/>　 概要<text:tab/>：<text:span text:style-name="T176">ブログ記事のユーザ名。</text:span></text:p>
      <text:p text:style-name="P325">　　　種別<text:tab/>：クラス</text:p>
      <text:p text:style-name="P302">　　　親<text:tab/><text:tab/>：.main &gt; .blogRightContent &gt; .blog<text:span text:style-name="T334"> &gt; </text:span><text:span text:style-name="T192">.blogArticle </text:span><text:span text:style-name="T193">&gt; </text:span><text:span text:style-name="T192">.blogArticle</text:span><text:span text:style-name="T194">Title</text:span></text:p>
      <text:p text:style-name="P325">　　　プロパティ<text:tab/>：</text:p>
      <text:p text:style-name="P325"><text:tab/><text:span text:style-name="T75">width</text:span><text:tab/><text:tab/>：<text:span text:style-name="T537">65%</text:span><text:tab/><text:tab/>：タイトルと違う行になったため、もっと幅を取る。</text:p>
      <text:p text:style-name="P325"><text:tab/><text:span text:style-name="T404">font-size</text:span><text:tab/>：<text:span text:style-name="T404">12px</text:span><text:tab/><text:tab/>：より小さめのフォントを使う。</text:p>
      <text:p text:style-name="P284">　　</text:p>
      <text:p text:style-name="P363"><text:span text:style-name="T357">　　　⑤</text:span><text:span text:style-name="T137">.</text:span><text:span text:style-name="T136">blogArticl</text:span><text:span text:style-name="T138">e</text:span><text:span text:style-name="T139">Text</text:span><text:span text:style-name="T357">：ＣＳＳファイル名（</text:span><text:span text:style-name="T361">blog </text:span><text:span text:style-name="T357">.css）</text:span></text:p>
      <text:p text:style-name="P62"><text:s text:c="2"/>　 <text:s text:c="3"/>概要<text:tab/>：<text:span text:style-name="T177">ブログ記事の本文。</text:span></text:p>
      <text:p text:style-name="P62">　　　種別<text:tab/>：クラス</text:p>
      <text:p text:style-name="P44">　　　親<text:tab/><text:tab/>：.<text:span text:style-name="T334">main &gt; </text:span><text:span text:style-name="T192">.blogArticle</text:span></text:p>
      <text:p text:style-name="P62">　　　プロパティ<text:tab/>：</text:p>
      <text:p text:style-name="P62"><text:soft-page-break/><text:tab/><text:span text:style-name="T75">width</text:span><text:tab/><text:tab/>：<text:span text:style-name="T537">100%</text:span><text:tab/><text:tab/>：段組みレイアウトをやめているので、十分に幅を広げる。</text:p>
      <text:p text:style-name="P172"><text:span text:style-name="T357"><text:tab/></text:span><text:span text:style-name="T373">margin<text:tab/><text:tab/>：0<text:tab/><text:tab/>：余計なmarginをなくす。</text:span></text:p>
      <text:p text:style-name="P374"><text:span text:style-name="T373"><text:tab/></text:span><text:span text:style-name="T356">font-size<text:tab/>：13px<text:tab/><text:tab/>：フォントサイズを小さくしてバランスを整える。</text:span></text:p>
      <text:p text:style-name="P360"/>
      <text:p text:style-name="P363"><text:span text:style-name="T357">　　　</text:span><text:span text:style-name="T139">⑬.</text:span><text:span text:style-name="T155">calendar</text:span><text:span text:style-name="T357">：ＣＳＳファイル名（</text:span><text:span text:style-name="T361">blog </text:span><text:span text:style-name="T357">.css）</text:span></text:p>
      <text:p text:style-name="P325"><text:s text:c="2"/>　 <text:s text:c="3"/>概要<text:tab/>：<text:span text:style-name="T177">ブログ記事を日付で選択するためのカレンダー。</text:span><text:span text:style-name="T185">Datepickerによるカレンダーを置く枠となる。</text:span></text:p>
      <text:p text:style-name="P325">　　　種別<text:tab/>：クラス</text:p>
      <text:p text:style-name="P302">　　　親<text:tab/><text:tab/>：.main &gt; .blogLeftContent</text:p>
      <text:p text:style-name="P325">　　　プロパティ<text:tab/>：</text:p>
      <text:p text:style-name="P325"><text:tab/><text:span text:style-name="T397">display<text:tab/><text:tab/>：block<text:tab/><text:tab/>：スマホレイアウト時はブロック要素にする。</text:span></text:p>
      <text:p text:style-name="P325"/>
      <text:p text:style-name="P363"><text:span text:style-name="T357">　　　</text:span><text:span text:style-name="T139">⑭.</text:span><text:span text:style-name="T155">calendar &gt; div</text:span><text:span text:style-name="T357">：ＣＳＳファイル名（</text:span><text:span text:style-name="T361">blog </text:span><text:span text:style-name="T357">.css）</text:span></text:p>
      <text:p text:style-name="P325"><text:s text:c="2"/>　 <text:s text:c="3"/>概要<text:tab/>：<text:span text:style-name="T177">ブログページ用の</text:span><text:span text:style-name="T187">Datepickerによる</text:span><text:span text:style-name="T177">カレンダー</text:span><text:span text:style-name="T185">。</text:span></text:p>
      <text:p text:style-name="P325">　　　種別<text:tab/>：クラス</text:p>
      <text:p text:style-name="P302">　　　親<text:tab/><text:tab/>：.main &gt; .blogLeftContent<text:span text:style-name="T184"> </text:span><text:span text:style-name="T188">&gt; </text:span><text:span text:style-name="T214">.</text:span><text:span text:style-name="T215">calendar</text:span></text:p>
      <text:p text:style-name="P325">　　　プロパティ<text:tab/>：</text:p>
      <text:p text:style-name="P325"><text:tab/><text:span text:style-name="T397">display<text:tab/><text:tab/>：block!important<text:tab/>：中央寄せのためブロック要素にする。</text:span></text:p>
      <text:p text:style-name="P325"><text:tab/><text:span text:style-name="T537">margin<text:tab/><text:tab/>：0 auto<text:tab/><text:tab/>：中央に寄せる。</text:span></text:p>
      <text:p text:style-name="P325"><text:span text:style-name="T357"/></text:p>
      <text:p text:style-name="P172"><text:span text:style-name="T357">　　　</text:span><text:span text:style-name="T140">⑦</text:span><text:span text:style-name="T137">.</text:span><text:span text:style-name="T136">blogArticl</text:span><text:span text:style-name="T138">e</text:span><text:span text:style-name="T140">ListButton</text:span><text:span text:style-name="T357">：ＣＳＳファイル名（</text:span><text:span text:style-name="T361">blog </text:span><text:span text:style-name="T357">.css）</text:span></text:p>
      <text:p text:style-name="P62"><text:s text:c="2"/>　 <text:s text:c="3"/>概要<text:tab/>：<text:span text:style-name="T178">ブログ画面でのブログリストを呼び出すボタン。</text:span></text:p>
      <text:p text:style-name="P62">　　　種別<text:tab/>：クラス</text:p>
      <text:p text:style-name="P44">　　　親<text:tab/><text:tab/>：.<text:span text:style-name="T334">main</text:span></text:p>
      <text:p text:style-name="P62">　　　プロパティ<text:tab/>：</text:p>
      <text:p text:style-name="P62"><text:tab/><text:span text:style-name="T405">width</text:span><text:tab/><text:tab/>：<text:span text:style-name="T411">auto</text:span><text:tab/><text:tab/>：フォントサイズに合わせた幅を指定する。</text:p>
      <text:p text:style-name="P62"/>
      <text:p text:style-name="P172"><text:span text:style-name="T90">　</text:span><text:span text:style-name="T91">11）トップページトピックレイアウト</text:span></text:p>
      <text:p text:style-name="P174"><text:span text:style-name="T357">　　</text:span><text:span text:style-name="T142">①.</text:span><text:span text:style-name="T143">topic</text:span><text:span text:style-name="T357">：ＣＳＳファイル名（</text:span><text:span text:style-name="T361">index</text:span><text:span text:style-name="T357">.css）</text:span></text:p>
      <text:p text:style-name="P64"><text:s text:c="6"/>概要<text:tab/>：<text:span text:style-name="T180">トップページで最新の記事見出しを表示する小ウィンドウ。</text:span></text:p>
      <text:p text:style-name="P64">　　種別<text:tab/>：クラス</text:p>
      <text:p text:style-name="P45">　　親<text:tab/><text:tab/>：.<text:span text:style-name="T334">main &gt; </text:span><text:span text:style-name="T194">.</text:span><text:span text:style-name="T198">flowerBackGround</text:span></text:p>
      <text:p text:style-name="P64">　　プロパティ<text:tab/>：</text:p>
      <text:p text:style-name="P65"><text:tab/><text:span text:style-name="T75">width</text:span><text:tab/><text:tab/>：<text:span text:style-name="T418">auto</text:span><text:tab/><text:tab/><text:tab/>：幅を固定にする。</text:p>
      <text:p text:style-name="P65"><text:tab/><text:span text:style-name="T412">padding<text:tab/><text:tab/>：2 10px<text:tab/><text:tab/>：内側に余白を作る。</text:span></text:p>
      <text:p text:style-name="P65"><text:tab/><text:span text:style-name="T412">border<text:tab/><text:tab/>：solid 1px #555<text:tab/>：灰色の枠線を引く。</text:span></text:p>
      <text:p text:style-name="P65"><text:tab/><text:span text:style-name="T413">background<text:tab/>：</text:span><text:span text:style-name="T267">rgba(0, 116, 190, 0.5)</text:span><text:span text:style-name="T265">：透過した青を背景色にする。</text:span></text:p>
      <text:p text:style-name="P65"><text:tab/><text:span text:style-name="T420">position<text:tab/><text:tab/>：absolute<text:tab/><text:tab/>：絶対位置を指定する。座標はJavaScriptで指定する。</text:span></text:p>
      <text:p text:style-name="P175"/>
      <text:p text:style-name="P176"><text:span text:style-name="T357">　　</text:span><text:span text:style-name="T143">②</text:span><text:span text:style-name="T142">.</text:span><text:span text:style-name="T143">topic</text:span><text:span text:style-name="T144">Title</text:span><text:span text:style-name="T357">：ＣＳＳファイル名（</text:span><text:span text:style-name="T361">index </text:span><text:span text:style-name="T357">.css）</text:span></text:p>
      <text:p text:style-name="P66"><text:s text:c="6"/>概要<text:tab/>：<text:span text:style-name="T181">トピックのタイトル部分。</text:span></text:p>
      <text:p text:style-name="P66">　　種別<text:tab/>：クラス</text:p>
      <text:p text:style-name="P46">　　親<text:tab/><text:tab/>：.<text:span text:style-name="T334">main &gt; </text:span><text:span text:style-name="T194">.</text:span><text:span text:style-name="T198">flowerBackGround </text:span><text:span text:style-name="T199">&gt; </text:span><text:span text:style-name="T200">.</text:span><text:span text:style-name="T201">topic</text:span></text:p>
      <text:p text:style-name="P66">　　プロパティ<text:tab/>：</text:p>
      <text:p text:style-name="P66"><text:tab/><text:span text:style-name="T414">font-size</text:span><text:tab/>：<text:span text:style-name="T539">16px</text:span><text:tab/><text:tab/>：見出しにちょうどいいサイズのフォントサイズを指定する。</text:p>
      <text:p text:style-name="P66"><text:tab/><text:span text:style-name="T539">display<text:tab/><text:tab/>：inline-block<text:tab/>：インラインブロックにする。</text:span></text:p>
      <text:p text:style-name="P66"><text:tab/><text:span text:style-name="T539">clear<text:tab/><text:tab/>：both<text:tab/><text:tab/>：floatの回り込みを阻止する。</text:span></text:p>
      <text:p text:style-name="P177"/>
      <text:p text:style-name="P368"><text:span text:style-name="T357">　　</text:span><text:span text:style-name="T144">③</text:span><text:span text:style-name="T142">.</text:span><text:span text:style-name="T143">topic</text:span><text:span text:style-name="T144">TitleDeco</text:span><text:span text:style-name="T357">：ＣＳＳファイル名（</text:span><text:span text:style-name="T361">index </text:span><text:span text:style-name="T357">.css）</text:span></text:p>
      <text:p text:style-name="P327"><text:s text:c="6"/>概要<text:tab/>：<text:span text:style-name="T181">トピックのタイトル部分の「New」の文字。</text:span></text:p>
      <text:p text:style-name="P327">　　種別<text:tab/>：クラス</text:p>
      <text:p text:style-name="P303">　　親<text:tab/><text:tab/>：.<text:span text:style-name="T334">main &gt; </text:span><text:span text:style-name="T194">.</text:span><text:span text:style-name="T198">flowerBackGround </text:span><text:span text:style-name="T199">&gt; </text:span><text:span text:style-name="T200">.</text:span><text:span text:style-name="T201">topic</text:span></text:p>
      <text:p text:style-name="P327">　　プロパティ<text:tab/>：</text:p>
      <text:p text:style-name="P327"><text:tab/><text:span text:style-name="T414">font-size</text:span><text:tab/>：<text:span text:style-name="T415">14px</text:span><text:tab/><text:tab/>：補足程度のフォントサイズにする。</text:p>
      <text:p text:style-name="P327"><text:tab/><text:span text:style-name="T416">color<text:tab/><text:tab/>：#333<text:tab/><text:tab/>：濃いめの灰色の文字にする。</text:span></text:p>
      <text:p text:style-name="P327"><text:tab/><text:span text:style-name="T416">background<text:tab/>：YELLOW<text:tab/>：黄色の背景にする。</text:span></text:p>
      <text:p text:style-name="P327"><text:tab/><text:span text:style-name="T412">border<text:tab/><text:tab/>：solid5px #CCC：薄くて太い灰色の枠線を引く。</text:span></text:p>
      <text:p text:style-name="P368"><text:span text:style-name="T93"><text:tab/></text:span><text:span text:style-name="T103">border-radius<text:tab/>：30px<text:tab/><text:tab/>：最大限角を丸める。</text:span></text:p>
      <text:p text:style-name="P329"><text:span text:style-name="T189"><text:tab/>display<text:tab/><text:tab/>：inline-block<text:tab/>：インラインブロックにする。</text:span></text:p>
      <text:p text:style-name="P329"><text:span text:style-name="T189"><text:tab/>clear<text:tab/><text:tab/>：both<text:tab/><text:tab/>：floatの回り込みを阻止する。</text:span></text:p>
      <text:p text:style-name="P329"><text:span text:style-name="T189"><text:tab/>vertical-align<text:tab/>：top<text:tab/><text:tab/>：位置を上に合わせる。</text:span></text:p>
      <text:p text:style-name="P368"/>
      <text:p text:style-name="P368"><text:span text:style-name="T357">　　</text:span><text:span text:style-name="T144">④</text:span><text:span text:style-name="T142">.</text:span><text:span text:style-name="T143">topic</text:span><text:span text:style-name="T164">Border</text:span><text:span text:style-name="T357">：ＣＳＳファイル名（</text:span><text:span text:style-name="T361">index </text:span><text:span text:style-name="T357">.css）</text:span></text:p>
      <text:p text:style-name="P327"><text:s text:c="6"/>概要<text:tab/>：<text:span text:style-name="T181">トピックの内の境界線。</text:span></text:p>
      <text:p text:style-name="P327"><text:soft-page-break/>　　種別<text:tab/>：クラス</text:p>
      <text:p text:style-name="P303">　　親<text:tab/><text:tab/>：.<text:span text:style-name="T334">main &gt; </text:span><text:span text:style-name="T194">.</text:span><text:span text:style-name="T198">flowerBackGround </text:span><text:span text:style-name="T199">&gt; </text:span><text:span text:style-name="T200">.</text:span><text:span text:style-name="T201">topic</text:span></text:p>
      <text:p text:style-name="P327">　　プロパティ<text:tab/>：</text:p>
      <text:p text:style-name="P327"><text:tab/><text:span text:style-name="T414">font-size</text:span><text:tab/>：<text:span text:style-name="T538">0px</text:span><text:tab/><text:tab/>：リセット<text:span text:style-name="T538">CSSで指定されているmarginをなくす</text:span>。</text:p>
      <text:p text:style-name="P327"><text:tab/><text:span text:style-name="T538">visibility<text:tab/><text:tab/>：hidden<text:tab/>：見えなくする。</text:span></text:p>
      <text:p text:style-name="P368"/>
      <text:p text:style-name="P368"><text:span text:style-name="T357">　　</text:span><text:span text:style-name="T144">⑤</text:span><text:span text:style-name="T142">.</text:span><text:span text:style-name="T143">topic</text:span><text:span text:style-name="T144">Content</text:span><text:span text:style-name="T357">：ＣＳＳファイル名（</text:span><text:span text:style-name="T361">index </text:span><text:span text:style-name="T357">.css）</text:span></text:p>
      <text:p text:style-name="P66"><text:s text:c="6"/>概要<text:tab/>：<text:span text:style-name="T181">トピックの最新記事見出しの一覧を表示する領域。</text:span></text:p>
      <text:p text:style-name="P66">　　種別<text:tab/>：クラス</text:p>
      <text:p text:style-name="P46">　　親<text:tab/><text:tab/>：.<text:span text:style-name="T334">main &gt; </text:span><text:span text:style-name="T194">.</text:span><text:span text:style-name="T198">flowerBackGround </text:span><text:span text:style-name="T199">&gt; </text:span><text:span text:style-name="T200">.</text:span><text:span text:style-name="T201">topic</text:span></text:p>
      <text:p text:style-name="P66">　　プロパティ<text:tab/>：</text:p>
      <text:p text:style-name="P66"><text:tab/><text:span text:style-name="T539">padding</text:span><text:tab/><text:tab/>：<text:span text:style-name="T539">0 5px <text:tab/></text:span>：左右にだけ<text:span text:style-name="T539">paddingを配置する。</text:span></text:p>
      <text:p text:style-name="P66"><text:tab/><text:span text:style-name="T417">width<text:tab/><text:tab/>：100px<text:tab/>：marginと合わせて100pxの幅を取る。</text:span></text:p>
      <text:p text:style-name="P66"><text:tab/><text:span text:style-name="T419">display<text:tab/><text:tab/>：block<text:tab/><text:tab/>：ブロック要素にする。</text:span></text:p>
      <text:p text:style-name="P66"><text:tab/><text:span text:style-name="T539">float<text:tab/><text:tab/>：left<text:tab/><text:tab/>：floatでコンテンツを横に並べる。</text:span></text:p>
      <text:p text:style-name="P66"><text:tab/><text:span text:style-name="T539">box-sizing<text:tab/>：border-box<text:tab/>：paddingを幅に含める。</text:span></text:p>
      <text:p text:style-name="P15">　　</text:p>
      <text:p text:style-name="P176"><text:span text:style-name="T357">　　</text:span><text:span text:style-name="T144">⑥</text:span><text:span text:style-name="T142">.</text:span><text:span text:style-name="T143">topic</text:span><text:span text:style-name="T151">C</text:span><text:span text:style-name="T144">ontentImage</text:span><text:span text:style-name="T357">：ＣＳＳファイル名（</text:span><text:span text:style-name="T361">index </text:span><text:span text:style-name="T357">.css）</text:span></text:p>
      <text:p text:style-name="P67"><text:s text:c="6"/>概要<text:tab/>：<text:span text:style-name="T181">トピックの最新記事の画像。</text:span></text:p>
      <text:p text:style-name="P66">　　種別<text:tab/>：クラス</text:p>
      <text:p text:style-name="P46">　　親<text:tab/><text:tab/>：.<text:span text:style-name="T334">main &gt; </text:span><text:span text:style-name="T194">.</text:span><text:span text:style-name="T198">flowerBackGround </text:span><text:span text:style-name="T199">&gt; </text:span><text:span text:style-name="T200">.</text:span><text:span text:style-name="T201">topic </text:span><text:span text:style-name="T199">&gt; </text:span><text:span text:style-name="T200">.</text:span><text:span text:style-name="T201">topic</text:span><text:span text:style-name="T202">conten</text:span><text:span text:style-name="T199">t</text:span></text:p>
      <text:p text:style-name="P66">　　プロパティ<text:tab/>：</text:p>
      <text:p text:style-name="P177"><text:span text:style-name="T357"><text:tab/></text:span><text:span text:style-name="T359">width</text:span><text:span text:style-name="T357"><text:tab/><text:tab/><text:tab/>：</text:span><text:span text:style-name="T362">90</text:span><text:span text:style-name="T374">px</text:span><text:span text:style-name="T362"><text:tab/><text:tab/></text:span><text:span text:style-name="T357">：</text:span><text:span text:style-name="T360">少し余白が出る幅に設定する</text:span><text:span text:style-name="T357">。</text:span></text:p>
      <text:p text:style-name="P177"><text:span text:style-name="T357"><text:tab/></text:span><text:span text:style-name="T374">background-color<text:tab/></text:span><text:span text:style-name="T362">：</text:span><text:span text:style-name="T374">#ccc</text:span><text:span text:style-name="T362"><text:tab/><text:tab/>：背景色を灰色にする。</text:span></text:p>
      <text:p text:style-name="P177"><text:span text:style-name="T362"><text:tab/></text:span><text:span text:style-name="T374">background-position<text:tab/>：center center<text:tab/>：背景の位置を中心にする。</text:span></text:p>
      <text:p text:style-name="P177"><text:span text:style-name="T374"><text:tab/>background-repeat<text:tab/>：none<text:tab/><text:tab/>：背景の繰り返しをなくす。</text:span></text:p>
      <text:p text:style-name="P103"><text:tab/>margin<text:tab/><text:tab/><text:tab/>：<text:span text:style-name="T540">0<text:tab/></text:span><text:tab/>：<text:span text:style-name="T540">marginをなくす</text:span>。</text:p>
      <text:p text:style-name="P103"><text:tab/><text:span text:style-name="T540">height<text:tab/><text:tab/><text:tab/>：90px<text:tab/><text:tab/>：高さも固定値にする。</text:span></text:p>
      <text:p text:style-name="P103"><text:tab/><text:span text:style-name="T540">border<text:tab/><text:tab/><text:tab/>：1px solid #ccc：灰色の枠線を引く。</text:span></text:p>
      <text:p text:style-name="P103"><text:tab/><text:span text:style-name="T540">background-size<text:tab/><text:tab/>：cover<text:tab/><text:tab/>：背景画像のトリミングを有効にする。</text:span></text:p>
      <text:p text:style-name="P177"><text:span text:style-name="T362"><text:tab/></text:span><text:span text:style-name="T367">border-radius<text:tab/><text:tab/>：5px<text:tab/><text:tab/>：画像の4角を丸める。</text:span></text:p>
      <text:p text:style-name="P66"/>
      <text:p text:style-name="P176"><text:span text:style-name="T357">　　</text:span><text:span text:style-name="T144">⑦</text:span><text:span text:style-name="T142">.</text:span><text:span text:style-name="T143">topic</text:span><text:span text:style-name="T144">ContentDate</text:span><text:span text:style-name="T357">：ＣＳＳファイル名（</text:span><text:span text:style-name="T361">index </text:span><text:span text:style-name="T357">.css）</text:span></text:p>
      <text:p text:style-name="P67"><text:s text:c="6"/>概要<text:tab/>：<text:span text:style-name="T181">トピックの最新記事の日付。</text:span></text:p>
      <text:p text:style-name="P67">　　種別<text:tab/>：クラス</text:p>
      <text:p text:style-name="P47">　　親<text:tab/><text:tab/>：.<text:span text:style-name="T334">main &gt; </text:span><text:span text:style-name="T194">.</text:span><text:span text:style-name="T198">flowerBackGround </text:span><text:span text:style-name="T199">&gt; </text:span><text:span text:style-name="T200">.</text:span><text:span text:style-name="T201">topic </text:span><text:span text:style-name="T199">&gt; </text:span><text:span text:style-name="T200">.</text:span><text:span text:style-name="T201">topic</text:span><text:span text:style-name="T202">conten</text:span><text:span text:style-name="T199">t</text:span></text:p>
      <text:p text:style-name="P67">　　プロパティ<text:tab/>：</text:p>
      <text:p text:style-name="P67"><text:tab/><text:span text:style-name="T541">font-size</text:span><text:tab/>：<text:span text:style-name="T541">10px</text:span><text:tab/><text:tab/>：小さなフォントにする。</text:p>
      <text:p text:style-name="P67"><text:tab/><text:span text:style-name="T541">display<text:tab/><text:tab/>：block<text:tab/><text:tab/>：ブロック要素として扱う。</text:span></text:p>
      <text:p text:style-name="P67"><text:tab/><text:span text:style-name="T541">margin<text:tab/><text:tab/>：0 auto<text:tab/>：中央に寄せる。</text:span></text:p>
      <text:p text:style-name="P178"/>
      <text:p text:style-name="P178"><text:span text:style-name="T93">　</text:span><text:span text:style-name="T94">12）マイページレイアウト</text:span></text:p>
      <text:p text:style-name="P181"><text:span text:style-name="T125">　　1</text:span><text:span text:style-name="T126">2</text:span><text:span text:style-name="T125">-1）PCレイアウト</text:span></text:p>
      <text:p text:style-name="P181"><text:span text:style-name="T357">　　　</text:span><text:span text:style-name="T145">①.myPageReserved</text:span><text:span text:style-name="T357">：ＣＳＳファイル名（</text:span><text:span text:style-name="T361">mypage</text:span><text:span text:style-name="T357">.css）</text:span></text:p>
      <text:p text:style-name="P73"><text:s text:c="2"/>　 <text:s text:c="3"/>概要<text:tab/>：<text:span text:style-name="T182">マイページの予約一覧の領域。</text:span></text:p>
      <text:p text:style-name="P73">　　　種別<text:tab/>：クラス</text:p>
      <text:p text:style-name="P50">　　　親<text:tab/><text:tab/>：.<text:span text:style-name="T334">main</text:span></text:p>
      <text:p text:style-name="P73">　　　プロパティ<text:tab/>：</text:p>
      <text:p text:style-name="P73"><text:tab/><text:span text:style-name="T75">width</text:span><text:tab/><text:tab/>：<text:span text:style-name="T421">100%</text:span><text:tab/><text:tab/><text:tab/>：.<text:span text:style-name="T421">mainの幅に合わせる</text:span>。</text:p>
      <text:p text:style-name="P73"><text:tab/><text:span text:style-name="T423">margin<text:tab/><text:tab/>：10px auto 20px<text:tab/>：上下に適切なmarginを挿入する。</text:span></text:p>
      <text:p text:style-name="P181"/>
      <text:p text:style-name="P181"><text:span text:style-name="T357">　　　②</text:span><text:span text:style-name="T145">.myPageReserved</text:span><text:span text:style-name="T148">Title</text:span><text:span text:style-name="T357">：ＣＳＳファイル名（</text:span><text:span text:style-name="T358">mypage</text:span><text:span text:style-name="T357">.css）</text:span></text:p>
      <text:p text:style-name="P73"><text:s text:c="2"/>　 <text:s text:c="3"/>概要<text:tab/>：<text:span text:style-name="T182">マイページの予約一覧のタイトル。</text:span></text:p>
      <text:p text:style-name="P73">　　　種別<text:tab/>：クラス</text:p>
      <text:p text:style-name="P50">　　　親<text:tab/><text:tab/>：.<text:span text:style-name="T334">main</text:span></text:p>
      <text:p text:style-name="P73">　　　プロパティ<text:tab/>：</text:p>
      <text:p text:style-name="P73"><text:tab/><text:span text:style-name="T422">font-size</text:span><text:tab/>：<text:span text:style-name="T422">20px</text:span><text:tab/><text:tab/>：フォントをタイトル用のサイズにする。</text:p>
      <text:p text:style-name="P73"><text:tab/><text:span text:style-name="T423">padding-left<text:tab/>：1em<text:tab/><text:tab/>：1文字分インデントする。</text:span></text:p>
      <text:p text:style-name="P73"><text:tab/><text:span text:style-name="T423">margin<text:tab/><text:tab/>：10px<text:tab/>0 15px<text:tab/>：上下に余白をつける。</text:span></text:p>
      <text:p text:style-name="P73"><text:tab/><text:span text:style-name="T423">font-weight<text:tab/>：bold<text:tab/><text:tab/>：太字にする。</text:span></text:p>
      <text:p text:style-name="P181"/>
      <text:p text:style-name="P181"><text:span text:style-name="T357">　　　③</text:span><text:span text:style-name="T145">.myPageReservedList</text:span><text:span text:style-name="T357">：ＣＳＳファイル名（</text:span><text:span text:style-name="T358">mypage</text:span><text:span text:style-name="T357">.css）</text:span></text:p>
      <text:p text:style-name="P73"><text:s text:c="2"/>　 <text:s text:c="3"/>概要<text:tab/>：<text:span text:style-name="T182">予約一覧。</text:span></text:p>
      <text:p text:style-name="P73"><text:soft-page-break/>　　　種別<text:tab/>：クラス</text:p>
      <text:p text:style-name="P50">　　　親<text:tab/><text:tab/>：.<text:span text:style-name="T334">main &gt; </text:span><text:span text:style-name="T203">.myPageReserved</text:span></text:p>
      <text:p text:style-name="P73">　　　プロパティ<text:tab/>：</text:p>
      <text:p text:style-name="P181"><text:span text:style-name="T357"><text:tab/></text:span><text:span text:style-name="T359">width</text:span><text:span text:style-name="T357"><text:tab/><text:tab/>：</text:span><text:span text:style-name="T363">44%</text:span><text:span text:style-name="T357"><text:tab/><text:tab/>：</text:span><text:span text:style-name="T363">marginと合わせて画面の半分の幅を取る</text:span><text:span text:style-name="T357">。</text:span></text:p>
      <text:p text:style-name="P181"><text:span text:style-name="T357"><text:tab/></text:span><text:span text:style-name="T363">margin <text:tab/><text:tab/>：0 3% <text:tab/><text:tab/>：</text:span><text:span text:style-name="T364">widthと合わせて幅を50%にする。</text:span></text:p>
      <text:p text:style-name="P181"><text:span text:style-name="T364"><text:tab/></text:span><text:span text:style-name="T365">overflow-y<text:tab/>：scroll<text:tab/><text:tab/>：予約関係のテキストを縦スクロールするようにする。</text:span></text:p>
      <text:p text:style-name="P104"><text:tab/>display<text:tab/><text:tab/>：inline-block<text:tab/>：インラインブロックにして横に並ぶ様にする。</text:p>
      <text:p text:style-name="P73"/>
      <text:p text:style-name="P181"><text:span text:style-name="T357">　　　④</text:span><text:span text:style-name="T133">.</text:span><text:span text:style-name="T134">myPageReservedC</text:span><text:span text:style-name="T133">alendar</text:span><text:span text:style-name="T135">(Datepicker)</text:span><text:span text:style-name="T357">：ＣＳＳファイル名（</text:span><text:span text:style-name="T358">mypage</text:span><text:span text:style-name="T357">.css）</text:span></text:p>
      <text:p text:style-name="P73"><text:s text:c="2"/>　 <text:s text:c="3"/>概要<text:tab/>：<text:span text:style-name="T424">Datepickerによる</text:span><text:span text:style-name="T182">カレンダー。</text:span></text:p>
      <text:p text:style-name="P73">　　　種別<text:tab/>：クラス</text:p>
      <text:p text:style-name="P50">　　　親<text:tab/><text:tab/>：.<text:span text:style-name="T334">main &gt; </text:span><text:span text:style-name="T203">.myPageReserved</text:span></text:p>
      <text:p text:style-name="P73">　　　プロパティ<text:tab/>：</text:p>
      <text:p text:style-name="P181"><text:span text:style-name="T357"><text:tab/></text:span><text:span text:style-name="T359">width</text:span><text:span text:style-name="T357"><text:tab/><text:tab/>：</text:span><text:span text:style-name="T363">44%</text:span><text:span text:style-name="T357"><text:tab/><text:tab/>：</text:span><text:span text:style-name="T363">marginと合わせて画面の半分の幅を取る</text:span><text:span text:style-name="T357">。</text:span></text:p>
      <text:p text:style-name="P181"><text:span text:style-name="T357"><text:tab/></text:span><text:span text:style-name="T363">margin <text:tab/><text:tab/>：0 3% <text:tab/><text:tab/>：</text:span><text:span text:style-name="T364">widthと合わせて幅を50%にする。</text:span></text:p>
      <text:p text:style-name="P104"><text:tab/>display<text:tab/><text:tab/>：inline-block<text:tab/>：インラインブロックにして横に並ぶ様にする。</text:p>
      <text:p text:style-name="P20">　　</text:p>
      <text:p text:style-name="P181"><text:span text:style-name="T357">　　　⑤</text:span><text:span text:style-name="T145">.</text:span><text:span text:style-name="T146">myPage</text:span><text:span text:style-name="T147">Blog</text:span><text:span text:style-name="T357">：ＣＳＳファイル名（</text:span><text:span text:style-name="T358">mypage</text:span><text:span text:style-name="T357">.css）</text:span></text:p>
      <text:p text:style-name="P73"><text:s text:c="5"/>　 概要<text:tab/>：<text:span text:style-name="T174">マイページのブログの領域。</text:span></text:p>
      <text:p text:style-name="P73">　　　種別<text:tab/>：クラス</text:p>
      <text:p text:style-name="P50">　　　親<text:tab/><text:tab/>：.<text:span text:style-name="T334">main</text:span></text:p>
      <text:p text:style-name="P73">　　　プロパティ<text:tab/>：</text:p>
      <text:p text:style-name="P73"><text:tab/><text:span text:style-name="T75">width</text:span><text:tab/><text:tab/>：<text:span text:style-name="T425">100%</text:span><text:tab/><text:tab/>：.<text:span text:style-name="T425">mainの幅に合わせる</text:span>。</text:p>
      <text:p text:style-name="P181"><text:span text:style-name="T96">　　　<text:tab/></text:span><text:span text:style-name="T104">margin-bottom<text:tab/>：10px<text:tab/><text:tab/>：下に適切なmarginを挿入する。</text:span></text:p>
      <text:p text:style-name="P31"/>
      <text:p text:style-name="P181"><text:span text:style-name="T357">　　　⑥</text:span><text:span text:style-name="T145">.</text:span><text:span text:style-name="T146">myPage</text:span><text:span text:style-name="T147">Blog</text:span><text:span text:style-name="T148">Title</text:span><text:span text:style-name="T357">：ＣＳＳファイル名（</text:span><text:span text:style-name="T358">mypage</text:span><text:span text:style-name="T357">.css）</text:span></text:p>
      <text:p text:style-name="P73"><text:s text:c="2"/>　 <text:s text:c="3"/>概要<text:tab/>：<text:span text:style-name="T174">マイページのブログの領域のタイトル。</text:span></text:p>
      <text:p text:style-name="P73">　　　種別<text:tab/>：クラス</text:p>
      <text:p text:style-name="P50">　　　親<text:tab/><text:tab/>：.<text:span text:style-name="T334">main &gt; </text:span><text:span text:style-name="T203">.</text:span><text:span text:style-name="T204">myPage</text:span><text:span text:style-name="T205">Blog</text:span></text:p>
      <text:p text:style-name="P73">　　　プロパティ<text:tab/>：</text:p>
      <text:p text:style-name="P73"><text:tab/><text:span text:style-name="T422">font-size</text:span><text:tab/>：<text:span text:style-name="T422">20px</text:span><text:tab/><text:tab/>：フォントをタイトル用のサイズにする。</text:p>
      <text:p text:style-name="P73"><text:tab/><text:span text:style-name="T423">padding-left<text:tab/>：1em<text:tab/><text:tab/>：1文字分インデントする。</text:span></text:p>
      <text:p text:style-name="P73"><text:tab/><text:span text:style-name="T423">margin<text:tab/><text:tab/>：10px<text:tab/>0 15px<text:tab/>：上下に余白をつける。</text:span></text:p>
      <text:p text:style-name="P73"><text:tab/><text:span text:style-name="T423">font-weight<text:tab/>：bold<text:tab/><text:tab/>：太字にする。</text:span></text:p>
      <text:p text:style-name="P25">　　　</text:p>
      <text:p text:style-name="P181"><text:span text:style-name="T357">　　　</text:span><text:span text:style-name="T147">⑦</text:span><text:span text:style-name="T145">.</text:span><text:span text:style-name="T146">myPage</text:span><text:span text:style-name="T147">BlogButton</text:span><text:span text:style-name="T357">：ＣＳＳファイル名（</text:span><text:span text:style-name="T358">mypage</text:span><text:span text:style-name="T357">.css）</text:span></text:p>
      <text:p text:style-name="P73"><text:s text:c="2"/>　 <text:s text:c="3"/>概要<text:tab/>：<text:span text:style-name="T174">ブログ関連のボタン。</text:span></text:p>
      <text:p text:style-name="P73">　　　種別<text:tab/>：クラス</text:p>
      <text:p text:style-name="P50">　　　親<text:tab/><text:tab/>：.<text:span text:style-name="T334">main &gt; </text:span><text:span text:style-name="T203">.</text:span><text:span text:style-name="T204">myPage</text:span><text:span text:style-name="T205">Blog</text:span></text:p>
      <text:p text:style-name="P73">　　　プロパティ<text:tab/>：</text:p>
      <text:p text:style-name="P73"><text:tab/><text:span text:style-name="T75">width</text:span><text:tab/><text:tab/>：<text:span text:style-name="T426">27.3%</text:span><text:tab/>：<text:span text:style-name="T426">3個のボタンを横並べにするためのサイズを指定する</text:span>。</text:p>
      <text:p text:style-name="P73"><text:tab/><text:span text:style-name="T426">margin<text:tab/><text:tab/>：0 3%<text:tab/><text:tab/>：左右に3%のmarginを配置し、ボタン同士で適切な間隔を取る。</text:span></text:p>
      <text:p text:style-name="P104"><text:tab/>display<text:tab/><text:tab/>：inline-block<text:tab/>：インラインブロックにして横に並ぶ様にする。</text:p>
      <text:p text:style-name="P73"/>
      <text:p text:style-name="P181"><text:span text:style-name="T125">　　1</text:span><text:span text:style-name="T126">2</text:span><text:span text:style-name="T125">-</text:span><text:span text:style-name="T127">2</text:span><text:span text:style-name="T125">）スマホレイアウト</text:span></text:p>
      <text:p text:style-name="P181"><text:span text:style-name="T357">　　　</text:span><text:span text:style-name="T145">①.myPageReserved</text:span><text:span text:style-name="T357">：ＣＳＳファイル名（</text:span><text:span text:style-name="T361">mypage</text:span><text:span text:style-name="T357">.css）</text:span></text:p>
      <text:p text:style-name="P73"><text:s text:c="2"/>　 <text:s text:c="3"/>概要<text:tab/>：<text:span text:style-name="T182">マイページの予約一覧の領域。</text:span></text:p>
      <text:p text:style-name="P73">　　　種別<text:tab/>：クラス</text:p>
      <text:p text:style-name="P50">　　　親<text:tab/><text:tab/>：.<text:span text:style-name="T334">main</text:span></text:p>
      <text:p text:style-name="P73">　　　プロパティ<text:tab/>：</text:p>
      <text:p text:style-name="P73"><text:tab/><text:span text:style-name="T75">width</text:span><text:tab/><text:tab/>：<text:span text:style-name="T449">90%</text:span><text:tab/><text:tab/><text:tab/>：余白を考えた幅を指定する。</text:p>
      <text:p text:style-name="P181"/>
      <text:p text:style-name="P181"><text:span text:style-name="T357">　　　②</text:span><text:span text:style-name="T145">.myPageReservedList</text:span><text:span text:style-name="T357">：ＣＳＳファイル名（</text:span><text:span text:style-name="T358">mypage</text:span><text:span text:style-name="T357">.css）</text:span></text:p>
      <text:p text:style-name="P73"><text:s text:c="2"/>　 <text:s text:c="3"/>概要<text:tab/>：<text:span text:style-name="T182">予約一覧。</text:span></text:p>
      <text:p text:style-name="P73">　　　種別<text:tab/>：クラス</text:p>
      <text:p text:style-name="P50">　　　親<text:tab/><text:tab/>：.<text:span text:style-name="T334">main &gt; </text:span><text:span text:style-name="T203">.myPageReserved</text:span></text:p>
      <text:p text:style-name="P73">　　　プロパティ<text:tab/>：</text:p>
      <text:p text:style-name="P181"><text:span text:style-name="T357"><text:tab/></text:span><text:span text:style-name="T359">width</text:span><text:span text:style-name="T357"><text:tab/><text:tab/>：</text:span><text:span text:style-name="T368">100</text:span><text:span text:style-name="T363">%</text:span><text:span text:style-name="T357"><text:tab/><text:tab/>：</text:span><text:span text:style-name="T363">幅を一杯に取る</text:span><text:span text:style-name="T357">。</text:span></text:p>
      <text:p text:style-name="P181"><text:span text:style-name="T357"><text:tab/></text:span><text:span text:style-name="T363">margin <text:tab/><text:tab/>：0 </text:span><text:span text:style-name="T368">auto 10px</text:span><text:span text:style-name="T363"> <text:tab/>：下にだけ</text:span><text:span text:style-name="T368">marginを入れる</text:span><text:span text:style-name="T364">。</text:span></text:p>
      <text:p text:style-name="P181"><text:span text:style-name="T364"><text:tab/></text:span><text:span text:style-name="T365">overflow-y<text:tab/>：scroll<text:tab/><text:tab/>：予約関係のテキストを縦スクロールするようにする。</text:span></text:p>
      <text:p text:style-name="P104"/>
      <text:p text:style-name="P181"><text:span text:style-name="T357">　　　③</text:span><text:span text:style-name="T133">.</text:span><text:span text:style-name="T134">myPageReservedC</text:span><text:span text:style-name="T133">alendar</text:span><text:span text:style-name="T135">(Datepicker)</text:span><text:span text:style-name="T357">：ＣＳＳファイル名（</text:span><text:span text:style-name="T358">mypage</text:span><text:span text:style-name="T357">.css）</text:span></text:p>
      <text:p text:style-name="P73"><text:s text:c="2"/>　 <text:s text:c="3"/>概要<text:tab/>：<text:span text:style-name="T424">Datepickerによる</text:span><text:span text:style-name="T182">カレンダー。</text:span></text:p>
      <text:p text:style-name="P73"><text:soft-page-break/>　　　種別<text:tab/>：クラス</text:p>
      <text:p text:style-name="P50">　　　親<text:tab/><text:tab/>：.<text:span text:style-name="T334">main &gt; </text:span><text:span text:style-name="T203">.myPageReserved</text:span></text:p>
      <text:p text:style-name="P73">　　　プロパティ<text:tab/>：</text:p>
      <text:p text:style-name="P182"><text:span text:style-name="T357"><text:tab/></text:span><text:span text:style-name="T359">width</text:span><text:span text:style-name="T357"><text:tab/><text:tab/>：</text:span><text:span text:style-name="T368">100</text:span><text:span text:style-name="T363">%</text:span><text:span text:style-name="T357"><text:tab/><text:tab/>：</text:span><text:span text:style-name="T363">幅を一杯に取る</text:span><text:span text:style-name="T357">。</text:span></text:p>
      <text:p text:style-name="P182"><text:span text:style-name="T357"><text:tab/></text:span><text:span text:style-name="T363">margin <text:tab/><text:tab/>：0 </text:span><text:span text:style-name="T368">auto 10px</text:span><text:span text:style-name="T363"> <text:tab/>：下にだけ</text:span><text:span text:style-name="T368">marginを入れる</text:span><text:span text:style-name="T364">。</text:span></text:p>
      <text:p text:style-name="P20">　　</text:p>
      <text:p text:style-name="P181"><text:span text:style-name="T357">　　　④</text:span><text:span text:style-name="T145">.</text:span><text:span text:style-name="T146">myPage</text:span><text:span text:style-name="T147">Blog</text:span><text:span text:style-name="T357">：ＣＳＳファイル名（</text:span><text:span text:style-name="T358">mypage</text:span><text:span text:style-name="T357">.css）</text:span></text:p>
      <text:p text:style-name="P73"><text:s text:c="5"/>　 概要<text:tab/>：<text:span text:style-name="T174">マイページのブログの領域。</text:span></text:p>
      <text:p text:style-name="P73">　　　種別<text:tab/>：クラス</text:p>
      <text:p text:style-name="P50">　　　親<text:tab/><text:tab/>：.<text:span text:style-name="T334">main</text:span></text:p>
      <text:p text:style-name="P73">　　　プロパティ<text:tab/>：</text:p>
      <text:p text:style-name="P183"><text:span text:style-name="T357"><text:tab/></text:span><text:span text:style-name="T359">width</text:span><text:span text:style-name="T357"><text:tab/><text:tab/>：</text:span><text:span text:style-name="T369">9</text:span><text:span text:style-name="T368">0</text:span><text:span text:style-name="T363">%</text:span><text:span text:style-name="T357"><text:tab/><text:tab/>：</text:span><text:span text:style-name="T363">左右の余白を最低限つけるだけの幅を設定する</text:span><text:span text:style-name="T357">。</text:span></text:p>
      <text:p text:style-name="P183"><text:span text:style-name="T357"><text:tab/></text:span><text:span text:style-name="T363">margin <text:tab/><text:tab/>：0 </text:span><text:span text:style-name="T368">auto 10px</text:span><text:span text:style-name="T363"> <text:tab/>：中央に寄せ、下に</text:span><text:span text:style-name="T370">marginを入れる</text:span><text:span text:style-name="T364">。</text:span></text:p>
      <text:p text:style-name="P21"/>
      <text:p text:style-name="P181"><text:span text:style-name="T357">　　　</text:span><text:span text:style-name="T147">⑤</text:span><text:span text:style-name="T145">.</text:span><text:span text:style-name="T146">myPage</text:span><text:span text:style-name="T147">BlogButton</text:span><text:span text:style-name="T357">：ＣＳＳファイル名（</text:span><text:span text:style-name="T358">mypage</text:span><text:span text:style-name="T357">.css）</text:span></text:p>
      <text:p text:style-name="P73"><text:s text:c="2"/>　 <text:s text:c="3"/>概要<text:tab/>：<text:span text:style-name="T174">ブログ関連のボタン。</text:span></text:p>
      <text:p text:style-name="P73">　　　種別<text:tab/>：クラス</text:p>
      <text:p text:style-name="P50">　　　親<text:tab/><text:tab/>：.<text:span text:style-name="T334">main &gt; </text:span><text:span text:style-name="T203">.</text:span><text:span text:style-name="T204">myPage</text:span><text:span text:style-name="T205">Blog</text:span></text:p>
      <text:p text:style-name="P73">　　　プロパティ<text:tab/>：</text:p>
      <text:p text:style-name="P73"><text:tab/><text:span text:style-name="T75">width</text:span><text:tab/><text:tab/>：<text:span text:style-name="T426">27.3%</text:span><text:tab/>：<text:span text:style-name="T426">3個のボタンを横並べにするためのサイズを指定する</text:span>。</text:p>
      <text:p text:style-name="P73"><text:tab/><text:span text:style-name="T426">margin<text:tab/><text:tab/>：0 3%<text:tab/><text:tab/>：左右に3%のmarginを配置し、ボタン同士で適切な間隔を取る。</text:span></text:p>
      <text:p text:style-name="P104"><text:tab/>display<text:tab/><text:tab/>：inline-block<text:tab/>：インラインブロックにして横に並ぶ様にする。</text:p>
      <text:p text:style-name="P73"/>
      <text:p text:style-name="P25">　13）ブログ記事作成ページレイアウト</text:p>
      <text:p text:style-name="P179"><text:span text:style-name="T357">　　</text:span><text:span text:style-name="T366">13-1）PCレイアウト</text:span></text:p>
      <text:p text:style-name="P179"><text:span text:style-name="T152">　　　</text:span><text:span text:style-name="T147">①.blogEditImages</text:span><text:span text:style-name="T357">：ＣＳＳファイル名（</text:span><text:span text:style-name="T358">mypage</text:span><text:span text:style-name="T357">.css）</text:span></text:p>
      <text:p text:style-name="P68"><text:s text:c="2"/>　 <text:s text:c="3"/>概要<text:tab/>：<text:span text:style-name="T178">ブログの画像編集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27">25%</text:span><text:tab/><text:tab/>：.<text:span text:style-name="T427">mainの1/4の幅を取る</text:span>。</text:p>
      <text:p text:style-name="P68"><text:tab/><text:span text:style-name="T427">float<text:tab/><text:tab/>：left<text:tab/><text:tab/>：画面左側に配置する。</text:span></text:p>
      <text:p text:style-name="P10">　　　　</text:p>
      <text:p text:style-name="P179"><text:span text:style-name="T357">　　　</text:span><text:span text:style-name="T140">②</text:span><text:span text:style-name="T147">.blogEditImagesSection</text:span><text:span text:style-name="T357">：ＣＳＳファイル名（</text:span><text:span text:style-name="T358">mypage</text:span><text:span text:style-name="T357">.css）</text:span></text:p>
      <text:p text:style-name="P68"><text:s text:c="2"/>　 <text:s text:c="3"/>概要<text:tab/>：<text:span text:style-name="T174">画像1つに対する編集領域。</text:span></text:p>
      <text:p text:style-name="P68">　　　種別<text:tab/>：クラス</text:p>
      <text:p text:style-name="P48">　　　親<text:tab/><text:tab/>：.<text:span text:style-name="T334">main &gt; </text:span><text:span text:style-name="T205">.blogEditImages</text:span></text:p>
      <text:p text:style-name="P68">　　　プロパティ<text:tab/>：</text:p>
      <text:p text:style-name="P68"><text:tab/><text:span text:style-name="T75">width</text:span><text:tab/><text:tab/>：<text:span text:style-name="T428">100%</text:span><text:tab/><text:tab/>：幅を一杯にとる。</text:p>
      <text:p text:style-name="P68"><text:tab/><text:span text:style-name="T430">position<text:tab/><text:tab/>：relative<text:tab/>：ボタンの配置で座標を指定するので、基準となるようにする。</text:span></text:p>
      <text:p text:style-name="P26">　　</text:p>
      <text:p text:style-name="P179"><text:span text:style-name="T357">　　　</text:span><text:span text:style-name="T147">③.blogEditImages</text:span><text:span text:style-name="T149">Section</text:span><text:span text:style-name="T147">Image</text:span><text:span text:style-name="T357">：ＣＳＳファイル名（</text:span><text:span text:style-name="T358">mypage</text:span><text:span text:style-name="T357">.css）</text:span></text:p>
      <text:p text:style-name="P68"><text:s text:c="2"/>　 <text:s text:c="3"/>概要<text:tab/>：<text:span text:style-name="T174">画像サムネイル。</text:span></text:p>
      <text:p text:style-name="P68">　　　種別<text:tab/>：クラス</text:p>
      <text:p text:style-name="P48">　　　親<text:tab/><text:tab/>：.<text:span text:style-name="T334">main &gt; </text:span><text:span text:style-name="T205">.blogEditImages</text:span><text:span text:style-name="T206">Section</text:span></text:p>
      <text:p text:style-name="P68">　　　プロパティ<text:tab/>：</text:p>
      <text:p text:style-name="P68"><text:tab/><text:span text:style-name="T75">width</text:span><text:tab/><text:tab/>：<text:span text:style-name="T427">69%<text:tab/></text:span><text:tab/>：<text:span text:style-name="T427">marginと合わせて3/4の幅を取る</text:span>。</text:p>
      <text:p text:style-name="P68"><text:tab/><text:span text:style-name="T429">height<text:tab/><text:tab/>：138px<text:tab/>：サムネイルが正方形になる高さを指定する。</text:span></text:p>
      <text:p text:style-name="P179"><text:span text:style-name="T120"><text:tab/>margin<text:tab/><text:tab/>：0 3%<text:tab/><text:tab/>：左右に3%のmarginを配置し、</text:span><text:span text:style-name="T121">widthと合わせて3/4の幅にする</text:span><text:span text:style-name="T120">。</text:span></text:p>
      <text:p text:style-name="P179"><text:span text:style-name="T120"><text:tab/></text:span><text:span text:style-name="T122">float<text:tab/><text:tab/>：left<text:tab/><text:tab/>：左に寄せて段組みレイアウトを作る。</text:span></text:p>
      <text:p text:style-name="P33"/>
      <text:p text:style-name="P179"><text:span text:style-name="T357">　　　</text:span><text:span text:style-name="T147">④.blogEditImagesSectionAddButton</text:span><text:span text:style-name="T357">：ＣＳＳファイル名（</text:span><text:span text:style-name="T358">mypage</text:span><text:span text:style-name="T357">.css）</text:span></text:p>
      <text:p text:style-name="P68"><text:s text:c="2"/>　 <text:s text:c="3"/>概要<text:tab/>：<text:span text:style-name="T174">画像の追加ボタン。</text:span></text:p>
      <text:p text:style-name="P68">　　　種別<text:tab/>：クラス</text:p>
      <text:p text:style-name="P48">　　　親<text:tab/><text:tab/>：.<text:span text:style-name="T334">main &gt; </text:span><text:span text:style-name="T205">.blogEditImages</text:span><text:span text:style-name="T206">Section</text:span></text:p>
      <text:p text:style-name="P68">　　　プロパティ<text:tab/>：</text:p>
      <text:p text:style-name="P68"><text:tab/><text:span text:style-name="T75">width</text:span><text:tab/><text:tab/>：<text:span text:style-name="T429">21%</text:span><text:tab/><text:tab/>：<text:span text:style-name="T429">marginと合わせて1/4の幅を取る</text:span>。</text:p>
      <text:p text:style-name="P179"><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68"><text:tab/><text:span text:style-name="T431">position<text:tab/><text:tab/>：relative<text:tab/>：座標指定を有効にする。</text:span></text:p>
      <text:p text:style-name="P68"><text:tab/><text:span text:style-name="T431">top<text:tab/><text:tab/>：0<text:tab/><text:tab/>：縦位置を上辺に合わせる。</text:span></text:p>
      <text:p text:style-name="P68"><text:tab/><text:span text:style-name="T431">right<text:tab/><text:tab/>：0<text:tab/><text:tab/>：右端に配置する。これでボックスの右上に配置される。</text:span></text:p>
      <text:p text:style-name="P68"><text:tab/><text:span text:style-name="T432">box-sizing<text:tab/>：border-box<text:tab/>：サイズ計算にpadding、marginを含めることで、幅の%計算を正確</text:span></text:p>
      <text:p text:style-name="P105"><text:tab/><text:tab/><text:tab/><text:tab/><text:tab/>：にする。</text:p>
      <text:p text:style-name="P26">　　</text:p>
      <text:p text:style-name="P179"><text:soft-page-break/><text:span text:style-name="T357">　　　</text:span><text:span text:style-name="T147">⑤.blogEditImagesSectionDeleteButton</text:span><text:span text:style-name="T357">：ＣＳＳファイル名（</text:span><text:span text:style-name="T358">mypage</text:span><text:span text:style-name="T357">.css）</text:span></text:p>
      <text:p text:style-name="P68"><text:s text:c="6"/>　概要<text:tab/>：<text:span text:style-name="T174">画像の削除ボタン。</text:span></text:p>
      <text:p text:style-name="P68">　　　種別<text:tab/>：クラス</text:p>
      <text:p text:style-name="P48">　　　親<text:tab/><text:tab/>：.<text:span text:style-name="T334">main &gt; </text:span><text:span text:style-name="T205">.blogEditImages</text:span><text:span text:style-name="T206">Section</text:span></text:p>
      <text:p text:style-name="P68">　　　プロパティ<text:tab/>：</text:p>
      <text:p text:style-name="P68"><text:tab/><text:span text:style-name="T75">width</text:span><text:tab/><text:tab/>：<text:span text:style-name="T429">21%</text:span><text:tab/><text:tab/>：<text:span text:style-name="T429">marginと合わせて1/4の幅を取る</text:span>。</text:p>
      <text:p text:style-name="P179"><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68"><text:tab/><text:span text:style-name="T431">position<text:tab/><text:tab/>：relative<text:tab/>：座標指定を有効にする。</text:span></text:p>
      <text:p text:style-name="P68"><text:tab/><text:span text:style-name="T431">bottom<text:tab/><text:tab/>：0<text:tab/><text:tab/>：縦位置を底辺に合わせる。</text:span></text:p>
      <text:p text:style-name="P68"><text:tab/><text:span text:style-name="T431">right<text:tab/><text:tab/>：0<text:tab/><text:tab/>：右端に配置する。これでボックスの右下に配置される。</text:span></text:p>
      <text:p text:style-name="P68"><text:tab/><text:span text:style-name="T432">box-sizing<text:tab/>：border-box<text:tab/>：サイズ計算にpadding、marginを含めることで、幅の%計算を正確</text:span></text:p>
      <text:p text:style-name="P105"><text:tab/><text:tab/><text:tab/><text:tab/><text:tab/>：にする。</text:p>
      <text:p text:style-name="P26">　　　</text:p>
      <text:p text:style-name="P179"><text:span text:style-name="T357">　　　</text:span><text:span text:style-name="T147">⑥.blogEditText</text:span><text:span text:style-name="T357">：ＣＳＳファイル名（</text:span><text:span text:style-name="T358">mypage</text:span><text:span text:style-name="T357">.css）</text:span></text:p>
      <text:p text:style-name="P68"><text:s text:c="2"/>　 <text:s text:c="3"/>概要<text:tab/>：<text:span text:style-name="T174">ブログの本文編集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33">75%<text:tab/></text:span><text:tab/>：<text:span text:style-name="T433">mainの3/4の幅を取る</text:span>。</text:p>
      <text:p text:style-name="P68"><text:tab/><text:span text:style-name="T435">margin-bottom<text:tab/>：10px<text:tab/><text:tab/>：下に余白を入れる。</text:span></text:p>
      <text:p text:style-name="P26">　　　</text:p>
      <text:p text:style-name="P179"><text:span text:style-name="T357">　　　</text:span><text:span text:style-name="T147">⑦.blogEditTextarea</text:span><text:span text:style-name="T357">：ＣＳＳファイル名（</text:span><text:span text:style-name="T358">mypage</text:span><text:span text:style-name="T357">.css）</text:span></text:p>
      <text:p text:style-name="P68"><text:s text:c="2"/>　 <text:s text:c="3"/>概要<text:tab/>：<text:span text:style-name="T174">本文を編集するためのテキストエリア。</text:span></text:p>
      <text:p text:style-name="P68">　　　種別<text:tab/>：クラス</text:p>
      <text:p text:style-name="P48">　　　親<text:tab/><text:tab/>：.<text:span text:style-name="T334">main &gt; </text:span><text:span text:style-name="T205">.blogEditText</text:span></text:p>
      <text:p text:style-name="P68">　　　プロパティ<text:tab/>：</text:p>
      <text:p text:style-name="P68"><text:tab/><text:span text:style-name="T75">width</text:span><text:tab/><text:tab/>：<text:span text:style-name="T434">90%</text:span><text:tab/><text:tab/>：余白を考慮した幅を取る。</text:p>
      <text:p text:style-name="P68"><text:tab/><text:span text:style-name="T436">height<text:tab/><text:tab/>：300px<text:tab/>：高さを決める。</text:span></text:p>
      <text:p text:style-name="P68"><text:tab/><text:span text:style-name="T435">display<text:tab/><text:tab/>：block<text:tab/><text:tab/>：marginによる中央寄せをするため、ブロック要素にする。</text:span></text:p>
      <text:p text:style-name="P68"><text:tab/><text:span text:style-name="T435">margin<text:tab/><text:tab/>：0 auto<text:tab/>：中央に寄せる。</text:span></text:p>
      <text:p text:style-name="P26">　　　</text:p>
      <text:p text:style-name="P179"><text:span text:style-name="T357">　　　</text:span><text:span text:style-name="T147">⑧.blogEditButtons</text:span><text:span text:style-name="T357">：ＣＳＳファイル名（</text:span><text:span text:style-name="T358">mypage</text:span><text:span text:style-name="T357">.css）</text:span></text:p>
      <text:p text:style-name="P68"><text:s text:c="2"/>　 <text:s text:c="3"/>概要<text:tab/>：<text:span text:style-name="T174">ブログ記事作成の確定・キャンセルボタンの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37">75%</text:span><text:tab/><text:tab/>：本文入力の部分と同じく、<text:span text:style-name="T437">3/4の幅を取る。</text:span></text:p>
      <text:p text:style-name="P68"><text:tab/><text:span text:style-name="T438">padding:<text:tab/>：20px<text:tab/><text:tab/>：内側に余白を取る。</text:span></text:p>
      <text:p text:style-name="P68"><text:tab/><text:span text:style-name="T438">box-sizing<text:tab/>：border-box<text:tab/>：サイズ計算にpaddingとborderを込みにする。</text:span></text:p>
      <text:p text:style-name="P179"><text:span text:style-name="T96">　　　<text:tab/></text:span><text:span text:style-name="T105">text-align<text:tab/>：right<text:tab/><text:tab/>：子要素となるボタンを右に寄せる。</text:span></text:p>
      <text:p text:style-name="P32"/>
      <text:p text:style-name="P179"><text:span text:style-name="T357">　　　</text:span><text:span text:style-name="T147">⑨.blogEditButtonsOKButton</text:span><text:span text:style-name="T357">：ＣＳＳファイル名（</text:span><text:span text:style-name="T358">mypage</text:span><text:span text:style-name="T357">.css）</text:span></text:p>
      <text:p text:style-name="P68"><text:s text:c="2"/>　 <text:s text:c="3"/>概要<text:tab/>：<text:span text:style-name="T174">ブログ記事作成を確定するボタン。</text:span></text:p>
      <text:p text:style-name="P68">　　　種別<text:tab/>：クラス</text:p>
      <text:p text:style-name="P48">　　　親<text:tab/><text:tab/>：.<text:span text:style-name="T334">main &gt; </text:span><text:span text:style-name="T205">.blogEditButtons</text:span></text:p>
      <text:p text:style-name="P68">　　　プロパティ<text:tab/>：</text:p>
      <text:p text:style-name="P26">　　　</text:p>
      <text:p text:style-name="P179"><text:span text:style-name="T357">　　　</text:span><text:span text:style-name="T147">⑩.blogEditButtonsCancelButton</text:span><text:span text:style-name="T357">：ＣＳＳファイル名（</text:span><text:span text:style-name="T358">mypage</text:span><text:span text:style-name="T357">.css）</text:span></text:p>
      <text:p text:style-name="P68"><text:s text:c="5"/>　 概要<text:tab/>：<text:span text:style-name="T174">ブログ記事作成をキャンセルするボタン。</text:span></text:p>
      <text:p text:style-name="P68">　　　種別<text:tab/>：クラス</text:p>
      <text:p text:style-name="P48">　　　親<text:tab/><text:tab/>：.<text:span text:style-name="T334">main &gt; </text:span><text:span text:style-name="T205">.blogEditButtons</text:span></text:p>
      <text:p text:style-name="P68">　　　プロパティ<text:tab/>：</text:p>
      <text:p text:style-name="P68"><text:tab/><text:span text:style-name="T439">margin-left</text:span><text:tab/>：<text:span text:style-name="T439">2em</text:span><text:tab/><text:tab/>：<text:span text:style-name="T440">OKボタンとの間</text:span>に<text:span text:style-name="T439">2文字分の間隔を取る</text:span>。</text:p>
      <text:p text:style-name="P179"><text:span text:style-name="T119">　　　</text:span><text:span text:style-name="T357">　　</text:span></text:p>
      <text:p text:style-name="P179"><text:span text:style-name="T357">　　</text:span><text:span text:style-name="T366">13-2）スマホレイアウト</text:span></text:p>
      <text:p text:style-name="P179"><text:span text:style-name="T152">　　　</text:span><text:span text:style-name="T147">①.blogEditImages</text:span><text:span text:style-name="T357">：ＣＳＳファイル名（</text:span><text:span text:style-name="T358">mypage</text:span><text:span text:style-name="T357">.css）</text:span></text:p>
      <text:p text:style-name="P68"><text:s text:c="2"/>　 <text:s text:c="3"/>概要<text:tab/>：<text:span text:style-name="T178">ブログの画像編集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41">90%</text:span><text:tab/><text:tab/>：.<text:span text:style-name="T427">mainの1/4の幅を取る</text:span>。</text:p>
      <text:p text:style-name="P68"><text:tab/><text:span text:style-name="T427">float<text:tab/><text:tab/>：none<text:tab/><text:tab/>：段組みレイアウトを解除する。</text:span></text:p>
      <text:p text:style-name="P68"><text:tab/><text:span text:style-name="T441">margin<text:tab/><text:tab/>：0 auto 10px<text:tab/>：中央に寄せる。</text:span></text:p>
      <text:p text:style-name="P10"><text:soft-page-break/>　　　　</text:p>
      <text:p text:style-name="P179"><text:span text:style-name="T357">　　　②</text:span><text:span text:style-name="T147">.blogEditImages</text:span><text:span text:style-name="T149">Section</text:span><text:span text:style-name="T147">Image</text:span><text:span text:style-name="T357">：ＣＳＳファイル名（</text:span><text:span text:style-name="T358">mypage</text:span><text:span text:style-name="T357">.css）</text:span></text:p>
      <text:p text:style-name="P68"><text:s text:c="2"/>　 <text:s text:c="3"/>概要<text:tab/>：<text:span text:style-name="T174">画像サムネイル。</text:span></text:p>
      <text:p text:style-name="P68">　　　種別<text:tab/>：クラス</text:p>
      <text:p text:style-name="P48">　　　親<text:tab/><text:tab/>：.<text:span text:style-name="T334">main &gt; </text:span><text:span text:style-name="T205">.blogEditImages</text:span><text:span text:style-name="T206">Section</text:span></text:p>
      <text:p text:style-name="P68">　　　プロパティ<text:tab/>：</text:p>
      <text:p text:style-name="P68"><text:tab/><text:span text:style-name="T429">height<text:tab/><text:tab/>：auto<text:tab/><text:tab/>：高さを自動で調整する。</text:span></text:p>
      <text:p text:style-name="P33"/>
      <text:p text:style-name="P179"><text:span text:style-name="T357">　　　③</text:span><text:span text:style-name="T147">.blogEditText</text:span><text:span text:style-name="T357">：ＣＳＳファイル名（</text:span><text:span text:style-name="T358">mypage</text:span><text:span text:style-name="T357">.css）</text:span></text:p>
      <text:p text:style-name="P68"><text:s text:c="2"/>　 <text:s text:c="3"/>概要<text:tab/>：<text:span text:style-name="T174">ブログの本文編集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41">90%<text:tab/></text:span><text:tab/>：<text:span text:style-name="T433">mainの90%の幅を取る</text:span>。</text:p>
      <text:p text:style-name="P69"><text:tab/><text:span text:style-name="T441">margin<text:tab/><text:tab/>：0 auto 10px<text:tab/>：中央に寄せる。</text:span><text:tab/></text:p>
      <text:p text:style-name="P26">　　　</text:p>
      <text:p text:style-name="P179"><text:span text:style-name="T357">　　　④</text:span><text:span text:style-name="T147">.blogEditTextarea</text:span><text:span text:style-name="T357">：ＣＳＳファイル名（</text:span><text:span text:style-name="T358">mypage</text:span><text:span text:style-name="T357">.css）</text:span></text:p>
      <text:p text:style-name="P68"><text:s text:c="2"/>　 <text:s text:c="3"/>概要<text:tab/>：<text:span text:style-name="T174">本文を編集するためのテキストエリア。</text:span></text:p>
      <text:p text:style-name="P68">　　　種別<text:tab/>：クラス</text:p>
      <text:p text:style-name="P48">　　　親<text:tab/><text:tab/>：.<text:span text:style-name="T334">main &gt; </text:span><text:span text:style-name="T205">.blogEditText</text:span></text:p>
      <text:p text:style-name="P68">　　　プロパティ<text:tab/>：</text:p>
      <text:p text:style-name="P68"><text:tab/><text:span text:style-name="T75">width</text:span><text:tab/><text:tab/>：<text:span text:style-name="T442">100%</text:span><text:tab/><text:tab/>：枠一杯に幅を取る。</text:p>
      <text:p text:style-name="P26">　　　</text:p>
      <text:p text:style-name="P179"><text:span text:style-name="T357">　　　⑤</text:span><text:span text:style-name="T147">.blogEditButtons</text:span><text:span text:style-name="T357">：ＣＳＳファイル名（</text:span><text:span text:style-name="T358">mypage</text:span><text:span text:style-name="T357">.css）</text:span></text:p>
      <text:p text:style-name="P68"><text:s text:c="2"/>　 <text:s text:c="3"/>概要<text:tab/>：<text:span text:style-name="T174">ブログ記事作成の確定・キャンセルボタンの領域。</text:span></text:p>
      <text:p text:style-name="P68">　　　種別<text:tab/>：クラス</text:p>
      <text:p text:style-name="P48">　　　親<text:tab/><text:tab/>：.<text:span text:style-name="T334">main</text:span></text:p>
      <text:p text:style-name="P68">　　　プロパティ<text:tab/>：</text:p>
      <text:p text:style-name="P68"><text:tab/><text:span text:style-name="T75">width</text:span><text:tab/><text:tab/>：<text:span text:style-name="T443">90%</text:span><text:tab/><text:tab/>：本文入力の部分と同じく、<text:span text:style-name="T437">3/4の幅を取る。</text:span></text:p>
      <text:p text:style-name="P68"><text:tab/><text:span text:style-name="T438">padding:<text:tab/>：0<text:tab/><text:tab/>：paddingが必要なくなったため、0にする。</text:span></text:p>
      <text:p text:style-name="P179"/>
      <text:p text:style-name="P198">　<text:span text:style-name="T475">14</text:span>）タブレイアウト</text:p>
      <text:p text:style-name="P198">　　①<text:span text:style-name="T37">.tabContainer</text:span>：ＣＳＳファイル名（<text:span text:style-name="T74">style</text:span>.css）</text:p>
      <text:p text:style-name="P198"><text:s text:c="6"/>概要<text:tab/>：<text:span text:style-name="T454">jqueryプラグイン「easytabs」による</text:span>タブ全体の領域</text:p>
      <text:p text:style-name="P198">　　種別<text:tab/>：クラス</text:p>
      <text:p text:style-name="P194">　　親<text:tab/><text:tab/>：.<text:span text:style-name="T75">main</text:span></text:p>
      <text:p text:style-name="P198">　　プロパティ<text:tab/>：</text:p>
      <text:p text:style-name="P198"><text:tab/><text:span text:style-name="T75">width</text:span><text:tab/><text:tab/>：<text:span text:style-name="T75">100%</text:span><text:tab/>：親要素<text:span text:style-name="T455">(.main)</text:span>と同じだけの幅を取る。</text:p>
      <text:p text:style-name="P198"/>
      <text:p text:style-name="P198">　　<text:span text:style-name="T298">②</text:span><text:span text:style-name="T41">.tabContainer</text:span><text:span text:style-name="T42"> ul：</text:span>ＣＳＳファイル名（<text:span text:style-name="T74">style</text:span>.css）</text:p>
      <text:p text:style-name="P198"><text:s text:c="6"/>概要<text:tab/>：<text:span text:style-name="T454">jqueryプラグイン「easytabs」に指定された、タブのボタンをまとめる領域。</text:span></text:p>
      <text:p text:style-name="P198">　　種別<text:tab/>：タグ</text:p>
      <text:p text:style-name="P194">　　親<text:tab/><text:tab/>：.<text:span text:style-name="T75">main ←</text:span>.tabContainer</text:p>
      <text:p text:style-name="P198">　　プロパティ<text:tab/>：</text:p>
      <text:p text:style-name="P198"><text:tab/><text:span text:style-name="T455">padding</text:span><text:tab/><text:tab/>：<text:span text:style-name="T455">0</text:span><text:tab/>：<text:span text:style-name="T455">ulタグにデフォルトで付いてくるpaddingをなくす。</text:span></text:p>
      <text:p text:style-name="P198"><text:tab/><text:span text:style-name="T455">margin</text:span><text:tab/><text:tab/>：<text:span text:style-name="T455">0</text:span><text:tab/>：<text:span text:style-name="T455">marginをなくす。</text:span></text:p>
      <text:p text:style-name="P198"/>
      <text:p text:style-name="P198">　　<text:span text:style-name="T298">③ </text:span><text:span text:style-name="T41">.tabContainer ul li</text:span>：ＣＳＳファイル名（<text:span text:style-name="T74">style</text:span>.css）</text:p>
      <text:p text:style-name="P198"><text:s text:c="6"/>概要<text:tab/>：<text:span text:style-name="T454">jqueryプラグイン「easytabs」のタブのボタン。</text:span></text:p>
      <text:p text:style-name="P198">　　種別<text:tab/>：タグ</text:p>
      <text:p text:style-name="P194">　　親<text:tab/><text:tab/>：.<text:span text:style-name="T75">main ←</text:span>.tabContainer<text:span text:style-name="T312"> </text:span><text:span text:style-name="T316">ul</text:span></text:p>
      <text:p text:style-name="P198">　　プロパティ<text:tab/>：</text:p>
      <text:p text:style-name="P198"><text:tab/><text:span text:style-name="T455">display</text:span><text:tab/><text:tab/><text:tab/>：<text:span text:style-name="T455">inline-block</text:span><text:tab/>：インラインブロックにしてボタンを横に並べる。</text:p>
      <text:p text:style-name="P198"><text:tab/><text:span text:style-name="T455">background<text:tab/></text:span><text:tab/>：<text:span text:style-name="T455">#CCC</text:span><text:tab/><text:tab/>：背景色をグレーにする。</text:p>
      <text:p text:style-name="P198"><text:tab/><text:span text:style-name="T455">border</text:span><text:tab/><text:tab/><text:tab/>：<text:span text:style-name="T455">solid 1px</text:span><text:tab/>：細い実線で囲む。</text:p>
      <text:p text:style-name="P198"><text:tab/><text:span text:style-name="T455">border-bottom</text:span><text:tab/><text:tab/>：<text:span text:style-name="T455">none</text:span><text:tab/><text:tab/>：下の線だけなくす。</text:p>
      <text:p text:style-name="P260"><text:span text:style-name="T456"><text:tab/></text:span><text:span text:style-name="T457">border-top-left-radius</text:span><text:span text:style-name="T456"><text:tab/>：</text:span><text:span text:style-name="T458">5px 5px</text:span><text:span text:style-name="T456"><text:tab/>：左上の角を丸くする。</text:span></text:p>
      <text:p text:style-name="P260"><text:span text:style-name="T456"><text:tab/></text:span><text:span text:style-name="T457">border-top-right-radius</text:span><text:span text:style-name="T456"><text:tab/>：</text:span><text:span text:style-name="T458">5px 5px</text:span><text:span text:style-name="T456"><text:tab/>：右上の角を丸くする。</text:span></text:p>
      <text:p text:style-name="P262"/>
      <text:p text:style-name="P198">　　<text:span text:style-name="T298">④ </text:span><text:span text:style-name="T41">.tabContainer</text:span><text:span text:style-name="T42"> ul li.active</text:span>：ＣＳＳファイル名（<text:span text:style-name="T74">style</text:span>.css）</text:p>
      <text:p text:style-name="P198"><text:s text:c="6"/>概要<text:tab/>：<text:span text:style-name="T454">jqueryプラグイン「easytabs」の現在選択されているタブのボタン。</text:span></text:p>
      <text:p text:style-name="P215">　　種別<text:tab/>：<text:span text:style-name="T478">クラス</text:span></text:p>
      <text:p text:style-name="P194">　　親<text:tab/><text:tab/>：.<text:span text:style-name="T75">main ←</text:span><text:span text:style-name="T37">.tabContainer</text:span><text:span text:style-name="T312"> </text:span><text:span text:style-name="T316">ul</text:span></text:p>
      <text:p text:style-name="P198"><text:soft-page-break/>　　プロパティ<text:tab/>：</text:p>
      <text:p text:style-name="P198"><text:tab/><text:span text:style-name="T470">background</text:span><text:tab/>：<text:span text:style-name="T470">#FFF</text:span><text:tab/><text:tab/>：背景を白くし、このボタンだけ違うとわかりやすくする。</text:p>
      <text:p text:style-name="P198"><text:tab/><text:span text:style-name="T470">padding-top</text:span><text:tab/>：<text:span text:style-name="T470">6px</text:span><text:tab/><text:tab/>：ボタンの文字を下にずらす。</text:p>
      <text:p text:style-name="P198"><text:tab/><text:span text:style-name="T470">position</text:span><text:tab/><text:tab/>：<text:span text:style-name="T470">relative</text:span><text:tab/>：相対位置指定を有効にする。座標指定が有効になる。</text:p>
      <text:p text:style-name="P198"><text:tab/><text:span text:style-name="T470">top</text:span><text:tab/><text:tab/>：<text:span text:style-name="T470">1px</text:span><text:tab/><text:tab/>：上から<text:span text:style-name="T470">1pxずらし、タブの内容表示部分の枠をボタンにかか</text:span></text:p>
      <text:p text:style-name="P240"><text:tab/><text:tab/><text:tab/><text:tab/><text:tab/>：る所だけ消す。</text:p>
      <text:p text:style-name="P198"><text:tab/><text:span text:style-name="T471">font-weight</text:span><text:tab/>：<text:span text:style-name="T471">bold</text:span><text:tab/><text:tab/>：テキストを太字にして強調する。</text:p>
      <text:p text:style-name="P198"/>
      <text:p text:style-name="P198">　　<text:span text:style-name="T298">⑤ </text:span><text:span text:style-name="T41">.tabContainer</text:span><text:span text:style-name="T42"> ul li a</text:span>：ＣＳＳファイル名（<text:span text:style-name="T74">style</text:span>.css）</text:p>
      <text:p text:style-name="P198"><text:s text:c="6"/>概要<text:tab/>：<text:span text:style-name="T454">jqueryプラグイン「easytabs」のタブのボタンの文字。</text:span></text:p>
      <text:p text:style-name="P198">　　種別<text:tab/>：タグ</text:p>
      <text:p text:style-name="P194">　　親<text:tab/><text:tab/>：.<text:span text:style-name="T75">main ←</text:span><text:span text:style-name="T37">.tabContainer</text:span><text:span text:style-name="T312"> </text:span><text:span text:style-name="T316">ul</text:span><text:span text:style-name="T323">←</text:span><text:span text:style-name="T317">.tabContainer</text:span><text:span text:style-name="T318"> ul li</text:span></text:p>
      <text:p text:style-name="P198">　　プロパティ<text:tab/>：</text:p>
      <text:p text:style-name="P198"><text:tab/><text:span text:style-name="T472">display</text:span><text:tab/><text:tab/>：<text:span text:style-name="T472">block</text:span><text:tab/><text:tab/>：ブロック要素として表示する。</text:p>
      <text:p text:style-name="P198"><text:tab/><text:span text:style-name="T472">padding</text:span><text:tab/><text:tab/>：<text:span text:style-name="T472">5px</text:span><text:tab/><text:tab/>：ボタンの外枠と文字の間に少々の余白を持たせる。</text:p>
      <text:p text:style-name="P198"><text:tab/><text:span text:style-name="T472">outline</text:span><text:tab/><text:tab/>：<text:span text:style-name="T472">none</text:span><text:tab/><text:tab/>：クリックしたときに出る枠線をなくす。</text:p>
      <text:p text:style-name="P198"><text:tab/><text:span text:style-name="T472">color</text:span><text:tab/><text:tab/>：<text:span text:style-name="T472">#000</text:span><text:tab/><text:tab/>：文字を黒字にする。</text:p>
      <text:p text:style-name="P198"><text:tab/><text:span text:style-name="T473">text-decoration</text:span><text:tab/>：<text:span text:style-name="T473">none</text:span><text:tab/><text:tab/>：<text:span text:style-name="T473">aタグのテキストにある下線をなくす。</text:span></text:p>
      <text:p text:style-name="P198"/>
      <text:p text:style-name="P198">　　<text:span text:style-name="T298">⑥ </text:span><text:span text:style-name="T41">.tabContainer</text:span><text:span text:style-name="T42"> ul li a:hover</text:span>：ＣＳＳファイル名（<text:span text:style-name="T74">style</text:span>.css）</text:p>
      <text:p text:style-name="P198"><text:s text:c="6"/>概要<text:tab/>：<text:span text:style-name="T474">タブのボタンにマウスカーソルが乗ったときのスタイルシート。</text:span></text:p>
      <text:p text:style-name="P198">　　種別<text:tab/>：疑似クラス</text:p>
      <text:p text:style-name="P194">　　親<text:tab/><text:tab/>：.<text:span text:style-name="T75">main ←</text:span>.tabContainer<text:span text:style-name="T312"> </text:span><text:span text:style-name="T316">ul←</text:span><text:span text:style-name="T317">.tabContainer</text:span><text:span text:style-name="T318"> ul li</text:span></text:p>
      <text:p text:style-name="P198">　　プロパティ<text:tab/>：<text:span text:style-name="T298"> </text:span></text:p>
      <text:p text:style-name="P198"><text:tab/><text:span text:style-name="T473">text-decoration</text:span><text:tab/><text:tab/>：<text:span text:style-name="T473">underline</text:span><text:tab/><text:tab/>：ボタンにカーソルを合わせたら下線を出し</text:p>
      <text:p text:style-name="P198"><text:tab/><text:tab/><text:tab/><text:tab/><text:tab/><text:tab/><text:tab/>：て強調する。</text:p>
      <text:p text:style-name="P208">　　<text:span text:style-name="T48">⑦.</text:span><text:span text:style-name="T49">panelContainer</text:span>：ＣＳＳファイル名（<text:span text:style-name="T74">style</text:span>.css）</text:p>
      <text:p text:style-name="P208"><text:s text:c="6"/>概要<text:tab/>：<text:span text:style-name="T59">タブのコンテンツをまとめ、表示する領域。</text:span></text:p>
      <text:p text:style-name="P215">　　種別<text:tab/>：<text:span text:style-name="T478">クラス</text:span></text:p>
      <text:p text:style-name="P196">　　親<text:tab/><text:tab/>：.<text:span text:style-name="T75">main ←</text:span><text:span text:style-name="T37">.tabContainer</text:span></text:p>
      <text:p text:style-name="P207">　　プロパティ<text:tab/>：</text:p>
      <text:p text:style-name="P207"/>
      <text:p text:style-name="P208">　　<text:span text:style-name="T59">⑧</text:span><text:span text:style-name="T49">.tabPanel</text:span>：ＣＳＳファイル名（<text:span text:style-name="T74">style</text:span>.css）</text:p>
      <text:p text:style-name="P208"><text:s text:c="6"/>概要<text:tab/>：<text:span text:style-name="T59">タブのコンテンツ。</text:span></text:p>
      <text:p text:style-name="P215">　　種別<text:tab/>：<text:span text:style-name="T478">クラス</text:span></text:p>
      <text:p text:style-name="P196">　　親<text:tab/><text:tab/>：.<text:span text:style-name="T75">main ←</text:span><text:span text:style-name="T311">.tabContainer</text:span><text:span text:style-name="T322"> ← </text:span><text:span text:style-name="T311">.</text:span><text:span text:style-name="T319">panelContainer</text:span></text:p>
      <text:p text:style-name="P207">　　プロパティ<text:tab/>：</text:p>
      <text:p text:style-name="P248"/>
      <text:p text:style-name="P242">15）管理画面レイアウト</text:p>
      <text:p text:style-name="P184">　<text:span text:style-name="T459">15-1)PCレイアウト</text:span></text:p>
      <text:p text:style-name="P212">　　①<text:span text:style-name="T54">.</text:span><text:span text:style-name="T65">contentManagement</text:span>：ＣＳＳファイル名（<text:span text:style-name="T479">admin</text:span><text:span text:style-name="T478">.css</text:span>）</text:p>
      <text:p text:style-name="P209"><text:s text:c="6"/>概要<text:tab/>：管理画面のコンテンツをまとめるタグ。<text:span text:style-name="T482">tabContainerに相当する。</text:span></text:p>
      <text:p text:style-name="P209">　　種別<text:tab/>：クラス</text:p>
      <text:p text:style-name="P195">　　親<text:tab/><text:tab/>：.<text:span text:style-name="T75">main</text:span></text:p>
      <text:p text:style-name="P209">　　プロパティ<text:tab/>：</text:p>
      <text:p text:style-name="P209"><text:tab/><text:span text:style-name="T75">width</text:span><text:tab/><text:tab/>：<text:span text:style-name="T75">100%</text:span><text:tab/>：親要素<text:span text:style-name="T455">(.main)</text:span>と同じだけの幅を取る。</text:p>
      <text:p text:style-name="P209"/>
      <text:p text:style-name="P209">　　<text:span text:style-name="T298">②</text:span><text:span text:style-name="T41">.tabContainer</text:span><text:span text:style-name="T42"> ul</text:span><text:span text:style-name="T66">：</text:span>ＣＳＳファイル名（<text:span text:style-name="T74">style</text:span>.css）</text:p>
      <text:p text:style-name="P209"><text:s text:c="6"/>概要<text:tab/>：<text:span text:style-name="T454">jqueryプラグイン「easytabs」に指定された、タブのボタンをまとめる領域。</text:span></text:p>
      <text:p text:style-name="P209">　　種別<text:tab/>：タグ</text:p>
      <text:p text:style-name="P195">　　親<text:tab/><text:tab/>：.<text:span text:style-name="T75">main ←</text:span><text:span text:style-name="T54">.</text:span><text:span text:style-name="T65">contentManagement</text:span></text:p>
      <text:p text:style-name="P209">　　プロパティ<text:tab/>：</text:p>
      <text:p text:style-name="P209"><text:tab/><text:span text:style-name="T455">padding</text:span><text:tab/><text:tab/>：<text:span text:style-name="T455">0</text:span><text:tab/>：<text:span text:style-name="T455">ulタグにデフォルトで付いてくるpaddingをなくす。</text:span></text:p>
      <text:p text:style-name="P209"><text:tab/><text:span text:style-name="T455">margin</text:span><text:tab/><text:tab/>：<text:span text:style-name="T455">0</text:span><text:tab/>：<text:span text:style-name="T455">marginをなくす。</text:span></text:p>
      <text:p text:style-name="P209"/>
      <text:p text:style-name="P209">　　<text:span text:style-name="T298">③ </text:span><text:span text:style-name="T41">.tabContainer ul li</text:span>：ＣＳＳファイル名（<text:span text:style-name="T74">style</text:span>.css）</text:p>
      <text:p text:style-name="P209"><text:s text:c="6"/>概要<text:tab/>：<text:span text:style-name="T454">jqueryプラグイン「easytabs」のタブのボタン。</text:span></text:p>
      <text:p text:style-name="P209">　　種別<text:tab/>：タグ</text:p>
      <text:p text:style-name="P195">　　親<text:tab/><text:tab/>：.<text:span text:style-name="T75">main ←</text:span><text:span text:style-name="T54">.</text:span><text:span text:style-name="T65">contentManagement←</text:span><text:span text:style-name="T37">.tabContainer</text:span><text:span text:style-name="T312"> </text:span><text:span text:style-name="T316">ul</text:span></text:p>
      <text:p text:style-name="P209">　　プロパティ<text:tab/>：</text:p>
      <text:p text:style-name="P209"><text:tab/><text:span text:style-name="T455">display</text:span><text:tab/><text:tab/><text:tab/>：<text:span text:style-name="T455">inline-block</text:span><text:tab/>：インラインブロックにしてボタンを横に並べる。</text:p>
      <text:p text:style-name="P209"><text:tab/><text:span text:style-name="T455">background<text:tab/></text:span><text:tab/>：<text:span text:style-name="T455">#CCC</text:span><text:tab/><text:tab/>：背景色をグレーにする。</text:p>
      <text:p text:style-name="P209"><text:tab/><text:span text:style-name="T455">border</text:span><text:tab/><text:tab/><text:tab/>：<text:span text:style-name="T455">solid 1px</text:span><text:tab/>：細い実線で囲む。</text:p>
      <text:p text:style-name="P209"><text:soft-page-break/><text:tab/><text:span text:style-name="T455">border-bottom</text:span><text:tab/><text:tab/>：<text:span text:style-name="T455">none</text:span><text:tab/><text:tab/>：下の線だけなくす。</text:p>
      <text:p text:style-name="P261"><text:span text:style-name="T456"><text:tab/></text:span><text:span text:style-name="T457">border-top-left-radius</text:span><text:span text:style-name="T456"><text:tab/>：</text:span><text:span text:style-name="T458">5px 5px</text:span><text:span text:style-name="T456"><text:tab/>：左上の角を丸くする。</text:span></text:p>
      <text:p text:style-name="P261"><text:span text:style-name="T456"><text:tab/></text:span><text:span text:style-name="T457">border-top-right-radius</text:span><text:span text:style-name="T456"><text:tab/>：</text:span><text:span text:style-name="T458">5px 5px</text:span><text:span text:style-name="T456"><text:tab/>：右上の角を丸くする。</text:span></text:p>
      <text:p text:style-name="P263"/>
      <text:p text:style-name="P209">　　<text:span text:style-name="T298">④ </text:span><text:span text:style-name="T41">.tabContainer</text:span><text:span text:style-name="T42"> ul li.active</text:span>：ＣＳＳファイル名（<text:span text:style-name="T74">style</text:span>.css）</text:p>
      <text:p text:style-name="P209"><text:s text:c="6"/>概要<text:tab/>：<text:span text:style-name="T454">jqueryプラグイン「easytabs」の現在選択されているタブのボタン。</text:span></text:p>
      <text:p text:style-name="P215">　　種別<text:tab/>：<text:span text:style-name="T478">クラス</text:span></text:p>
      <text:p text:style-name="P195">　　親<text:tab/><text:tab/>：<text:span text:style-name="T320">.</text:span><text:span text:style-name="T327">main ←</text:span><text:span text:style-name="T320">.</text:span><text:span text:style-name="T326">contentManagement←</text:span><text:span text:style-name="T311">.tabContainer</text:span><text:span text:style-name="T312"> </text:span><text:span text:style-name="T316">ul</text:span></text:p>
      <text:p text:style-name="P209">　　プロパティ<text:tab/>：</text:p>
      <text:p text:style-name="P209"><text:tab/><text:span text:style-name="T470">background</text:span><text:tab/>：<text:span text:style-name="T470">#FFF</text:span><text:tab/><text:tab/>：背景を白くし、このボタンだけ違うとわかりやすくする。</text:p>
      <text:p text:style-name="P209"><text:tab/><text:span text:style-name="T470">padding-top</text:span><text:tab/>：<text:span text:style-name="T470">6px</text:span><text:tab/><text:tab/>：ボタンの文字を下にずらす。</text:p>
      <text:p text:style-name="P209"><text:tab/><text:span text:style-name="T470">position</text:span><text:tab/><text:tab/>：<text:span text:style-name="T470">relative</text:span><text:tab/>：相対位置指定を有効にする。座標指定が有効になる。</text:p>
      <text:p text:style-name="P209"><text:tab/><text:span text:style-name="T470">top</text:span><text:tab/><text:tab/>：<text:span text:style-name="T470">1px</text:span><text:tab/><text:tab/>：上から<text:span text:style-name="T470">1pxずらし、タブの内容表示部分の枠をボタンにかか</text:span></text:p>
      <text:p text:style-name="P241"><text:tab/><text:tab/><text:tab/><text:tab/><text:tab/>：る所だけ消す。</text:p>
      <text:p text:style-name="P209"><text:tab/><text:span text:style-name="T471">font-weight</text:span><text:tab/>：<text:span text:style-name="T471">bold</text:span><text:tab/><text:tab/>：テキストを太字にして強調する。</text:p>
      <text:p text:style-name="P209"/>
      <text:p text:style-name="P209">　　<text:span text:style-name="T298">⑤ </text:span><text:span text:style-name="T41">.tabContainer</text:span><text:span text:style-name="T42"> ul li a</text:span>：ＣＳＳファイル名（<text:span text:style-name="T74">style</text:span>.css）</text:p>
      <text:p text:style-name="P209"><text:s text:c="6"/>概要<text:tab/>：<text:span text:style-name="T454">jqueryプラグイン「easytabs」のタブのボタンの文字。</text:span></text:p>
      <text:p text:style-name="P209">　　種別<text:tab/>：タグ</text:p>
      <text:p text:style-name="P195">　　親<text:tab/><text:tab/>：.<text:span text:style-name="T75">main ←</text:span><text:span text:style-name="T320">.</text:span><text:span text:style-name="T326">contentManagement</text:span><text:span text:style-name="T316">←</text:span><text:span text:style-name="T317">.tabContainer</text:span><text:span text:style-name="T318"> ul li</text:span></text:p>
      <text:p text:style-name="P209">　　プロパティ<text:tab/>：</text:p>
      <text:p text:style-name="P209"><text:tab/><text:span text:style-name="T472">display</text:span><text:tab/><text:tab/>：<text:span text:style-name="T472">block</text:span><text:tab/><text:tab/>：ブロック要素として表示する。</text:p>
      <text:p text:style-name="P209"><text:tab/><text:span text:style-name="T472">padding</text:span><text:tab/><text:tab/>：<text:span text:style-name="T472">5px</text:span><text:tab/><text:tab/>：ボタンの外枠と文字の間に少々の余白を持たせる。</text:p>
      <text:p text:style-name="P209"><text:tab/><text:span text:style-name="T472">outline</text:span><text:tab/><text:tab/>：<text:span text:style-name="T472">none</text:span><text:tab/><text:tab/>：クリックしたときに出る枠線をなくす。</text:p>
      <text:p text:style-name="P209"><text:tab/><text:span text:style-name="T472">color</text:span><text:tab/><text:tab/>：<text:span text:style-name="T472">#000</text:span><text:tab/><text:tab/>：文字を黒字にする。</text:p>
      <text:p text:style-name="P209"><text:tab/><text:span text:style-name="T473">text-decoration</text:span><text:tab/>：<text:span text:style-name="T473">none</text:span><text:tab/><text:tab/>：<text:span text:style-name="T473">aタグのテキストにある下線をなくす。</text:span></text:p>
      <text:p text:style-name="P209"/>
      <text:p text:style-name="P209">　　<text:span text:style-name="T298">⑥ </text:span><text:span text:style-name="T41">.tabContainer</text:span><text:span text:style-name="T42"> ul li a:hover</text:span>：ＣＳＳファイル名（<text:span text:style-name="T74">style</text:span>.css）</text:p>
      <text:p text:style-name="P209"><text:s text:c="6"/>概要<text:tab/>：<text:span text:style-name="T474">タブのボタンにマウスカーソルが乗ったときのスタイルシート。</text:span></text:p>
      <text:p text:style-name="P209">　　種別<text:tab/>：疑似クラス</text:p>
      <text:p text:style-name="P195">　　親<text:tab/><text:tab/>：.<text:span text:style-name="T75">main ←</text:span><text:span text:style-name="T320">.</text:span><text:span text:style-name="T326">contentManagement</text:span><text:span text:style-name="T316">←</text:span><text:span text:style-name="T317">.tabContainer</text:span><text:span text:style-name="T318"> ul li</text:span></text:p>
      <text:p text:style-name="P209">　　プロパティ<text:tab/>：<text:span text:style-name="T298"> </text:span></text:p>
      <text:p text:style-name="P209"><text:tab/><text:span text:style-name="T473">text-decoration</text:span><text:tab/><text:tab/>：<text:span text:style-name="T473">underline</text:span><text:tab/><text:tab/>：ボタンにカーソルを合わせたら下線を出し</text:p>
      <text:p text:style-name="P209"><text:tab/><text:tab/><text:tab/><text:tab/><text:tab/><text:tab/><text:tab/>：て強調する。</text:p>
      <text:p text:style-name="P212">　　<text:span text:style-name="T56">⑦.</text:span><text:span text:style-name="T60">editContent</text:span>：ＣＳＳファイル名（<text:span text:style-name="T479">admin</text:span><text:span text:style-name="T478">.css</text:span>）</text:p>
      <text:p text:style-name="P209"><text:s text:c="6"/>概要<text:tab/>：<text:span text:style-name="T59">タブのコンテンツをまとめ、表示する領域。.</text:span><text:span text:style-name="T61">panelContainerに相当する。</text:span></text:p>
      <text:p text:style-name="P215">　　種別<text:tab/>：<text:span text:style-name="T478">クラス</text:span></text:p>
      <text:p text:style-name="P195">　　親<text:tab/><text:tab/>：.<text:span text:style-name="T75">main ←</text:span><text:span text:style-name="T320">.</text:span><text:span text:style-name="T326">contentManagement</text:span></text:p>
      <text:p text:style-name="P209">　　プロパティ<text:tab/>：</text:p>
      <text:p text:style-name="P209"/>
      <text:p text:style-name="P209">　　<text:span text:style-name="T59">⑧.tabPanel</text:span><text:span text:style-name="T54">：</text:span>ＣＳＳファイル名（<text:span text:style-name="T74">style</text:span>.css）</text:p>
      <text:p text:style-name="P209"><text:s text:c="6"/>概要<text:tab/>：<text:span text:style-name="T59">タブのコンテンツ。</text:span></text:p>
      <text:p text:style-name="P215">　　種別<text:tab/>：<text:span text:style-name="T478">クラス</text:span></text:p>
      <text:p text:style-name="P195">　　親<text:tab/><text:tab/>：.<text:span text:style-name="T75">main ←</text:span><text:span text:style-name="T320">.</text:span><text:span text:style-name="T326">contentManagement</text:span><text:span text:style-name="T323">←</text:span><text:span text:style-name="T324">.</text:span><text:span text:style-name="T325"> </text:span><text:span text:style-name="T321">editContent</text:span></text:p>
      <text:p text:style-name="P209">　　プロパティ<text:tab/>：</text:p>
      <text:p text:style-name="P209"><text:tab/><text:span text:style-name="T503">margin-top<text:tab/>：20px<text:tab/><text:tab/>：タブのインデックスとの間に間隔を取る。</text:span></text:p>
      <text:p text:style-name="P209"/>
      <text:p text:style-name="P186"><text:span text:style-name="T357">　　⑨</text:span><text:span text:style-name="T255">.</text:span><text:span text:style-name="T256">keyAndValue</text:span><text:span text:style-name="T357">：ＣＳＳファイル名（</text:span><text:span text:style-name="T371">admin</text:span><text:span text:style-name="T357">.css）</text:span></text:p>
      <text:p text:style-name="P75"><text:s text:c="2"/>　 概要<text:tab/>：<text:span text:style-name="T240">JSONのキー名のタグと値のテキストエリア1つずつを1組にしてまとめるタグのクラス。</text:span></text:p>
      <text:p text:style-name="P75">　　種別<text:tab/>：クラス</text:p>
      <text:p text:style-name="P51">　　親<text:tab/><text:tab/>：.<text:span text:style-name="T334">main</text:span><text:span text:style-name="T462"> ←</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p>
      <text:p text:style-name="P75">　　プロパティ<text:tab/>：</text:p>
      <text:p text:style-name="P75"><text:tab/><text:span text:style-name="T75">width</text:span><text:tab/><text:tab/>：<text:span text:style-name="T483">95%</text:span><text:tab/><text:tab/>：多少余白が出る幅に設定する。</text:p>
      <text:p text:style-name="P75"><text:tab/><text:span text:style-name="T484">margin<text:tab/><text:tab/>： 0 auto<text:tab/>：中央に寄せる。</text:span></text:p>
      <text:p text:style-name="P209">　　</text:p>
      <text:p text:style-name="P186"><text:span text:style-name="T357">　　⑩</text:span><text:span text:style-name="T255">.</text:span><text:span text:style-name="T256">keys</text:span><text:span text:style-name="T357">：ＣＳＳファイル名（</text:span><text:span text:style-name="T371">admin</text:span><text:span text:style-name="T357">.css）</text:span></text:p>
      <text:p text:style-name="P75"><text:s text:c="2"/>　 概要<text:tab/>：<text:span text:style-name="T240">JSONのキー名のタグを囲むタグのクラス。</text:span></text:p>
      <text:p text:style-name="P75">　　種別<text:tab/>：クラス</text:p>
      <text:p text:style-name="P51">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p>
      <text:p text:style-name="P75">　　プロパティ<text:tab/>：</text:p>
      <text:p text:style-name="P233"><text:tab/><text:span text:style-name="T504">display<text:tab/><text:tab/>： block<text:tab/><text:tab/>：ブロック要素にして1行丸々幅を使う。</text:span></text:p>
      <text:p text:style-name="P233"><text:tab/><text:span text:style-name="T504">margin-bottom<text:tab/>：5px<text:tab/><text:tab/>：下に来るvaluesとの間に間隔を取る。</text:span>　　</text:p>
      <text:p text:style-name="P209"/>
      <text:p text:style-name="P212"><text:soft-page-break/>　<text:span text:style-name="T478">　⑪</text:span><text:span text:style-name="T191">.</text:span><text:span text:style-name="T207">key</text:span><text:span text:style-name="T478">：ＣＳＳファイル名（</text:span><text:span text:style-name="T479">admin</text:span><text:span text:style-name="T478">.css）</text:span></text:p>
      <text:p text:style-name="P75"><text:s text:c="2"/>　 概要<text:tab/>：<text:span text:style-name="T240">JSONのキー名のタグのクラス。</text:span></text:p>
      <text:p text:style-name="P75">　　種別<text:tab/>：クラス</text:p>
      <text:p text:style-name="P51">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465"> </text:span><text:span text:style-name="T247">keys</text:span></text:p>
      <text:p text:style-name="P75">　　プロパティ<text:tab/>：</text:p>
      <text:p text:style-name="P76"><text:tab/><text:span text:style-name="T75">width</text:span><text:tab/><text:tab/>：<text:span text:style-name="T485">auto</text:span><text:tab/><text:tab/>：テキストの幅を基準に要素の幅を決める<text:span text:style-name="T437">。</text:span></text:p>
      <text:p text:style-name="P76"><text:tab/><text:span text:style-name="T486">background<text:tab/>：#666<text:tab/><text:tab/>：背景を灰色にする。</text:span></text:p>
      <text:p text:style-name="P76"><text:tab/><text:span text:style-name="T486">color<text:tab/><text:tab/>：#FFF<text:tab/><text:tab/>：白抜き文字にする。</text:span></text:p>
      <text:p text:style-name="P76"><text:tab/><text:span text:style-name="T493">display<text:tab/><text:tab/>：inline-block<text:tab/>：インラインブロックとして扱い、横に並べる。</text:span></text:p>
      <text:p text:style-name="P234"><text:tab/><text:span text:style-name="T507">line-height<text:tab/>：150%<text:tab/><text:tab/>：上下に背景を伸ばす。</text:span></text:p>
      <text:p text:style-name="P234"><text:tab/><text:span text:style-name="T507">padding-left<text:tab/>：5px<text:tab/><text:tab/>：左に背景を伸ばす。</text:span>　　</text:p>
      <text:p text:style-name="P209"/>
      <text:p text:style-name="P212">　　⑫<text:span text:style-name="T191">.</text:span><text:span text:style-name="T207">currentKey</text:span><text:span text:style-name="T478">：ＣＳＳファイル名（</text:span><text:span text:style-name="T479">admin</text:span><text:span text:style-name="T478">.css）</text:span></text:p>
      <text:p text:style-name="P75"><text:s text:c="2"/>　 概要<text:tab/>：<text:span text:style-name="T239">.</text:span><text:span text:style-name="T240">keysの中の最後尾の要素のクラス。</text:span></text:p>
      <text:p text:style-name="P75">　　種別<text:tab/>：クラス</text:p>
      <text:p text:style-name="P51">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465"> </text:span><text:span text:style-name="T247">keys</text:span></text:p>
      <text:p text:style-name="P75">　　プロパティ<text:tab/>：</text:p>
      <text:p text:style-name="P76"><text:tab/><text:span text:style-name="T486">background<text:tab/>：goldenrod<text:tab/>：背景を金色にして、これがカレントのキーであると主張する。</text:span></text:p>
      <text:p text:style-name="P210">　　</text:p>
      <text:p text:style-name="P221">　　⑬<text:span text:style-name="T191">.</text:span><text:span text:style-name="T207">values</text:span><text:span text:style-name="T478">：ＣＳＳファイル名（</text:span><text:span text:style-name="T479">admin</text:span><text:span text:style-name="T478">.css）</text:span></text:p>
      <text:p text:style-name="P82"><text:s text:c="2"/>　 概要<text:tab/>：<text:span text:style-name="T240">JSONのキーに対する値を編集するためのテキストエリアをまとめるタグのクラス。</text:span></text:p>
      <text:p text:style-name="P77">　　種別<text:tab/>：クラス</text:p>
      <text:p text:style-name="P54">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p>
      <text:p text:style-name="P77">　　プロパティ<text:tab/>：</text:p>
      <text:p text:style-name="P219">　　　</text:p>
      <text:p text:style-name="P222">　　⑭<text:span text:style-name="T191">.</text:span><text:span text:style-name="T207">value</text:span><text:span text:style-name="T478">：ＣＳＳファイル名（</text:span><text:span text:style-name="T479">admin</text:span><text:span text:style-name="T478">.css）</text:span></text:p>
      <text:p text:style-name="P83"><text:s text:c="2"/>　 概要<text:tab/>：<text:span text:style-name="T240">JSONのキーに対する値を編集するためのテキストエリアとラベルのペアをまとめるタグのクラス。</text:span></text:p>
      <text:p text:style-name="P83">　　種別<text:tab/>：クラス</text:p>
      <text:p text:style-name="P54">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text:span></text:p>
      <text:p text:style-name="P83">　　プロパティ<text:tab/>：</text:p>
      <text:p text:style-name="P89"><text:tab/><text:span text:style-name="T504">font-size<text:tab/>：0px<text:tab/><text:tab/>：中の要素をインラインブロックにして並べるため、余計な余白が出な</text:span></text:p>
      <text:p text:style-name="P287"><text:tab/><text:tab/><text:tab/><text:tab/><text:tab/>：いようにする。</text:p>
      <text:p text:style-name="P83"><text:tab/><text:span text:style-name="T504">margin-bottom<text:tab/>：5px<text:tab/><text:tab/>：属性1行ごとに間隔を取る。</text:span></text:p>
      <text:p text:style-name="P83"><text:tab/><text:span text:style-name="T504">display<text:tab/><text:tab/>：block<text:tab/><text:tab/>：ブロック要素にして必ず改行する。</text:span></text:p>
      <text:p text:style-name="P83"/>
      <text:p text:style-name="P223">　　<text:span text:style-name="T191">⑮.</text:span><text:span text:style-name="T207">value label</text:span><text:span text:style-name="T478">：ＣＳＳファイル名（</text:span><text:span text:style-name="T479">admin</text:span><text:span text:style-name="T478">.css）</text:span></text:p>
      <text:p text:style-name="P84"><text:s text:c="2"/>　 概要<text:tab/>：<text:span text:style-name="T461">プロパティ名</text:span><text:span text:style-name="T463">のラベル。</text:span></text:p>
      <text:p text:style-name="P84">　　種別<text:tab/>：タグ</text:p>
      <text:p text:style-name="P54">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value</text:span></text:p>
      <text:p text:style-name="P84">　　プロパティ<text:tab/>：</text:p>
      <text:p text:style-name="P84"><text:tab/><text:span text:style-name="T496">width</text:span><text:tab/><text:tab/>：<text:span text:style-name="T496">10%</text:span><text:tab/><text:tab/>：<text:span text:style-name="T496">80px程度の幅を取る。</text:span></text:p>
      <text:p text:style-name="P86"><text:tab/><text:span text:style-name="T497">display<text:tab/><text:tab/>：inline-block<text:tab/>：幅を固定するのでインラインブロックにする。</text:span></text:p>
      <text:p text:style-name="P86"><text:tab/><text:span text:style-name="T498">font-size<text:tab/>：16px<text:tab/><text:tab/>：親要素のフォンとサイズを0にするため、要素のフォントサイズを指定</text:span></text:p>
      <text:p text:style-name="P86"><text:tab/><text:tab/><text:tab/><text:tab/><text:tab/>：し直す。</text:p>
      <text:p text:style-name="P225">　　</text:p>
      <text:p text:style-name="P226">　　<text:span text:style-name="T191">⑯.</text:span><text:span text:style-name="T207">value textarea</text:span><text:span text:style-name="T478">：ＣＳＳファイル名（</text:span><text:span text:style-name="T479">admin</text:span><text:span text:style-name="T478">.css）</text:span></text:p>
      <text:p text:style-name="P87"><text:s text:c="2"/>　 概要<text:tab/>：<text:span text:style-name="T239">プロパティの値を編集するテキストボックス</text:span><text:span text:style-name="T240">。</text:span></text:p>
      <text:p text:style-name="P87">　　種別<text:tab/>：タグ</text:p>
      <text:p text:style-name="P56">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value</text:span></text:p>
      <text:p text:style-name="P87">　　プロパティ<text:tab/>：</text:p>
      <text:p text:style-name="P87"><text:tab/><text:span text:style-name="T75">width</text:span><text:tab/><text:tab/>：<text:span text:style-name="T505">70%</text:span><text:tab/><text:tab/>：幅をラベルの幅を考慮した上で十分に広げる<text:span text:style-name="T437">。</text:span></text:p>
      <text:p text:style-name="P87"><text:tab/><text:span text:style-name="T488">height</text:span><text:tab/><text:tab/>：<text:span text:style-name="T488">50px</text:span><text:tab/><text:tab/>：<text:span text:style-name="T488">3行程度の高さにする。</text:span></text:p>
      <text:p text:style-name="P87"><text:tab/><text:span text:style-name="T488">font-size<text:tab/>：16px<text:tab/><text:tab/>：50pxで3行入るフォントサイズにする。</text:span></text:p>
      <text:p text:style-name="P87"><text:tab/><text:span text:style-name="T496">vertical-align<text:tab/>：top<text:tab/><text:tab/>：隣り合うラベルを上端で揃える。</text:span></text:p>
      <text:p text:style-name="P226"><text:tab/><text:span text:style-name="T505">margin-right<text:tab/>：1%<text:tab/><text:tab/>：右にボタンがある場合を考慮して余白を挿入する。</text:span>　　　</text:p>
      <text:p text:style-name="P226"/>
      <text:p text:style-name="P226">　　⑰<text:span text:style-name="T191">.</text:span><text:span text:style-name="T207">value </text:span><text:span text:style-name="T210">input[type=”file”]</text:span><text:span text:style-name="T478">：ＣＳＳファイル名（</text:span><text:span text:style-name="T479">admin</text:span><text:span text:style-name="T478">.css）</text:span></text:p>
      <text:p text:style-name="P88"><text:s text:c="2"/>　 概要<text:tab/>：<text:span text:style-name="T239">像のパスを指定するボタン。非表示。</text:span></text:p>
      <text:p text:style-name="P87">　　種別<text:tab/>：タグ</text:p>
      <text:p text:style-name="P56">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value</text:span></text:p>
      <text:p text:style-name="P87">　　プロパティ<text:tab/>：</text:p>
      <text:p text:style-name="P226">　　　<text:tab/><text:span text:style-name="T502">display<text:tab/><text:tab/>：none<text:tab/>：非表示にする。</text:span></text:p>
      <text:p text:style-name="P226"/>
      <text:p text:style-name="P232"><text:soft-page-break/><text:span text:style-name="T191">　　</text:span><text:span text:style-name="T207">⑱</text:span><text:span text:style-name="T191">.</text:span><text:span text:style-name="T207">value </text:span><text:span text:style-name="T211">button</text:span></text:p>
      <text:p text:style-name="P88"><text:s text:c="2"/>　 概要<text:tab/>：<text:span text:style-name="T239">像のパスを指定するボタンの代わりのボタン。</text:span></text:p>
      <text:p text:style-name="P88">　　種別<text:tab/>：疑似要素</text:p>
      <text:p text:style-name="P57">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9">←</text:span><text:span text:style-name="T246">.</text:span><text:span text:style-name="T247">key</text:span><text:span text:style-name="T250">s</text:span></text:p>
      <text:p text:style-name="P88">　　プロパティ<text:tab/>：</text:p>
      <text:p text:style-name="P88"><text:tab/><text:span text:style-name="T503">display</text:span><text:tab/><text:tab/>：<text:span text:style-name="T503">inline-block</text:span><text:tab/><text:tab/>：インラインブロックにして横に並べる<text:span text:style-name="T437">。</text:span></text:p>
      <text:p text:style-name="P232">　</text:p>
      <text:p text:style-name="P232">　　⑲<text:span text:style-name="T191"> .</text:span><text:span text:style-name="T208">key:after</text:span><text:span text:style-name="T478">：ＣＳＳファイル名（</text:span><text:span text:style-name="T479">admin</text:span><text:span text:style-name="T478">.css）</text:span></text:p>
      <text:p text:style-name="P81"><text:s text:c="2"/>　 概要<text:tab/>：<text:span text:style-name="T489">keyの後に配置する矢印</text:span><text:span text:style-name="T240">。</text:span></text:p>
      <text:p text:style-name="P81">　　種別<text:tab/>：疑似要素</text:p>
      <text:p text:style-name="P55">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9">←</text:span><text:span text:style-name="T246">.</text:span><text:span text:style-name="T247">key</text:span><text:span text:style-name="T250">s</text:span></text:p>
      <text:p text:style-name="P81">　　プロパティ<text:tab/>：</text:p>
      <text:p text:style-name="P81"><text:tab/><text:span text:style-name="T490">content</text:span><text:tab/><text:tab/>：”→”<text:tab/><text:tab/>：右向きの矢印を配置する<text:span text:style-name="T437">。</text:span></text:p>
      <text:p text:style-name="P81"><text:tab/><text:span text:style-name="T506">background<text:tab/>：white<text:tab/><text:tab/>：背景色を白にし、全体の背景の色と合わせる。</text:span></text:p>
      <text:p text:style-name="P81"><text:tab/><text:span text:style-name="T506">color<text:tab/><text:tab/>：#555<text:tab/><text:tab/>：白抜き文字をやめる。</text:span></text:p>
      <text:p text:style-name="P81"><text:tab/><text:span text:style-name="T506">display<text:tab/><text:tab/>：inline-block<text:tab/>：インラインブロックにして左右の余白を設定できるようにする。</text:span></text:p>
      <text:p text:style-name="P81"><text:tab/><text:span text:style-name="T506">margin-left<text:tab/>：5px<text:tab/><text:tab/>：.keyの右に背景色付きの余白を追加する。</text:span></text:p>
      <text:p text:style-name="P81"><text:tab/><text:span text:style-name="T506">padding-left<text:tab/>：5px<text:tab/><text:tab/>：.keyとの間に余白を作る。</text:span></text:p>
      <text:p text:style-name="P220"/>
      <text:p text:style-name="P211">　　⑳<text:span text:style-name="T191">.</text:span><text:span text:style-name="T208">key.</text:span><text:span text:style-name="T209">currentKey</text:span><text:span text:style-name="T208">:after</text:span><text:span text:style-name="T478">：ＣＳＳファイル名（</text:span><text:span text:style-name="T479">admin</text:span><text:span text:style-name="T478">.css）</text:span></text:p>
      <text:p text:style-name="P78"><text:s text:c="2"/>　 概要<text:tab/>：<text:span text:style-name="T489">keyの後に配置する矢印を打ち消すスタイルシート</text:span><text:span text:style-name="T240">。</text:span></text:p>
      <text:p text:style-name="P80">　　種別<text:tab/>：疑似要素</text:p>
      <text:p text:style-name="P55">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9">←</text:span><text:span text:style-name="T246">.</text:span><text:span text:style-name="T247">keyAndValue</text:span><text:span text:style-name="T249">←</text:span><text:span text:style-name="T246">.</text:span><text:span text:style-name="T247">key</text:span><text:span text:style-name="T250">s</text:span></text:p>
      <text:p text:style-name="P78">　　プロパティ<text:tab/>：</text:p>
      <text:p text:style-name="P78"><text:tab/><text:span text:style-name="T490">content</text:span><text:tab/><text:tab/>：””<text:tab/><text:tab/>：矢印をつけない<text:span text:style-name="T437">。</text:span></text:p>
      <text:p text:style-name="P106"/>
      <text:p text:style-name="P185">　<text:span text:style-name="T459">15-</text:span><text:span text:style-name="T460">2</text:span><text:span text:style-name="T459">)スマホレイアウト</text:span></text:p>
      <text:p text:style-name="P214">　　①<text:span text:style-name="T54">.</text:span><text:span text:style-name="T65">contentManagement</text:span>：ＣＳＳファイル名（<text:span text:style-name="T479">admin</text:span><text:span text:style-name="T478">.css</text:span>）</text:p>
      <text:p text:style-name="P214"><text:s text:c="6"/>概要<text:tab/>：管理画面のコンテンツをまとめるタグ。<text:span text:style-name="T482">tabContainerに相当する。</text:span></text:p>
      <text:p text:style-name="P214">　　種別<text:tab/>：クラス</text:p>
      <text:p text:style-name="P197">　　親<text:tab/><text:tab/>：.<text:span text:style-name="T75">main</text:span></text:p>
      <text:p text:style-name="P214">　　プロパティ<text:tab/>：</text:p>
      <text:p text:style-name="P214"><text:tab/><text:span text:style-name="T75">width</text:span><text:tab/><text:tab/>：<text:span text:style-name="T492">90%</text:span><text:tab/><text:tab/>：余白を取るため、幅を減らす。</text:p>
      <text:p text:style-name="P214"><text:tab/><text:span text:style-name="T492">margin<text:tab/><text:tab/>：0 auto<text:tab/>：中央に寄せる。<text:tab/></text:span></text:p>
      <text:p text:style-name="P214"/>
      <text:p text:style-name="P187"><text:span text:style-name="T357">　　②</text:span><text:span text:style-name="T255">.</text:span><text:span text:style-name="T256">keyAndValue</text:span><text:span text:style-name="T357">：ＣＳＳファイル名（</text:span><text:span text:style-name="T371">admin</text:span><text:span text:style-name="T357">.css）</text:span></text:p>
      <text:p text:style-name="P79"><text:s text:c="2"/>　 概要<text:tab/>：<text:span text:style-name="T240">JSONのキー名のタグと値のテキストエリア1つずつを1組にしてまとめるタグのクラス。</text:span></text:p>
      <text:p text:style-name="P79">　　種別<text:tab/>：クラス</text:p>
      <text:p text:style-name="P52">　　親<text:tab/><text:tab/>：.<text:span text:style-name="T334">main</text:span><text:span text:style-name="T462"> ←</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p>
      <text:p text:style-name="P79">　　プロパティ<text:tab/>：</text:p>
      <text:p text:style-name="P79"><text:tab/><text:span text:style-name="T75">width</text:span><text:tab/><text:tab/>：<text:span text:style-name="T491">100%</text:span><text:tab/><text:tab/>：枠一杯に幅を広げる。</text:p>
      <text:p text:style-name="P224">　　③<text:span text:style-name="T191">.</text:span><text:span text:style-name="T207">value label</text:span><text:span text:style-name="T478">：ＣＳＳファイル名（</text:span><text:span text:style-name="T479">admin</text:span><text:span text:style-name="T478">.css）</text:span></text:p>
      <text:p text:style-name="P85"><text:s text:c="2"/>　 概要<text:tab/>：<text:span text:style-name="T461">プロパティ名</text:span><text:span text:style-name="T463">のラベル。</text:span></text:p>
      <text:p text:style-name="P85">　　種別<text:tab/>：タグ</text:p>
      <text:p text:style-name="P54">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value</text:span></text:p>
      <text:p text:style-name="P85">　　プロパティ<text:tab/>：</text:p>
      <text:p text:style-name="P85"><text:tab/><text:span text:style-name="T496">width</text:span><text:tab/><text:tab/>：<text:span text:style-name="T496">100%</text:span><text:tab/><text:tab/>：幅を広げて段組みを崩す<text:span text:style-name="T496">。</text:span></text:p>
      <text:p text:style-name="P224">　　</text:p>
      <text:p text:style-name="P224">　　④<text:span text:style-name="T191">.</text:span><text:span text:style-name="T207">value textarea</text:span><text:span text:style-name="T478">：ＣＳＳファイル名（</text:span><text:span text:style-name="T479">admin</text:span><text:span text:style-name="T478">.css）</text:span></text:p>
      <text:p text:style-name="P85"><text:s text:c="2"/>　 概要<text:tab/>：<text:span text:style-name="T239">プロパティの値を編集するテキストボックス</text:span><text:span text:style-name="T240">。</text:span></text:p>
      <text:p text:style-name="P85">　　種別<text:tab/>：タグ</text:p>
      <text:p text:style-name="P53">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8">values←.value</text:span></text:p>
      <text:p text:style-name="P85">　　プロパティ<text:tab/>：</text:p>
      <text:p text:style-name="P85"><text:tab/><text:span text:style-name="T75">width</text:span><text:tab/><text:tab/>：<text:span text:style-name="T487">100%</text:span><text:tab/><text:tab/>：広げられるだけ幅を広げる<text:span text:style-name="T437">。</text:span></text:p>
      <text:p text:style-name="P224"/>
      <text:p text:style-name="P235"><text:span text:style-name="T191">　　</text:span><text:span text:style-name="T207">⑤</text:span><text:span text:style-name="T191">.</text:span><text:span text:style-name="T207">value </text:span><text:span text:style-name="T211">button</text:span><text:span text:style-name="T232">：ＣＳＳファイル名（</text:span><text:span text:style-name="T234">admin</text:span><text:span text:style-name="T232">.css）</text:span></text:p>
      <text:p text:style-name="P90"><text:s text:c="2"/>　 概要<text:tab/>：<text:span text:style-name="T239">像のパスを指定するボタンの代わりのボタン。</text:span></text:p>
      <text:p text:style-name="P90">　　種別<text:tab/>：タグ</text:p>
      <text:p text:style-name="P58">　　親<text:tab/><text:tab/>：.<text:span text:style-name="T334">main</text:span><text:span text:style-name="T462">←</text:span><text:span text:style-name="T464">.</text:span><text:span text:style-name="T465">contentManagement</text:span><text:span text:style-name="T466">←</text:span><text:span text:style-name="T467">.</text:span><text:span text:style-name="T468"> </text:span><text:span text:style-name="T469">editContent←</text:span><text:span text:style-name="T465">.tabPanel←</text:span><text:span text:style-name="T246">.</text:span><text:span text:style-name="T247">keyAndValue</text:span><text:span text:style-name="T249">←</text:span><text:span text:style-name="T246">.</text:span><text:span text:style-name="T247">key</text:span><text:span text:style-name="T250">s</text:span></text:p>
      <text:p text:style-name="P90">　　プロパティ<text:tab/>：</text:p>
      <text:p text:style-name="P90"><text:tab/><text:span text:style-name="T508">margin-top</text:span><text:tab/>：<text:span text:style-name="T508">3px</text:span><text:tab/><text:tab/>：上にあるテキストエリアとの間に間隔を取る<text:span text:style-name="T437">。</text:span></text:p>
      <text:p text:style-name="P224"/>
      <text:p text:style-name="P252">　<text:span text:style-name="T476">16）テキスト編集ポップアップレイアウト</text:span></text:p>
      <text:p text:style-name="P235"><text:soft-page-break/>　　<text:span text:style-name="T509">16-1）PCレイアウト</text:span></text:p>
      <text:p text:style-name="P91"/>
      <text:p text:style-name="P236"><text:span text:style-name="T191">　　①</text:span><text:span text:style-name="T224">.</text:span><text:span text:style-name="T225">textEditPopup</text:span><text:span text:style-name="T232">：ＣＳＳファイル名（</text:span><text:span text:style-name="T235">style</text:span><text:span text:style-name="T232">.css）</text:span></text:p>
      <text:p text:style-name="P92"><text:s text:c="2"/>　 概要<text:tab/>：<text:span text:style-name="T242">jQueryプラグイン「SmalliPopup」によるテキスト編集のためのポップアップの外枠タグ。</text:span></text:p>
      <text:p text:style-name="P92">　　種別<text:tab/>：クラス</text:p>
      <text:p text:style-name="P60">　　親<text:tab/><text:tab/>：</text:p>
      <text:p text:style-name="P92">　　プロパティ<text:tab/>：</text:p>
      <text:p text:style-name="P92"><text:tab/><text:span text:style-name="T510">display</text:span><text:tab/>：<text:span text:style-name="T510">none</text:span><text:tab/><text:tab/>：このタグは表示しない。</text:p>
      <text:p text:style-name="P92"/>
      <text:p text:style-name="P236"><text:span text:style-name="T191">　　</text:span><text:span text:style-name="T224">②.</text:span><text:span text:style-name="T225">textEditPopupBody</text:span><text:span text:style-name="T232">：ＣＳＳファイル名（</text:span><text:span text:style-name="T235">style</text:span><text:span text:style-name="T232">.css）</text:span></text:p>
      <text:p text:style-name="P92"><text:s text:c="2"/>　 概要<text:tab/>：<text:span text:style-name="T241">ポップアップの本体のタグ。</text:span></text:p>
      <text:p text:style-name="P92">　　種別<text:tab/>：クラス</text:p>
      <text:p text:style-name="P60">　　親<text:tab/><text:tab/>：<text:span text:style-name="T253">.</text:span><text:span text:style-name="T254">textEditPopup</text:span></text:p>
      <text:p text:style-name="P92">　　プロパティ<text:tab/>：</text:p>
      <text:p text:style-name="P92"><text:tab/><text:span text:style-name="T510">width</text:span><text:tab/>：<text:span text:style-name="T510">auto</text:span><text:tab/><text:tab/>：中の要素に合わせて幅を取る<text:span text:style-name="T437">。</text:span></text:p>
      <text:p text:style-name="P92"/>
      <text:p text:style-name="P236"><text:span text:style-name="T191">　　</text:span><text:span text:style-name="T224">③.</text:span><text:span text:style-name="T225">textEditPopupBody h4</text:span><text:span text:style-name="T232">：ＣＳＳファイル名（</text:span><text:span text:style-name="T235">style</text:span><text:span text:style-name="T232">.css）</text:span></text:p>
      <text:p text:style-name="P92"><text:s text:c="2"/>　 概要<text:tab/>：<text:span text:style-name="T241">ポップアップの前書きのタグ。</text:span></text:p>
      <text:p text:style-name="P92">　　種別<text:tab/>：クラス</text:p>
      <text:p text:style-name="P60">　　親<text:tab/><text:tab/>：<text:span text:style-name="T253">.</text:span><text:span text:style-name="T254">textEditPopup</text:span><text:span text:style-name="T251">←</text:span><text:span text:style-name="T253">.</text:span><text:span text:style-name="T254">textEditPopupBody</text:span></text:p>
      <text:p text:style-name="P92">　　プロパティ<text:tab/>：</text:p>
      <text:p text:style-name="P377">　</text:p>
      <text:p text:style-name="P236"><text:span text:style-name="T191">　　</text:span><text:span text:style-name="T224">④.</text:span><text:span text:style-name="T225">textEditPopupBody textarea</text:span><text:span text:style-name="T232">：ＣＳＳファイル名（</text:span><text:span text:style-name="T235">style</text:span><text:span text:style-name="T232">.css）</text:span></text:p>
      <text:p text:style-name="P92"><text:s text:c="2"/>　 概要<text:tab/>：<text:span text:style-name="T241">テキスト編集用のテキストエリア。</text:span></text:p>
      <text:p text:style-name="P92">　　種別<text:tab/>：クラス</text:p>
      <text:p text:style-name="P60">　　親<text:tab/><text:tab/>：<text:span text:style-name="T253">.</text:span><text:span text:style-name="T254">textEditPopup</text:span><text:span text:style-name="T251">←</text:span><text:span text:style-name="T253">.</text:span><text:span text:style-name="T254">textEditPopupBody</text:span></text:p>
      <text:p text:style-name="P92">　　プロパティ<text:tab/>：</text:p>
      <text:p text:style-name="P93"><text:tab/><text:span text:style-name="T510">width</text:span><text:tab/><text:tab/>：<text:span text:style-name="T510">600px</text:span><text:tab/>：たくさんのテキストを見せるため、幅をしっかり取る。</text:p>
      <text:p text:style-name="P93"><text:tab/><text:span text:style-name="T511">height<text:tab/><text:tab/>：150px<text:tab/>：同様の理由で高さをしっかり取る。</text:span></text:p>
      <text:p text:style-name="P378"/>
      <text:p text:style-name="P236"><text:span text:style-name="T191">　　</text:span><text:span text:style-name="T224">⑤.</text:span><text:span text:style-name="T226">smallipopup-instance</text:span><text:span text:style-name="T232">：ＣＳＳファイル名（</text:span><text:span text:style-name="T235">style</text:span><text:span text:style-name="T232">.css）</text:span></text:p>
      <text:p text:style-name="P92"><text:s text:c="2"/>　 概要<text:tab/>：<text:span text:style-name="T243">SmalliPopupによるポップアップの外枠のデフォルトのスタイルシート。</text:span></text:p>
      <text:p text:style-name="P92">　　種別<text:tab/>：クラス</text:p>
      <text:p text:style-name="P59">　　親<text:tab/><text:tab/>：</text:p>
      <text:p text:style-name="P92">　　プロパティ<text:tab/>：</text:p>
      <text:p text:style-name="P92"><text:tab/><text:span text:style-name="T512">max-width</text:span><text:tab/>：<text:span text:style-name="T512">none!important</text:span><text:tab/>：元々設定されている最大幅を無効にする<text:span text:style-name="T437">。</text:span></text:p>
      <text:p text:style-name="P92"/>
      <text:p text:style-name="P92">　<text:span text:style-name="T513">16-2）スマホレイアウト</text:span></text:p>
      <text:p text:style-name="P237"><text:span text:style-name="T191">　　</text:span><text:span text:style-name="T224">④.</text:span><text:span text:style-name="T225">textEditPopupBody textarea</text:span><text:span text:style-name="T232">：ＣＳＳファイル名（</text:span><text:span text:style-name="T235">style</text:span><text:span text:style-name="T232">.css）</text:span></text:p>
      <text:p text:style-name="P94"><text:s text:c="2"/>　 概要<text:tab/>：<text:span text:style-name="T241">テキスト編集用のテキストエリア。</text:span></text:p>
      <text:p text:style-name="P94">　　種別<text:tab/>：クラス</text:p>
      <text:p text:style-name="P61">　　親<text:tab/><text:tab/>：<text:span text:style-name="T253">.</text:span><text:span text:style-name="T254">textEditPopup</text:span><text:span text:style-name="T251">←</text:span><text:span text:style-name="T253">.</text:span><text:span text:style-name="T254">textEditPopupBody</text:span></text:p>
      <text:p text:style-name="P94">　　プロパティ<text:tab/>：</text:p>
      <text:p text:style-name="P94"><text:tab/><text:span text:style-name="T510">width</text:span><text:tab/><text:tab/>：<text:span text:style-name="T513">100%</text:span><text:tab/><text:tab/>：画面幅に合わせた幅を取る。</text:p>
      <text:p text:style-name="P94"><text:tab/><text:span text:style-name="T513">min-width<text:tab/>：280px<text:tab/>：最低幅をセットする。</text:span></text:p>
      <text:p text:style-name="P94">　　</text:p>
      <text:p text:style-name="P380">　<text:span text:style-name="T542">17）ギャラリーレイアウト</text:span></text:p>
      <text:p text:style-name="P334">　　<text:span text:style-name="T513">17-1）PCレイアウト</text:span></text:p>
      <text:p text:style-name="P334"/>
      <text:p text:style-name="P385"><text:span text:style-name="T191">　　①.</text:span><text:span text:style-name="T220">gallery</text:span><text:span text:style-name="T232">：ＣＳＳファイル名（</text:span><text:span text:style-name="T236">gallery</text:span><text:span text:style-name="T232">.css）</text:span></text:p>
      <text:p text:style-name="P331"><text:s text:c="2"/>　 概要<text:tab/>：<text:span text:style-name="T241">ギャラリー本体。</text:span></text:p>
      <text:p text:style-name="P331">　　種別<text:tab/>：クラス</text:p>
      <text:p text:style-name="P304">　　親<text:tab/><text:tab/>：.<text:span text:style-name="T548">main</text:span></text:p>
      <text:p text:style-name="P331">　　プロパティ<text:tab/>：</text:p>
      <text:p text:style-name="P331"><text:tab/><text:span text:style-name="T549">width<text:tab/>：100%<text:tab/><text:tab/>：幅を.mainに合わせる。</text:span></text:p>
      <text:p text:style-name="P331"/>
      <text:p text:style-name="P383"><text:span text:style-name="T191">　　②.</text:span><text:span text:style-name="T221">photo</text:span><text:span text:style-name="T232">：ＣＳＳファイル名（</text:span><text:span text:style-name="T236">gallery </text:span><text:span text:style-name="T232">.css）</text:span></text:p>
      <text:p text:style-name="P331"><text:s text:c="2"/>　 概要<text:tab/>：<text:span text:style-name="T241">写真</text:span><text:span text:style-name="T244">1枚に対するボックス。</text:span></text:p>
      <text:p text:style-name="P331">　　種別<text:tab/>：クラス</text:p>
      <text:p text:style-name="P304">　　親<text:tab/><text:tab/>：.<text:span text:style-name="T548">main ← .gallery</text:span></text:p>
      <text:p text:style-name="P331">　　プロパティ<text:tab/>：</text:p>
      <text:p text:style-name="P340"><text:tab/><text:span text:style-name="T549">width<text:tab/><text:tab/>：140px<text:tab/><text:tab/>：1行で6枚の写真を並べる。</text:span></text:p>
      <text:p text:style-name="P340"><text:tab/><text:span text:style-name="T549">height<text:tab/><text:tab/>：180px<text:tab/><text:tab/>：高さを統一する。</text:span></text:p>
      <text:p text:style-name="P340"><text:soft-page-break/><text:tab/><text:span text:style-name="T549">float<text:tab/><text:tab/>：left<text:tab/><text:tab/><text:tab/>：左に寄せる。</text:span></text:p>
      <text:p text:style-name="P340"><text:tab/><text:span text:style-name="T549">margin<text:tab/><text:tab/>：5px<text:tab/><text:tab/><text:tab/>：全方向に5pxのmarginを配置する。</text:span></text:p>
      <text:p text:style-name="P340"><text:tab/><text:span text:style-name="T549">padding<text:tab/><text:tab/>：5px<text:tab/>10px<text:tab/><text:tab/>：内側の余白を指定する。</text:span></text:p>
      <text:p text:style-name="P340"><text:tab/><text:span text:style-name="T549">box-sizing<text:tab/>：border-box<text:tab/><text:tab/>：paddingとborderを幅計算に入れる。</text:span></text:p>
      <text:p text:style-name="P340"><text:tab/><text:span text:style-name="T549">border<text:tab/><text:tab/>：1px solid #555<text:tab/>：灰色の枠線で囲む。</text:span></text:p>
      <text:p text:style-name="P340"><text:tab/><text:span text:style-name="T550">font-size<text:tab/>：10px<text:tab/><text:tab/><text:tab/>：写真がメインなので、字は添える程度の小さいものにする。</text:span></text:p>
      <text:p text:style-name="P340"/>
      <text:p text:style-name="P386"><text:span text:style-name="T191">　　③.</text:span><text:span text:style-name="T220">photoImage</text:span><text:span text:style-name="T232">：ＣＳＳファイル名（</text:span><text:span text:style-name="T236">gallery </text:span><text:span text:style-name="T232">.css）</text:span></text:p>
      <text:p text:style-name="P335"><text:s text:c="2"/>　 概要<text:tab/>：<text:span text:style-name="T241">写真。</text:span><text:span text:style-name="T245">fancybox用のaタグ。</text:span></text:p>
      <text:p text:style-name="P335">　　種別<text:tab/>：クラス</text:p>
      <text:p text:style-name="P307">　　親<text:tab/><text:tab/>：.<text:span text:style-name="T548">main ← .gallery ← .photo</text:span></text:p>
      <text:p text:style-name="P307">　　プロパティ　：</text:p>
      <text:p text:style-name="P307"><text:tab/><text:span text:style-name="T552">width<text:tab/><text:tab/>：100%<text:tab/><text:tab/>：幅を親に合わせる。</text:span></text:p>
      <text:p text:style-name="P309"><text:tab/><text:span text:style-name="T553">height<text:tab/><text:tab/>：auto<text:tab/><text:tab/>：高さは子に合わせる。</text:span></text:p>
      <text:p text:style-name="P309"><text:span text:style-name="T553"><text:tab/>display<text:tab/><text:tab/>：block<text:tab/><text:tab/>：ブロック要素にする。<text:tab/><text:tab/></text:span></text:p>
      <text:p text:style-name="P307"/>
      <text:p text:style-name="P386"><text:span text:style-name="T191">　　④.</text:span><text:span text:style-name="T220">photoImage</text:span><text:span text:style-name="T222">Thumb</text:span><text:span text:style-name="T232">：ＣＳＳファイル名（</text:span><text:span text:style-name="T236">gallery </text:span><text:span text:style-name="T232">.css）</text:span></text:p>
      <text:p text:style-name="P335"><text:s text:c="2"/>　 概要<text:tab/>：<text:span text:style-name="T241">写真のサムネイル。</text:span></text:p>
      <text:p text:style-name="P335">　　種別<text:tab/>：クラス</text:p>
      <text:p text:style-name="P308">　　親<text:tab/><text:tab/>：.<text:span text:style-name="T548">main ← .gallery ← .photo</text:span><text:span text:style-name="T246">. ← </text:span><text:span text:style-name="T252">photoImage</text:span></text:p>
      <text:p text:style-name="P335">　　プロパティ<text:tab/>：</text:p>
      <text:p text:style-name="P373"><text:span text:style-name="T357"><text:tab/></text:span><text:span text:style-name="T359">width</text:span><text:span text:style-name="T357"><text:tab/><text:tab/><text:tab/>：</text:span><text:span text:style-name="T375">1</text:span><text:span text:style-name="T376">0</text:span><text:span text:style-name="T362">0</text:span><text:span text:style-name="T374">%<text:tab/></text:span><text:span text:style-name="T362"><text:tab/></text:span><text:span text:style-name="T357">：</text:span><text:span text:style-name="T360">枠のほうでしっかりと幅を設定しているので、こちらは</text:span><text:span text:style-name="T377">100%</text:span></text:p>
      <text:p text:style-name="P373"><text:span text:style-name="T377"><text:tab/><text:tab/><text:tab/><text:tab/><text:tab/><text:tab/>：にする</text:span><text:span text:style-name="T357">。</text:span></text:p>
      <text:p text:style-name="P371"><text:span text:style-name="T357"><text:tab/></text:span><text:span text:style-name="T374">background-color<text:tab/></text:span><text:span text:style-name="T362">：</text:span><text:span text:style-name="T374">#ccc</text:span><text:span text:style-name="T362"><text:tab/><text:tab/>：背景色を灰色にする。</text:span></text:p>
      <text:p text:style-name="P371"><text:span text:style-name="T362"><text:tab/></text:span><text:span text:style-name="T374">background-position<text:tab/>：center center<text:tab/>：背景の位置を中心にする。</text:span></text:p>
      <text:p text:style-name="P371"><text:span text:style-name="T374"><text:tab/>background-repeat<text:tab/>：none<text:tab/><text:tab/>：背景の繰り返しをなくす。</text:span></text:p>
      <text:p text:style-name="P337"><text:tab/>margin<text:tab/><text:tab/><text:tab/>：<text:span text:style-name="T540">0<text:tab/></text:span><text:tab/>：<text:span text:style-name="T540">marginをなくす</text:span>。</text:p>
      <text:p text:style-name="P337"><text:tab/><text:span text:style-name="T540">height<text:tab/><text:tab/><text:tab/>：130px<text:tab/>：高さも固定値にする。</text:span></text:p>
      <text:p text:style-name="P337"><text:tab/><text:span text:style-name="T540">border<text:tab/><text:tab/><text:tab/>：1px solid #ccc：灰色の枠線を引く。</text:span></text:p>
      <text:p text:style-name="P337"><text:tab/><text:span text:style-name="T540">background-size<text:tab/><text:tab/>：cover<text:tab/><text:tab/>：背景画像のトリミングを有効にする。</text:span></text:p>
      <text:p text:style-name="P341"><text:span text:style-name="T367"/></text:p>
      <text:p text:style-name="P383"><text:span text:style-name="T191">　　⑤.</text:span><text:span text:style-name="T220">photoDate</text:span><text:span text:style-name="T232">：ＣＳＳファイル名（</text:span><text:span text:style-name="T236">gallery </text:span><text:span text:style-name="T232">.css）</text:span></text:p>
      <text:p text:style-name="P331"><text:s text:c="2"/>　 概要<text:tab/>：<text:span text:style-name="T241">投稿日。</text:span></text:p>
      <text:p text:style-name="P331">　　種別<text:tab/>：クラス</text:p>
      <text:p text:style-name="P304">　　親<text:tab/><text:tab/>：.<text:span text:style-name="T548">main ← .gallery ← .photo</text:span></text:p>
      <text:p text:style-name="P331">　　プロパティ<text:tab/>：</text:p>
      <text:p text:style-name="P331"><text:tab/><text:span text:style-name="T550">float<text:tab/><text:tab/>：left<text:tab/>：左に寄せる。</text:span></text:p>
      <text:p text:style-name="P340"><text:span text:style-name="T190"><text:tab/></text:span><text:span text:style-name="T223">margin-right<text:tab/>：1em<text:tab/>：1文字分間隔を取る。</text:span><text:span text:style-name="T190"><text:tab/></text:span></text:p>
      <text:p text:style-name="P384"><text:span text:style-name="T191">　　⑥.</text:span><text:span text:style-name="T220">photoUserName</text:span><text:span text:style-name="T232">：ＣＳＳファイル名（</text:span><text:span text:style-name="T236">gallery </text:span><text:span text:style-name="T232">.css）</text:span></text:p>
      <text:p text:style-name="P332"><text:s text:c="2"/>　 概要<text:tab/>：<text:span text:style-name="T241">投稿者名。</text:span></text:p>
      <text:p text:style-name="P332">　　種別<text:tab/>：クラス</text:p>
      <text:p text:style-name="P305">　　親<text:tab/><text:tab/>：.<text:span text:style-name="T548">main ← .gallery ← .photo</text:span></text:p>
      <text:p text:style-name="P332">　　プロパティ<text:tab/>：</text:p>
      <text:p text:style-name="P333"><text:tab/><text:span text:style-name="T550">float<text:tab/><text:tab/>：left<text:tab/>：左に寄せる。</text:span></text:p>
      <text:p text:style-name="P342"><text:span text:style-name="T190"><text:tab/></text:span><text:span text:style-name="T223">margin-right<text:tab/>：1em<text:tab/>：1文字分間隔を取る。</text:span><text:span text:style-name="T190"><text:tab/></text:span></text:p>
      <text:p text:style-name="P381"><text:span text:style-name="T191"/></text:p>
      <text:p text:style-name="P384"><text:span text:style-name="T191">　　⑦.</text:span><text:span text:style-name="T220">photoTitle</text:span><text:span text:style-name="T232">：ＣＳＳファイル名（</text:span><text:span text:style-name="T236">gallery </text:span><text:span text:style-name="T232">.css）</text:span></text:p>
      <text:p text:style-name="P332"><text:s text:c="2"/>　 概要<text:tab/>：<text:span text:style-name="T241">写真のタイトル。</text:span></text:p>
      <text:p text:style-name="P332">　　種別<text:tab/>：クラス</text:p>
      <text:p text:style-name="P305">　　親<text:tab/><text:tab/>：.<text:span text:style-name="T548">main ← .gallery ← .photo</text:span></text:p>
      <text:p text:style-name="P332">　　プロパティ<text:tab/>：</text:p>
      <text:p text:style-name="P333"><text:tab/><text:span text:style-name="T550">float<text:tab/><text:tab/>：left<text:tab/>：左に寄せる。</text:span></text:p>
      <text:p text:style-name="P381"><text:span text:style-name="T190"/></text:p>
      <text:p text:style-name="P334">　　<text:span text:style-name="T513">17-2）スマホレイアウト</text:span></text:p>
      <text:p text:style-name="P385"/>
      <text:p text:style-name="P385"><text:span text:style-name="T191">　　①.</text:span><text:span text:style-name="T221">photo</text:span><text:span text:style-name="T232">：ＣＳＳファイル名（</text:span><text:span text:style-name="T236">gallery </text:span><text:span text:style-name="T232">.css）</text:span></text:p>
      <text:p text:style-name="P334"><text:s text:c="2"/>　 概要<text:tab/>：<text:span text:style-name="T241">写真</text:span><text:span text:style-name="T244">1枚に対するボックス。</text:span></text:p>
      <text:p text:style-name="P334">　　種別<text:tab/>：クラス</text:p>
      <text:p text:style-name="P306">　　親<text:tab/><text:tab/>：.<text:span text:style-name="T548">main ← .gallery</text:span></text:p>
      <text:p text:style-name="P334">　　プロパティ<text:tab/>：</text:p>
      <text:p text:style-name="P343"><text:tab/><text:span text:style-name="T549">width<text:tab/><text:tab/>：100px<text:tab/>：スマホ用の幅にする。</text:span></text:p>
      <text:p text:style-name="P343"><text:tab/><text:span text:style-name="T549">height<text:tab/><text:tab/>：150px<text:tab/>：幅が狭くなった分、高さも減らす。</text:span></text:p>
      <text:p text:style-name="P343"><text:tab/><text:span text:style-name="T551">margin<text:tab/><text:tab/>：3px<text:tab/><text:tab/>：marginも減らす。</text:span></text:p>
      <text:p text:style-name="P334"><text:soft-page-break/></text:p>
      <text:p text:style-name="P372"><text:span text:style-name="T383">b</text:span><text:span text:style-name="T384">）アイテム群</text:span></text:p>
      <text:p text:style-name="P38">　<text:span text:style-name="T72">1）ボタン</text:span></text:p>
      <text:p text:style-name="P38">　　</text:p>
      <text:p text:style-name="P100"/>
      <text:p text:style-name="P97">　2）テキストボックス</text:p>
      <text:p text:style-name="P38">　　<text:span text:style-name="T72">① input,select</text:span> ：ＣＳＳファイル名（<text:span text:style-name="T74">style</text:span>.css）</text:p>
      <text:p text:style-name="P38"><text:s text:c="6"/>概要<text:tab/>：<text:span text:style-name="T72">フォームの入力要素とプルダウンメニュー。</text:span></text:p>
      <text:p text:style-name="P38">　　種別<text:tab/>：タグ</text:p>
      <text:p text:style-name="P43">　　親<text:tab/><text:tab/>：</text:p>
      <text:p text:style-name="P38">　　プロパティ<text:tab/>：</text:p>
      <text:p text:style-name="P190"><text:span text:style-name="T350"><text:tab/></text:span><text:span text:style-name="T353">vertical-align</text:span><text:span text:style-name="T77"><text:tab/><text:tab/>：</text:span><text:span text:style-name="T78">middle</text:span><text:span text:style-name="T77"><text:tab/></text:span><text:span text:style-name="T350">：</text:span><text:span text:style-name="T354">高さを行の中心に合わせる。</text:span></text:p>
      <text:p text:style-name="P135"/>
      <text:p text:style-name="P143"/>
      <text:p text:style-name="P140"/>
      <text:p text:style-name="P135"><text:span text:style-name="T2">　</text:span><text:span text:style-name="T271">4）</text:span><text:span text:style-name="T1">ラベル</text:span></text:p>
      <text:p text:style-name="P137"/>
      <text:p text:style-name="P135"/>
      <text:p text:style-name="P139"><text:span text:style-name="T13">　</text:span><text:span text:style-name="T14">5</text:span><text:span text:style-name="T15">）ラジオボタン</text:span></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span text:style-name="T76">main</text:span></text:p>
      <text:p text:style-name="P135">　　プロパティ<text:tab/>：</text:p>
      <text:p text:style-name="P153"><text:span text:style-name="T350"><text:tab/></text:span><text:span text:style-name="T353">vertical-align</text:span><text:span text:style-name="T77"><text:tab/><text:tab/>：</text:span><text:span text:style-name="T78">middle</text:span><text:span text:style-name="T79"><text:tab/></text:span><text:span text:style-name="T350">：</text:span><text:span text:style-name="T354">高さを行の中心に合わせる。</text:span></text:p>
      <text:p text:style-name="P135"/>
      <text:p text:style-name="P141">　<text:span text:style-name="T271">6</text:span>）チェックボックス</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p>
      <text:p text:style-name="P135">　　プロパティ<text:tab/>：</text:p>
      <text:p text:style-name="P153"><text:span text:style-name="T350"><text:tab/></text:span><text:span text:style-name="T353">vertical-align</text:span><text:span text:style-name="T77"><text:tab/>：</text:span><text:span text:style-name="T78">middle</text:span><text:span text:style-name="T79"><text:tab/></text:span><text:span text:style-name="T350">：</text:span><text:span text:style-name="T354">高さを行の中心に合わせる。</text:span></text:p>
      <text:p text:style-name="P153"/>
      <text:p text:style-name="P153"><text:span text:style-name="T388">　</text:span><text:span text:style-name="T389">7</text:span><text:span text:style-name="T388">）プルダウンメニュー</text:span></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p>
      <text:p text:style-name="P135">　　プロパティ<text:tab/>：</text:p>
      <text:p text:style-name="P153"><text:span text:style-name="T350"><text:tab/></text:span><text:span text:style-name="T353">vertical-align</text:span><text:span text:style-name="T77"><text:tab/>：</text:span><text:span text:style-name="T78">middle</text:span><text:span text:style-name="T79"><text:tab/></text:span><text:span text:style-name="T350">：</text:span><text:span text:style-name="T354">高さを行の中心に合わせる。</text:span></text:p>
      <text:p text:style-name="P142"/>
      <text:p text:style-name="P135"><text:span text:style-name="T2">　</text:span><text:span text:style-name="T6">8</text:span><text:span text:style-name="T2">）タイトル文字</text:span></text:p>
      <text:p text:style-name="P153"/>
      <text:p text:style-name="P153"/>
      <text:p text:style-name="P153"><text:span text:style-name="T388">　</text:span><text:span text:style-name="T390">9</text:span><text:span text:style-name="T388">）見出行</text:span></text:p>
      <text:p text:style-name="P135"/>
      <text:p text:style-name="P153"><text:span text:style-name="T388">　</text:span><text:span text:style-name="T389">1</text:span><text:span text:style-name="T390">0</text:span><text:span text:style-name="T388">）ラジオボタンの見出の文字</text:span></text:p>
      <text:p text:style-name="P135"/>
      <text:p text:style-name="P135"><text:span text:style-name="T4">　1</text:span><text:span text:style-name="T12">3</text:span><text:span text:style-name="T2">）カレンダー</text:span><text:span text:style-name="T5">(</text:span><text:span text:style-name="T29">Datepicker</text:span><text:span text:style-name="T5">)</text:span></text:p>
      <text:p text:style-name="P135">　　<text:span text:style-name="T2">①</text:span><text:span text:style-name="T16">.</text:span><text:span text:style-name="T36">calendar</text:span>：ＣＳＳファイル名（<text:span text:style-name="T74">style</text:span>.css）</text:p>
      <text:p text:style-name="P135"><text:s text:c="6"/>概要<text:tab/>：<text:span text:style-name="T5">ページに埋め込む形のカレンダー。</text:span></text:p>
      <text:p text:style-name="P135">　　種別<text:tab/>：クラス</text:p>
      <text:p text:style-name="P136">　　親<text:tab/><text:tab/>：.<text:span text:style-name="T76">main</text:span></text:p>
      <text:p text:style-name="P135">　　プロパティ<text:tab/>：</text:p>
      <text:p text:style-name="P101">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125"><text:s text:c="6"/>概要<text:tab/>：カレンダーの本体部分。カレンダーの高さや幅を指定する。</text:p>
      <text:p text:style-name="P135">　　種別<text:tab/>：クラス</text:p>
      <text:p text:style-name="P136">　　親<text:tab/><text:tab/>：.<text:span text:style-name="T76">main</text:span></text:p>
      <text:p text:style-name="P38">　　プロパティ<text:tab/>：</text:p>
      <text:p text:style-name="P38"><text:tab/><text:span text:style-name="T328">width<text:tab/><text:tab/>：100%<text:tab/><text:tab/>：外枠一杯に幅を広げる。</text:span></text:p>
      <text:p text:style-name="P98"/>
      <text:p text:style-name="P38">　<text:span text:style-name="T333">16）文章</text:span></text:p>
      <text:p text:style-name="P38"><text:soft-page-break/>　　</text:p>
      <text:p text:style-name="P135">　　<text:span text:style-name="T17">①.</text:span><text:span text:style-name="T31">loading </text:span><text:span text:style-name="T32">p</text:span>：ＣＳＳファイル名（<text:span text:style-name="T74">style</text:span>.css）</text:p>
      <text:p text:style-name="P135"><text:s text:c="6"/>概要<text:tab/>：ローディング画面のテキスト<text:span text:style-name="T3">。</text:span></text:p>
      <text:p text:style-name="P135">　　種別<text:tab/>：タグ</text:p>
      <text:p text:style-name="P136">　　親<text:tab/><text:tab/>：.<text:span text:style-name="T338">loading</text:span></text:p>
      <text:p text:style-name="P135">　　プロパティ<text:tab/>：</text:p>
      <text:p text:style-name="P135"><text:tab/><text:span text:style-name="T268">height<text:tab/></text:span><text:tab/>：<text:span text:style-name="T339">auto</text:span><text:tab/><text:tab/>：<text:span text:style-name="T268">1グリッドの幅と同じ高さを指定する</text:span>。</text:p>
      <text:p text:style-name="P135"><text:tab/><text:span text:style-name="T340">font-size<text:tab/>：24px<text:tab/><text:tab/>：しっかりと見せる文字サイズにする。</text:span></text:p>
      <text:p text:style-name="P135"><text:tab/><text:span text:style-name="T339">text-align<text:tab/>：center<text:tab/>：文字を中心に寄せる。</text:span></text:p>
      <text:p text:style-name="P135"><text:tab/><text:span text:style-name="T341">margin-top<text:tab/>：5px<text:tab/><text:tab/>：上に5pxのmarginを挿入する。</text:span></text:p>
      <text:p text:style-name="P38">　　　</text:p>
      <text:p text:style-name="P102"/>
      <text:p text:style-name="P135"/>
      <text:p text:style-name="P135"><text:span text:style-name="T34">C</text:span><text:span text:style-name="T33">）リセット</text:span><text:span text:style-name="T35">CSS</text:span></text:p>
      <text:p text:style-name="P265">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4">style</text:span>.css）</text:p>
      <text:p text:style-name="P135"><text:s text:c="6"/>概要<text:tab/>：スタイルの<text:span text:style-name="T8">リセットの対象となるタグ</text:span></text:p>
      <text:p text:style-name="P135">　　種別<text:tab/>：タグ</text:p>
      <text:p text:style-name="P136">　　親<text:tab/><text:tab/>：</text:p>
      <text:p text:style-name="P135">　　プロパティ<text:tab/>：</text:p>
      <text:p text:style-name="P135"><text:tab/><text:span text:style-name="T285">margin</text:span><text:tab/><text:tab/><text:tab/>：<text:span text:style-name="T285">0px</text:span><text:tab/><text:tab/>：<text:span text:style-name="T285">marginをなくす。</text:span></text:p>
      <text:p text:style-name="P135"><text:tab/><text:span text:style-name="T285">padding<text:tab/><text:tab/><text:tab/>：0px<text:tab/><text:tab/>：paddingをなくす。</text:span></text:p>
      <text:p text:style-name="P135"><text:tab/><text:span text:style-name="T285">border<text:tab/><text:tab/><text:tab/>：0px<text:tab/><text:tab/>：枠線の太さを0にする。</text:span></text:p>
      <text:p text:style-name="P135"><text:tab/><text:span text:style-name="T285">outline<text:tab/><text:tab/><text:tab/>：0px<text:tab/><text:tab/>：アイテムをクリックしたときの囲み線の太さを0にする。</text:span></text:p>
      <text:p text:style-name="P135"><text:tab/><text:span text:style-name="T285">font-size<text:tab/><text:tab/>：100%<text:tab/><text:tab/>：フォントの大きさを拡大・縮小のないサイズに設定する。</text:span></text:p>
      <text:p text:style-name="P135"><text:tab/><text:span text:style-name="T285">vertical-align<text:tab/><text:tab/>：baseline<text:tab/>：要素の垂直位置を下に合わせる。</text:span></text:p>
      <text:p text:style-name="P135"><text:tab/><text:span text:style-name="T285">background-color<text:tab/>：transepanrent<text:tab/>：背景色を透明にする。</text:span></text:p>
      <text:p text:style-name="P135">　　②<text:span text:style-name="T2"> </text:span><text:span text:style-name="T27">body</text:span>：ＣＳＳファイル名（<text:span text:style-name="T74">style</text:span>.css）</text:p>
      <text:p text:style-name="P135"><text:s text:c="6"/>概要<text:tab/>：<text:span text:style-name="T9">bodyタグ。ページ全体に影響する。</text:span></text:p>
      <text:p text:style-name="P135">　　種別<text:tab/>：タグ</text:p>
      <text:p text:style-name="P136">　　親<text:tab/><text:tab/>：</text:p>
      <text:p text:style-name="P135">　　プロパティ<text:tab/>：</text:p>
      <text:p text:style-name="P135"><text:tab/><text:span text:style-name="T286">line-height</text:span><text:tab/>：<text:span text:style-name="T286">1</text:span><text:tab/><text:tab/><text:tab/><text:tab/><text:tab/>：行間を最低限の幅にする。</text:p>
      <text:p text:style-name="P135"><text:tab/><text:span text:style-name="T286">font-family</text:span><text:tab/>：<text:span text:style-name="T286">Meiryo, メイリオ, 'Lucida Grande', </text:span></text:p>
      <text:p text:style-name="P138"><text:tab/><text:tab/><text:tab/> <text:s/>'Hiragino Kaku Gothic ProN',</text:p>
      <text:p text:style-name="P135"><text:span text:style-name="T286"><text:tab/><text:tab/><text:tab/> <text:s/>'ヒラギノ角ゴ ProN W3', sans-serif</text:span><text:tab/>：使用するフォントの優先順位を設定する。</text:p>
      <text:p text:style-name="P268">　　③<text:span text:style-name="T2"> </text:span><text:span text:style-name="T26">article,aside,details,figcaption,figure, footer,header,hgroup,menu,nav,section</text:span>：ＣＳＳファイル名（<text:span text:style-name="T74">style</text:span>.css）</text:p>
      <text:p text:style-name="P135"><text:s text:c="6"/>概要<text:tab/>：<text:span text:style-name="T287">HTML5で追加された</text:span><text:span text:style-name="T9">タグ。</text:span></text:p>
      <text:p text:style-name="P135">　　種別<text:tab/>：タグ</text:p>
      <text:p text:style-name="P136">　　親<text:tab/><text:tab/>：</text:p>
      <text:p text:style-name="P135">　　プロパティ<text:tab/>：</text:p>
      <text:p text:style-name="P135"><text:tab/><text:span text:style-name="T288">display</text:span><text:tab/><text:tab/>：<text:span text:style-name="T288">block</text:span><text:tab/><text:tab/><text:tab/>：<text:span text:style-name="T288">HTML5に対応していないブラウザでも最低限のレイアウト</text:span></text:p>
      <text:p text:style-name="P135"><text:tab/><text:tab/><text:tab/><text:tab/><text:tab/><text:tab/>：が確保できるように、ブロック要素に指定しておく。</text:p>
      <text:p text:style-name="P268">　　④<text:span text:style-name="T2"> </text:span><text:span text:style-name="T25">nav ul</text:span>：ＣＳＳファイル名（<text:span text:style-name="T74">style</text:span>.css）</text:p>
      <text:p text:style-name="P135"><text:s text:c="6"/>概要<text:tab/>：<text:span text:style-name="T289">navタグを親に持つリストのタグ</text:span><text:span text:style-name="T9">。</text:span></text:p>
      <text:p text:style-name="P135">　　種別<text:tab/>：タグ</text:p>
      <text:p text:style-name="P136">　　親<text:tab/><text:tab/>：<text:span text:style-name="T290">nav</text:span></text:p>
      <text:p text:style-name="P135">　　プロパティ<text:tab/>：</text:p>
      <text:p text:style-name="P135"><text:tab/><text:span text:style-name="T290">list-style</text:span><text:tab/>：<text:span text:style-name="T290">none</text:span><text:tab/><text:tab/><text:tab/>：リストの項目ごとの先頭に付く点をなくす。</text:p>
      <text:p text:style-name="P268">　　⑤ <text:span text:style-name="T18"><text:s/></text:span><text:span text:style-name="T24">blockquote, q</text:span>：ＣＳＳファイル名（<text:span text:style-name="T74">style</text:span>.css）</text:p>
      <text:p text:style-name="P135"><text:s text:c="6"/>概要<text:tab/>：転載・引用したテキストをマークアップするタグ</text:p>
      <text:p text:style-name="P135">　　種別<text:tab/>：タグ</text:p>
      <text:p text:style-name="P136">　　親<text:tab/><text:tab/>：</text:p>
      <text:p text:style-name="P135">　　プロパティ<text:tab/>：</text:p>
      <text:p text:style-name="P135"><text:tab/><text:span text:style-name="T291">quotes<text:tab/></text:span><text:tab/>：<text:span text:style-name="T291">none</text:span><text:tab/><text:tab/><text:tab/>：引用府を使わない。</text:p>
      <text:p text:style-name="P268">　　⑥<text:span text:style-name="T18"> </text:span><text:span text:style-name="T23">blockquote:before, blockquote:after, q:before, q:after</text:span><text:span text:style-name="T10"> </text:span>：ＣＳＳファイル名（<text:span text:style-name="T74">style</text:span>.css）</text:p>
      <text:p text:style-name="P135"><text:s text:c="6"/>概要<text:tab/>：<text:span text:style-name="T291">blockquote、qのタグの前後に挿入する疑似要素</text:span></text:p>
      <text:p text:style-name="P135">　　種別<text:tab/>：疑似要素</text:p>
      <text:p text:style-name="P136">　　親<text:tab/><text:tab/>：</text:p>
      <text:p text:style-name="P135"><text:soft-page-break/>　　プロパティ<text:tab/>：</text:p>
      <text:p text:style-name="P267"><text:tab/><text:span text:style-name="T291">content</text:span><text:tab/><text:tab/>：<text:span text:style-name="T291">''</text:span><text:tab/><text:tab/>：疑似要素の文字を空にする。</text:p>
      <text:p text:style-name="P267"><text:tab/><text:span text:style-name="T291">content</text:span><text:tab/>：<text:tab/>：<text:span text:style-name="T291">none<text:tab/><text:tab/>：疑似要素を使わない。</text:span></text:p>
      <text:p text:style-name="P269">　　<text:span text:style-name="T2"> ⑦</text:span><text:span text:style-name="T22">a</text:span>：ＣＳＳファイル名（<text:span text:style-name="T74">style</text:span>.css）</text:p>
      <text:p text:style-name="P135"><text:s text:c="6"/>概要<text:tab/>：リンク文字列のタグ</text:p>
      <text:p text:style-name="P135">　　種別<text:tab/>：タグ</text:p>
      <text:p text:style-name="P136">　　親<text:tab/><text:tab/>：</text:p>
      <text:p text:style-name="P135">　　プロパティ<text:tab/>：</text:p>
      <text:p text:style-name="P267"><text:tab/><text:span text:style-name="T292">margin</text:span><text:tab/><text:tab/>：<text:span text:style-name="T292">0</text:span><text:tab/><text:tab/><text:tab/>：<text:span text:style-name="T292">marginをなくす。</text:span></text:p>
      <text:p text:style-name="P267"><text:tab/><text:span text:style-name="T292">padding</text:span><text:tab/><text:tab/>：<text:span text:style-name="T292">0</text:span><text:tab/><text:tab/><text:tab/>：<text:span text:style-name="T292">paddingをなくす。</text:span></text:p>
      <text:p text:style-name="P267"><text:tab/><text:span text:style-name="T292">font-size</text:span><text:tab/>：<text:span text:style-name="T292">100%</text:span><text:tab/><text:tab/><text:tab/>：文字の大きさを標準にする。</text:p>
      <text:p text:style-name="P267"><text:tab/><text:span text:style-name="T292">vertical-align</text:span><text:tab/>：<text:span text:style-name="T292">baseline</text:span><text:tab/><text:tab/>：文字の位置を行の下部に合わせる。</text:p>
      <text:p text:style-name="P267"><text:tab/><text:span text:style-name="T292">background</text:span><text:tab/>：<text:span text:style-name="T292">transparent</text:span><text:tab/><text:tab/>：背景色を透明にする。</text:p>
      <text:p text:style-name="P269">　　<text:span text:style-name="T2">⑧</text:span><text:span text:style-name="T18"> </text:span><text:span text:style-name="T21">ins</text:span>：ＣＳＳファイル名（<text:span text:style-name="T74">style</text:span>.css）</text:p>
      <text:p text:style-name="P135"><text:s text:c="6"/>概要<text:tab/>：後から挿入された要素であることを示すタグ</text:p>
      <text:p text:style-name="P135">　　種別<text:tab/>：タグ</text:p>
      <text:p text:style-name="P136">　　親<text:tab/><text:tab/>：</text:p>
      <text:p text:style-name="P135">　　プロパティ<text:tab/>：</text:p>
      <text:p text:style-name="P267"><text:tab/><text:span text:style-name="T293">background-color</text:span><text:tab/>：<text:span text:style-name="T293">#ff9</text:span><text:tab/><text:tab/>：背景色を薄い黄色に指定する。</text:p>
      <text:p text:style-name="P267"><text:tab/><text:span text:style-name="T293">color</text:span><text:tab/><text:tab/><text:tab/>：<text:span text:style-name="T293">#000</text:span><text:tab/><text:tab/>：文字の色を黒に指定する。</text:p>
      <text:p text:style-name="P267"><text:tab/><text:span text:style-name="T293">text-decoration</text:span><text:tab/><text:tab/>：<text:span text:style-name="T293">none</text:span><text:tab/><text:tab/>：文字の装飾をなくす。</text:p>
      <text:p text:style-name="P269">　　<text:span text:style-name="T2">⑨ </text:span><text:span text:style-name="T20">mark</text:span>：ＣＳＳファイル名（<text:span text:style-name="T74">style</text:span>.css）</text:p>
      <text:p text:style-name="P135"><text:s text:c="6"/>概要<text:tab/>：文字をハイライトするタグ。</text:p>
      <text:p text:style-name="P135">　　種別<text:tab/>：タグ</text:p>
      <text:p text:style-name="P136">　　親<text:tab/><text:tab/>：</text:p>
      <text:p text:style-name="P135">　　プロパティ<text:tab/>：</text:p>
      <text:p text:style-name="P135"><text:tab/><text:span text:style-name="T294">background-color</text:span><text:tab/>：<text:span text:style-name="T294">#ff9</text:span><text:tab/><text:tab/>：背景色を薄い黄色に指定する。</text:p>
      <text:p text:style-name="P267"><text:tab/><text:span text:style-name="T294">color</text:span><text:tab/><text:tab/><text:tab/>：<text:span text:style-name="T294">#000</text:span><text:tab/><text:tab/>：文字の色を黒に指定する。</text:p>
      <text:p text:style-name="P267"><text:tab/><text:span text:style-name="T294">font-style</text:span><text:tab/><text:tab/>：<text:span text:style-name="T294">italic</text:span><text:tab/><text:tab/>：文字をイタリック体にする。</text:p>
      <text:p text:style-name="P267"><text:tab/><text:span text:style-name="T294">font-weight</text:span><text:tab/><text:tab/>：<text:span text:style-name="T294">bold</text:span><text:tab/><text:tab/>：文字を太字にする。</text:p>
      <text:p text:style-name="P269">　　⑩<text:span text:style-name="T294">del</text:span><text:span text:style-name="T2"> </text:span>：ＣＳＳファイル名（<text:span text:style-name="T74">style</text:span>.css）</text:p>
      <text:p text:style-name="P135"><text:s text:c="6"/>概要<text:tab/>：削除された内容であることを示すタグ。</text:p>
      <text:p text:style-name="P135">　　種別<text:tab/>：タグ</text:p>
      <text:p text:style-name="P136">　　親<text:tab/><text:tab/>：</text:p>
      <text:p text:style-name="P135">　　プロパティ<text:tab/>：</text:p>
      <text:p text:style-name="P135"><text:tab/><text:span text:style-name="T294">text-decoration</text:span><text:tab/><text:tab/>：<text:span text:style-name="T294">line-through</text:span><text:tab/>：文字に取り消し線を引く。</text:p>
      <text:p text:style-name="P268">　　⑪<text:span text:style-name="T19">abbr[title], dfn[title]</text:span>：ＣＳＳファイル名（<text:span text:style-name="T74">style</text:span>.css）</text:p>
      <text:p text:style-name="P135"><text:s text:c="6"/>概要<text:tab/>：<text:span text:style-name="T296">title属性が設定してある</text:span>タイトル属性略語タグと用語定義タグ。</text:p>
      <text:p text:style-name="P135">　　種別<text:tab/>：タグ</text:p>
      <text:p text:style-name="P136">　　親<text:tab/><text:tab/>：</text:p>
      <text:p text:style-name="P135">　　プロパティ<text:tab/>：</text:p>
      <text:p text:style-name="P135"><text:tab/><text:span text:style-name="T296">border-bottom</text:span><text:tab/>：<text:span text:style-name="T296">1px dotted</text:span><text:tab/>：下に太さ<text:span text:style-name="T296">1pxの破線を引く。</text:span></text:p>
      <text:p text:style-name="P135"><text:tab/><text:span text:style-name="T296">cursor<text:tab/><text:tab/>：help<text:tab/><text:tab/>：要素にカーソルが重なったら？マークのカーソルに変える。</text:span></text:p>
      <text:p text:style-name="P268">　　⑫<text:span text:style-name="T296">table</text:span><text:span text:style-name="T2"> </text:span>：ＣＳＳファイル名（<text:span text:style-name="T74">style</text:span>.css）</text:p>
      <text:p text:style-name="P135"><text:s text:c="6"/>概要<text:tab/>：テーブル（表）のタグ。</text:p>
      <text:p text:style-name="P135">　　種別<text:tab/>：タグ</text:p>
      <text:p text:style-name="P136">　　親<text:tab/><text:tab/>：</text:p>
      <text:p text:style-name="P135">　　プロパティ<text:tab/>：</text:p>
      <text:p text:style-name="P135"><text:tab/><text:span text:style-name="T296">border-collapse</text:span><text:tab/>：<text:span text:style-name="T296">collapse</text:span><text:tab/><text:tab/>：テーブル内の隣り合う線を重ね一本の線にする。</text:p>
      <text:p text:style-name="P135"><text:tab/><text:span text:style-name="T296">border-spacing<text:tab/>：0<text:tab/><text:tab/><text:tab/>：隣り合うセルの枠線同士の間隔をなくす。</text:span></text:p>
      <text:p text:style-name="P268">　　⑬<text:span text:style-name="T296">hr</text:span><text:span text:style-name="T2"> </text:span>：ＣＳＳファイル名（<text:span text:style-name="T74">style</text:span>.css）</text:p>
      <text:p text:style-name="P135"><text:s text:c="6"/>概要<text:tab/>：水平の罫線のタグ。</text:p>
      <text:p text:style-name="P135">　　種別<text:tab/>：タグ</text:p>
      <text:p text:style-name="P136">　　親<text:tab/><text:tab/>：</text:p>
      <text:p text:style-name="P135">　　プロパティ<text:tab/>：</text:p>
      <text:p text:style-name="P267"><text:tab/><text:span text:style-name="T296">display</text:span><text:tab/><text:tab/>：<text:span text:style-name="T296">block</text:span><text:tab/><text:tab/><text:tab/>：ブロック要素に指定する。</text:p>
      <text:p text:style-name="P267"><text:tab/><text:span text:style-name="T296">height</text:span><text:tab/><text:tab/>：<text:span text:style-name="T296">1px</text:span><text:tab/><text:tab/><text:tab/>：高さを<text:span text:style-name="T296">1pxに指定する。</text:span></text:p>
      <text:p text:style-name="P267"><text:tab/><text:span text:style-name="T296">border<text:tab/></text:span><text:tab/>：<text:span text:style-name="T296">0</text:span><text:tab/><text:tab/><text:tab/>：枠線を引かないように設定する。</text:p>
      <text:p text:style-name="P267"><text:tab/><text:span text:style-name="T296">border-top</text:span><text:tab/>：<text:span text:style-name="T296">1px</text:span><text:tab/><text:span text:style-name="T296">solid #cccccc</text:span><text:tab/>：上にだけ太さ<text:span text:style-name="T296">1pxの灰色の実線を引く。</text:span></text:p>
      <text:p text:style-name="P267"><text:tab/><text:span text:style-name="T296">margin<text:tab/></text:span><text:tab/>：<text:span text:style-name="T296">1em<text:tab/>0</text:span><text:tab/><text:tab/>：<text:span text:style-name="T296">1文字分の上下marginを取る。</text:span></text:p>
      <text:p text:style-name="P267"><text:tab/><text:span text:style-name="T296">padding<text:tab/></text:span><text:tab/>：<text:span text:style-name="T296">0</text:span><text:tab/><text:tab/><text:tab/>：<text:span text:style-name="T296">paddingをなくす。</text:span></text:p>
      <text:p text:style-name="P269">　　⑭<text:span text:style-name="T2"> </text:span><text:span text:style-name="T11">input, select</text:span>：ＣＳＳファイル名（<text:span text:style-name="T74">style</text:span>.css）</text:p>
      <text:p text:style-name="P135"><text:s text:c="6"/>概要<text:tab/>：<text:span text:style-name="T1">フォームの入力要素と</text:span><text:span text:style-name="T7">プルダウンメニュー</text:span></text:p>
      <text:p text:style-name="P135"><text:soft-page-break/>　　種別<text:tab/>：タグ</text:p>
      <text:p text:style-name="P136">　　親<text:tab/><text:tab/>：</text:p>
      <text:p text:style-name="P135">　　プロパティ<text:tab/>：</text:p>
      <text:p text:style-name="P135"><text:tab/><text:span text:style-name="T297">vertical-align</text:span><text:tab/>：<text:span text:style-name="T297">middle</text:span><text:tab/><text:tab/>：高さを行の中心に揃える。</text:p>
      <text:p text:style-name="P269"/>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20T13:05:21.897697000</dc:date>
    <meta:editing-duration>P4DT13H2M42S</meta:editing-duration>
    <meta:editing-cycles>820</meta:editing-cycles>
    <meta:generator>LibreOffice/4.3.2.2$MacOSX_X86_64 LibreOffice_project/edfb5295ba211bd31ad47d0bad0118690f76407d</meta:generator>
    <meta:document-statistic meta:table-count="0" meta:image-count="0" meta:object-count="0" meta:page-count="31" meta:paragraph-count="1756" meta:word-count="19374" meta:character-count="45068" meta:non-whitespace-character-count="37229"/>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